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afb3"/>
    </style:style>
    <style:style style:name="P2" style:family="paragraph" style:parent-style-name="Text_20_body">
      <style:text-properties officeooo:paragraph-rsid="0017bd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Emphasis">### Оптимізована структура репозиторію `cns_conscious_core`</text:span></text:p>
      <text:p text:style-name="P2"><text:span text:style-name="Emphasis"/></text:p>
      <text:p text:style-name="P2"><text:span text:style-name="Emphasis">Нижче наведено повний набір файлів для репозиторію `cns_conscious_core` з оптимізаціями, які усувають неявні елементи, забезпечують логічну узгодженість, відповідають принципам SOLID, DRY, KISS, YAGNI та Composition over Inheritance, зберігаючи весь функціонал. Оптимізації включають: явну валідацію змінних середовища, управління кешуванням, ротацію ключів, вимкнення телеметрії за потреби, покращення асинхронності та документацію залежностей. Кожен файл оптимізовано для продуктивності, безпеки та читабельності.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# Структура репозиторію</text:span></text:p>
      <text:p text:style-name="P2"><text:span text:style-name="Emphasis">```</text:span></text:p>
      <text:p text:style-name="P2"><text:span text:style-name="Emphasis">cns_conscious_core/</text:span></text:p>
      <text:p text:style-name="P2"><text:span text:style-name="Emphasis">├── .github/</text:span></text:p>
      <text:p text:style-name="P2"><text:span text:style-name="Emphasis">│ <text:s text:c="2"/>├── workflows/</text:span></text:p>
      <text:p text:style-name="P2"><text:span text:style-name="Emphasis">│ <text:s text:c="2"/>│ <text:s text:c="2"/>├── ci.yml</text:span></text:p>
      <text:p text:style-name="P2"><text:span text:style-name="Emphasis">│ <text:s text:c="2"/>│ <text:s text:c="2"/>├── cd.yml</text:span></text:p>
      <text:p text:style-name="P2"><text:span text:style-name="Emphasis">│ <text:s text:c="2"/>│ <text:s text:c="2"/>├── model-validation.yml</text:span></text:p>
      <text:p text:style-name="P2"><text:span text:style-name="Emphasis">│ <text:s text:c="2"/>│ <text:s text:c="2"/>├── security-scan.yml</text:span></text:p>
      <text:p text:style-name="P2"><text:span text:style-name="Emphasis">│ <text:s text:c="2"/>│ <text:s text:c="2"/>├── dependency-update.yml</text:span></text:p>
      <text:p text:style-name="P2"><text:span text:style-name="Emphasis">│ <text:s text:c="2"/>│ <text:s text:c="2"/>├── release.yml</text:span></text:p>
      <text:p text:style-name="P2"><text:span text:style-name="Emphasis">│ <text:s text:c="2"/>│ <text:s text:c="2"/>├── docs-deploy.yml</text:span></text:p>
      <text:p text:style-name="P2"><text:span text:style-name="Emphasis">│ <text:s text:c="2"/>│ <text:s text:c="2"/>├── benchmarks.yml</text:span></text:p>
      <text:p text:style-name="P2"><text:span text:style-name="Emphasis">│ <text:s text:c="2"/>├── ISSUE_TEMPLATE/</text:span></text:p>
      <text:p text:style-name="P2"><text:span text:style-name="Emphasis">│ <text:s text:c="2"/>│ <text:s text:c="2"/>├── bug_report.yml</text:span></text:p>
      <text:p text:style-name="P2"><text:span text:style-name="Emphasis">│ <text:s text:c="2"/>│ <text:s text:c="2"/>├── feature_request.yml</text:span></text:p>
      <text:p text:style-name="P2"><text:span text:style-name="Emphasis">│ <text:s text:c="2"/>│ <text:s text:c="2"/>├── model_issue.yml</text:span></text:p>
      <text:p text:style-name="P2"><text:span text:style-name="Emphasis">│ <text:s text:c="2"/>│ <text:s text:c="2"/>├── performance_issue.yml</text:span></text:p>
      <text:p text:style-name="P2"><text:span text:style-name="Emphasis">│ <text:s text:c="2"/>│ <text:s text:c="2"/>├── research_question.yml</text:span></text:p>
      <text:p text:style-name="P2"><text:span text:style-name="Emphasis">│ <text:s text:c="2"/>├── PULL_REQUEST_TEMPLATE.md</text:span></text:p>
      <text:p text:style-name="P2"><text:span text:style-name="Emphasis">│ <text:s text:c="2"/>├── FUNDING.yml</text:span></text:p>
      <text:p text:style-name="P2"><text:span text:style-name="Emphasis">│ <text:s text:c="2"/>├── dependabot.yml</text:span></text:p>
      <text:p text:style-name="P2"><text:soft-page-break/><text:span text:style-name="Emphasis">│ <text:s text:c="2"/>└── renovate.json</text:span></text:p>
      <text:p text:style-name="P2"><text:span text:style-name="Emphasis">├── src/</text:span></text:p>
      <text:p text:style-name="P2"><text:span text:style-name="Emphasis">│ <text:s text:c="2"/>├── cns_conscious_core/</text:span></text:p>
      <text:p text:style-name="P2"><text:span text:style-name="Emphasis">│ <text:s text:c="2"/>│ <text:s text:c="2"/>├── __init__.py</text:span></text:p>
      <text:p text:style-name="P2"><text:span text:style-name="Emphasis">│ <text:s text:c="2"/>│ <text:s text:c="2"/>├── models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conscious_core.py</text:span></text:p>
      <text:p text:style-name="P2"><text:span text:style-name="Emphasis">│ <text:s text:c="2"/>│ <text:s text:c="2"/>│ <text:s text:c="2"/>├── fractal_layer.py</text:span></text:p>
      <text:p text:style-name="P2"><text:span text:style-name="Emphasis">│ <text:s text:c="2"/>│ <text:s text:c="2"/>│ <text:s text:c="2"/>├── bifurcation_model.py</text:span></text:p>
      <text:p text:style-name="P2"><text:span text:style-name="Emphasis">│ <text:s text:c="2"/>│ <text:s text:c="2"/>│ <text:s text:c="2"/>├── meta_model.py</text:span></text:p>
      <text:p text:style-name="P2"><text:span text:style-name="Emphasis">│ <text:s text:c="2"/>│ <text:s text:c="2"/>│ <text:s text:c="2"/>├── causal_graph.py</text:span></text:p>
      <text:p text:style-name="P2"><text:span text:style-name="Emphasis">│ <text:s text:c="2"/>│ <text:s text:c="2"/>├── utils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config.py</text:span></text:p>
      <text:p text:style-name="P2"><text:span text:style-name="Emphasis">│ <text:s text:c="2"/>│ <text:s text:c="2"/>│ <text:s text:c="2"/>├── logging.py</text:span></text:p>
      <text:p text:style-name="P2"><text:span text:style-name="Emphasis">│ <text:s text:c="2"/>│ <text:s text:c="2"/>│ <text:s text:c="2"/>├── metrics.py</text:span></text:p>
      <text:p text:style-name="P2"><text:span text:style-name="Emphasis">│ <text:s text:c="2"/>│ <text:s text:c="2"/>│ <text:s text:c="2"/>├── visualization.py</text:span></text:p>
      <text:p text:style-name="P2"><text:span text:style-name="Emphasis">│ <text:s text:c="2"/>│ <text:s text:c="2"/>│ <text:s text:c="2"/>├── topological_analysis.py</text:span></text:p>
      <text:p text:style-name="P2"><text:span text:style-name="Emphasis">│ <text:s text:c="2"/>│ <text:s text:c="2"/>├── data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storage.py</text:span></text:p>
      <text:p text:style-name="P2"><text:span text:style-name="Emphasis">│ <text:s text:c="2"/>│ <text:s text:c="2"/>│ <text:s text:c="2"/>├── event_store.py</text:span></text:p>
      <text:p text:style-name="P2"><text:span text:style-name="Emphasis">│ <text:s text:c="2"/>│ <text:s text:c="2"/>│ <text:s text:c="2"/>├── audit_log.py</text:span></text:p>
      <text:p text:style-name="P2"><text:span text:style-name="Emphasis">│ <text:s text:c="2"/>│ <text:s text:c="2"/>├── telemetry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telemetry.py</text:span></text:p>
      <text:p text:style-name="P2"><text:span text:style-name="Emphasis">│ <text:s text:c="2"/>│ <text:s text:c="2"/>├── api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endpoints.py</text:span></text:p>
      <text:p text:style-name="P2"><text:span text:style-name="Emphasis">│ <text:s text:c="2"/>│ <text:s text:c="2"/>│ <text:s text:c="2"/>├── middleware.py</text:span></text:p>
      <text:p text:style-name="P2"><text:span text:style-name="Emphasis">│ <text:s text:c="2"/>│ <text:s text:c="2"/>├── experiments/</text:span></text:p>
      <text:p text:style-name="P2"><text:span text:style-name="Emphasis">│ <text:s text:c="2"/>│ <text:s text:c="2"/>│ <text:s text:c="2"/>├── __init__.py</text:span></text:p>
      <text:p text:style-name="P2"><text:soft-page-break/><text:span text:style-name="Emphasis">│ <text:s text:c="2"/>│ <text:s text:c="2"/>│ <text:s text:c="2"/>├── benchmarking.py</text:span></text:p>
      <text:p text:style-name="P2"><text:span text:style-name="Emphasis">│ <text:s text:c="2"/>│ <text:s text:c="2"/>│ <text:s text:c="2"/>├── simulation.py</text:span></text:p>
      <text:p text:style-name="P2"><text:span text:style-name="Emphasis">│ <text:s text:c="2"/>│ <text:s text:c="2"/>├── validators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validator.py</text:span></text:p>
      <text:p text:style-name="P2"><text:span text:style-name="Emphasis">│ <text:s text:c="2"/>│ <text:s text:c="2"/>├── exceptions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exceptions.py</text:span></text:p>
      <text:p text:style-name="P2"><text:span text:style-name="Emphasis">│ <text:s text:c="2"/>│ <text:s text:c="2"/>├── ontologic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semantome.py</text:span></text:p>
      <text:p text:style-name="P2"><text:span text:style-name="Emphasis">│ <text:s text:c="2"/>│ <text:s text:c="2"/>│ <text:s text:c="2"/>├── interpreter.py</text:span></text:p>
      <text:p text:style-name="P2"><text:span text:style-name="Emphasis">│ <text:s text:c="2"/>│ <text:s text:c="2"/>├── actors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actor_model.py</text:span></text:p>
      <text:p text:style-name="P2"><text:span text:style-name="Emphasis">│ <text:s text:c="2"/>│ <text:s text:c="2"/>├── security/</text:span></text:p>
      <text:p text:style-name="P2"><text:span text:style-name="Emphasis">│ <text:s text:c="2"/>│ <text:s text:c="2"/>│ <text:s text:c="2"/>├── __init__.py</text:span></text:p>
      <text:p text:style-name="P2"><text:span text:style-name="Emphasis">│ <text:s text:c="2"/>│ <text:s text:c="2"/>│ <text:s text:c="2"/>├── key_rotation.py</text:span></text:p>
      <text:p text:style-name="P2"><text:span text:style-name="Emphasis">│ <text:s text:c="2"/>├── main.py</text:span></text:p>
      <text:p text:style-name="P2"><text:span text:style-name="Emphasis">│ <text:s text:c="2"/>└── configs/</text:span></text:p>
      <text:p text:style-name="P2"><text:span text:style-name="Emphasis">│ <text:s text:c="6"/>├── model.yaml</text:span></text:p>
      <text:p text:style-name="P2"><text:span text:style-name="Emphasis">│ <text:s text:c="6"/>├── logging.yaml</text:span></text:p>
      <text:p text:style-name="P2"><text:span text:style-name="Emphasis">│ <text:s text:c="6"/>├── semantome.json</text:span></text:p>
      <text:p text:style-name="P2"><text:span text:style-name="Emphasis">├── tests/</text:span></text:p>
      <text:p text:style-name="P2"><text:span text:style-name="Emphasis">│ <text:s text:c="2"/>├── unit/</text:span></text:p>
      <text:p text:style-name="P2"><text:span text:style-name="Emphasis">│ <text:s text:c="2"/>│ <text:s text:c="2"/>├── test_conscious_core.py</text:span></text:p>
      <text:p text:style-name="P2"><text:span text:style-name="Emphasis">│ <text:s text:c="2"/>│ <text:s text:c="2"/>├── test_fractal_layer.py</text:span></text:p>
      <text:p text:style-name="P2"><text:span text:style-name="Emphasis">│ <text:s text:c="2"/>│ <text:s text:c="2"/>├── test_bifurcation_model.py</text:span></text:p>
      <text:p text:style-name="P2"><text:span text:style-name="Emphasis">│ <text:s text:c="2"/>│ <text:s text:c="2"/>├── test_meta_model.py</text:span></text:p>
      <text:p text:style-name="P2"><text:span text:style-name="Emphasis">│ <text:s text:c="2"/>│ <text:s text:c="2"/>├── test_causal_graph.py</text:span></text:p>
      <text:p text:style-name="P2"><text:span text:style-name="Emphasis">│ <text:s text:c="2"/>│ <text:s text:c="2"/>├── test_config.py</text:span></text:p>
      <text:p text:style-name="P2"><text:span text:style-name="Emphasis">│ <text:s text:c="2"/>│ <text:s text:c="2"/>├── test_storage.py</text:span></text:p>
      <text:p text:style-name="P2"><text:soft-page-break/><text:span text:style-name="Emphasis">│ <text:s text:c="2"/>│ <text:s text:c="2"/>├── test_event_store.py</text:span></text:p>
      <text:p text:style-name="P2"><text:span text:style-name="Emphasis">│ <text:s text:c="2"/>│ <text:s text:c="2"/>├── test_audit_log.py</text:span></text:p>
      <text:p text:style-name="P2"><text:span text:style-name="Emphasis">│ <text:s text:c="2"/>│ <text:s text:c="2"/>├── test_telemetry.py</text:span></text:p>
      <text:p text:style-name="P2"><text:span text:style-name="Emphasis">│ <text:s text:c="2"/>│ <text:s text:c="2"/>├── test_validator.py</text:span></text:p>
      <text:p text:style-name="P2"><text:span text:style-name="Emphasis">│ <text:s text:c="2"/>│ <text:s text:c="2"/>├── test_semantome.py</text:span></text:p>
      <text:p text:style-name="P2"><text:span text:style-name="Emphasis">│ <text:s text:c="2"/>│ <text:s text:c="2"/>├── test_interpreter.py</text:span></text:p>
      <text:p text:style-name="P2"><text:span text:style-name="Emphasis">│ <text:s text:c="2"/>│ <text:s text:c="2"/>├── test_actor_model.py</text:span></text:p>
      <text:p text:style-name="P2"><text:span text:style-name="Emphasis">│ <text:s text:c="2"/>│ <text:s text:c="2"/>├── test_topological_analysis.py</text:span></text:p>
      <text:p text:style-name="P2"><text:span text:style-name="Emphasis">│ <text:s text:c="2"/>│ <text:s text:c="2"/>├── test_key_rotation.py</text:span></text:p>
      <text:p text:style-name="P2"><text:span text:style-name="Emphasis">│ <text:s text:c="2"/>├── integration/</text:span></text:p>
      <text:p text:style-name="P2"><text:span text:style-name="Emphasis">│ <text:s text:c="2"/>│ <text:s text:c="2"/>├── test_pipeline.py</text:span></text:p>
      <text:p text:style-name="P2"><text:span text:style-name="Emphasis">│ <text:s text:c="2"/>│ <text:s text:c="2"/>├── test_async_concurrency.py</text:span></text:p>
      <text:p text:style-name="P2"><text:span text:style-name="Emphasis">│ <text:s text:c="2"/>├── e2e/</text:span></text:p>
      <text:p text:style-name="P2"><text:span text:style-name="Emphasis">│ <text:s text:c="2"/>│ <text:s text:c="2"/>├── test_api.py</text:span></text:p>
      <text:p text:style-name="P2"><text:span text:style-name="Emphasis">│ <text:s text:c="2"/>│ <text:s text:c="2"/>├── test_smoke.py</text:span></text:p>
      <text:p text:style-name="P2"><text:span text:style-name="Emphasis">│ <text:s text:c="2"/>├── performance/</text:span></text:p>
      <text:p text:style-name="P2"><text:span text:style-name="Emphasis">│ <text:s text:c="2"/>│ <text:s text:c="2"/>├── locustfile.py</text:span></text:p>
      <text:p text:style-name="P2"><text:span text:style-name="Emphasis">│ <text:s text:c="2"/>│ <text:s text:c="2"/>├── test_telemetry_performance.py</text:span></text:p>
      <text:p text:style-name="P2"><text:span text:style-name="Emphasis">│ <text:s text:c="2"/>├── property/</text:span></text:p>
      <text:p text:style-name="P2"><text:span text:style-name="Emphasis">│ <text:s text:c="2"/>│ <text:s text:c="2"/>├── test_fractal_properties.py</text:span></text:p>
      <text:p text:style-name="P2"><text:span text:style-name="Emphasis">│ <text:s text:c="2"/>├── simulation/</text:span></text:p>
      <text:p text:style-name="P2"><text:span text:style-name="Emphasis">│ <text:s text:c="2"/>│ <text:s text:c="2"/>├── test_discrete_simulation.py</text:span></text:p>
      <text:p text:style-name="P2"><text:span text:style-name="Emphasis">├── docs/</text:span></text:p>
      <text:p text:style-name="P2"><text:span text:style-name="Emphasis">│ <text:s text:c="2"/>├── api/</text:span></text:p>
      <text:p text:style-name="P2"><text:span text:style-name="Emphasis">│ <text:s text:c="2"/>│ <text:s text:c="2"/>├── models.md</text:span></text:p>
      <text:p text:style-name="P2"><text:span text:style-name="Emphasis">│ <text:s text:c="2"/>│ <text:s text:c="2"/>├── api.md</text:span></text:p>
      <text:p text:style-name="P2"><text:span text:style-name="Emphasis">│ <text:s text:c="2"/>├── guides/</text:span></text:p>
      <text:p text:style-name="P2"><text:span text:style-name="Emphasis">│ <text:s text:c="2"/>│ <text:s text:c="2"/>├── getting_started.md</text:span></text:p>
      <text:p text:style-name="P2"><text:span text:style-name="Emphasis">│ <text:s text:c="2"/>│ <text:s text:c="2"/>├── deployment.md</text:span></text:p>
      <text:p text:style-name="P2"><text:span text:style-name="Emphasis">│ <text:s text:c="2"/>│ <text:s text:c="2"/>├── contributing.md</text:span></text:p>
      <text:p text:style-name="P2"><text:span text:style-name="Emphasis">│ <text:s text:c="2"/>│ <text:s text:c="2"/>├── dependencies.md</text:span></text:p>
      <text:p text:style-name="P2"><text:span text:style-name="Emphasis">│ <text:s text:c="2"/>│ <text:s text:c="2"/>├── key_rotation.md</text:span></text:p>
      <text:p text:style-name="P2"><text:soft-page-break/><text:span text:style-name="Emphasis">│ <text:s text:c="2"/>├── examples/</text:span></text:p>
      <text:p text:style-name="P2"><text:span text:style-name="Emphasis">│ <text:s text:c="2"/>│ <text:s text:c="2"/>├── basic_usage.py</text:span></text:p>
      <text:p text:style-name="P2"><text:span text:style-name="Emphasis">│ <text:s text:c="2"/>│ <text:s text:c="2"/>├── advanced_simulation.ipynb</text:span></text:p>
      <text:p text:style-name="P2"><text:span text:style-name="Emphasis">│ <text:s text:c="2"/>├── research/</text:span></text:p>
      <text:p text:style-name="P2"><text:span text:style-name="Emphasis">│ <text:s text:c="2"/>│ <text:s text:c="2"/>├── experiments.md</text:span></text:p>
      <text:p text:style-name="P2"><text:span text:style-name="Emphasis">│ <text:s text:c="2"/>│ <text:s text:c="2"/>├── benchmarks.md</text:span></text:p>
      <text:p text:style-name="P2"><text:span text:style-name="Emphasis">│ <text:s text:c="2"/>├── math/</text:span></text:p>
      <text:p text:style-name="P2"><text:span text:style-name="Emphasis">│ <text:s text:c="2"/>│ <text:s text:c="2"/>├── model_formalization.tex</text:span></text:p>
      <text:p text:style-name="P2"><text:span text:style-name="Emphasis">│ <text:s text:c="2"/>└── openapi.yaml</text:span></text:p>
      <text:p text:style-name="P2"><text:span text:style-name="Emphasis">├── scripts/</text:span></text:p>
      <text:p text:style-name="P2"><text:span text:style-name="Emphasis">│ <text:s text:c="2"/>├── setup_env.py</text:span></text:p>
      <text:p text:style-name="P2"><text:span text:style-name="Emphasis">│ <text:s text:c="2"/>├── run_simulation.py</text:span></text:p>
      <text:p text:style-name="P2"><text:span text:style-name="Emphasis">│ <text:s text:c="2"/>├── benchmark.py</text:span></text:p>
      <text:p text:style-name="P2"><text:span text:style-name="Emphasis">│ <text:s text:c="2"/>├── validate_model.py</text:span></text:p>
      <text:p text:style-name="P2"><text:span text:style-name="Emphasis">│ <text:s text:c="2"/>├── trace_replay.py</text:span></text:p>
      <text:p text:style-name="P2"><text:span text:style-name="Emphasis">│ <text:s text:c="2"/>├── rotate_keys.py</text:span></text:p>
      <text:p text:style-name="P2"><text:span text:style-name="Emphasis">├── docker/</text:span></text:p>
      <text:p text:style-name="P2"><text:span text:style-name="Emphasis">│ <text:s text:c="2"/>├── Dockerfile</text:span></text:p>
      <text:p text:style-name="P2"><text:span text:style-name="Emphasis">│ <text:s text:c="2"/>├── Dockerfile.gpu</text:span></text:p>
      <text:p text:style-name="P2"><text:span text:style-name="Emphasis">│ <text:s text:c="2"/>├── docker-compose.yml</text:span></text:p>
      <text:p text:style-name="P2"><text:span text:style-name="Emphasis">├── .env.example</text:span></text:p>
      <text:p text:style-name="P2"><text:span text:style-name="Emphasis">├── requirements.txt</text:span></text:p>
      <text:p text:style-name="P2"><text:span text:style-name="Emphasis">├── requirements-dev.txt</text:span></text:p>
      <text:p text:style-name="P2"><text:span text:style-name="Emphasis">├── pyproject.toml</text:span></text:p>
      <text:p text:style-name="P2"><text:span text:style-name="Emphasis">├── setup.py</text:span></text:p>
      <text:p text:style-name="P2"><text:span text:style-name="Emphasis">├── .gitignore</text:span></text:p>
      <text:p text:style-name="P2"><text:span text:style-name="Emphasis">├── README.md</text:span></text:p>
      <text:p text:style-name="P2"><text:span text:style-name="Emphasis">├── CONTRIBUTING.md</text:span></text:p>
      <text:p text:style-name="P2"><text:span text:style-name="Emphasis">├── CODE_OF_CONDUCT.md</text:span></text:p>
      <text:p text:style-name="P2"><text:span text:style-name="Emphasis">├── SECURITY.md</text:span></text:p>
      <text:p text:style-name="P2"><text:span text:style-name="Emphasis">├── CHANGELOG.md</text:span></text:p>
      <text:p text:style-name="P2"><text:span text:style-name="Emphasis">├── Makefile</text:span></text:p>
      <text:p text:style-name="P2"><text:soft-page-break/><text:span text:style-name="Emphasis">├── mkdocs.yml</text:span></text:p>
      <text:p text:style-name="P2"><text:span text:style-name="Emphasis">```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# Оптимізовані файли</text:span></text:p>
      <text:p text:style-name="P2"><text:span text:style-name="Emphasis"/></text:p>
      <text:p text:style-name="P2"><text:span text:style-name="Emphasis">#### 1. Основна модель: `src/cns_conscious_core/models/conscious_core.py`</text:span></text:p>
      <text:p text:style-name="P2"><text:span text:style-name="Emphasis">```python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import logging</text:span></text:p>
      <text:p text:style-name="P2"><text:span text:style-name="Emphasis">import uuid</text:span></text:p>
      <text:p text:style-name="P2"><text:span text:style-name="Emphasis">from typing import Dict, Optional, List, Tuple</text:span></text:p>
      <text:p text:style-name="P2"><text:span text:style-name="Emphasis">from functools import lru_cache</text:span></text:p>
      <text:p text:style-name="P2"><text:span text:style-name="Emphasis">from redis.asyncio import Redis, ConnectionPool</text:span></text:p>
      <text:p text:style-name="P2"><text:span text:style-name="Emphasis">from ..validators.validator import InputValidator</text:span></text:p>
      <text:p text:style-name="P2"><text:span text:style-name="Emphasis">from ..exceptions.exceptions import Result, ConsciousException</text:span></text:p>
      <text:p text:style-name="P2"><text:span text:style-name="Emphasis">from ..telemetry.telemetry import TelemetryService</text:span></text:p>
      <text:p text:style-name="P2"><text:span text:style-name="Emphasis">from ..data.storage import StateRepository</text:span></text:p>
      <text:p text:style-name="P2"><text:span text:style-name="Emphasis">from ..data.event_store import EventStore</text:span></text:p>
      <text:p text:style-name="P2"><text:span text:style-name="Emphasis">from ..data.audit_log import AuditLog</text:span></text:p>
      <text:p text:style-name="P2"><text:span text:style-name="Emphasis">from ..models.fractal_layer import FractalNeuralLayer</text:span></text:p>
      <text:p text:style-name="P2"><text:span text:style-name="Emphasis">from ..models.bifurcation_model import CNSBifurcationModel</text:span></text:p>
      <text:p text:style-name="P2"><text:span text:style-name="Emphasis">from ..models.meta_model import MetaModel</text:span></text:p>
      <text:p text:style-name="P2"><text:span text:style-name="Emphasis">from ..models.causal_graph import CausalGraph</text:span></text:p>
      <text:p text:style-name="P2"><text:span text:style-name="Emphasis">from ..ontologic.semantome import Semantome</text:span></text:p>
      <text:p text:style-name="P2"><text:span text:style-name="Emphasis">from ..ontologic.interpreter import OntologicalInterpreter</text:span></text:p>
      <text:p text:style-name="P2"><text:span text:style-name="Emphasis">from ..actors.actor_model import ActorModel</text:span></text:p>
      <text:p text:style-name="P2"><text:span text:style-name="Emphasis">from ..utils.topological_analysis import TopologicalAnalyzer</text:span></text:p>
      <text:p text:style-name="P2"><text:span text:style-name="Emphasis">import os</text:span></text:p>
      <text:p text:style-name="P2"><text:soft-page-break/><text:span text:style-name="Emphasis">from cryptography.fernet import Fernet</text:span></text:p>
      <text:p text:style-name="P2"><text:span text:style-name="Emphasis">import cProfile</text:span></text:p>
      <text:p text:style-name="P2"><text:span text:style-name="Emphasis">import pstats</text:span></text:p>
      <text:p text:style-name="P2"><text:span text:style-name="Emphasis">from contextlib import contextmanager</text:span></text:p>
      <text:p text:style-name="P2"><text:span text:style-name="Emphasis"/></text:p>
      <text:p text:style-name="P2"><text:span text:style-name="Emphasis">CORRELATION_ID = str(uuid.uuid4())</text:span></text:p>
      <text:p text:style-name="P2"><text:span text:style-name="Emphasis"/></text:p>
      <text:p text:style-name="P2"><text:span text:style-name="Emphasis">class CNSConsciousCore:</text:span></text:p>
      <text:p text:style-name="P2"><text:span text:style-name="Emphasis"><text:s text:c="4"/>"""Основний клас для інтеграції фрактальних шарів, біфуркаційної моделі, мета-аналізу та онтологічного контексту."""</text:span></text:p>
      <text:p text:style-name="P2"><text:span text:style-name="Emphasis"><text:s text:c="4"/>def __init__(self, config: Dict):</text:span></text:p>
      <text:p text:style-name="P2"><text:span text:style-name="Emphasis"><text:s text:c="8"/>self.logger = logging.getLogger(__name__)</text:span></text:p>
      <text:p text:style-name="P2"><text:span text:style-name="Emphasis"><text:s text:c="8"/>self.validate_env_vars()</text:span></text:p>
      <text:p text:style-name="P2"><text:span text:style-name="Emphasis"><text:s text:c="8"/>self.input_dim = config.get("core", {}).get("input_dim", 10)</text:span></text:p>
      <text:p text:style-name="P2"><text:span text:style-name="Emphasis"><text:s text:c="8"/>self.hidden_dims = config.get("core", {}).get("hidden_dims", [20, 15])</text:span></text:p>
      <text:p text:style-name="P2"><text:span text:style-name="Emphasis"><text:s text:c="8"/>self.output_dim = config.get("core", {}).get("output_dim", 5)</text:span></text:p>
      <text:p text:style-name="P2"><text:span text:style-name="Emphasis"><text:s text:c="8"/>self.fractal_depth = config.get("core", {}).get("fractal_depth", 3)</text:span></text:p>
      <text:p text:style-name="P2"><text:span text:style-name="Emphasis"><text:s text:c="8"/>self.batch_size = config.get("core", {}).get("batch_size", 1000)</text:span></text:p>
      <text:p text:style-name="P2"><text:span text:style-name="Emphasis"><text:s text:c="8"/>self.enable_telemetry = config.get("telemetry", {}).get("enabled", True)</text:span></text:p>
      <text:p text:style-name="P2"><text:span text:style-name="Emphasis"><text:s text:c="8"/>self.redis_client = Redis(connection_pool=ConnectionPool.from_url(config.get("redis", {}).get("url", "redis://redis:6379")))</text:span></text:p>
      <text:p text:style-name="P2"><text:span text:style-name="Emphasis"><text:s text:c="8"/>self.fractal_layers = [</text:span></text:p>
      <text:p text:style-name="P2"><text:span text:style-name="Emphasis"><text:s text:c="12"/>FractalNeuralLayer(self.input_dim, self.hidden_dims[0], self.fractal_depth),</text:span></text:p>
      <text:p text:style-name="P2"><text:span text:style-name="Emphasis"><text:s text:c="12"/>FractalNeuralLayer(self.hidden_dims[0], self.hidden_dims[1], self.fractal_depth),</text:span></text:p>
      <text:p text:style-name="P2"><text:span text:style-name="Emphasis"><text:s text:c="12"/>FractalNeuralLayer(self.hidden_dims[1], self.output_dim, self.fractal_depth)</text:span></text:p>
      <text:p text:style-name="P2"><text:span text:style-name="Emphasis"><text:s text:c="8"/>]</text:span></text:p>
      <text:p text:style-name="P2"><text:span text:style-name="Emphasis"><text:s text:c="8"/>self.bifurcation_model = CNSBifurcationModel(config.get("bifurcation", {}))</text:span></text:p>
      <text:p text:style-name="P2"><text:span text:style-name="Emphasis"><text:s text:c="8"/>self.meta_model = MetaModel(config.get("meta", {}))</text:span></text:p>
      <text:p text:style-name="P2"><text:span text:style-name="Emphasis"><text:s text:c="8"/>self.causal_graph = CausalGraph(self.fractal_layers, self.bifurcation_model)</text:span></text:p>
      <text:p text:style-name="P2"><text:span text:style-name="Emphasis"><text:s text:c="8"/>self.semantome = Semantome(config.get("ontologic", {}).get("semantome_path", "configs/semantome.json"))</text:span></text:p>
      <text:p text:style-name="P2"><text:span text:style-name="Emphasis"><text:s text:c="8"/>self.interpreter = OntologicalInterpreter(self.semantome)</text:span></text:p>
      <text:p text:style-name="P2"><text:span text:style-name="Emphasis"><text:s text:c="8"/>self.actor_model = ActorModel(self.fractal_layers, self.bifurcation_model, self.redis_client)</text:span></text:p>
      <text:p text:style-name="P2"><text:soft-page-break/><text:span text:style-name="Emphasis"><text:s text:c="8"/>self.states = []</text:span></text:p>
      <text:p text:style-name="P2"><text:span text:style-name="Emphasis"><text:s text:c="8"/>self.telemetry = TelemetryService() if self.enable_telemetry else None</text:span></text:p>
      <text:p text:style-name="P2"><text:span text:style-name="Emphasis"><text:s text:c="8"/>self.repository = StateRepository(self.redis_client, os.getenv("ENCRYPTION_KEY"))</text:span></text:p>
      <text:p text:style-name="P2"><text:span text:style-name="Emphasis"><text:s text:c="8"/>self.event_store = EventStore(self.redis_client)</text:span></text:p>
      <text:p text:style-name="P2"><text:span text:style-name="Emphasis"><text:s text:c="8"/>self.audit_log = AuditLog(self.redis_client)</text:span></text:p>
      <text:p text:style-name="P2"><text:span text:style-name="Emphasis"><text:s text:c="8"/>self.validator = InputValidator()</text:span></text:p>
      <text:p text:style-name="P2"><text:span text:style-name="Emphasis"><text:s text:c="8"/>self.topological_analyzer = TopologicalAnalyzer()</text:span></text:p>
      <text:p text:style-name="P2"><text:span text:style-name="Emphasis"/></text:p>
      <text:p text:style-name="P2"><text:span text:style-name="Emphasis"><text:s text:c="4"/>def validate_env_vars(self):</text:span></text:p>
      <text:p text:style-name="P2"><text:span text:style-name="Emphasis"><text:s text:c="8"/>"""Перевірка наявності критичних змінних середовища."""</text:span></text:p>
      <text:p text:style-name="P2"><text:span text:style-name="Emphasis"><text:s text:c="8"/>required_vars = ["JWT_SECRET", "ENCRYPTION_KEY", "REDIS_URL"]</text:span></text:p>
      <text:p text:style-name="P2"><text:span text:style-name="Emphasis"><text:s text:c="8"/>missing = [var for var in required_vars if not os.getenv(var)]</text:span></text:p>
      <text:p text:style-name="P2"><text:span text:style-name="Emphasis"><text:s text:c="8"/>if missing:</text:span></text:p>
      <text:p text:style-name="P2"><text:span text:style-name="Emphasis"><text:s text:c="12"/>raise ConsciousException(f"Missing environment variables: {', '.join(missing)}", "MISSING_ENV_VARS"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pan text:style-name="Emphasis"><text:s text:c="8"/>"""Профілювання продуктивності з умовним телеметрією."""</text:span></text:p>
      <text:p text:style-name="P2"><text:span text:style-name="Emphasis"><text:s text:c="8"/>profiler = cProfile.Profile()</text:span></text:p>
      <text:p text:style-name="P2"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pan text:style-name="Emphasis"><text:s text:c="8"/>stats.sort_stats("cumulative")</text:span></text:p>
      <text:p text:style-name="P2"><text:span text:style-name="Emphasis"><text:s text:c="8"/>stats.print_stats(f"conscious_core.py:{method_name}", 10)</text:span></text:p>
      <text:p text:style-name="P2"><text:span text:style-name="Emphasis"><text:s text:c="8"/>if self.enable_telemetry:</text:span></text:p>
      <text:p text:style-name="P2"><text:span text:style-name="Emphasis"><text:s text:c="12"/>self.telemetry.track_metric("method_duration_ms", duration_ms, {"method": method_name})</text:span></text:p>
      <text:p text:style-name="P2"><text:span text:style-name="Emphasis"/></text:p>
      <text:p text:style-name="P2"><text:soft-page-break/><text:span text:style-name="Emphasis"><text:s text:c="4"/>async def forward(self, inputs: tf.Tensor, cancellation_token: Optional[object] = None) -&gt; Result:</text:span></text:p>
      <text:p text:style-name="P2"><text:span text:style-name="Emphasis"><text:s text:c="8"/>"""Виконує прохід вперед через фрактальні шари, біфуркаційну модель та мета-аналіз."""</text:span></text:p>
      <text:p text:style-name="P2"><text:span text:style-name="Emphasis"><text:s text:c="8"/>with self.profile("forward"):</text:span></text:p>
      <text:p text:style-name="P2"><text:span text:style-name="Emphasis"><text:s text:c="12"/>try:</text:span></text:p>
      <text:p text:style-name="P2"><text:span text:style-name="Emphasis"><text:s text:c="16"/>validation_result = self.validator.validate(inputs)</text:span></text:p>
      <text:p text:style-name="P2"><text:span text:style-name="Emphasis"><text:s text:c="16"/>if not validation_result.success:</text:span></text:p>
      <text:p text:style-name="P2"><text:span text:style-name="Emphasis"><text:s text:c="20"/>raise ConsciousException(validation_result.error, validation_result.code, {"shape": str(inputs.shape)})</text:span></text:p>
      <text:p text:style-name="P2"><text:span text:style-name="Emphasis"><text:s text:c="16"/></text:span></text:p>
      <text:p text:style-name="P2"><text:span text:style-name="Emphasis"><text:s text:c="16"/>self.states = [inputs]</text:span></text:p>
      <text:p text:style-name="P2"><text:span text:style-name="Emphasis"><text:s text:c="16"/>x = inputs</text:span></text:p>
      <text:p text:style-name="P2"><text:span text:style-name="Emphasis"><text:s text:c="16"/>for layer in self.fractal_layers:</text:span></text:p>
      <text:p text:style-name="P2"><text:span text:style-name="Emphasis"><text:s text:c="20"/>result = await self.actor_model.process_layer(layer, x, cancellation_token)</text:span></text:p>
      <text:p text:style-name="P2"><text:span text:style-name="Emphasis"><text:s text:c="20"/>if not result.success:</text:span></text:p>
      <text:p text:style-name="P2"><text:span text:style-name="Emphasis"><text:s text:c="24"/>raise ConsciousException(result.error, "LAYER_FORWARD_FAIL", {"layer": str(layer)})</text:span></text:p>
      <text:p text:style-name="P2"><text:span text:style-name="Emphasis"><text:s text:c="20"/>x = result.value</text:span></text:p>
      <text:p text:style-name="P2"><text:span text:style-name="Emphasis"><text:s text:c="20"/>self.states.append(x)</text:span></text:p>
      <text:p text:style-name="P2"><text:span text:style-name="Emphasis"><text:s text:c="16"/></text:span></text:p>
      <text:p text:style-name="P2"><text:span text:style-name="Emphasis"><text:s text:c="16"/>bifurcation_result = await self.bifurcation_model.simulate(x, steps=100, cancellation_token=cancellation_token)</text:span></text:p>
      <text:p text:style-name="P2"><text:span text:style-name="Emphasis"><text:s text:c="16"/>if not bifurcation_result.success:</text:span></text:p>
      <text:p text:style-name="P2"><text:span text:style-name="Emphasis"><text:s text:c="20"/>raise ConsciousException(bifurcation_result.error, "BIFURCATION_FAIL")</text:span></text:p>
      <text:p text:style-name="P2"><text:span text:style-name="Emphasis"><text:s text:c="16"/></text:span></text:p>
      <text:p text:style-name="P2"><text:span text:style-name="Emphasis"><text:s text:c="16"/>final_state = bifurcation_result.value["state"]</text:span></text:p>
      <text:p text:style-name="P2"><text:span text:style-name="Emphasis"><text:s text:c="16"/>await self.repository.save_state(final_state, cancellation_token)</text:span></text:p>
      <text:p text:style-name="P2"><text:span text:style-name="Emphasis"><text:s text:c="16"/>await self.event_store.store_event({"type": "ForwardPass", "output_shape": str(final_state.shape)})</text:span></text:p>
      <text:p text:style-name="P2"><text:span text:style-name="Emphasis"><text:s text:c="16"/>await self.audit_log.log({"operation": "forward", "state": str(final_state.shape), "user": "system"})</text:span></text:p>
      <text:p text:style-name="P2"><text:span text:style-name="Emphasis"><text:s text:c="16"/></text:span></text:p>
      <text:p text:style-name="P2"><text:span text:style-name="Emphasis"><text:s text:c="16"/>meta_metrics = await self.meta_model.analyze(self.states)</text:span></text:p>
      <text:p text:style-name="P2"><text:soft-page-break/><text:span text:style-name="Emphasis"><text:s text:c="16"/>causal_update = self.causal_graph.update_graph(self.states)</text:span></text:p>
      <text:p text:style-name="P2"><text:span text:style-name="Emphasis"><text:s text:c="16"/>await self.event_store.store_event({"type": "CausalUpdate", "nodes": len(causal_update["nodes"])})</text:span></text:p>
      <text:p text:style-name="P2"><text:span text:style-name="Emphasis"><text:s text:c="16"/>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ForwardPass", {"input_shape": str(inputs.shape), "output_shape": str(final_state.shape)})</text:span></text:p>
      <text:p text:style-name="P2"><text:span text:style-name="Emphasis"><text:s text:c="16"/>tf.keras.backend.clear_session()</text:span></text:p>
      <text:p text:style-name="P2"><text:span text:style-name="Emphasis"><text:s text:c="16"/>return Result(success=True, value={"state": final_state, "meta_metrics": meta_metrics}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ForwardPassFailed", {"error": str(e)})</text:span></text:p>
      <text:p text:style-name="P2"><text:span text:style-name="Emphasis"><text:s text:c="16"/>self.logger.error(f"Forward pass failed: {str(e)}", extra={"CorrelationId": CORRELATION_ID})</text:span></text:p>
      <text:p text:style-name="P2"><text:span text:style-name="Emphasis"><text:s text:c="16"/>tf.keras.backend.clear_session()</text:span></text:p>
      <text:p text:style-name="P2"><text:span text:style-name="Emphasis"><text:s text:c="16"/>raise ConsciousException(str(e), "CORE_FORWARD_FAIL", {"error": str(e)})</text:span></text:p>
      <text:p text:style-name="P2"><text:span text:style-name="Emphasis"/></text:p>
      <text:p text:style-name="P2"><text:span text:style-name="Emphasis"><text:s text:c="4"/>async def introspect(self) -&gt; Dict[str, float]:</text:span></text:p>
      <text:p text:style-name="P2"><text:span text:style-name="Emphasis"><text:s text:c="8"/>"""Інтроспекція стану системи з онтологічною інтерпретацією."""</text:span></text:p>
      <text:p text:style-name="P2"><text:span text:style-name="Emphasis"><text:s text:c="8"/>with self.profile("introspect"):</text:span></text:p>
      <text:p text:style-name="P2"><text:span text:style-name="Emphasis"><text:s text:c="12"/>try:</text:span></text:p>
      <text:p text:style-name="P2"><text:span text:style-name="Emphasis"><text:s text:c="16"/>state_tuple = tuple(tuple(state) for state in self.states[-10:])</text:span></text:p>
      <text:p text:style-name="P2"><text:span text:style-name="Emphasis"><text:s text:c="16"/>phi = await self.execute_with_telemetry(lambda: self.compute_phi(state_tuple))</text:span></text:p>
      <text:p text:style-name="P2"><text:span text:style-name="Emphasis"><text:s text:c="16"/>D = await self.execute_with_telemetry(lambda: self.compute_fractal_dimension(state_tuple))</text:span></text:p>
      <text:p text:style-name="P2"><text:span text:style-name="Emphasis"><text:s text:c="16"/>wpli = await self.execute_with_telemetry(lambda: self.compute_wpli(state_tuple))</text:span></text:p>
      <text:p text:style-name="P2"><text:span text:style-name="Emphasis"><text:s text:c="16"/>lyapunov = await self.execute_with_telemetry(lambda: self.compute_lyapunov(state_tuple))</text:span></text:p>
      <text:p text:style-name="P2"><text:span text:style-name="Emphasis"><text:s text:c="16"/>shannon_entropy = await self.execute_with_telemetry(lambda: self.compute_shannon_entropy(state_tuple))</text:span></text:p>
      <text:p text:style-name="P2"><text:span text:style-name="Emphasis"><text:s text:c="16"/>topological_metrics = self.topological_analyzer.analyze_persistent_homology(self.states)</text:span></text:p>
      <text:p text:style-name="P2"><text:span text:style-name="Emphasis"><text:s text:c="16"/>bifurcation_metrics = await self.bifurcation_model.introspect()</text:span></text:p>
      <text:p text:style-name="P2"><text:span text:style-name="Emphasis"><text:s text:c="16"/>meta_metrics = await self.meta_model.analyze(self.states)</text:span></text:p>
      <text:p text:style-name="P2"><text:span text:style-name="Emphasis"><text:s text:c="16"/></text:span></text:p>
      <text:p text:style-name="P2"><text:soft-page-break/><text:span text:style-name="Emphasis"><text:s text:c="16"/>stability = float(np.mean(self.states[-1]) if self.states else 0.0)</text:span></text:p>
      <text:p text:style-name="P2"><text:span text:style-name="Emphasis"><text:s text:c="16"/>C_system = 0.2 * min(1, phi / 0.7) + 0.2 * wpli + 0.2 * (1 - abs(D - 1.618)) + 0.2 * stability + 0.2 * bifurcation_metrics["C_system"]</text:span></text:p>
      <text:p text:style-name="P2"><text:span text:style-name="Emphasis"><text:s text:c="16"/></text:span></text:p>
      <text:p text:style-name="P2"><text:span text:style-name="Emphasis"><text:s text:c="16"/>metrics = {</text:span></text:p>
      <text:p text:style-name="P2"><text:span text:style-name="Emphasis"><text:s text:c="20"/>"phi": phi,</text:span></text:p>
      <text:p text:style-name="P2"><text:span text:style-name="Emphasis"><text:s text:c="20"/>"D": D,</text:span></text:p>
      <text:p text:style-name="P2"><text:span text:style-name="Emphasis"><text:s text:c="20"/>"wpli": wpli,</text:span></text:p>
      <text:p text:style-name="P2"><text:span text:style-name="Emphasis"><text:s text:c="20"/>"lyapunov": lyapunov,</text:span></text:p>
      <text:p text:style-name="P2"><text:span text:style-name="Emphasis"><text:s text:c="20"/>"shannon_entropy": shannon_entropy,</text:span></text:p>
      <text:p text:style-name="P2"><text:span text:style-name="Emphasis"><text:s text:c="20"/>"stability": stability,</text:span></text:p>
      <text:p text:style-name="P2"><text:span text:style-name="Emphasis"><text:s text:c="20"/>"C_system": C_system,</text:span></text:p>
      <text:p text:style-name="P2"><text:span text:style-name="Emphasis"><text:s text:c="20"/>"bifurcation_C_system": bifurcation_metrics["C_system"],</text:span></text:p>
      <text:p text:style-name="P2"><text:span text:style-name="Emphasis"><text:s text:c="20"/>"topological_metrics": topological_metrics</text:span></text:p>
      <text:p text:style-name="P2"><text:span text:style-name="Emphasis"><text:s text:c="16"/>}</text:span></text:p>
      <text:p text:style-name="P2"><text:span text:style-name="Emphasis"><text:s text:c="16"/>interpretation = self.interpreter.interpret(metrics)</text:span></text:p>
      <text:p text:style-name="P2"><text:span text:style-name="Emphasis"><text:s text:c="16"/>await self.event_store.store_event({"type": "Introspection", "metrics": metrics, "interpretation": interpretation})</text:span></text:p>
      <text:p text:style-name="P2"><text:span text:style-name="Emphasis"><text:s text:c="16"/>await self.audit_log.log({"operation": "introspect", "metrics": str(metrics), "user": "system"})</text:span></text:p>
      <text:p text:style-name="P2"><text:span text:style-name="Emphasis"><text:s text:c="16"/>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Introspection", {"metrics": str(metrics)})</text:span></text:p>
      <text:p text:style-name="P2"><text:span text:style-name="Emphasis"><text:s text:c="16"/>self.logger.info(f"Introspection: {metrics}", extra={"CorrelationId": CORRELATION_ID})</text:span></text:p>
      <text:p text:style-name="P2"><text:span text:style-name="Emphasis"><text:s text:c="16"/>return metrics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IntrospectionFailed", {"error": str(e)})</text:span></text:p>
      <text:p text:style-name="P2"><text:span text:style-name="Emphasis"><text:s text:c="16"/>self.logger.error(f"Introspection failed: {str(e)}", extra={"CorrelationId": CORRELATION_ID})</text:span></text:p>
      <text:p text:style-name="P2"><text:span text:style-name="Emphasis"><text:s text:c="16"/>raise ConsciousException(str(e), "INTROSPECTION_FAIL")</text:span></text:p>
      <text:p text:style-name="P2"><text:span text:style-name="Emphasis"/></text:p>
      <text:p text:style-name="P2"><text:soft-page-break/><text:span text:style-name="Emphasis"><text:s text:c="4"/>async def reconfigure(self):</text:span></text:p>
      <text:p text:style-name="P2"><text:span text:style-name="Emphasis"><text:s text:c="8"/>"""Динамічна реконфігурація архітектури при мета-біфуркації."""</text:span></text:p>
      <text:p text:style-name="P2"><text:span text:style-name="Emphasis"><text:s text:c="8"/>with self.profile("reconfigure"):</text:span></text:p>
      <text:p text:style-name="P2"><text:span text:style-name="Emphasis"><text:s text:c="12"/>try:</text:span></text:p>
      <text:p text:style-name="P2"><text:span text:style-name="Emphasis"><text:s text:c="16"/>metrics = await self.introspect()</text:span></text:p>
      <text:p text:style-name="P2"><text:span text:style-name="Emphasis"><text:s text:c="16"/>if metrics["C_system"] &gt; 0.85:</text:span></text:p>
      <text:p text:style-name="P2"><text:span text:style-name="Emphasis"><text:s text:c="20"/>new_depth = self.fractal_depth + 1 if self.fractal_depth &lt; 5 else self.fractal_depth</text:span></text:p>
      <text:p text:style-name="P2"><text:span text:style-name="Emphasis"><text:s text:c="20"/>new_config = {</text:span></text:p>
      <text:p text:style-name="P2"><text:span text:style-name="Emphasis"><text:s text:c="24"/>"core": {</text:span></text:p>
      <text:p text:style-name="P2"><text:span text:style-name="Emphasis"><text:s text:c="28"/>"input_dim": self.input_dim,</text:span></text:p>
      <text:p text:style-name="P2"><text:span text:style-name="Emphasis"><text:s text:c="28"/>"hidden_dims": self.hidden_dims,</text:span></text:p>
      <text:p text:style-name="P2"><text:span text:style-name="Emphasis"><text:s text:c="28"/>"output_dim": self.output_dim,</text:span></text:p>
      <text:p text:style-name="P2"><text:span text:style-name="Emphasis"><text:s text:c="28"/>"fractal_depth": new_depth,</text:span></text:p>
      <text:p text:style-name="P2"><text:span text:style-name="Emphasis"><text:s text:c="28"/>"batch_size": self.batch_size</text:span></text:p>
      <text:p text:style-name="P2"><text:span text:style-name="Emphasis"><text:s text:c="24"/>},</text:span></text:p>
      <text:p text:style-name="P2"><text:span text:style-name="Emphasis"><text:s text:c="24"/>"bifurcation": {</text:span></text:p>
      <text:p text:style-name="P2"><text:span text:style-name="Emphasis"><text:s text:c="28"/>"neurons": self.bifurcation_model.neurons,</text:span></text:p>
      <text:p text:style-name="P2"><text:span text:style-name="Emphasis"><text:s text:c="28"/>"noise_level": self.bifurcation_model.noise_level,</text:span></text:p>
      <text:p text:style-name="P2"><text:span text:style-name="Emphasis"><text:s text:c="28"/>"time_step": self.bifurcation_model.time_step,</text:span></text:p>
      <text:p text:style-name="P2"><text:span text:style-name="Emphasis"><text:s text:c="28"/>"ltp_rate": self.bifurcation_model.ltp_rate,</text:span></text:p>
      <text:p text:style-name="P2"><text:span text:style-name="Emphasis"><text:s text:c="28"/>"ltd_rate": self.bifurcation_model.ltd_rate</text:span></text:p>
      <text:p text:style-name="P2"><text:span text:style-name="Emphasis"><text:s text:c="24"/>}</text:span></text:p>
      <text:p text:style-name="P2"><text:span text:style-name="Emphasis"><text:s text:c="20"/>}</text:span></text:p>
      <text:p text:style-name="P2"><text:span text:style-name="Emphasis"><text:s text:c="20"/>self.fractal_layers = [</text:span></text:p>
      <text:p text:style-name="P2"><text:span text:style-name="Emphasis"><text:s text:c="24"/>FractalNeuralLayer(self.input_dim, self.hidden_dims[0], new_depth),</text:span></text:p>
      <text:p text:style-name="P2"><text:span text:style-name="Emphasis"><text:s text:c="24"/>FractalNeuralLayer(self.hidden_dims[0], self.hidden_dims[1], new_depth),</text:span></text:p>
      <text:p text:style-name="P2"><text:span text:style-name="Emphasis"><text:s text:c="24"/>FractalNeuralLayer(self.hidden_dims[1], self.output_dim, new_depth)</text:span></text:p>
      <text:p text:style-name="P2"><text:span text:style-name="Emphasis"><text:s text:c="20"/>]</text:span></text:p>
      <text:p text:style-name="P2"><text:span text:style-name="Emphasis"><text:s text:c="20"/>self.bifurcation_model = CNSBifurcationModel(new_config["bifurcation"])</text:span></text:p>
      <text:p text:style-name="P2"><text:span text:style-name="Emphasis"><text:s text:c="20"/>await self.event_store.store_event({"type": "Reconfiguration", "new_depth": new_depth})</text:span></text:p>
      <text:p text:style-name="P2"><text:span text:style-name="Emphasis"><text:s text:c="20"/>if self.enable_telemetry:</text:span></text:p>
      <text:p text:style-name="P2"><text:soft-page-break/><text:span text:style-name="Emphasis"><text:s text:c="24"/>self.telemetry.track_event("Reconfiguration", {"new_depth": new_depth})</text:span></text:p>
      <text:p text:style-name="P2"><text:span text:style-name="Emphasis"><text:s text:c="20"/>self.clear_cache(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ReconfigurationFailed", {"error": str(e)})</text:span></text:p>
      <text:p text:style-name="P2"><text:span text:style-name="Emphasis"><text:s text:c="16"/>self.logger.error(f"Reconfiguration failed: {str(e)}", extra={"CorrelationId": CORRELATION_ID})</text:span></text:p>
      <text:p text:style-name="P2"><text:span text:style-name="Emphasis"><text:s text:c="16"/>raise ConsciousException(str(e), "RECONFIGURATION_FAIL")</text:span></text:p>
      <text:p text:style-name="P2"><text:span text:style-name="Emphasis"/></text:p>
      <text:p text:style-name="P2"><text:span text:style-name="Emphasis"><text:s text:c="4"/>def clear_cache(self):</text:span></text:p>
      <text:p text:style-name="P2"><text:span text:style-name="Emphasis"><text:s text:c="8"/>"""Очищення кешу для методів з @lru_cache."""</text:span></text:p>
      <text:p text:style-name="P2"><text:span text:style-name="Emphasis"><text:s text:c="8"/>self.compute_phi.cache_clear()</text:span></text:p>
      <text:p text:style-name="P2"><text:span text:style-name="Emphasis"><text:s text:c="8"/>self.compute_fractal_dimension.cache_clear()</text:span></text:p>
      <text:p text:style-name="P2"><text:span text:style-name="Emphasis"><text:s text:c="8"/>self.compute_wpli.cache_clear()</text:span></text:p>
      <text:p text:style-name="P2"><text:span text:style-name="Emphasis"><text:s text:c="8"/>self.compute_lyapunov.cache_clear()</text:span></text:p>
      <text:p text:style-name="P2"><text:span text:style-name="Emphasis"><text:s text:c="8"/>self.compute_shannon_entropy.cache_clear()</text:span></text:p>
      <text:p text:style-name="P2"><text:span text:style-name="Emphasis"/></text:p>
      <text:p text:style-name="P2"><text:span text:style-name="Emphasis"><text:s text:c="4"/>async def execute_with_telemetry(self, func: callable) -&gt; float:</text:span></text:p>
      <text:p text:style-name="P2"><text:span text:style-name="Emphasis"><text:s text:c="8"/>"""Виконання функції з умовною телеметрією."""</text:span></text:p>
      <text:p text:style-name="P2"><text:span text:style-name="Emphasis"><text:s text:c="8"/>if self.enable_telemetry:</text:span></text:p>
      <text:p text:style-name="P2"><text:span text:style-name="Emphasis"><text:s text:c="12"/>return await self.telemetry.execute_policy(func)</text:span></text:p>
      <text:p text:style-name="P2"><text:span text:style-name="Emphasis"><text:s text:c="8"/>return func()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phi(self, state_tuple: Tuple) -&gt; float:</text:span></text:p>
      <text:p text:style-name="P2"><text:span text:style-name="Emphasis"><text:s text:c="8"/>"""Обчислення інтегрованої інформації за IIT 4.0."""</text:span></text:p>
      <text:p text:style-name="P2"><text:span text:style-name="Emphasis"><text:s text:c="8"/>with self.profile("compute_phi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joint = np.concatenate([state.flatten() for state in states])</text:span></text:p>
      <text:p text:style-name="P2"><text:span text:style-name="Emphasis"><text:s text:c="12"/>joint_hist, _ = np.histogram(joint, bins=100, density=True)</text:span></text:p>
      <text:p text:style-name="P2"><text:soft-page-break/><text:span text:style-name="Emphasis"><text:s text:c="12"/>joint_entropy = -np.sum(joint_hist * np.log2(joint_hist + 1e-10))</text:span></text:p>
      <text:p text:style-name="P2"><text:span text:style-name="Emphasis"><text:s text:c="12"/>individual_entropy = 0.0</text:span></text:p>
      <text:p text:style-name="P2"><text:span text:style-name="Emphasis"><text:s text:c="12"/>for state in states:</text:span></text:p>
      <text:p text:style-name="P2"><text:span text:style-name="Emphasis"><text:s text:c="16"/>hist, _ = np.histogram(state.flatten(), bins=100, density=True)</text:span></text:p>
      <text:p text:style-name="P2"><text:span text:style-name="Emphasis"><text:s text:c="16"/>individual_entropy += -np.sum(hist * np.log2(hist + 1e-10))</text:span></text:p>
      <text:p text:style-name="P2"><text:span text:style-name="Emphasis"><text:s text:c="12"/>phi = joint_entropy - individual_entropy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phi", phi, {"metric_type": "integration"})</text:span></text:p>
      <text:p text:style-name="P2"><text:span text:style-name="Emphasis"><text:s text:c="12"/>return phi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fractal_dimension(self, state_tuple: Tuple) -&gt; float:</text:span></text:p>
      <text:p text:style-name="P2"><text:span text:style-name="Emphasis"><text:s text:c="8"/>"""Обчислення фрактальної розмірності."""</text:span></text:p>
      <text:p text:style-name="P2"><text:span text:style-name="Emphasis"><text:s text:c="8"/>with self.profile("compute_fractal_dimension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all_states = np.concatenate([state.flatten() for state in states])</text:span></text:p>
      <text:p text:style-name="P2"><text:span text:style-name="Emphasis"><text:s text:c="12"/>kmax = 10</text:span></text:p>
      <text:p text:style-name="P2"><text:span text:style-name="Emphasis"><text:s text:c="12"/>L = np.zeros(kmax)</text:span></text:p>
      <text:p text:style-name="P2"><text:span text:style-name="Emphasis"><text:s text:c="12"/>N = len(all_states)</text:span></text:p>
      <text:p text:style-name="P2"><text:span text:style-name="Emphasis"><text:s text:c="12"/>for k in range(1, kmax + 1):</text:span></text:p>
      <text:p text:style-name="P2"><text:span text:style-name="Emphasis"><text:s text:c="16"/>Lk = 0.0</text:span></text:p>
      <text:p text:style-name="P2"><text:span text:style-name="Emphasis"><text:s text:c="16"/>for m in range(k):</text:span></text:p>
      <text:p text:style-name="P2"><text:span text:style-name="Emphasis"><text:s text:c="20"/>indices = np.arange(m, N, k)</text:span></text:p>
      <text:p text:style-name="P2"><text:span text:style-name="Emphasis"><text:s text:c="20"/>subx = all_states[indices]</text:span></text:p>
      <text:p text:style-name="P2"><text:span text:style-name="Emphasis"><text:s text:c="20"/>Lm = np.sum(np.abs(np.diff(subx))) * (N - 1) / ((N - m) / k * k)</text:span></text:p>
      <text:p text:style-name="P2"><text:span text:style-name="Emphasis"><text:s text:c="20"/>Lk += Lm</text:span></text:p>
      <text:p text:style-name="P2"><text:span text:style-name="Emphasis"><text:s text:c="16"/>L[k-1] = Lk / k</text:span></text:p>
      <text:p text:style-name="P2"><text:span text:style-name="Emphasis"><text:s text:c="12"/>x_values = np.log(np.arange(1, kmax + 1))</text:span></text:p>
      <text:p text:style-name="P2"><text:span text:style-name="Emphasis"><text:s text:c="12"/>y_values = np.log(L + 1e-10)</text:span></text:p>
      <text:p text:style-name="P2"><text:soft-page-break/><text:span text:style-name="Emphasis"><text:s text:c="12"/>coeffs = np.linalg.lstsq(np.vstack([x_values, np.ones(len(x_values))]).T, y_values, rcond=None)[0]</text:span></text:p>
      <text:p text:style-name="P2"><text:span text:style-name="Emphasis"><text:s text:c="12"/>D = -coeffs[0]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fractal_dimension", D, {"metric_type": "complexity"})</text:span></text:p>
      <text:p text:style-name="P2"><text:span text:style-name="Emphasis"><text:s text:c="12"/>return D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wpli(self, state_tuple: Tuple) -&gt; float:</text:span></text:p>
      <text:p text:style-name="P2"><text:span text:style-name="Emphasis"><text:s text:c="8"/>"""Обчислення Weighted Phase Lag Index (wPLI)."""</text:span></text:p>
      <text:p text:style-name="P2"><text:span text:style-name="Emphasis"><text:s text:c="8"/>with self.profile("compute_wpli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fft_signals = [np.fft.fft(state.flatten()) for state in states]</text:span></text:p>
      <text:p text:style-name="P2"><text:span text:style-name="Emphasis"><text:s text:c="12"/>cross_spectra = [np.abs(np.fft.ifft(fft1 * np.conj(fft2))) for fft1, fft2 in zip(fft_signals[:-1], fft_signals[1:])]</text:span></text:p>
      <text:p text:style-name="P2"><text:span text:style-name="Emphasis"><text:s text:c="12"/>imag_sum = np.sum([np.imag(cs) for cs in cross_spectra], axis=0)</text:span></text:p>
      <text:p text:style-name="P2"><text:span text:style-name="Emphasis"><text:s text:c="12"/>abs_imag_sum = np.sum([np.abs(np.imag(cs)) for cs in cross_spectra], axis=0)</text:span></text:p>
      <text:p text:style-name="P2"><text:span text:style-name="Emphasis"><text:s text:c="12"/>wpli = np.abs(np.mean(imag_sum / (abs_imag_sum + 1e-10)))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wpli", wpli, {"metric_type": "synchronization"})</text:span></text:p>
      <text:p text:style-name="P2"><text:span text:style-name="Emphasis"><text:s text:c="12"/>return wpli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lyapunov(self, state_tuple: Tuple) -&gt; float:</text:span></text:p>
      <text:p text:style-name="P2"><text:span text:style-name="Emphasis"><text:s text:c="8"/>"""Обчислення показника Ляпунова."""</text:span></text:p>
      <text:p text:style-name="P2"><text:span text:style-name="Emphasis"><text:s text:c="8"/>with self.profile("compute_lyapunov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perturbations = [state + np.random.normal(0, 1e-5, state.shape) for state in states]</text:span></text:p>
      <text:p text:style-name="P2"><text:soft-page-break/><text:span text:style-name="Emphasis"><text:s text:c="12"/>divergences = [np.linalg.norm(states[i] - perturbations[i]) for i in range(len(states))]</text:span></text:p>
      <text:p text:style-name="P2"><text:span text:style-name="Emphasis"><text:s text:c="12"/>lyapunov = np.mean(np.log(np.array(divergences[1:]) / np.array(divergences[:-1]) + 1e-10))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lyapunov", lyapunov, {"metric_type": "chaos"})</text:span></text:p>
      <text:p text:style-name="P2"><text:span text:style-name="Emphasis"><text:s text:c="12"/>return lyapunov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shannon_entropy(self, state_tuple: Tuple) -&gt; float:</text:span></text:p>
      <text:p text:style-name="P2"><text:span text:style-name="Emphasis"><text:s text:c="8"/>"""Обчислення ентропії Шеннона."""</text:span></text:p>
      <text:p text:style-name="P2"><text:span text:style-name="Emphasis"><text:s text:c="8"/>with self.profile("compute_shannon_entropy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flat_states = np.concatenate([state.flatten() for state in states])</text:span></text:p>
      <text:p text:style-name="P2"><text:span text:style-name="Emphasis"><text:s text:c="12"/>hist, _ = np.histogram(flat_states, bins=100, density=True)</text:span></text:p>
      <text:p text:style-name="P2"><text:span text:style-name="Emphasis"><text:s text:c="12"/>entropy = -np.sum(hist * np.log2(hist + 1e-10))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shannon_entropy", entropy, {"metric_type": "information"})</text:span></text:p>
      <text:p text:style-name="P2"><text:span text:style-name="Emphasis"><text:s text:c="12"/>return entropy</text:span></text:p>
      <text:p text:style-name="P2"><text:span text:style-name="Emphasis"/></text:p>
      <text:p text:style-name="P2"><text:span text:style-name="Emphasis"><text:s text:c="4"/>async def close(self):</text:span></text:p>
      <text:p text:style-name="P2"><text:span text:style-name="Emphasis"><text:s text:c="8"/>"""Асинхронне закриття ресурсів."""</text:span></text:p>
      <text:p text:style-name="P2"><text:span text:style-name="Emphasis"><text:s text:c="8"/>try:</text:span></text:p>
      <text:p text:style-name="P2"><text:span text:style-name="Emphasis"><text:s text:c="12"/>await self.repository.close()</text:span></text:p>
      <text:p text:style-name="P2"><text:span text:style-name="Emphasis"><text:s text:c="12"/>await self.bifurcation_model.close()</text:span></text:p>
      <text:p text:style-name="P2"><text:span text:style-name="Emphasis"><text:s text:c="12"/>await self.event_store.store_event({"type": "Shutdown", "status": "completed"})</text:span></text:p>
      <text:p text:style-name="P2"><text:span text:style-name="Emphasis"><text:s text:c="12"/>await self.audit_log.log({"operation": "shutdown", "status": "completed", "user": "system"})</text:span></text:p>
      <text:p text:style-name="P2"><text:span text:style-name="Emphasis"><text:s text:c="12"/>self.clear_cache()</text:span></text:p>
      <text:p text:style-name="P2"><text:span text:style-name="Emphasis"><text:s text:c="8"/>except Exception as e:</text:span></text:p>
      <text:p text:style-name="P2"><text:span text:style-name="Emphasis"><text:s text:c="12"/>self.logger.error(f"Shutdown failed: {str(e)}", extra={"CorrelationId": CORRELATION_ID})</text:span></text:p>
      <text:p text:style-name="P2"><text:soft-page-break/><text:span text:style-name="Emphasis"><text:s text:c="12"/>raise ConsciousException(str(e), "SHUTDOWN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. Фрактальний шар: `src/cns_conscious_core/models/fractal_layer.py`</text:span></text:p>
      <text:p text:style-name="P2"><text:span text:style-name="Emphasis">```python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from typing import Optional, List</text:span></text:p>
      <text:p text:style-name="P2"><text:span text:style-name="Emphasis">from ..telemetry.telemetry import TelemetryService</text:span></text:p>
      <text:p text:style-name="P2"><text:span text:style-name="Emphasis">from ..validators.validator import InputValidator</text:span></text:p>
      <text:p text:style-name="P2"><text:span text:style-name="Emphasis">from ..exceptions.exceptions import ConsciousException, Result</text:span></text:p>
      <text:p text:style-name="P2"><text:span text:style-name="Emphasis">import cProfile</text:span></text:p>
      <text:p text:style-name="P2"><text:span text:style-name="Emphasis">import pstats</text:span></text:p>
      <text:p text:style-name="P2"><text:span text:style-name="Emphasis">from contextlib import contextmanager</text:span></text:p>
      <text:p text:style-name="P2"><text:span text:style-name="Emphasis"/></text:p>
      <text:p text:style-name="P2"><text:span text:style-name="Emphasis">class FractalNeuralLayer:</text:span></text:p>
      <text:p text:style-name="P2"><text:span text:style-name="Emphasis"><text:s text:c="4"/>"""Фрактальний нейронний шар з DAG-архітектурою."""</text:span></text:p>
      <text:p text:style-name="P2"><text:span text:style-name="Emphasis"><text:s text:c="4"/>def __init__(self, input_dim: int, output_dim: int, fractal_depth: int = 3, child_ratio: float = 0.3, enable_telemetry: bool = True):</text:span></text:p>
      <text:p text:style-name="P2"><text:span text:style-name="Emphasis"><text:s text:c="8"/>if input_dim &lt;= 0 or output_dim &lt;= 0:</text:span></text:p>
      <text:p text:style-name="P2"><text:span text:style-name="Emphasis"><text:s text:c="12"/>raise ValueError("Input and output dimensions must be positive")</text:span></text:p>
      <text:p text:style-name="P2"><text:span text:style-name="Emphasis"><text:s text:c="8"/>if child_ratio &lt;= 0 or child_ratio &gt;= 1:</text:span></text:p>
      <text:p text:style-name="P2"><text:span text:style-name="Emphasis"><text:s text:c="12"/>raise ValueError("Child ratio must be between 0 and 1")</text:span></text:p>
      <text:p text:style-name="P2"><text:span text:style-name="Emphasis"><text:s text:c="8"/>self.input_dim = input_dim</text:span></text:p>
      <text:p text:style-name="P2"><text:span text:style-name="Emphasis"><text:s text:c="8"/>self.output_dim = output_dim</text:span></text:p>
      <text:p text:style-name="P2"><text:span text:style-name="Emphasis"><text:s text:c="8"/>self.fractal_depth = fractal_depth</text:span></text:p>
      <text:p text:style-name="P2"><text:span text:style-name="Emphasis"><text:s text:c="8"/>self.child_ratio = child_ratio</text:span></text:p>
      <text:p text:style-name="P2"><text:span text:style-name="Emphasis"><text:s text:c="8"/>self.W = tf.Variable(tf.random.normal((input_dim, output_dim), stddev=0.1), trainable=True)</text:span></text:p>
      <text:p text:style-name="P2"><text:span text:style-name="Emphasis"><text:s text:c="8"/>self.b = tf.Variable(tf.zeros([output_dim]), trainable=True)</text:span></text:p>
      <text:p text:style-name="P2"><text:span text:style-name="Emphasis"><text:s text:c="8"/>self.children = []</text:span></text:p>
      <text:p text:style-name="P2"><text:span text:style-name="Emphasis"><text:s text:c="8"/>self.enable_telemetry = enable_telemetry</text:span></text:p>
      <text:p text:style-name="P2"><text:soft-page-break/><text:span text:style-name="Emphasis"><text:s text:c="8"/>if fractal_depth &gt; 0:</text:span></text:p>
      <text:p text:style-name="P2"><text:span text:style-name="Emphasis"><text:s text:c="12"/>child_input = int(input_dim * child_ratio)</text:span></text:p>
      <text:p text:style-name="P2"><text:span text:style-name="Emphasis"><text:s text:c="12"/>child_output = int(output_dim * child_ratio)</text:span></text:p>
      <text:p text:style-name="P2"><text:span text:style-name="Emphasis"><text:s text:c="12"/>self.children.append(FractalNeuralLayer(child_input, child_output, fractal_depth - 1, child_ratio, enable_telemetry))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validator = InputValidator()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pan text:style-name="Emphasis"><text:s text:c="8"/>"""Профілювання продуктивності."""</text:span></text:p>
      <text:p text:style-name="P2"><text:span text:style-name="Emphasis"><text:s text:c="8"/>profiler = cProfile.Profile()</text:span></text:p>
      <text:p text:style-name="P2"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pan text:style-name="Emphasis"><text:s text:c="8"/>stats.sort_stats("cumulative")</text:span></text:p>
      <text:p text:style-name="P2"><text:span text:style-name="Emphasis"><text:s text:c="8"/>stats.print_stats(f"fractal_layer.py:{method_name}", 10)</text:span></text:p>
      <text:p text:style-name="P2"><text:span text:style-name="Emphasis"><text:s text:c="8"/>if self.enable_telemetry:</text:span></text:p>
      <text:p text:style-name="P2"><text:span text:style-name="Emphasis"><text:s text:c="12"/>self.telemetry.track_metric("method_duration_ms", duration_ms, {"method": method_name})</text:span></text:p>
      <text:p text:style-name="P2"><text:span text:style-name="Emphasis"/></text:p>
      <text:p text:style-name="P2"><text:span text:style-name="Emphasis"><text:s text:c="4"/>async def call(self, inputs: tf.Tensor, cancellation_token: Optional[object] = None) -&gt; Result:</text:span></text:p>
      <text:p text:style-name="P2"><text:span text:style-name="Emphasis"><text:s text:c="8"/>"""Виконує прохід через фрактальний шар."""</text:span></text:p>
      <text:p text:style-name="P2"><text:span text:style-name="Emphasis"><text:s text:c="8"/>with self.profile("call"):</text:span></text:p>
      <text:p text:style-name="P2"><text:span text:style-name="Emphasis"><text:s text:c="12"/>try:</text:span></text:p>
      <text:p text:style-name="P2"><text:span text:style-name="Emphasis"><text:s text:c="16"/>validation_result = self.validator.validate(inputs)</text:span></text:p>
      <text:p text:style-name="P2"><text:span text:style-name="Emphasis"><text:s text:c="16"/>if not validation_result.success:</text:span></text:p>
      <text:p text:style-name="P2"><text:span text:style-name="Emphasis"><text:s text:c="20"/>raise ConsciousException(validation_result.error, validation_result.code, {"shape": str(inputs.shape)})</text:span></text:p>
      <text:p text:style-name="P2"><text:soft-page-break/><text:span text:style-name="Emphasis"/></text:p>
      <text:p text:style-name="P2"><text:span text:style-name="Emphasis"><text:s text:c="16"/>output = tf.matmul(inputs, self.W) + self.b</text:span></text:p>
      <text:p text:style-name="P2"><text:span text:style-name="Emphasis"><text:s text:c="16"/>if self.children:</text:span></text:p>
      <text:p text:style-name="P2"><text:span text:style-name="Emphasis"><text:s text:c="20"/>child_input_size = int(self.input_dim * self.child_ratio)</text:span></text:p>
      <text:p text:style-name="P2"><text:span text:style-name="Emphasis"><text:s text:c="20"/>child_inputs = inputs[:, :child_input_size]</text:span></text:p>
      <text:p text:style-name="P2"><text:span text:style-name="Emphasis"><text:s text:c="20"/>child_result = await asyncio.wait_for(self.children[0].call(child_inputs, cancellation_token), timeout=30.0)</text:span></text:p>
      <text:p text:style-name="P2"><text:span text:style-name="Emphasis"><text:s text:c="20"/>if not child_result.success:</text:span></text:p>
      <text:p text:style-name="P2"><text:span text:style-name="Emphasis"><text:s text:c="24"/>raise ConsciousException("Child layer failed", "CHILD_LAYER_FAIL", {"inputs": str(child_inputs.shape)})</text:span></text:p>
      <text:p text:style-name="P2"><text:span text:style-name="Emphasis"><text:s text:c="20"/>child_outputs = child_result.value</text:span></text:p>
      <text:p text:style-name="P2"><text:span text:style-name="Emphasis"><text:s text:c="20"/>child_output_size = int(self.output_dim * self.child_ratio)</text:span></text:p>
      <text:p text:style-name="P2"><text:span text:style-name="Emphasis"><text:s text:c="20"/>output = tf.tensor_scatter_nd_add(output, [[0, i] for i in range(child_output_size)], child_outputs)</text:span></text:p>
      <text:p text:style-name="P2"><text:span text:style-name="Emphasis"/></text:p>
      <text:p text:style-name="P2"><text:span text:style-name="Emphasis"><text:s text:c="16"/>output = tf.nn.relu(output).numpy()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LayerProcessed", {"shape": str(output.shape)})</text:span></text:p>
      <text:p text:style-name="P2"><text:span text:style-name="Emphasis"><text:s text:c="16"/>tf.keras.backend.clear_session()</text:span></text:p>
      <text:p text:style-name="P2"><text:span text:style-name="Emphasis"><text:s text:c="16"/>return Result(success=True, value=output)</text:span></text:p>
      <text:p text:style-name="P2"><text:span text:style-name="Emphasis"><text:s text:c="12"/>except asyncio.TimeoutError:</text:span></text:p>
      <text:p text:style-name="P2"><text:span text:style-name="Emphasis"><text:s text:c="16"/>self.logger.error("Layer processing timed out", extra={"CorrelationId": CORRELATION_ID})</text:span></text:p>
      <text:p text:style-name="P2"><text:span text:style-name="Emphasis"><text:s text:c="16"/>raise ConsciousException("Layer processing timed out", "LAYER_TIMEOUT"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LayerProcessingFailed", {"error": str(e)})</text:span></text:p>
      <text:p text:style-name="P2"><text:span text:style-name="Emphasis"><text:s text:c="16"/>self.logger.error(f"Layer processing failed: {str(e)}", extra={"CorrelationId": CORRELATION_ID})</text:span></text:p>
      <text:p text:style-name="P2"><text:span text:style-name="Emphasis"><text:s text:c="16"/>tf.keras.backend.clear_session()</text:span></text:p>
      <text:p text:style-name="P2"><text:span text:style-name="Emphasis"><text:s text:c="16"/>raise ConsciousException(str(e), "LAYER_PROCESSING_FAIL", {"error": str(e)})</text:span></text:p>
      <text:p text:style-name="P2"><text:span text:style-name="Emphasis"/></text:p>
      <text:p text:style-name="P2"><text:span text:style-name="Emphasis"><text:s text:c="4"/>async def mirror(self, other_layer: 'FractalNeuralLayer') -&gt; None:</text:span></text:p>
      <text:p text:style-name="P2"><text:soft-page-break/><text:span text:style-name="Emphasis"><text:s text:c="8"/>"""Віддзеркалення параметрів іншого шару."""</text:span></text:p>
      <text:p text:style-name="P2"><text:span text:style-name="Emphasis"><text:s text:c="8"/>with self.profile("mirror"):</text:span></text:p>
      <text:p text:style-name="P2"><text:span text:style-name="Emphasis"><text:s text:c="12"/>try:</text:span></text:p>
      <text:p text:style-name="P2"><text:span text:style-name="Emphasis"><text:s text:c="16"/>self.W.assign(other_layer.W)</text:span></text:p>
      <text:p text:style-name="P2"><text:span text:style-name="Emphasis"><text:s text:c="16"/>self.b.assign(other_layer.b)</text:span></text:p>
      <text:p text:style-name="P2"><text:span text:style-name="Emphasis"><text:s text:c="16"/>if self.children and other_layer.children:</text:span></text:p>
      <text:p text:style-name="P2"><text:span text:style-name="Emphasis"><text:s text:c="20"/>await asyncio.wait_for(self.children[0].mirror(other_layer.children[0]), timeout=10.0)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LayerMirrored", {"depth": self.fractal_depth})</text:span></text:p>
      <text:p text:style-name="P2"><text:span text:style-name="Emphasis"><text:s text:c="12"/>except asyncio.TimeoutError:</text:span></text:p>
      <text:p text:style-name="P2"><text:span text:style-name="Emphasis"><text:s text:c="16"/>self.logger.error("Layer mirroring timed out", extra={"CorrelationId": CORRELATION_ID})</text:span></text:p>
      <text:p text:style-name="P2"><text:span text:style-name="Emphasis"><text:s text:c="16"/>raise ConsciousException("Layer mirroring timed out", "LAYER_MIRROR_TIMEOUT"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LayerMirroringFailed", {"error": str(e)})</text:span></text:p>
      <text:p text:style-name="P2"><text:span text:style-name="Emphasis"><text:s text:c="16"/>self.logger.error(f"Layer mirroring failed: {str(e)}", extra={"CorrelationId": CORRELATION_ID})</text:span></text:p>
      <text:p text:style-name="P2"><text:span text:style-name="Emphasis"><text:s text:c="16"/>raise ConsciousException(str(e), "LAYER_MIRROR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. Біфуркаційна модель: `src/cns_conscious_core/models/bifurcation_model.py`</text:span></text:p>
      <text:p text:style-name="P2"><text:span text:style-name="Emphasis">```python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from typing import Dict, Optional, List, Tuple</text:span></text:p>
      <text:p text:style-name="P2"><text:span text:style-name="Emphasis">import asyncio</text:span></text:p>
      <text:p text:style-name="P2"><text:span text:style-name="Emphasis">from ..telemetry.telemetry import TelemetryService</text:span></text:p>
      <text:p text:style-name="P2"><text:span text:style-name="Emphasis">from ..data.storage import StateRepository</text:span></text:p>
      <text:p text:style-name="P2"><text:span text:style-name="Emphasis">from ..exceptions.exceptions import Result, ConsciousException</text:span></text:p>
      <text:p text:style-name="P2"><text:span text:style-name="Emphasis">from ..utils.topological_analysis import TopologicalAnalyzer</text:span></text:p>
      <text:p text:style-name="P2"><text:span text:style-name="Emphasis">import cProfile</text:span></text:p>
      <text:p text:style-name="P2"><text:soft-page-break/><text:span text:style-name="Emphasis">import pstats</text:span></text:p>
      <text:p text:style-name="P2"><text:span text:style-name="Emphasis">from contextlib import contextmanager</text:span></text:p>
      <text:p text:style-name="P2"><text:span text:style-name="Emphasis">from functools import lru_cache</text:span></text:p>
      <text:p text:style-name="P2"><text:span text:style-name="Emphasis"/></text:p>
      <text:p text:style-name="P2"><text:span text:style-name="Emphasis">class CNSBifurcationModel:</text:span></text:p>
      <text:p text:style-name="P2"><text:span text:style-name="Emphasis"><text:s text:c="4"/>"""Модель ЦНС для моделювання фундаментальної точки біфуркації."""</text:span></text:p>
      <text:p text:style-name="P2"><text:span text:style-name="Emphasis"><text:s text:c="4"/>def __init__(self, config: Dict, enable_telemetry: bool = True):</text:span></text:p>
      <text:p text:style-name="P2"><text:span text:style-name="Emphasis"><text:s text:c="8"/>self.neurons = config.get("neurons", 100)</text:span></text:p>
      <text:p text:style-name="P2"><text:span text:style-name="Emphasis"><text:s text:c="8"/>self.noise_level = config.get("noise_level", 0.1)</text:span></text:p>
      <text:p text:style-name="P2"><text:span text:style-name="Emphasis"><text:s text:c="8"/>self.time_step = config.get("time_step", 0.01)</text:span></text:p>
      <text:p text:style-name="P2"><text:span text:style-name="Emphasis"><text:s text:c="8"/>self.ltp_rate = config.get("ltp_rate", 0.01)</text:span></text:p>
      <text:p text:style-name="P2"><text:span text:style-name="Emphasis"><text:s text:c="8"/>self.ltd_rate = config.get("ltd_rate", 0.005)</text:span></text:p>
      <text:p text:style-name="P2"><text:span text:style-name="Emphasis"><text:s text:c="8"/>self.connectivity = tf.Variable(tf.random.normal((self.neurons, self.neurons), stddev=0.1), trainable=True)</text:span></text:p>
      <text:p text:style-name="P2"><text:span text:style-name="Emphasis"><text:s text:c="8"/>self.activity = tf.Variable(tf.zeros(self.neurons), trainable=True)</text:span></text:p>
      <text:p text:style-name="P2"><text:span text:style-name="Emphasis"><text:s text:c="8"/>self.states: List[np.ndarray] = []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repository = StateRepository(None, None) <text:s/># Will be set by CNSConsciousCore</text:span></text:p>
      <text:p text:style-name="P2"><text:span text:style-name="Emphasis"><text:s text:c="8"/>self.topological_analyzer = TopologicalAnalyzer()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pan text:style-name="Emphasis"><text:s text:c="8"/>"""Профілювання продуктивності."""</text:span></text:p>
      <text:p text:style-name="P2"><text:span text:style-name="Emphasis"><text:s text:c="8"/>profiler = cProfile.Profile()</text:span></text:p>
      <text:p text:style-name="P2"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oft-page-break/><text:span text:style-name="Emphasis"><text:s text:c="8"/>stats.sort_stats("cumulative")</text:span></text:p>
      <text:p text:style-name="P2"><text:span text:style-name="Emphasis"><text:s text:c="8"/>stats.print_stats(f"bifurcation_model.py:{method_name}", 10)</text:span></text:p>
      <text:p text:style-name="P2"><text:span text:style-name="Emphasis"><text:s text:c="8"/>if self.enable_telemetry:</text:span></text:p>
      <text:p text:style-name="P2"><text:span text:style-name="Emphasis"><text:s text:c="12"/>self.telemetry.track_metric("method_duration_ms", duration_ms, {"method": method_name})</text:span></text:p>
      <text:p text:style-name="P2"><text:span text:style-name="Emphasis"/></text:p>
      <text:p text:style-name="P2"><text:span text:style-name="Emphasis"><text:s text:c="4"/>async def simulate(self, stimulus: tf.Tensor, steps: int, cancellation_token: Optional[object] = None) -&gt; Result:</text:span></text:p>
      <text:p text:style-name="P2"><text:span text:style-name="Emphasis"><text:s text:c="8"/>"""Симуляція динаміки ЦНС."""</text:span></text:p>
      <text:p text:style-name="P2"><text:span text:style-name="Emphasis"><text:s text:c="8"/>with self.profile("simulate"):</text:span></text:p>
      <text:p text:style-name="P2"><text:span text:style-name="Emphasis"><text:s text:c="12"/>try:</text:span></text:p>
      <text:p text:style-name="P2"><text:span text:style-name="Emphasis"><text:s text:c="16"/>if stimulus.shape != (self.neurons,):</text:span></text:p>
      <text:p text:style-name="P2"><text:span text:style-name="Emphasis"><text:s text:c="20"/>raise ConsciousException(f"Shape mismatch: expected {(self.neurons,)}, got {stimulus.shape}", "SHAPE_MISMATCH")</text:span></text:p>
      <text:p text:style-name="P2"><text:span text:style-name="Emphasis"><text:s text:c="16"/>if tf.reduce_any(tf.math.is_nan(stimulus)) or tf.reduce_any(tf.math.is_inf(stimulus)):</text:span></text:p>
      <text:p text:style-name="P2"><text:span text:style-name="Emphasis"><text:s text:c="20"/>raise ConsciousException("Input contains NaN or Inf values", "INVALID_TENSOR_VALUES")</text:span></text:p>
      <text:p text:style-name="P2"><text:span text:style-name="Emphasis"><text:s text:c="16"/></text:span></text:p>
      <text:p text:style-name="P2"><text:span text:style-name="Emphasis"><text:s text:c="16"/>self.activity.assign(stimulus)</text:span></text:p>
      <text:p text:style-name="P2"><text:span text:style-name="Emphasis"><text:s text:c="16"/>self.states.clear()</text:span></text:p>
      <text:p text:style-name="P2"><text:span text:style-name="Emphasis"><text:s text:c="16"/></text:span></text:p>
      <text:p text:style-name="P2"><text:span text:style-name="Emphasis"><text:s text:c="16"/>for step in range(min(steps, 1000)):</text:span></text:p>
      <text:p text:style-name="P2"><text:span text:style-name="Emphasis"><text:s text:c="20"/>if cancellation_token and cancellation_token.cancelled():</text:span></text:p>
      <text:p text:style-name="P2"><text:span text:style-name="Emphasis"><text:s text:c="24"/>raise ConsciousException("Simulation cancelled", "SIMULATION_CANCELLED")</text:span></text:p>
      <text:p text:style-name="P2"><text:span text:style-name="Emphasis"><text:s text:c="20"/>noise = tf.random.normal((self.neurons,), stddev=self.noise_level)</text:span></text:p>
      <text:p text:style-name="P2"><text:span text:style-name="Emphasis"><text:s text:c="20"/>activation = tf.nn.sigmoid(tf.matmul(self.activity[None, :], self.connectivity)[0])</text:span></text:p>
      <text:p text:style-name="P2"><text:span text:style-name="Emphasis"><text:s text:c="20"/>self.activity.assign(self.activity + self.time_step * (-self.activity + activation + noise))</text:span></text:p>
      <text:p text:style-name="P2"><text:span text:style-name="Emphasis"><text:s text:c="20"/></text:span></text:p>
      <text:p text:style-name="P2"><text:span text:style-name="Emphasis"><text:s text:c="20"/>await asyncio.wait_for(self._adapt_connectivity(), timeout=10.0)</text:span></text:p>
      <text:p text:style-name="P2"><text:span text:style-name="Emphasis"><text:s text:c="20"/>state = self.activity.numpy()</text:span></text:p>
      <text:p text:style-name="P2"><text:span text:style-name="Emphasis"><text:s text:c="20"/>save_result = await asyncio.wait_for(self.repository.save_state(state, cancellation_token), timeout=5.0)</text:span></text:p>
      <text:p text:style-name="P2"><text:span text:style-name="Emphasis"><text:s text:c="20"/>if not save_result.success:</text:span></text:p>
      <text:p text:style-name="P2"><text:soft-page-break/><text:span text:style-name="Emphasis"><text:s text:c="24"/>raise ConsciousException(save_result.error, "STATE_SAVE_FAIL")</text:span></text:p>
      <text:p text:style-name="P2"><text:span text:style-name="Emphasis"><text:s text:c="20"/>self.states.append(state)</text:span></text:p>
      <text:p text:style-name="P2"><text:span text:style-name="Emphasis"><text:s text:c="20"/></text:span></text:p>
      <text:p text:style-name="P2"><text:span text:style-name="Emphasis"><text:s text:c="20"/>metrics = await self.introspect()</text:span></text:p>
      <text:p text:style-name="P2"><text:span text:style-name="Emphasis"><text:s text:c="20"/>self.logger.info(f"Step {step}: C_system = {metrics['C_system']}", extra={"CorrelationId": CORRELATION_ID})</text:span></text:p>
      <text:p text:style-name="P2"><text:span text:style-name="Emphasis"><text:s text:c="20"/>if self.enable_telemetry:</text:span></text:p>
      <text:p text:style-name="P2"><text:span text:style-name="Emphasis"><text:s text:c="24"/>self.telemetry.track_metric("c_system_step", metrics["C_system"], {"step": step})</text:span></text:p>
      <text:p text:style-name="P2"><text:span text:style-name="Emphasis"><text:s text:c="20"/></text:span></text:p>
      <text:p text:style-name="P2"><text:span text:style-name="Emphasis"><text:s text:c="20"/>if metrics["C_system"] &gt; 0.85:</text:span></text:p>
      <text:p text:style-name="P2"><text:span text:style-name="Emphasis"><text:s text:c="24"/>if self.enable_telemetry:</text:span></text:p>
      <text:p text:style-name="P2"><text:span text:style-name="Emphasis"><text:s text:c="28"/>self.telemetry.track_event("bifurcation_detected", {"step": step})</text:span></text:p>
      <text:p text:style-name="P2"><text:span text:style-name="Emphasis"><text:s text:c="24"/>await self.repository.clear_states(cancellation_token)</text:span></text:p>
      <text:p text:style-name="P2"><text:span text:style-name="Emphasis"><text:s text:c="24"/>return Result(success=True, value={"state": state, "metrics": metrics, "step": step})</text:span></text:p>
      <text:p text:style-name="P2"><text:span text:style-name="Emphasis"><text:s text:c="16"/></text:span></text:p>
      <text:p text:style-name="P2"><text:span text:style-name="Emphasis"><text:s text:c="16"/>metrics = await self.introspect()</text:span></text:p>
      <text:p text:style-name="P2"><text:span text:style-name="Emphasis"><text:s text:c="16"/>await self.repository.clear_states(cancellation_token)</text:span></text:p>
      <text:p text:style-name="P2"><text:span text:style-name="Emphasis"><text:s text:c="16"/>return Result(success=True, value={"state": self.activity.numpy(), "metrics": metrics, "step": steps})</text:span></text:p>
      <text:p text:style-name="P2"><text:span text:style-name="Emphasis"><text:s text:c="12"/>except asyncio.TimeoutError:</text:span></text:p>
      <text:p text:style-name="P2"><text:span text:style-name="Emphasis"><text:s text:c="16"/>self.logger.error("Simulation timed out", extra={"CorrelationId": CORRELATION_ID})</text:span></text:p>
      <text:p text:style-name="P2"><text:span text:style-name="Emphasis"><text:s text:c="16"/>raise ConsciousException("Simulation timed out", "SIMULATION_TIMEOUT"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simulation_failed", {"error": str(e)})</text:span></text:p>
      <text:p text:style-name="P2"><text:span text:style-name="Emphasis"><text:s text:c="16"/>self.logger.error(f"Simulation failed: {str(e)}", extra={"CorrelationId": CORRELATION_ID})</text:span></text:p>
      <text:p text:style-name="P2"><text:span text:style-name="Emphasis"><text:s text:c="16"/>await self.repository.clear_states(cancellation_token)</text:span></text:p>
      <text:p text:style-name="P2"><text:span text:style-name="Emphasis"><text:s text:c="16"/>raise ConsciousException(str(e), "SIMULATION_FAIL")</text:span></text:p>
      <text:p text:style-name="P2"><text:span text:style-name="Emphasis"/></text:p>
      <text:p text:style-name="P2"><text:span text:style-name="Emphasis"><text:s text:c="4"/>async def _adapt_connectivity(self):</text:span></text:p>
      <text:p text:style-name="P2"><text:span text:style-name="Emphasis"><text:s text:c="8"/>"""Адаптація синаптичних ваг через LTP/LTD."""</text:span></text:p>
      <text:p text:style-name="P2"><text:span text:style-name="Emphasis"><text:s text:c="8"/>with self.profile("adapt_connectivity"):</text:span></text:p>
      <text:p text:style-name="P2"><text:soft-page-break/><text:span text:style-name="Emphasis"><text:s text:c="12"/>activity_matrix = tf.einsum('i,j-&gt;ij', self.activity, self.activity)</text:span></text:p>
      <text:p text:style-name="P2"><text:span text:style-name="Emphasis"><text:s text:c="12"/>ltp_update = self.ltp_rate * activity_matrix * (self.connectivity &lt; 1.0)</text:span></text:p>
      <text:p text:style-name="P2"><text:span text:style-name="Emphasis"><text:s text:c="12"/>ltd_update = -self.ltd_rate * activity_matrix * (self.connectivity &gt; -1.0)</text:span></text:p>
      <text:p text:style-name="P2"><text:span text:style-name="Emphasis"><text:s text:c="12"/>self.connectivity.assign_add(ltp_update + ltd_update)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phi(self, state_tuple: Tuple) -&gt; float:</text:span></text:p>
      <text:p text:style-name="P2"><text:span text:style-name="Emphasis"><text:s text:c="8"/>"""Обчислення інтегрованої інформації за IIT 4.0."""</text:span></text:p>
      <text:p text:style-name="P2"><text:span text:style-name="Emphasis"><text:s text:c="8"/>with self.profile("compute_phi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joint = np.concatenate([state.flatten() for state in states])</text:span></text:p>
      <text:p text:style-name="P2"><text:span text:style-name="Emphasis"><text:s text:c="12"/>joint_hist, _ = np.histogram(joint, bins=100, density=True)</text:span></text:p>
      <text:p text:style-name="P2"><text:span text:style-name="Emphasis"><text:s text:c="12"/>joint_entropy = -np.sum(joint_hist * np.log2(joint_hist + 1e-10))</text:span></text:p>
      <text:p text:style-name="P2"><text:span text:style-name="Emphasis"><text:s text:c="12"/>individual_entropy = 0.0</text:span></text:p>
      <text:p text:style-name="P2"><text:span text:style-name="Emphasis"><text:s text:c="12"/>for state in states:</text:span></text:p>
      <text:p text:style-name="P2"><text:span text:style-name="Emphasis"><text:s text:c="16"/>hist, _ = np.histogram(state.flatten(), bins=100, density=True)</text:span></text:p>
      <text:p text:style-name="P2"><text:span text:style-name="Emphasis"><text:s text:c="16"/>individual_entropy += -np.sum(hist * np.log2(hist + 1e-10))</text:span></text:p>
      <text:p text:style-name="P2"><text:span text:style-name="Emphasis"><text:s text:c="12"/>phi = joint_entropy - individual_entropy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phi", phi, {"metric_type": "bifurcation"})</text:span></text:p>
      <text:p text:style-name="P2"><text:span text:style-name="Emphasis"><text:s text:c="12"/>return phi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wpli(self, state_tuple: Tuple) -&gt; float:</text:span></text:p>
      <text:p text:style-name="P2"><text:span text:style-name="Emphasis"><text:s text:c="8"/>"""Обчислення Weighted Phase Lag Index (wPLI)."""</text:span></text:p>
      <text:p text:style-name="P2"><text:span text:style-name="Emphasis"><text:s text:c="8"/>with self.profile("compute_wpli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fft_signals = [np.fft.fft(state.flatten()) for state in states]</text:span></text:p>
      <text:p text:style-name="P2"><text:soft-page-break/><text:span text:style-name="Emphasis"><text:s text:c="12"/>cross_spectra = [np.abs(np.fft.ifft(fft1 * np.conj(fft2))) for fft1, fft2 in zip(fft_signals[:-1], fft_signals[1:])]</text:span></text:p>
      <text:p text:style-name="P2"><text:span text:style-name="Emphasis"><text:s text:c="12"/>imag_sum = np.sum([np.imag(cs) for cs in cross_spectra], axis=0)</text:span></text:p>
      <text:p text:style-name="P2"><text:span text:style-name="Emphasis"><text:s text:c="12"/>abs_imag_sum = np.sum([np.abs(np.imag(cs)) for cs in cross_spectra], axis=0)</text:span></text:p>
      <text:p text:style-name="P2"><text:span text:style-name="Emphasis"><text:s text:c="12"/>wpli = np.abs(np.mean(imag_sum / (abs_imag_sum + 1e-10)))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wpli", wpli, {"metric_type": "bifurcation"})</text:span></text:p>
      <text:p text:style-name="P2"><text:span text:style-name="Emphasis"><text:s text:c="12"/>return wpli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fractal_dimension(self, state_tuple: Tuple) -&gt; float:</text:span></text:p>
      <text:p text:style-name="P2"><text:span text:style-name="Emphasis"><text:s text:c="8"/>"""Обчислення фрактальної розмірності."""</text:span></text:p>
      <text:p text:style-name="P2"><text:span text:style-name="Emphasis"><text:s text:c="8"/>with self.profile("compute_fractal_dimension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all_states = np.concatenate([state.flatten() for state in states])</text:span></text:p>
      <text:p text:style-name="P2"><text:span text:style-name="Emphasis"><text:s text:c="12"/>kmax = 10</text:span></text:p>
      <text:p text:style-name="P2"><text:span text:style-name="Emphasis"><text:s text:c="12"/>L = np.zeros(kmax)</text:span></text:p>
      <text:p text:style-name="P2"><text:span text:style-name="Emphasis"><text:s text:c="12"/>N = len(all_states)</text:span></text:p>
      <text:p text:style-name="P2"><text:span text:style-name="Emphasis"><text:s text:c="12"/>for k in range(1, kmax + 1):</text:span></text:p>
      <text:p text:style-name="P2"><text:span text:style-name="Emphasis"><text:s text:c="16"/>Lk = 0.0</text:span></text:p>
      <text:p text:style-name="P2"><text:span text:style-name="Emphasis"><text:s text:c="16"/>for m in range(k):</text:span></text:p>
      <text:p text:style-name="P2"><text:span text:style-name="Emphasis"><text:s text:c="20"/>indices = np.arange(m, N, k)</text:span></text:p>
      <text:p text:style-name="P2"><text:span text:style-name="Emphasis"><text:s text:c="20"/>subx = all_states[indices]</text:span></text:p>
      <text:p text:style-name="P2"><text:span text:style-name="Emphasis"><text:s text:c="20"/>Lm = np.sum(np.abs(np.diff(subx))) * (N - 1) / ((N - m) / k * k)</text:span></text:p>
      <text:p text:style-name="P2"><text:span text:style-name="Emphasis"><text:s text:c="20"/>Lk += Lm</text:span></text:p>
      <text:p text:style-name="P2"><text:span text:style-name="Emphasis"><text:s text:c="16"/>L[k-1] = Lk / k</text:span></text:p>
      <text:p text:style-name="P2"><text:span text:style-name="Emphasis"><text:s text:c="12"/>x_values = np.log(np.arange(1, kmax + 1))</text:span></text:p>
      <text:p text:style-name="P2"><text:span text:style-name="Emphasis"><text:s text:c="12"/>y_values = np.log(L + 1e-10)</text:span></text:p>
      <text:p text:style-name="P2"><text:span text:style-name="Emphasis"><text:s text:c="12"/>coeffs = np.linalg.lstsq(np.vstack([x_values, np.ones(len(x_values))]).T, y_values, rcond=None)[0]</text:span></text:p>
      <text:p text:style-name="P2"><text:soft-page-break/><text:span text:style-name="Emphasis"><text:s text:c="12"/>D = -coeffs[0]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fractal_dimension", D, {"metric_type": "bifurcation"})</text:span></text:p>
      <text:p text:style-name="P2"><text:span text:style-name="Emphasis"><text:s text:c="12"/>return D</text:span></text:p>
      <text:p text:style-name="P2"><text:span text:style-name="Emphasis"/></text:p>
      <text:p text:style-name="P2"><text:span text:style-name="Emphasis"><text:s text:c="4"/>@lru_cache(maxsize=100)</text:span></text:p>
      <text:p text:style-name="P2"><text:span text:style-name="Emphasis"><text:s text:c="4"/>def compute_lyapunov(self, state_tuple: Tuple) -&gt; float:</text:span></text:p>
      <text:p text:style-name="P2"><text:span text:style-name="Emphasis"><text:s text:c="8"/>"""Обчислення показника Ляпунова."""</text:span></text:p>
      <text:p text:style-name="P2"><text:span text:style-name="Emphasis"><text:s text:c="8"/>with self.profile("compute_lyapunov"):</text:span></text:p>
      <text:p text:style-name="P2"><text:span text:style-name="Emphasis"><text:s text:c="12"/>states = [np.array(state) for state in state_tuple]</text:span></text:p>
      <text:p text:style-name="P2"><text:span text:style-name="Emphasis"><text:s text:c="12"/>if not states:</text:span></text:p>
      <text:p text:style-name="P2"><text:span text:style-name="Emphasis"><text:s text:c="16"/>return 0.0</text:span></text:p>
      <text:p text:style-name="P2"><text:span text:style-name="Emphasis"><text:s text:c="12"/>perturbations = [state + np.random.normal(0, 1e-5, state.shape) for state in states]</text:span></text:p>
      <text:p text:style-name="P2"><text:span text:style-name="Emphasis"><text:s text:c="12"/>divergences = [np.linalg.norm(states[i] - perturbations[i]) for i in range(len(states))]</text:span></text:p>
      <text:p text:style-name="P2"><text:span text:style-name="Emphasis"><text:s text:c="12"/>lyapunov = np.mean(np.log(np.array(divergences[1:]) / np.array(divergences[:-1]) + 1e-10))</text:span></text:p>
      <text:p text:style-name="P2"><text:span text:style-name="Emphasis"><text:s text:c="12"/>if self.enable_telemetry:</text:span></text:p>
      <text:p text:style-name="P2"><text:span text:style-name="Emphasis"><text:s text:c="16"/>self.telemetry.track_metric("lyapunov", lyapunov, {"metric_type": "chaos"})</text:span></text:p>
      <text:p text:style-name="P2"><text:span text:style-name="Emphasis"><text:s text:c="12"/>return lyapunov</text:span></text:p>
      <text:p text:style-name="P2"><text:span text:style-name="Emphasis"/></text:p>
      <text:p text:style-name="P2"><text:span text:style-name="Emphasis"><text:s text:c="4"/>async def introspect(self) -&gt; Dict[str, float]:</text:span></text:p>
      <text:p text:style-name="P2"><text:span text:style-name="Emphasis"><text:s text:c="8"/>"""Інтроспекція стану біфуркаційної моделі."""</text:span></text:p>
      <text:p text:style-name="P2"><text:span text:style-name="Emphasis"><text:s text:c="8"/>with self.profile("introspect"):</text:span></text:p>
      <text:p text:style-name="P2"><text:span text:style-name="Emphasis"><text:s text:c="12"/>try:</text:span></text:p>
      <text:p text:style-name="P2"><text:span text:style-name="Emphasis"><text:s text:c="16"/>state_tuple = tuple(tuple(state) for state in self.states[-10:])</text:span></text:p>
      <text:p text:style-name="P2"><text:span text:style-name="Emphasis"><text:s text:c="16"/>phi = await self.execute_with_telemetry(lambda: self.compute_phi(state_tuple))</text:span></text:p>
      <text:p text:style-name="P2"><text:span text:style-name="Emphasis"><text:s text:c="16"/>wpli = await self.execute_with_telemetry(lambda: self.compute_wpli(state_tuple))</text:span></text:p>
      <text:p text:style-name="P2"><text:span text:style-name="Emphasis"><text:s text:c="16"/>D = await self.execute_with_telemetry(lambda: self.compute_fractal_dimension(state_tuple))</text:span></text:p>
      <text:p text:style-name="P2"><text:span text:style-name="Emphasis"><text:s text:c="16"/>lyapunov = await self.execute_with_telemetry(lambda: self.compute_lyapunov(state_tuple))</text:span></text:p>
      <text:p text:style-name="P2"><text:span text:style-name="Emphasis"><text:s text:c="16"/>topological_metrics = self.topological_analyzer.analyze_persistent_homology(self.states)</text:span></text:p>
      <text:p text:style-name="P2"><text:span text:style-name="Emphasis"><text:s text:c="16"/></text:span></text:p>
      <text:p text:style-name="P2"><text:soft-page-break/><text:span text:style-name="Emphasis"><text:s text:c="16"/>stability = float(np.mean(self.activity.numpy()))</text:span></text:p>
      <text:p text:style-name="P2"><text:span text:style-name="Emphasis"><text:s text:c="16"/>C_system = 0.2 * min(1, phi / 0.7) + 0.2 * wpli + 0.2 * (1 - abs(D - 1.618)) + 0.2 * stability + 0.2 * 0.8</text:span></text:p>
      <text:p text:style-name="P2"><text:span text:style-name="Emphasis"><text:s text:c="16"/></text:span></text:p>
      <text:p text:style-name="P2"><text:span text:style-name="Emphasis"><text:s text:c="16"/>metrics = {</text:span></text:p>
      <text:p text:style-name="P2"><text:span text:style-name="Emphasis"><text:s text:c="20"/>"phi": phi,</text:span></text:p>
      <text:p text:style-name="P2"><text:span text:style-name="Emphasis"><text:s text:c="20"/>"wpli": wpli,</text:span></text:p>
      <text:p text:style-name="P2"><text:span text:style-name="Emphasis"><text:s text:c="20"/>"D": D,</text:span></text:p>
      <text:p text:style-name="P2"><text:span text:style-name="Emphasis"><text:s text:c="20"/>"lyapunov": lyapunov,</text:span></text:p>
      <text:p text:style-name="P2"><text:span text:style-name="Emphasis"><text:s text:c="20"/>"stability": stability,</text:span></text:p>
      <text:p text:style-name="P2"><text:span text:style-name="Emphasis"><text:s text:c="20"/>"C_system": C_system,</text:span></text:p>
      <text:p text:style-name="P2"><text:span text:style-name="Emphasis"><text:s text:c="20"/>"topological_metrics": topological_metrics</text:span></text:p>
      <text:p text:style-name="P2"><text:span text:style-name="Emphasis"><text:s text:c="16"/>}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BifurcationIntrospection", {"metrics": str(metrics)})</text:span></text:p>
      <text:p text:style-name="P2"><text:span text:style-name="Emphasis"><text:s text:c="16"/>self.logger.info(f"Bifurcation Introspection: {metrics}", extra={"CorrelationId": CORRELATION_ID})</text:span></text:p>
      <text:p text:style-name="P2"><text:span text:style-name="Emphasis"><text:s text:c="16"/>return metrics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BifurcationIntrospectionFailed", {"error": str(e)})</text:span></text:p>
      <text:p text:style-name="P2"><text:span text:style-name="Emphasis"><text:s text:c="16"/>self.logger.error(f"Bifurcation Introspection failed: {str(e)}", extra={"CorrelationId": CORRELATION_ID})</text:span></text:p>
      <text:p text:style-name="P2"><text:span text:style-name="Emphasis"><text:s text:c="16"/>raise ConsciousException(str(e), "BIFURCATION_INTROSPECTION_FAIL")</text:span></text:p>
      <text:p text:style-name="P2"><text:span text:style-name="Emphasis"/></text:p>
      <text:p text:style-name="P2"><text:span text:style-name="Emphasis"><text:s text:c="4"/>async def close(self):</text:span></text:p>
      <text:p text:style-name="P2"><text:span text:style-name="Emphasis"><text:s text:c="8"/>"""Асинхронне закриття ресурсів."""</text:span></text:p>
      <text:p text:style-name="P2"><text:span text:style-name="Emphasis"><text:s text:c="8"/>try:</text:span></text:p>
      <text:p text:style-name="P2"><text:span text:style-name="Emphasis"><text:s text:c="12"/>await self.repository.close()</text:span></text:p>
      <text:p text:style-name="P2"><text:span text:style-name="Emphasis"><text:s text:c="12"/>self.compute_phi.cache_clear()</text:span></text:p>
      <text:p text:style-name="P2"><text:span text:style-name="Emphasis"><text:s text:c="12"/>self.compute_wpli.cache_clear()</text:span></text:p>
      <text:p text:style-name="P2"><text:span text:style-name="Emphasis"><text:s text:c="12"/>self.compute_fractal_dimension.cache_clear()</text:span></text:p>
      <text:p text:style-name="P2"><text:span text:style-name="Emphasis"><text:s text:c="12"/>self.compute_lyapunov.cache_clear()</text:span></text:p>
      <text:p text:style-name="P2"><text:soft-page-break/><text:span text:style-name="Emphasis"><text:s text:c="8"/>except Exception as e:</text:span></text:p>
      <text:p text:style-name="P2"><text:span text:style-name="Emphasis"><text:s text:c="12"/>self.logger.error(f"Close failed: {str(e)}", extra={"CorrelationId": CORRELATION_ID})</text:span></text:p>
      <text:p text:style-name="P2"><text:span text:style-name="Emphasis"><text:s text:c="12"/>raise ConsciousException(str(e), "BIFURCATION_CLOSE_FAIL")</text:span></text:p>
      <text:p text:style-name="P2"><text:span text:style-name="Emphasis"/></text:p>
      <text:p text:style-name="P2"><text:span text:style-name="Emphasis"><text:s text:c="4"/>async def execute_with_telemetry(self, func: callable) -&gt; float:</text:span></text:p>
      <text:p text:style-name="P2"><text:span text:style-name="Emphasis"><text:s text:c="8"/>"""Виконання функції з умовною телеметрією."""</text:span></text:p>
      <text:p text:style-name="P2"><text:span text:style-name="Emphasis"><text:s text:c="8"/>if self.enable_telemetry:</text:span></text:p>
      <text:p text:style-name="P2"><text:span text:style-name="Emphasis"><text:s text:c="12"/>return await self.telemetry.execute_policy(func)</text:span></text:p>
      <text:p text:style-name="P2"><text:span text:style-name="Emphasis"><text:s text:c="8"/>return func(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. Мета-модель: `src/cns_conscious_core/models/meta_model.py`</text:span></text:p>
      <text:p text:style-name="P2"><text:span text:style-name="Emphasis">```python</text:span></text:p>
      <text:p text:style-name="P2"><text:span text:style-name="Emphasis">import numpy as np</text:span></text:p>
      <text:p text:style-name="P2"><text:span text:style-name="Emphasis">from typing import Dict, List</text:span></text:p>
      <text:p text:style-name="P2"><text:span text:style-name="Emphasis">import asyncio</text:span></text:p>
      <text:p text:style-name="P2"><text:span text:style-name="Emphasis">from ..telemetry.telemetry import TelemetryService</text:span></text:p>
      <text:p text:style-name="P2"><text:span text:style-name="Emphasis">from ..exceptions.exceptions import ConsciousException</text:span></text:p>
      <text:p text:style-name="P2"><text:span text:style-name="Emphasis">import cProfile</text:span></text:p>
      <text:p text:style-name="P2"><text:span text:style-name="Emphasis">import pstats</text:span></text:p>
      <text:p text:style-name="P2"><text:span text:style-name="Emphasis">from contextlib import contextmanager</text:span></text:p>
      <text:p text:style-name="P2"><text:span text:style-name="Emphasis"/></text:p>
      <text:p text:style-name="P2"><text:span text:style-name="Emphasis">class MetaModel:</text:span></text:p>
      <text:p text:style-name="P2"><text:span text:style-name="Emphasis"><text:s text:c="4"/>"""Мета-модель для аналізу когнітивного стану системи."""</text:span></text:p>
      <text:p text:style-name="P2"><text:span text:style-name="Emphasis"><text:s text:c="4"/>def __init__(self, config: Dict, enable_telemetry: bool = True):</text:span></text:p>
      <text:p text:style-name="P2"><text:span text:style-name="Emphasis"><text:s text:c="8"/>self.threshold = config.get("meta_threshold", 0.85)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oft-page-break/><text:span text:style-name="Emphasis"><text:s text:c="8"/>"""Профілювання продуктивності."""</text:span></text:p>
      <text:p text:style-name="P2"><text:span text:style-name="Emphasis"><text:s text:c="8"/>profiler = cProfile.Profile()</text:span></text:p>
      <text:p text:style-name="P2"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pan text:style-name="Emphasis"><text:s text:c="8"/>stats.sort_stats("cumulative")</text:span></text:p>
      <text:p text:style-name="P2"><text:span text:style-name="Emphasis"><text:s text:c="8"/>stats.print_stats(f"meta_model.py:{method_name}", 10)</text:span></text:p>
      <text:p text:style-name="P2"><text:span text:style-name="Emphasis"><text:s text:c="8"/>if self.enable_telemetry:</text:span></text:p>
      <text:p text:style-name="P2"><text:span text:style-name="Emphasis"><text:s text:c="12"/>self.telemetry.track_metric("method_duration_ms", duration_ms, {"method": method_name})</text:span></text:p>
      <text:p text:style-name="P2"><text:span text:style-name="Emphasis"/></text:p>
      <text:p text:style-name="P2"><text:span text:style-name="Emphasis"><text:s text:c="4"/>async def analyze(self, states: List[np.ndarray]) -&gt; Dict[str, float]:</text:span></text:p>
      <text:p text:style-name="P2"><text:span text:style-name="Emphasis"><text:s text:c="8"/>"""Аналіз когнітивного стану системи."""</text:span></text:p>
      <text:p text:style-name="P2"><text:span text:style-name="Emphasis"><text:s text:c="8"/>with self.profile("analyze"):</text:span></text:p>
      <text:p text:style-name="P2"><text:span text:style-name="Emphasis"><text:s text:c="12"/>try:</text:span></text:p>
      <text:p text:style-name="P2"><text:span text:style-name="Emphasis"><text:s text:c="16"/>if not states:</text:span></text:p>
      <text:p text:style-name="P2"><text:span text:style-name="Emphasis"><text:s text:c="20"/>return {"meta_stability": 0.0}</text:span></text:p>
      <text:p text:style-name="P2"><text:span text:style-name="Emphasis"><text:s text:c="16"/>meta_stability = float(np.mean([np.std(state) for state in states]))</text:span></text:p>
      <text:p text:style-name="P2"><text:span text:style-name="Emphasis"><text:s text:c="16"/>if self.enable_telemetry:</text:span></text:p>
      <text:p text:style-name="P2"><text:span text:style-name="Emphasis"><text:s text:c="20"/>self.telemetry.track_metric("meta_stability", meta_stability, {"metric_type": "meta"})</text:span></text:p>
      <text:p text:style-name="P2"><text:span text:style-name="Emphasis"><text:s text:c="16"/>return {"meta_stability": meta_stability}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MetaAnalysisFailed", {"error": str(e)})</text:span></text:p>
      <text:p text:style-name="P2"><text:span text:style-name="Emphasis"><text:s text:c="16"/>self.logger.error(f"Meta analysis failed: {str(e)}", extra={"CorrelationId": CORRELATION_ID})</text:span></text:p>
      <text:p text:style-name="P2"><text:span text:style-name="Emphasis"><text:s text:c="16"/>raise ConsciousException(str(e), "META_ANALYSIS_FAIL")</text:span></text:p>
      <text:p text:style-name="P2"><text:span text:style-name="Emphasis">```</text:span></text:p>
      <text:p text:style-name="P2"><text:span text:style-name="Emphasis"/></text:p>
      <text:p text:style-name="P2"><text:soft-page-break/><text:span text:style-name="Emphasis">#### 5. Причинно-наслідковий граф: `src/cns_conscious_core/models/causal_graph.py`</text:span></text:p>
      <text:p text:style-name="P2"><text:span text:style-name="Emphasis">```python</text:span></text:p>
      <text:p text:style-name="P2"><text:span text:style-name="Emphasis">import numpy as np</text:span></text:p>
      <text:p text:style-name="P2"><text:span text:style-name="Emphasis">from typing import List, Dict</text:span></text:p>
      <text:p text:style-name="P2"><text:span text:style-name="Emphasis">from ..telemetry.telemetry import TelemetryService</text:span></text:p>
      <text:p text:style-name="P2"><text:span text:style-name="Emphasis">from ..exceptions.exceptions import ConsciousException</text:span></text:p>
      <text:p text:style-name="P2"><text:span text:style-name="Emphasis">import cProfile</text:span></text:p>
      <text:p text:style-name="P2"><text:span text:style-name="Emphasis">import pstats</text:span></text:p>
      <text:p text:style-name="P2"><text:span text:style-name="Emphasis">from contextlib import contextmanager</text:span></text:p>
      <text:p text:style-name="P2"><text:span text:style-name="Emphasis"/></text:p>
      <text:p text:style-name="P2"><text:span text:style-name="Emphasis">class CausalGraph:</text:span></text:p>
      <text:p text:style-name="P2"><text:span text:style-name="Emphasis"><text:s text:c="4"/>"""Причинно-наслідковий граф для моделювання взаємозв’язків."""</text:span></text:p>
      <text:p text:style-name="P2"><text:span text:style-name="Emphasis"><text:s text:c="4"/>def __init__(self, fractal_layers: List, bifurcation_model, enable_telemetry: bool = True):</text:span></text:p>
      <text:p text:style-name="P2"><text:span text:style-name="Emphasis"><text:s text:c="8"/>self.nodes = [f"layer_{i}" for i, _ in enumerate(fractal_layers)] + ["bifurcation_model"]</text:span></text:p>
      <text:p text:style-name="P2"><text:span text:style-name="Emphasis"><text:s text:c="8"/>self.edges = []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pan text:style-name="Emphasis"><text:s text:c="8"/>"""Профілювання продуктивності."""</text:span></text:p>
      <text:p text:style-name="P2"><text:span text:style-name="Emphasis"><text:s text:c="8"/>profiler = cProfile.Profile()</text:span></text:p>
      <text:p text:style-name="P2"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pan text:style-name="Emphasis"><text:s text:c="8"/>stats.sort_stats("cumulative")</text:span></text:p>
      <text:p text:style-name="P2"><text:span text:style-name="Emphasis"><text:s text:c="8"/>stats.print_stats(f"causal_graph.py:{method_name}", 10)</text:span></text:p>
      <text:p text:style-name="P2"><text:span text:style-name="Emphasis"><text:s text:c="8"/>if self.enable_telemetry:</text:span></text:p>
      <text:p text:style-name="P2"><text:soft-page-break/><text:span text:style-name="Emphasis"><text:s text:c="12"/>self.telemetry.track_metric("method_duration_ms", duration_ms, {"method": method_name})</text:span></text:p>
      <text:p text:style-name="P2"><text:span text:style-name="Emphasis"/></text:p>
      <text:p text:style-name="P2"><text:span text:style-name="Emphasis"><text:s text:c="4"/>def update_graph(self, states: List[np.ndarray]) -&gt; Dict:</text:span></text:p>
      <text:p text:style-name="P2"><text:span text:style-name="Emphasis"><text:s text:c="8"/>"""Оновлення графу на основі станів."""</text:span></text:p>
      <text:p text:style-name="P2"><text:span text:style-name="Emphasis"><text:s text:c="8"/>with self.profile("update_graph"):</text:span></text:p>
      <text:p text:style-name="P2"><text:span text:style-name="Emphasis"><text:s text:c="12"/>try:</text:span></text:p>
      <text:p text:style-name="P2"><text:span text:style-name="Emphasis"><text:s text:c="16"/>if not states:</text:span></text:p>
      <text:p text:style-name="P2"><text:span text:style-name="Emphasis"><text:s text:c="20"/>return {"nodes": self.nodes, "edges": self.edges}</text:span></text:p>
      <text:p text:style-name="P2"><text:span text:style-name="Emphasis"><text:s text:c="16"/>edge_weights = []</text:span></text:p>
      <text:p text:style-name="P2"><text:span text:style-name="Emphasis"><text:s text:c="16"/>for i in range(len(states) - 1):</text:span></text:p>
      <text:p text:style-name="P2"><text:span text:style-name="Emphasis"><text:s text:c="20"/>corr = np.corrcoef(states[i].flatten(), states[i + 1].flatten())[0, 1]</text:span></text:p>
      <text:p text:style-name="P2"><text:span text:style-name="Emphasis"><text:s text:c="20"/>edge_weights.append(corr)</text:span></text:p>
      <text:p text:style-name="P2"><text:span text:style-name="Emphasis"><text:s text:c="16"/>self.edges = [(f"layer_{i}", f"layer_{i+1}", w) for i, w in enumerate(edge_weights)]</text:span></text:p>
      <text:p text:style-name="P2"><text:span text:style-name="Emphasis"><text:s text:c="16"/>self.edges.append((f"layer_{len(states)-2}", "bifurcation_model", edge_weights[-1] if edge_weights else 0.0))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CausalGraphUpdated", {"nodes": len(self.nodes), "edges": len(self.edges)})</text:span></text:p>
      <text:p text:style-name="P2"><text:span text:style-name="Emphasis"><text:s text:c="16"/>return {"nodes": self.nodes, "edges": self.edges}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CausalGraphUpdateFailed", {"error": str(e)})</text:span></text:p>
      <text:p text:style-name="P2"><text:span text:style-name="Emphasis"><text:s text:c="16"/>self.logger.error(f"Causal graph update failed: {str(e)}", extra={"CorrelationId": CORRELATION_ID})</text:span></text:p>
      <text:p text:style-name="P2"><text:span text:style-name="Emphasis"><text:s text:c="16"/>raise ConsciousException(str(e), "CAUSAL_GRAPH_UPDATE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. Семантом: `src/cns_conscious_core/ontologic/semantome.py`</text:span></text:p>
      <text:p text:style-name="P2"><text:span text:style-name="Emphasis">```python</text:span></text:p>
      <text:p text:style-name="P2"><text:span text:style-name="Emphasis">import json</text:span></text:p>
      <text:p text:style-name="P2"><text:span text:style-name="Emphasis">from typing import Dict, Optional</text:span></text:p>
      <text:p text:style-name="P2"><text:span text:style-name="Emphasis">from ..exceptions.exceptions import ConsciousException</text:span></text:p>
      <text:p text:style-name="P2"><text:soft-page-break/><text:span text:style-name="Emphasis">import os</text:span></text:p>
      <text:p text:style-name="P2"><text:span text:style-name="Emphasis"/></text:p>
      <text:p text:style-name="P2"><text:span text:style-name="Emphasis">class Semantome:</text:span></text:p>
      <text:p text:style-name="P2"><text:span text:style-name="Emphasis"><text:s text:c="4"/>"""Нейроонтологічний словник для контекстної інтерпретації."""</text:span></text:p>
      <text:p text:style-name="P2"><text:span text:style-name="Emphasis"><text:s text:c="4"/>def __init__(self, semantome_path: str):</text:span></text:p>
      <text:p text:style-name="P2"><text:span text:style-name="Emphasis"><text:s text:c="8"/>if not os.path.exists(semantome_path):</text:span></text:p>
      <text:p text:style-name="P2"><text:span text:style-name="Emphasis"><text:s text:c="12"/>raise ConsciousException(f"Semantome file not found: {semantome_path}", "SEMANTOME_NOT_FOUND")</text:span></text:p>
      <text:p text:style-name="P2"><text:span text:style-name="Emphasis"><text:s text:c="8"/>with open(semantome_path, "r") as f:</text:span></text:p>
      <text:p text:style-name="P2"><text:span text:style-name="Emphasis"><text:s text:c="12"/>self.semantome = json.load(f)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def lookup(self, key: str) -&gt; Optional[Dict]:</text:span></text:p>
      <text:p text:style-name="P2"><text:span text:style-name="Emphasis"><text:s text:c="8"/>"""Пошук контексту за ключем."""</text:span></text:p>
      <text:p text:style-name="P2"><text:span text:style-name="Emphasis"><text:s text:c="8"/>try:</text:span></text:p>
      <text:p text:style-name="P2"><text:span text:style-name="Emphasis"><text:s text:c="12"/>return self.semantome.get(key)</text:span></text:p>
      <text:p text:style-name="P2"><text:span text:style-name="Emphasis"><text:s text:c="8"/>except Exception as e:</text:span></text:p>
      <text:p text:style-name="P2"><text:span text:style-name="Emphasis"><text:s text:c="12"/>self.logger.error(f"Semantome lookup failed: {str(e)}", extra={"CorrelationId": CORRELATION_ID})</text:span></text:p>
      <text:p text:style-name="P2"><text:span text:style-name="Emphasis"><text:s text:c="12"/>raise ConsciousException(str(e), "SEMANTOME_LOOKUP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. Онтологічний інтерпретатор: `src/cns_conscious_core/ontologic/interpreter.py`</text:span></text:p>
      <text:p text:style-name="P2"><text:span text:style-name="Emphasis">```python</text:span></text:p>
      <text:p text:style-name="P2"><text:span text:style-name="Emphasis">from typing import Dict</text:span></text:p>
      <text:p text:style-name="P2"><text:span text:style-name="Emphasis">from ..exceptions.exceptions import ConsciousException</text:span></text:p>
      <text:p text:style-name="P2"><text:span text:style-name="Emphasis">from ..telemetry.telemetry import TelemetryService</text:span></text:p>
      <text:p text:style-name="P2"><text:span text:style-name="Emphasis">from .semantome import Semantome</text:span></text:p>
      <text:p text:style-name="P2"><text:span text:style-name="Emphasis"/></text:p>
      <text:p text:style-name="P2"><text:span text:style-name="Emphasis">class OntologicalInterpreter:</text:span></text:p>
      <text:p text:style-name="P2"><text:span text:style-name="Emphasis"><text:s text:c="4"/>"""Онтологічний інтерпретатор для пояснення метрик."""</text:span></text:p>
      <text:p text:style-name="P2"><text:span text:style-name="Emphasis"><text:s text:c="4"/>def __init__(self, semantome: Semantome, enable_telemetry: bool = True):</text:span></text:p>
      <text:p text:style-name="P2"><text:soft-page-break/><text:span text:style-name="Emphasis"><text:s text:c="8"/>self.semantome = semantome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def interpret(self, metrics: Dict) -&gt; str:</text:span></text:p>
      <text:p text:style-name="P2"><text:span text:style-name="Emphasis"><text:s text:c="8"/>"""Інтерпретація метрик у логіко-семантичних термінах."""</text:span></text:p>
      <text:p text:style-name="P2"><text:span text:style-name="Emphasis"><text:s text:c="8"/>try:</text:span></text:p>
      <text:p text:style-name="P2"><text:span text:style-name="Emphasis"><text:s text:c="12"/>interpretation = []</text:span></text:p>
      <text:p text:style-name="P2"><text:span text:style-name="Emphasis"><text:s text:c="12"/>for key, value in metrics.items():</text:span></text:p>
      <text:p text:style-name="P2"><text:span text:style-name="Emphasis"><text:s text:c="16"/>context = self.semantome.lookup(key)</text:span></text:p>
      <text:p text:style-name="P2"><text:span text:style-name="Emphasis"><text:s text:c="16"/>if context:</text:span></text:p>
      <text:p text:style-name="P2"><text:span text:style-name="Emphasis"><text:s text:c="20"/>interpretation.append(f"{key}: {value} ({context.get('description', 'No description')})")</text:span></text:p>
      <text:p text:style-name="P2"><text:span text:style-name="Emphasis"><text:s text:c="16"/>else:</text:span></text:p>
      <text:p text:style-name="P2"><text:span text:style-name="Emphasis"><text:s text:c="20"/>interpretation.append(f"{key}: {value} (No context)")</text:span></text:p>
      <text:p text:style-name="P2"><text:span text:style-name="Emphasis"><text:s text:c="12"/>result = "; ".join(interpretation)</text:span></text:p>
      <text:p text:style-name="P2"><text:span text:style-name="Emphasis"><text:s text:c="12"/>if self.enable_telemetry:</text:span></text:p>
      <text:p text:style-name="P2"><text:span text:style-name="Emphasis"><text:s text:c="16"/>self.telemetry.track_event("Interpretation", {"result": result})</text:span></text:p>
      <text:p text:style-name="P2"><text:span text:style-name="Emphasis"><text:s text:c="12"/>return result</text:span></text:p>
      <text:p text:style-name="P2"><text:span text:style-name="Emphasis"><text:s text:c="8"/>except Exception as e:</text:span></text:p>
      <text:p text:style-name="P2"><text:span text:style-name="Emphasis"><text:s text:c="12"/>if self.enable_telemetry:</text:span></text:p>
      <text:p text:style-name="P2"><text:span text:style-name="Emphasis"><text:s text:c="16"/>self.telemetry.track_event("InterpretationFailed", {"error": str(e)})</text:span></text:p>
      <text:p text:style-name="P2"><text:span text:style-name="Emphasis"><text:s text:c="12"/>self.logger.error(f"Interpretation failed: {str(e)}", extra={"CorrelationId": CORRELATION_ID})</text:span></text:p>
      <text:p text:style-name="P2"><text:span text:style-name="Emphasis"><text:s text:c="12"/>raise ConsciousException(str(e), "INTERPRETATION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8. Акторна модель: `src/cns_conscious_core/actors/actor_model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from typing import List, Optional</text:span></text:p>
      <text:p text:style-name="P2"><text:span text:style-name="Emphasis">from ..telemetry.telemetry import TelemetryService</text:span></text:p>
      <text:p text:style-name="P2"><text:soft-page-break/><text:span text:style-name="Emphasis">from ..exceptions.exceptions import Result, ConsciousException</text:span></text:p>
      <text:p text:style-name="P2"><text:span text:style-name="Emphasis">from redis.asyncio import Redis</text:span></text:p>
      <text:p text:style-name="P2"><text:span text:style-name="Emphasis">import cProfile</text:span></text:p>
      <text:p text:style-name="P2"><text:span text:style-name="Emphasis">import pstats</text:span></text:p>
      <text:p text:style-name="P2"><text:span text:style-name="Emphasis">from contextlib import contextmanager</text:span></text:p>
      <text:p text:style-name="P2"><text:span text:style-name="Emphasis"/></text:p>
      <text:p text:style-name="P2"><text:span text:style-name="Emphasis">class ActorModel:</text:span></text:p>
      <text:p text:style-name="P2"><text:span text:style-name="Emphasis"><text:s text:c="4"/>"""Асинхронна акторна модель для обробки шарів і біфуркації."""</text:span></text:p>
      <text:p text:style-name="P2"><text:span text:style-name="Emphasis"><text:s text:c="4"/>def __init__(self, fractal_layers: List, bifurcation_model, redis_client: Redis, enable_telemetry: bool = True):</text:span></text:p>
      <text:p text:style-name="P2"><text:span text:style-name="Emphasis"><text:s text:c="8"/>self.fractal_layers = fractal_layers</text:span></text:p>
      <text:p text:style-name="P2"><text:span text:style-name="Emphasis"><text:s text:c="8"/>self.bifurcation_model = bifurcation_model</text:span></text:p>
      <text:p text:style-name="P2"><text:span text:style-name="Emphasis"><text:s text:c="8"/>self.redis_client = redis_client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pan text:style-name="Emphasis"><text:s text:c="8"/>"""Профілювання продуктивності."""</text:span></text:p>
      <text:p text:style-name="P2"><text:span text:style-name="Emphasis"><text:s text:c="8"/>profiler = cProfile.Profile()</text:span></text:p>
      <text:p text:style-name="P2"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pan text:style-name="Emphasis"><text:s text:c="8"/>stats.sort_stats("cumulative")</text:span></text:p>
      <text:p text:style-name="P2"><text:span text:style-name="Emphasis"><text:s text:c="8"/>stats.print_stats(f"actor_model.py:{method_name}", 10)</text:span></text:p>
      <text:p text:style-name="P2"><text:span text:style-name="Emphasis"><text:s text:c="8"/>if self.enable_telemetry:</text:span></text:p>
      <text:p text:style-name="P2"><text:span text:style-name="Emphasis"><text:s text:c="12"/>self.telemetry.track_metric("method_duration_ms", duration_ms, {"method": method_name})</text:span></text:p>
      <text:p text:style-name="P2"><text:soft-page-break/><text:span text:style-name="Emphasis"/></text:p>
      <text:p text:style-name="P2"><text:span text:style-name="Emphasis"><text:s text:c="4"/>async def process_layer(self, layer, inputs, cancellation_token: Optional[object] = None) -&gt; Result:</text:span></text:p>
      <text:p text:style-name="P2"><text:span text:style-name="Emphasis"><text:s text:c="8"/>"""Обробка шару через актор."""</text:span></text:p>
      <text:p text:style-name="P2"><text:span text:style-name="Emphasis"><text:s text:c="8"/>with self.profile("process_layer"):</text:span></text:p>
      <text:p text:style-name="P2"><text:span text:style-name="Emphasis"><text:s text:c="12"/>try:</text:span></text:p>
      <text:p text:style-name="P2"><text:span text:style-name="Emphasis"><text:s text:c="16"/>result = await asyncio.wait_for(layer.call(inputs, cancellation_token), timeout=30.0)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LayerActorProcessed", {"shape": str(inputs.shape)})</text:span></text:p>
      <text:p text:style-name="P2"><text:span text:style-name="Emphasis"><text:s text:c="16"/>return result</text:span></text:p>
      <text:p text:style-name="P2"><text:span text:style-name="Emphasis"><text:s text:c="12"/>except asyncio.TimeoutError:</text:span></text:p>
      <text:p text:style-name="P2"><text:span text:style-name="Emphasis"><text:s text:c="16"/>self.logger.error("Layer processing timed out", extra={"CorrelationId": CORRELATION_ID})</text:span></text:p>
      <text:p text:style-name="P2"><text:span text:style-name="Emphasis"><text:s text:c="16"/>raise ConsciousException("Layer processing timed out", "LAYER_ACTOR_TIMEOUT"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LayerActorProcessingFailed", {"error": str(e)})</text:span></text:p>
      <text:p text:style-name="P2"><text:span text:style-name="Emphasis"><text:s text:c="16"/>self.logger.error(f"Layer actor processing failed: {str(e)}", extra={"CorrelationId": CORRELATION_ID})</text:span></text:p>
      <text:p text:style-name="P2"><text:span text:style-name="Emphasis"><text:s text:c="16"/>raise ConsciousException(str(e), "LAYER_ACTOR_FAIL")</text:span></text:p>
      <text:p text:style-name="P2"><text:span text:style-name="Emphasis"/></text:p>
      <text:p text:style-name="P2"><text:span text:style-name="Emphasis"><text:s text:c="4"/>async def process_bifurcation(self, stimulus, steps, cancellation_token: Optional[object] = None) -&gt; Result:</text:span></text:p>
      <text:p text:style-name="P2"><text:span text:style-name="Emphasis"><text:s text:c="8"/>"""Обробка біфуркації через актор."""</text:span></text:p>
      <text:p text:style-name="P2"><text:span text:style-name="Emphasis"><text:s text:c="8"/>with self.profile("process_bifurcation"):</text:span></text:p>
      <text:p text:style-name="P2"><text:span text:style-name="Emphasis"><text:s text:c="12"/>try:</text:span></text:p>
      <text:p text:style-name="P2"><text:span text:style-name="Emphasis"><text:s text:c="16"/>result = await asyncio.wait_for(self.bifurcation_model.simulate(stimulus, steps, cancellation_token), timeout=60.0)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BifurcationActorProcessed", {"steps": steps})</text:span></text:p>
      <text:p text:style-name="P2"><text:span text:style-name="Emphasis"><text:s text:c="16"/>return result</text:span></text:p>
      <text:p text:style-name="P2"><text:span text:style-name="Emphasis"><text:s text:c="12"/>except asyncio.TimeoutError:</text:span></text:p>
      <text:p text:style-name="P2"><text:span text:style-name="Emphasis"><text:s text:c="16"/>self.logger.error("Bifurcation processing timed out", extra={"CorrelationId": CORRELATION_ID})</text:span></text:p>
      <text:p text:style-name="P2"><text:soft-page-break/><text:span text:style-name="Emphasis"><text:s text:c="16"/>raise ConsciousException("Bifurcation processing timed out", "BIFURCATION_ACTOR_TIMEOUT")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BifurcationActorProcessingFailed", {"error": str(e)})</text:span></text:p>
      <text:p text:style-name="P2"><text:span text:style-name="Emphasis"><text:s text:c="16"/>self.logger.error(f"Bifurcation actor processing failed: {str(e)}", extra={"CorrelationId": CORRELATION_ID})</text:span></text:p>
      <text:p text:style-name="P2"><text:span text:style-name="Emphasis"><text:s text:c="16"/>raise ConsciousException(str(e), "BIFURCATION_ACTOR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. Топологічний аналіз: `src/cns_conscious_core/utils/topological_analysis.py`</text:span></text:p>
      <text:p text:style-name="P2"><text:span text:style-name="Emphasis">```python</text:span></text:p>
      <text:p text:style-name="P2"><text:span text:style-name="Emphasis">import numpy as np</text:span></text:p>
      <text:p text:style-name="P2"><text:span text:style-name="Emphasis">from typing import Dict, List</text:span></text:p>
      <text:p text:style-name="P2"><text:span text:style-name="Emphasis">from ..telemetry.telemetry import TelemetryService</text:span></text:p>
      <text:p text:style-name="P2"><text:span text:style-name="Emphasis">from ..exceptions.exceptions import ConsciousException</text:span></text:p>
      <text:p text:style-name="P2"><text:span text:style-name="Emphasis">import ripser</text:span></text:p>
      <text:p text:style-name="P2"><text:span text:style-name="Emphasis">import cProfile</text:span></text:p>
      <text:p text:style-name="P2"><text:span text:style-name="Emphasis">import pstats</text:span></text:p>
      <text:p text:style-name="P2"><text:span text:style-name="Emphasis">from contextlib import contextmanager</text:span></text:p>
      <text:p text:style-name="P2"><text:span text:style-name="Emphasis"/></text:p>
      <text:p text:style-name="P2"><text:span text:style-name="Emphasis">class TopologicalAnalyzer:</text:span></text:p>
      <text:p text:style-name="P2"><text:span text:style-name="Emphasis"><text:s text:c="4"/>"""Топологічний аналіз для виявлення атракторів і фазових переходів."""</text:span></text:p>
      <text:p text:style-name="P2"><text:span text:style-name="Emphasis"><text:s text:c="4"/>def __init__(self, enable_telemetry: bool = True):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@contextmanager</text:span></text:p>
      <text:p text:style-name="P2"><text:span text:style-name="Emphasis"><text:s text:c="4"/>def profile(self, method_name: str):</text:span></text:p>
      <text:p text:style-name="P2"><text:span text:style-name="Emphasis"><text:s text:c="8"/>"""Профілювання продуктивності."""</text:span></text:p>
      <text:p text:style-name="P2"><text:span text:style-name="Emphasis"><text:s text:c="8"/>profiler = cProfile.Profile()</text:span></text:p>
      <text:p text:style-name="P2"><text:soft-page-break/><text:span text:style-name="Emphasis"><text:s text:c="8"/>profiler.enable()</text:span></text:p>
      <text:p text:style-name="P2"><text:span text:style-name="Emphasis"><text:s text:c="8"/>start_time = asyncio.get_event_loop().time()</text:span></text:p>
      <text:p text:style-name="P2"><text:span text:style-name="Emphasis"><text:s text:c="8"/>yield</text:span></text:p>
      <text:p text:style-name="P2"><text:span text:style-name="Emphasis"><text:s text:c="8"/>profiler.disable()</text:span></text:p>
      <text:p text:style-name="P2"><text:span text:style-name="Emphasis"><text:s text:c="8"/>duration_ms = (asyncio.get_event_loop().time() - start_time) * 1000</text:span></text:p>
      <text:p text:style-name="P2"><text:span text:style-name="Emphasis"><text:s text:c="8"/>stats = pstats.Stats(profiler)</text:span></text:p>
      <text:p text:style-name="P2"><text:span text:style-name="Emphasis"><text:s text:c="8"/>stats.sort_stats("cumulative")</text:span></text:p>
      <text:p text:style-name="P2"><text:span text:style-name="Emphasis"><text:s text:c="8"/>stats.print_stats(f"topological_analysis.py:{method_name}", 10)</text:span></text:p>
      <text:p text:style-name="P2"><text:span text:style-name="Emphasis"><text:s text:c="8"/>if self.enable_telemetry:</text:span></text:p>
      <text:p text:style-name="P2"><text:span text:style-name="Emphasis"><text:s text:c="12"/>self.telemetry.track_metric("method_duration_ms", duration_ms, {"method": method_name})</text:span></text:p>
      <text:p text:style-name="P2"><text:span text:style-name="Emphasis"/></text:p>
      <text:p text:style-name="P2"><text:span text:style-name="Emphasis"><text:s text:c="4"/>def analyze_persistent_homology(self, states: List[np.ndarray]) -&gt; Dict:</text:span></text:p>
      <text:p text:style-name="P2"><text:span text:style-name="Emphasis"><text:s text:c="8"/>"""Виконання аналізу персистентної гомології."""</text:span></text:p>
      <text:p text:style-name="P2"><text:span text:style-name="Emphasis"><text:s text:c="8"/>with self.profile("analyze_persistent_homology"):</text:span></text:p>
      <text:p text:style-name="P2"><text:span text:style-name="Emphasis"><text:s text:c="12"/>try:</text:span></text:p>
      <text:p text:style-name="P2"><text:span text:style-name="Emphasis"><text:s text:c="16"/>if not states:</text:span></text:p>
      <text:p text:style-name="P2"><text:span text:style-name="Emphasis"><text:s text:c="20"/>return {"homology": {}}</text:span></text:p>
      <text:p text:style-name="P2"><text:span text:style-name="Emphasis"><text:s text:c="16"/>data = np.concatenate([state.flatten() for state in states]).reshape(-1, 1)</text:span></text:p>
      <text:p text:style-name="P2"><text:span text:style-name="Emphasis"><text:s text:c="16"/>result = ripser.ripser(data)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PersistentHomology", {"dimensions": len(result["dgms"])})</text:span></text:p>
      <text:p text:style-name="P2"><text:span text:style-name="Emphasis"><text:s text:c="16"/>return {"homology": result["dgms"]}</text:span></text:p>
      <text:p text:style-name="P2"><text:span text:style-name="Emphasis"><text:s text:c="12"/>except Exception as e:</text:span></text:p>
      <text:p text:style-name="P2"><text:span text:style-name="Emphasis"><text:s text:c="16"/>if self.enable_telemetry:</text:span></text:p>
      <text:p text:style-name="P2"><text:span text:style-name="Emphasis"><text:s text:c="20"/>self.telemetry.track_event("PersistentHomologyFailed", {"error": str(e)})</text:span></text:p>
      <text:p text:style-name="P2"><text:span text:style-name="Emphasis"><text:s text:c="16"/>self.logger.error(f"Persistent homology failed: {str(e)}", extra={"CorrelationId": CORRELATION_ID})</text:span></text:p>
      <text:p text:style-name="P2"><text:span text:style-name="Emphasis"><text:s text:c="16"/>raise ConsciousException(str(e), "HOMOLOGY_ANALYSIS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0. Конфігурація: `src/cns_conscious_core/utils/config.py`</text:span></text:p>
      <text:p text:style-name="P2"><text:soft-page-break/><text:span text:style-name="Emphasis">```python</text:span></text:p>
      <text:p text:style-name="P2"><text:span text:style-name="Emphasis">import yaml</text:span></text:p>
      <text:p text:style-name="P2"><text:span text:style-name="Emphasis">import os</text:span></text:p>
      <text:p text:style-name="P2"><text:span text:style-name="Emphasis">from typing import Dict, Optional</text:span></text:p>
      <text:p text:style-name="P2"><text:span text:style-name="Emphasis">from ..exceptions.exceptions import Result, ConsciousException</text:span></text:p>
      <text:p text:style-name="P2"><text:span text:style-name="Emphasis"/></text:p>
      <text:p text:style-name="P2"><text:span text:style-name="Emphasis">class ConfigValidator:</text:span></text:p>
      <text:p text:style-name="P2"><text:span text:style-name="Emphasis"><text:s text:c="4"/>"""Валідація конфігурації."""</text:span></text:p>
      <text:p text:style-name="P2"><text:span text:style-name="Emphasis"><text:s text:c="4"/>@staticmethod</text:span></text:p>
      <text:p text:style-name="P2"><text:span text:style-name="Emphasis"><text:s text:c="4"/>def validate(config: Dict) -&gt; Result:</text:span></text:p>
      <text:p text:style-name="P2"><text:span text:style-name="Emphasis"><text:s text:c="8"/>required_core_keys = ["input_dim", "hidden_dims", "output_dim", "fractal_depth", "batch_size"]</text:span></text:p>
      <text:p text:style-name="P2"><text:span text:style-name="Emphasis"><text:s text:c="8"/>required_bifurcation_keys = ["neurons", "noise_level", "time_step", "ltp_rate", "ltd_rate"]</text:span></text:p>
      <text:p text:style-name="P2"><text:span text:style-name="Emphasis"><text:s text:c="8"/>required_telemetry_keys = ["enabled", "jaeger_host", "jaeger_port"]</text:span></text:p>
      <text:p text:style-name="P2"><text:span text:style-name="Emphasis"><text:s text:c="8"/>for key in required_core_keys:</text:span></text:p>
      <text:p text:style-name="P2"><text:span text:style-name="Emphasis"><text:s text:c="12"/>if key not in config.get("core", {}):</text:span></text:p>
      <text:p text:style-name="P2"><text:span text:style-name="Emphasis"><text:s text:c="16"/>return Result(success=False, error=f"Missing core config key: {key}", code="MISSING_CORE_KEY")</text:span></text:p>
      <text:p text:style-name="P2"><text:span text:style-name="Emphasis"><text:s text:c="8"/>for key in required_bifurcation_keys:</text:span></text:p>
      <text:p text:style-name="P2"><text:span text:style-name="Emphasis"><text:s text:c="12"/>if key not in config.get("bifurcation", {}):</text:span></text:p>
      <text:p text:style-name="P2"><text:span text:style-name="Emphasis"><text:s text:c="16"/>return Result(success=False, error=f"Missing bifurcation config key: {key}", code="MISSING_BIFURCATION_KEY")</text:span></text:p>
      <text:p text:style-name="P2"><text:span text:style-name="Emphasis"><text:s text:c="8"/>for key in required_telemetry_keys:</text:span></text:p>
      <text:p text:style-name="P2"><text:span text:style-name="Emphasis"><text:s text:c="12"/>if key not in config.get("telemetry", {}):</text:span></text:p>
      <text:p text:style-name="P2"><text:span text:style-name="Emphasis"><text:s text:c="16"/>return Result(success=False, error=f"Missing telemetry config key: {key}", code="MISSING_TELEMETRY_KEY")</text:span></text:p>
      <text:p text:style-name="P2"><text:span text:style-name="Emphasis"><text:s text:c="8"/>if config["core"]["input_dim"] &lt;= 0 or config["core"]["output_dim"] &lt;= 0:</text:span></text:p>
      <text:p text:style-name="P2"><text:span text:style-name="Emphasis"><text:s text:c="12"/>return Result(success=False, error="Core input/output dimensions must be positive", code="INVALID_CORE_DIMS")</text:span></text:p>
      <text:p text:style-name="P2"><text:span text:style-name="Emphasis"><text:s text:c="8"/>if config["bifurcation"]["neurons"] &lt;= 0:</text:span></text:p>
      <text:p text:style-name="P2"><text:span text:style-name="Emphasis"><text:s text:c="12"/>return Result(success=False, error="Number of neurons must be positive", code="INVALID_NEURONS")</text:span></text:p>
      <text:p text:style-name="P2"><text:span text:style-name="Emphasis"><text:s text:c="8"/>if config["bifurcation"]["noise_level"] &lt; 0:</text:span></text:p>
      <text:p text:style-name="P2"><text:soft-page-break/><text:span text:style-name="Emphasis"><text:s text:c="12"/>return Result(success=False, error="Noise level must be non-negative", code="INVALID_NOISE_LEVEL")</text:span></text:p>
      <text:p text:style-name="P2"><text:span text:style-name="Emphasis"><text:s text:c="8"/>if config["bifurcation"]["time_step"] &lt;= 0:</text:span></text:p>
      <text:p text:style-name="P2"><text:span text:style-name="Emphasis"><text:s text:c="12"/>return Result(success=False, error="Time step must be positive", code="INVALID_TIME_STEP")</text:span></text:p>
      <text:p text:style-name="P2"><text:span text:style-name="Emphasis"><text:s text:c="8"/>if config["bifurcation"]["ltp_rate"] &lt; 0 or config["bifurcation"]["ltd_rate"] &lt; 0:</text:span></text:p>
      <text:p text:style-name="P2"><text:span text:style-name="Emphasis"><text:s text:c="12"/>return Result(success=False, error="LTP/LTD rates must be non-negative", code="INVALID_RATES")</text:span></text:p>
      <text:p text:style-name="P2"><text:span text:style-name="Emphasis"><text:s text:c="8"/>if not config.get("redis", {}).get("url", "").startswith("redis://"):</text:span></text:p>
      <text:p text:style-name="P2"><text:span text:style-name="Emphasis"><text:s text:c="12"/>return Result(success=False, error="Invalid Redis URL", code="INVALID_REDIS_URL")</text:span></text:p>
      <text:p text:style-name="P2"><text:span text:style-name="Emphasis"><text:s text:c="8"/>return Result(success=True)</text:span></text:p>
      <text:p text:style-name="P2"><text:span text:style-name="Emphasis"/></text:p>
      <text:p text:style-name="P2"><text:span text:style-name="Emphasis">def load_config(config_path: Optional[str] = None) -&gt; Dict:</text:span></text:p>
      <text:p text:style-name="P2"><text:span text:style-name="Emphasis"><text:s text:c="4"/>"""Завантаження та валідація конфігурації."""</text:span></text:p>
      <text:p text:style-name="P2"><text:span text:style-name="Emphasis"><text:s text:c="4"/>try:</text:span></text:p>
      <text:p text:style-name="P2"><text:span text:style-name="Emphasis"><text:s text:c="8"/>if config_path is None:</text:span></text:p>
      <text:p text:style-name="P2"><text:span text:style-name="Emphasis"><text:s text:c="12"/>config_path = os.getenv("CONFIG_PATH", "configs/model.yaml")</text:span></text:p>
      <text:p text:style-name="P2"><text:span text:style-name="Emphasis"><text:s text:c="8"/></text:span></text:p>
      <text:p text:style-name="P2"><text:span text:style-name="Emphasis"><text:s text:c="8"/>if not os.path.exists(config_path):</text:span></text:p>
      <text:p text:style-name="P2"><text:span text:style-name="Emphasis"><text:s text:c="12"/>raise ConsciousException(f"Config file not found: {config_path}", "CONFIG_NOT_FOUND")</text:span></text:p>
      <text:p text:style-name="P2"><text:span text:style-name="Emphasis"><text:s text:c="8"/></text:span></text:p>
      <text:p text:style-name="P2"><text:span text:style-name="Emphasis"><text:s text:c="8"/>with open(config_path, "r") as f:</text:span></text:p>
      <text:p text:style-name="P2"><text:span text:style-name="Emphasis"><text:s text:c="12"/>config = yaml.safe_load(f) or {}</text:span></text:p>
      <text:p text:style-name="P2"><text:span text:style-name="Emphasis"><text:s text:c="8"/></text:span></text:p>
      <text:p text:style-name="P2"><text:span text:style-name="Emphasis"><text:s text:c="8"/>config["redis"] = config.get("redis", {})</text:span></text:p>
      <text:p text:style-name="P2"><text:span text:style-name="Emphasis"><text:s text:c="8"/>config["redis"]["url"] = os.getenv("REDIS_URL", config["redis"].get("url", "redis://redis:6379"))</text:span></text:p>
      <text:p text:style-name="P2"><text:span text:style-name="Emphasis"><text:s text:c="8"/>config["telemetry"] = config.get("telemetry", {})</text:span></text:p>
      <text:p text:style-name="P2"><text:span text:style-name="Emphasis"><text:s text:c="8"/>config["telemetry"]["jaeger_host"] = os.getenv("JAEGER_HOST", config["telemetry"].get("jaeger_host", "jaeger"))</text:span></text:p>
      <text:p text:style-name="P2"><text:span text:style-name="Emphasis"><text:s text:c="8"/>config["telemetry"]["jaeger_port"] = int(os.getenv("JAEGER_PORT", config["telemetry"].get("jaeger_port", 6831)))</text:span></text:p>
      <text:p text:style-name="P2"><text:span text:style-name="Emphasis"><text:s text:c="8"/>config["telemetry"]["enabled"] = config["telemetry"].get("enabled", True)</text:span></text:p>
      <text:p text:style-name="P2"><text:soft-page-break/><text:span text:style-name="Emphasis"><text:s text:c="8"/>config["ontologic"] = config.get("ontologic", {})</text:span></text:p>
      <text:p text:style-name="P2"><text:span text:style-name="Emphasis"><text:s text:c="8"/>config["ontologic"]["semantome_path"] = os.getenv("SEMANTOME_PATH", config["ontologic"].get("semantome_path", "configs/semantome.json"))</text:span></text:p>
      <text:p text:style-name="P2"><text:span text:style-name="Emphasis"><text:s text:c="8"/></text:span></text:p>
      <text:p text:style-name="P2"><text:span text:style-name="Emphasis"><text:s text:c="8"/>config_result = ConfigValidator.validate(config)</text:span></text:p>
      <text:p text:style-name="P2"><text:span text:style-name="Emphasis"><text:s text:c="8"/>if not config_result.success:</text:span></text:p>
      <text:p text:style-name="P2"><text:span text:style-name="Emphasis"><text:s text:c="12"/>raise ConsciousException(config_result.error, config_result.code)</text:span></text:p>
      <text:p text:style-name="P2"><text:span text:style-name="Emphasis"><text:s text:c="8"/>return config</text:span></text:p>
      <text:p text:style-name="P2"><text:span text:style-name="Emphasis"><text:s text:c="4"/>except Exception as e:</text:span></text:p>
      <text:p text:style-name="P2"><text:span text:style-name="Emphasis"><text:s text:c="8"/>raise ConsciousException(f"Failed to load config: {str(e)}", "CONFIG_LOAD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1. Логування: `src/cns_conscious_core/utils/logging.py`</text:span></text:p>
      <text:p text:style-name="P2"><text:span text:style-name="Emphasis">```python</text:span></text:p>
      <text:p text:style-name="P2"><text:span text:style-name="Emphasis">import logging</text:span></text:p>
      <text:p text:style-name="P2"><text:span text:style-name="Emphasis">import logging.config</text:span></text:p>
      <text:p text:style-name="P2"><text:span text:style-name="Emphasis">import os</text:span></text:p>
      <text:p text:style-name="P2"><text:span text:style-name="Emphasis">import yaml</text:span></text:p>
      <text:p text:style-name="P2"><text:span text:style-name="Emphasis">from typing import Optional</text:span></text:p>
      <text:p text:style-name="P2"><text:span text:style-name="Emphasis">import uuid</text:span></text:p>
      <text:p text:style-name="P2"><text:span text:style-name="Emphasis"/></text:p>
      <text:p text:style-name="P2"><text:span text:style-name="Emphasis">CORRELATION_ID = str(uuid.uuid4())</text:span></text:p>
      <text:p text:style-name="P2"><text:span text:style-name="Emphasis"/></text:p>
      <text:p text:style-name="P2"><text:span text:style-name="Emphasis">def setup_logging(config_path: Optional[str] = None):</text:span></text:p>
      <text:p text:style-name="P2"><text:span text:style-name="Emphasis"><text:s text:c="4"/>"""Налаштування логування."""</text:span></text:p>
      <text:p text:style-name="P2"><text:span text:style-name="Emphasis"><text:s text:c="4"/>if config_path is None:</text:span></text:p>
      <text:p text:style-name="P2"><text:span text:style-name="Emphasis"><text:s text:c="8"/>config_path = os.getenv("LOG_CONFIG_PATH", "configs/logging.yaml")</text:span></text:p>
      <text:p text:style-name="P2"><text:span text:style-name="Emphasis"><text:s text:c="4"/></text:span></text:p>
      <text:p text:style-name="P2"><text:span text:style-name="Emphasis"><text:s text:c="4"/>try:</text:span></text:p>
      <text:p text:style-name="P2"><text:span text:style-name="Emphasis"><text:s text:c="8"/>if not os.path.exists(config_path):</text:span></text:p>
      <text:p text:style-name="P2"><text:span text:style-name="Emphasis"><text:s text:c="12"/>raise FileNotFoundError(f"Logging config file not found: {config_path}")</text:span></text:p>
      <text:p text:style-name="P2"><text:span text:style-name="Emphasis"><text:s text:c="8"/>with open(config_path, "r") as f:</text:span></text:p>
      <text:p text:style-name="P2"><text:soft-page-break/><text:span text:style-name="Emphasis"><text:s text:c="12"/>config = yaml.safe_load(f)</text:span></text:p>
      <text:p text:style-name="P2"><text:span text:style-name="Emphasis"><text:s text:c="8"/>logging.config.dictConfig(config)</text:span></text:p>
      <text:p text:style-name="P2"><text:span text:style-name="Emphasis"><text:s text:c="4"/>except Exception as e:</text:span></text:p>
      <text:p text:style-name="P2"><text:span text:style-name="Emphasis"><text:s text:c="8"/>logging.basicConfig(</text:span></text:p>
      <text:p text:style-name="P2"><text:span text:style-name="Emphasis"><text:s text:c="12"/>level=os.getenv("LOG_LEVEL", "INFO"),</text:span></text:p>
      <text:p text:style-name="P2"><text:span text:style-name="Emphasis"><text:s text:c="12"/>format='%(asctime)s - %(name)s - %(levelname)s - [%(CorrelationId)s] - %(message)s',</text:span></text:p>
      <text:p text:style-name="P2"><text:span text:style-name="Emphasis"><text:s text:c="12"/>handlers=[</text:span></text:p>
      <text:p text:style-name="P2"><text:span text:style-name="Emphasis"><text:s text:c="16"/>logging.StreamHandler(),</text:span></text:p>
      <text:p text:style-name="P2"><text:span text:style-name="Emphasis"><text:s text:c="16"/>logging.FileHandler(os.getenv("LOG_FILE", "logs/cns_conscious_core.log"))</text:span></text:p>
      <text:p text:style-name="P2"><text:span text:style-name="Emphasis"><text:s text:c="12"/>]</text:span></text:p>
      <text:p text:style-name="P2"><text:span text:style-name="Emphasis"><text:s text:c="8"/>)</text:span></text:p>
      <text:p text:style-name="P2"><text:span text:style-name="Emphasis"><text:s text:c="8"/>logging.getLogger(__name__).warning(f"Failed to load logging config: {str(e)}", extra={"CorrelationId": CORRELATION_ID}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2. Метрики: `src/cns_conscious_core/utils/metrics.py`</text:span></text:p>
      <text:p text:style-name="P2"><text:span text:style-name="Emphasis">```python</text:span></text:p>
      <text:p text:style-name="P2"><text:span text:style-name="Emphasis">from typing import Dict, List</text:span></text:p>
      <text:p text:style-name="P2"><text:span text:style-name="Emphasis">import numpy as np</text:span></text:p>
      <text:p text:style-name="P2"><text:span text:style-name="Emphasis">from ..telemetry.telemetry import TelemetryService</text:span></text:p>
      <text:p text:style-name="P2"><text:span text:style-name="Emphasis">from ..exceptions.exceptions import ConsciousException</text:span></text:p>
      <text:p text:style-name="P2"><text:span text:style-name="Emphasis"/></text:p>
      <text:p text:style-name="P2"><text:span text:style-name="Emphasis">class MetricsCalculator:</text:span></text:p>
      <text:p text:style-name="P2"><text:span text:style-name="Emphasis"><text:s text:c="4"/>"""Калькулятор метрик для оцінки стану системи."""</text:span></text:p>
      <text:p text:style-name="P2"><text:span text:style-name="Emphasis"><text:s text:c="4"/>def __init__(self, enable_telemetry: bool = True):</text:span></text:p>
      <text:p text:style-name="P2"><text:span text:style-name="Emphasis"><text:s text:c="8"/>self.enable_telemetry = enable_telemetry</text:span></text:p>
      <text:p text:style-name="P2"><text:span text:style-name="Emphasis"><text:s text:c="8"/>self.telemetry = TelemetryService() if enable_telemetry else None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def calculate_metrics(self, states: List[np.ndarray]) -&gt; Dict[str, float]:</text:span></text:p>
      <text:p text:style-name="P2"><text:span text:style-name="Emphasis"><text:s text:c="8"/>"""Обчислення статистичних метрик."""</text:span></text:p>
      <text:p text:style-name="P2"><text:span text:style-name="Emphasis"><text:s text:c="8"/>try:</text:span></text:p>
      <text:p text:style-name="P2"><text:soft-page-break/><text:span text:style-name="Emphasis"><text:s text:c="12"/>if not states:</text:span></text:p>
      <text:p text:style-name="P2"><text:span text:style-name="Emphasis"><text:s text:c="16"/>return {"mean": 0.0, "std": 0.0, "max": 0.0, "min": 0.0}</text:span></text:p>
      <text:p text:style-name="P2"><text:span text:style-name="Emphasis"><text:s text:c="12"/>flat_states = np.concatenate([state.flatten() for state in states])</text:span></text:p>
      <text:p text:style-name="P2"><text:span text:style-name="Emphasis"><text:s text:c="12"/>metrics = {</text:span></text:p>
      <text:p text:style-name="P2"><text:span text:style-name="Emphasis"><text:s text:c="16"/>"mean": float(np.mean(flat_states)),</text:span></text:p>
      <text:p text:style-name="P2"><text:span text:style-name="Emphasis"><text:s text:c="16"/>"std": float(np.std(flat_states)),</text:span></text:p>
      <text:p text:style-name="P2"><text:span text:style-name="Emphasis"><text:s text:c="16"/>"max": float(np.max(flat_states)),</text:span></text:p>
      <text:p text:style-name="P2"><text:span text:style-name="Emphasis"><text:s text:c="16"/>"min": float(np.min(flat_states))</text:span></text:p>
      <text:p text:style-name="P2"><text:span text:style-name="Emphasis"><text:s text:c="12"/>}</text:span></text:p>
      <text:p text:style-name="P2"><text:span text:style-name="Emphasis"><text:s text:c="12"/>if self.enable_telemetry:</text:span></text:p>
      <text:p text:style-name="P2"><text:span text:style-name="Emphasis"><text:s text:c="16"/>self.telemetry.track_event("MetricsCalculated", {"metrics": str(metrics)})</text:span></text:p>
      <text:p text:style-name="P2"><text:span text:style-name="Emphasis"><text:s text:c="12"/>return metrics</text:span></text:p>
      <text:p text:style-name="P2"><text:span text:style-name="Emphasis"><text:s text:c="8"/>except Exception as e:</text:span></text:p>
      <text:p text:style-name="P2"><text:span text:style-name="Emphasis"><text:s text:c="12"/>if self.enable_telemetry:</text:span></text:p>
      <text:p text:style-name="P2"><text:span text:style-name="Emphasis"><text:s text:c="16"/>self.telemetry.track_event("MetricsCalculationFailed", {"error": str(e)})</text:span></text:p>
      <text:p text:style-name="P2"><text:span text:style-name="Emphasis"><text:s text:c="12"/>self.logger.error(f"Metrics calculation failed: {str(e)}", extra={"CorrelationId": CORRELATION_ID})</text:span></text:p>
      <text:p text:style-name="P2"><text:span text:style-name="Emphasis"><text:s text:c="12"/>raise ConsciousException(str(e), "METRICS_CALCULATION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3. Візуалізація: `src/cns_conscious_core/utils/visualization.py`</text:span></text:p>
      <text:p text:style-name="P2"><text:span text:style-name="Emphasis">```python</text:span></text:p>
      <text:p text:style-name="P2"><text:span text:style-name="Emphasis">import matplotlib.pyplot as plt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import tensorflow as tf</text:span></text:p>
      <text:p text:style-name="P2"><text:span text:style-name="Emphasis">from ..models.conscious_core import CNSConsciousCore</text:span></text:p>
      <text:p text:style-name="P2"><text:span text:style-name="Emphasis">from ..utils.config import load_config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async def visualize_system():</text:span></text:p>
      <text:p text:style-name="P2"><text:soft-page-break/><text:span text:style-name="Emphasis"><text:s text:c="4"/>"""Візуалізація метрик системи."""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model = CNSConsciousCore(config)</text:span></text:p>
      <text:p text:style-name="P2"><text:span text:style-name="Emphasis"><text:s text:c="4"/>stimulus = tf.random.normal((1, config["core"]["input_dim"]))</text:span></text:p>
      <text:p text:style-name="P2"><text:span text:style-name="Emphasis"><text:s text:c="4"/>result = await asyncio.wait_for(model.forward(stimulus), timeout=60.0)</text:span></text:p>
      <text:p text:style-name="P2"><text:span text:style-name="Emphasis"><text:s text:c="4"/></text:span></text:p>
      <text:p text:style-name="P2"><text:span text:style-name="Emphasis"><text:s text:c="4"/>metrics = await asyncio.wait_for(model.introspect(), timeout=30.0)</text:span></text:p>
      <text:p text:style-name="P2"><text:span text:style-name="Emphasis"><text:s text:c="4"/>state = result.value["state"]</text:span></text:p>
      <text:p text:style-name="P2"><text:span text:style-name="Emphasis"><text:s text:c="4"/></text:span></text:p>
      <text:p text:style-name="P2"><text:span text:style-name="Emphasis"><text:s text:c="4"/>fig, axes = plt.subplots(2, 2, figsize=(12, 8))</text:span></text:p>
      <text:p text:style-name="P2"><text:span text:style-name="Emphasis"><text:s text:c="4"/></text:span></text:p>
      <text:p text:style-name="P2"><text:span text:style-name="Emphasis"><text:s text:c="4"/>axes[0, 0].bar(["C_system"], [metrics["C_system"]])</text:span></text:p>
      <text:p text:style-name="P2"><text:span text:style-name="Emphasis"><text:s text:c="4"/>axes[0, 0].axhline(y=0.85, color='r', linestyle='--', label="Біфуркаційний поріг")</text:span></text:p>
      <text:p text:style-name="P2"><text:span text:style-name="Emphasis"><text:s text:c="4"/>axes[0, 0].set_title("Комбінована оцінка (C_system)")</text:span></text:p>
      <text:p text:style-name="P2"><text:span text:style-name="Emphasis"><text:s text:c="4"/>axes[0, 0].legend()</text:span></text:p>
      <text:p text:style-name="P2"><text:span text:style-name="Emphasis"><text:s text:c="4"/></text:span></text:p>
      <text:p text:style-name="P2"><text:span text:style-name="Emphasis"><text:s text:c="4"/>axes[0, 1].bar(["Phi", "wPLI", "D", "Lyapunov"], [metrics["phi"], metrics["wpli"], metrics["D"], metrics["lyapunov"]])</text:span></text:p>
      <text:p text:style-name="P2"><text:span text:style-name="Emphasis"><text:s text:c="4"/>axes[0, 1].set_title("Метрики системи")</text:span></text:p>
      <text:p text:style-name="P2"><text:span text:style-name="Emphasis"><text:s text:c="4"/></text:span></text:p>
      <text:p text:style-name="P2"><text:span text:style-name="Emphasis"><text:s text:c="4"/>axes[1, 0].plot(state)</text:span></text:p>
      <text:p text:style-name="P2"><text:span text:style-name="Emphasis"><text:s text:c="4"/>axes[1, 0].set_title("Активність нейронів")</text:span></text:p>
      <text:p text:style-name="P2"><text:span text:style-name="Emphasis"><text:s text:c="4"/></text:span></text:p>
      <text:p text:style-name="P2"><text:span text:style-name="Emphasis"><text:s text:c="4"/>axes[1, 1].imshow(model.bifurcation_model.connectivity.numpy(), cmap="viridis", aspect="auto")</text:span></text:p>
      <text:p text:style-name="P2"><text:span text:style-name="Emphasis"><text:s text:c="4"/>axes[1, 1].set_title("Синаптичні ваги")</text:span></text:p>
      <text:p text:style-name="P2"><text:span text:style-name="Emphasis"><text:s text:c="4"/></text:span></text:p>
      <text:p text:style-name="P2"><text:span text:style-name="Emphasis"><text:s text:c="4"/>plt.tight_layout()</text:span></text:p>
      <text:p text:style-name="P2"><text:span text:style-name="Emphasis"><text:s text:c="4"/>plt.savefig("system_metrics.png")</text:span></text:p>
      <text:p text:style-name="P2"><text:span text:style-name="Emphasis"><text:s text:c="4"/>plt.close()</text:span></text:p>
      <text:p text:style-name="P2"><text:span text:style-name="Emphasis"><text:s text:c="4"/></text:span></text:p>
      <text:p text:style-name="P2"><text:soft-page-break/><text:span text:style-name="Emphasis"><text:s text:c="4"/>await model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asyncio.run(visualize_system(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4. Зберігання даних: `src/cns_conscious_core/data/storage.py`</text:span></text:p>
      <text:p text:style-name="P2"><text:span text:style-name="Emphasis">```python</text:span></text:p>
      <text:p text:style-name="P2"><text:span text:style-name="Emphasis">import redis.asyncio as redis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from typing import Optional, List</text:span></text:p>
      <text:p text:style-name="P2"><text:span text:style-name="Emphasis">from cryptography.fernet import Fernet</text:span></text:p>
      <text:p text:style-name="P2"><text:span text:style-name="Emphasis">from ..exceptions.exceptions import Result, ConsciousException</text:span></text:p>
      <text:p text:style-name="P2"><text:span text:style-name="Emphasis">import os</text:span></text:p>
      <text:p text:style-name="P2"><text:span text:style-name="Emphasis">import asyncio</text:span></text:p>
      <text:p text:style-name="P2"><text:span text:style-name="Emphasis"/></text:p>
      <text:p text:style-name="P2"><text:span text:style-name="Emphasis">class RedisConnectionFactory:</text:span></text:p>
      <text:p text:style-name="P2"><text:span text:style-name="Emphasis"><text:s text:c="4"/>"""Фабрика для створення Redis-з'єднань."""</text:span></text:p>
      <text:p text:style-name="P2"><text:span text:style-name="Emphasis"><text:s text:c="4"/>@staticmethod</text:span></text:p>
      <text:p text:style-name="P2"><text:span text:style-name="Emphasis"><text:s text:c="4"/>async def create(redis_url: str) -&gt; redis.Redis:</text:span></text:p>
      <text:p text:style-name="P2"><text:span text:style-name="Emphasis"><text:s text:c="8"/>try:</text:span></text:p>
      <text:p text:style-name="P2"><text:span text:style-name="Emphasis"><text:s text:c="12"/>return redis.Redis(connection_pool=redis.ConnectionPool.from_url(redis_url))</text:span></text:p>
      <text:p text:style-name="P2"><text:span text:style-name="Emphasis"><text:s text:c="8"/>except Exception as e:</text:span></text:p>
      <text:p text:style-name="P2"><text:span text:style-name="Emphasis"><text:s text:c="12"/>raise ConsciousException(f"Failed to create Redis connection: {str(e)}", "REDIS_CONNECTION_FAIL")</text:span></text:p>
      <text:p text:style-name="P2"><text:span text:style-name="Emphasis"/></text:p>
      <text:p text:style-name="P2"><text:span text:style-name="Emphasis">class StateRepository:</text:span></text:p>
      <text:p text:style-name="P2"><text:span text:style-name="Emphasis"><text:s text:c="4"/>"""Репозиторій для збереження та отримання станів системи."""</text:span></text:p>
      <text:p text:style-name="P2"><text:span text:style-name="Emphasis"><text:s text:c="4"/>def __init__(self, redis_client: redis.Redis, encryption_key: str):</text:span></text:p>
      <text:p text:style-name="P2"><text:span text:style-name="Emphasis"><text:s text:c="8"/>self.redis_client = redis_client or asyncio.get_event_loop().run_until_complete(RedisConnectionFactory.create(os.getenv("REDIS_URL", "redis://redis:6379")))</text:span></text:p>
      <text:p text:style-name="P2"><text:soft-page-break/><text:span text:style-name="Emphasis"><text:s text:c="8"/>if not encryption_key:</text:span></text:p>
      <text:p text:style-name="P2"><text:span text:style-name="Emphasis"><text:s text:c="12"/>raise ConsciousException("Encryption key must be provided", "MISSING_ENCRYPTION_KEY")</text:span></text:p>
      <text:p text:style-name="P2"><text:span text:style-name="Emphasis"><text:s text:c="8"/>self.fernet = Fernet(encryption_key.encode())</text:span></text:p>
      <text:p text:style-name="P2"><text:span text:style-name="Emphasis"><text:s text:c="8"/>self.states_key = "cns:states"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async def save_state(self, state: np.ndarray, cancellation_token: Optional[object] = None) -&gt; Result:</text:span></text:p>
      <text:p text:style-name="P2"><text:span text:style-name="Emphasis"><text:s text:c="8"/>"""Збереження стану в Redis."""</text:span></text:p>
      <text:p text:style-name="P2"><text:span text:style-name="Emphasis"><text:s text:c="8"/>try:</text:span></text:p>
      <text:p text:style-name="P2"><text:span text:style-name="Emphasis"><text:s text:c="12"/>state_data = self.fernet.encrypt(state.tobytes())</text:span></text:p>
      <text:p text:style-name="P2"><text:span text:style-name="Emphasis"><text:s text:c="12"/>await asyncio.wait_for(self.redis_client.rpush(self.states_key, state_data), timeout=5.0)</text:span></text:p>
      <text:p text:style-name="P2"><text:span text:style-name="Emphasis"><text:s text:c="12"/>return Result(success=True)</text:span></text:p>
      <text:p text:style-name="P2"><text:span text:style-name="Emphasis"><text:s text:c="8"/>except asyncio.TimeoutError:</text:span></text:p>
      <text:p text:style-name="P2"><text:span text:style-name="Emphasis"><text:s text:c="12"/>self.logger.error("State save timed out", extra={"CorrelationId": CORRELATION_ID})</text:span></text:p>
      <text:p text:style-name="P2"><text:span text:style-name="Emphasis"><text:s text:c="12"/>return Result(success=False, error="State save timed out", code="STATE_SAVE_TIMEOUT")</text:span></text:p>
      <text:p text:style-name="P2"><text:span text:style-name="Emphasis"><text:s text:c="8"/>except Exception as e:</text:span></text:p>
      <text:p text:style-name="P2"><text:span text:style-name="Emphasis"><text:s text:c="12"/>self.logger.error(f"State save failed: {str(e)}", extra={"CorrelationId": CORRELATION_ID})</text:span></text:p>
      <text:p text:style-name="P2"><text:span text:style-name="Emphasis"><text:s text:c="12"/>return Result(success=False, error=str(e), code="STATE_SAVE_FAIL")</text:span></text:p>
      <text:p text:style-name="P2"><text:span text:style-name="Emphasis"/></text:p>
      <text:p text:style-name="P2"><text:span text:style-name="Emphasis"><text:s text:c="4"/>async def get_states(self, cancellation_token: Optional[object] = None) -&gt; Result:</text:span></text:p>
      <text:p text:style-name="P2"><text:span text:style-name="Emphasis"><text:s text:c="8"/>"""Отримання всіх станів з Redis."""</text:span></text:p>
      <text:p text:style-name="P2"><text:span text:style-name="Emphasis"><text:s text:c="8"/>try:</text:span></text:p>
      <text:p text:style-name="P2"><text:span text:style-name="Emphasis"><text:s text:c="12"/>state_data = await asyncio.wait_for(self.redis_client.lrange(self.states_key, 0, -1), timeout=5.0)</text:span></text:p>
      <text:p text:style-name="P2"><text:span text:style-name="Emphasis"><text:s text:c="12"/>states = [tf.convert_to_tensor(np.frombuffer(self.fernet.decrypt(data), dtype=np.float32)) for data in state_data]</text:span></text:p>
      <text:p text:style-name="P2"><text:span text:style-name="Emphasis"><text:s text:c="12"/>return Result(success=True, value=states)</text:span></text:p>
      <text:p text:style-name="P2"><text:span text:style-name="Emphasis"><text:s text:c="8"/>except asyncio.TimeoutError:</text:span></text:p>
      <text:p text:style-name="P2"><text:span text:style-name="Emphasis"><text:s text:c="12"/>self.logger.error("State retrieval timed out", extra={"CorrelationId": CORRELATION_ID})</text:span></text:p>
      <text:p text:style-name="P2"><text:soft-page-break/><text:span text:style-name="Emphasis"><text:s text:c="12"/>return Result(success=False, error="State retrieval timed out", code="STATE_GET_TIMEOUT")</text:span></text:p>
      <text:p text:style-name="P2"><text:span text:style-name="Emphasis"><text:s text:c="8"/>except Exception as e:</text:span></text:p>
      <text:p text:style-name="P2"><text:span text:style-name="Emphasis"><text:s text:c="12"/>self.logger.error(f"State retrieval failed: {str(e)}", extra={"CorrelationId": CORRELATION_ID})</text:span></text:p>
      <text:p text:style-name="P2"><text:span text:style-name="Emphasis"><text:s text:c="12"/>return Result(success=False, error=str(e), code="STATE_GET_FAIL")</text:span></text:p>
      <text:p text:style-name="P2"><text:span text:style-name="Emphasis"/></text:p>
      <text:p text:style-name="P2"><text:span text:style-name="Emphasis"><text:s text:c="4"/>async def clear_states(self, cancellation_token: Optional[object] = None) -&gt; Result:</text:span></text:p>
      <text:p text:style-name="P2"><text:span text:style-name="Emphasis"><text:s text:c="8"/>"""Очищення всіх станів у Redis."""</text:span></text:p>
      <text:p text:style-name="P2"><text:span text:style-name="Emphasis"><text:s text:c="8"/>try:</text:span></text:p>
      <text:p text:style-name="P2"><text:span text:style-name="Emphasis"><text:s text:c="12"/>await asyncio.wait_for(self.redis_client.delete(self.states_key), timeout=5.0)</text:span></text:p>
      <text:p text:style-name="P2"><text:span text:style-name="Emphasis"><text:s text:c="12"/>return Result(success=True)</text:span></text:p>
      <text:p text:style-name="P2"><text:span text:style-name="Emphasis"><text:s text:c="8"/>except asyncio.TimeoutError:</text:span></text:p>
      <text:p text:style-name="P2"><text:span text:style-name="Emphasis"><text:s text:c="12"/>self.logger.error("State clear timed out", extra={"CorrelationId": CORRELATION_ID})</text:span></text:p>
      <text:p text:style-name="P2"><text:span text:style-name="Emphasis"><text:s text:c="12"/>return Result(success=False, error="State clear timed out", code="STATE_CLEAR_TIMEOUT")</text:span></text:p>
      <text:p text:style-name="P2"><text:span text:style-name="Emphasis"><text:s text:c="8"/>except Exception as e:</text:span></text:p>
      <text:p text:style-name="P2"><text:span text:style-name="Emphasis"><text:s text:c="12"/>self.logger.error(f"State clear failed: {str(e)}", extra={"CorrelationId": CORRELATION_ID})</text:span></text:p>
      <text:p text:style-name="P2"><text:span text:style-name="Emphasis"><text:s text:c="12"/>return Result(success=False, error=str(e), code="STATE_CLEAR_FAIL")</text:span></text:p>
      <text:p text:style-name="P2"><text:span text:style-name="Emphasis"/></text:p>
      <text:p text:style-name="P2"><text:span text:style-name="Emphasis"><text:s text:c="4"/>async def close(self):</text:span></text:p>
      <text:p text:style-name="P2"><text:span text:style-name="Emphasis"><text:s text:c="8"/>"""Закриття з'єднання з Redis."""</text:span></text:p>
      <text:p text:style-name="P2"><text:span text:style-name="Emphasis"><text:s text:c="8"/>try:</text:span></text:p>
      <text:p text:style-name="P2"><text:span text:style-name="Emphasis"><text:s text:c="12"/>await self.redis_client.close()</text:span></text:p>
      <text:p text:style-name="P2"><text:span text:style-name="Emphasis"><text:s text:c="8"/>except Exception as e:</text:span></text:p>
      <text:p text:style-name="P2"><text:span text:style-name="Emphasis"><text:s text:c="12"/>self.logger.error(f"Redis close failed: {str(e)}", extra={"CorrelationId": CORRELATION_ID})</text:span></text:p>
      <text:p text:style-name="P2"><text:span text:style-name="Emphasis"><text:s text:c="12"/>raise ConsciousException(str(e), "REDIS_CLOSE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5. Зберігання подій: `src/cns_conscious_core/data/event_store.py`</text:span></text:p>
      <text:p text:style-name="P2"><text:span text:style-name="Emphasis">```python</text:span></text:p>
      <text:p text:style-name="P2"><text:soft-page-break/><text:span text:style-name="Emphasis">import redis.asyncio as redis</text:span></text:p>
      <text:p text:style-name="P2"><text:span text:style-name="Emphasis">import json</text:span></text:p>
      <text:p text:style-name="P2"><text:span text:style-name="Emphasis">from typing import Dict, Optional</text:span></text:p>
      <text:p text:style-name="P2"><text:span text:style-name="Emphasis">from ..exceptions.exceptions import Result, ConsciousException</text:span></text:p>
      <text:p text:style-name="P2"><text:span text:style-name="Emphasis">import asyncio</text:span></text:p>
      <text:p text:style-name="P2"><text:span text:style-name="Emphasis"/></text:p>
      <text:p text:style-name="P2"><text:span text:style-name="Emphasis">class EventStore:</text:span></text:p>
      <text:p text:style-name="P2"><text:span text:style-name="Emphasis"><text:s text:c="4"/>"""Зберігання подій для системи."""</text:span></text:p>
      <text:p text:style-name="P2"><text:span text:style-name="Emphasis"><text:s text:c="4"/>def __init__(self, redis_client: redis.Redis):</text:span></text:p>
      <text:p text:style-name="P2"><text:span text:style-name="Emphasis"><text:s text:c="8"/>self.redis_client = redis_client</text:span></text:p>
      <text:p text:style-name="P2"><text:span text:style-name="Emphasis"><text:s text:c="8"/>self.event_key = "cns:events"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async def store_event(self, event: Dict, cancellation_token: Optional[object] = None) -&gt; Result:</text:span></text:p>
      <text:p text:style-name="P2"><text:span text:style-name="Emphasis"><text:s text:c="8"/>"""Зберігає подію в Redis."""</text:span></text:p>
      <text:p text:style-name="P2"><text:span text:style-name="Emphasis"><text:s text:c="8"/>try:</text:span></text:p>
      <text:p text:style-name="P2"><text:span text:style-name="Emphasis"><text:s text:c="12"/>await asyncio.wait_for(self.redis_client.rpush(self.event_key, json.dumps(event)), timeout=5.0)</text:span></text:p>
      <text:p text:style-name="P2"><text:span text:style-name="Emphasis"><text:s text:c="12"/>return Result(success=True)</text:span></text:p>
      <text:p text:style-name="P2"><text:span text:style-name="Emphasis"><text:s text:c="8"/>except asyncio.TimeoutError:</text:span></text:p>
      <text:p text:style-name="P2"><text:span text:style-name="Emphasis"><text:s text:c="12"/>self.logger.error("Event store timed out", extra={"CorrelationId": CORRELATION_ID})</text:span></text:p>
      <text:p text:style-name="P2"><text:span text:style-name="Emphasis"><text:s text:c="12"/>return Result(success=False, error="Event store timed out", code="EVENT_STORE_TIMEOUT")</text:span></text:p>
      <text:p text:style-name="P2"><text:span text:style-name="Emphasis"><text:s text:c="8"/>except Exception as e:</text:span></text:p>
      <text:p text:style-name="P2"><text:span text:style-name="Emphasis"><text:s text:c="12"/>self.logger.error(f"Event store failed: {str(e)}", extra={"CorrelationId": CORRELATION_ID})</text:span></text:p>
      <text:p text:style-name="P2"><text:span text:style-name="Emphasis"><text:s text:c="12"/>return Result(success=False, error=str(e), code="EVENT_STORE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6. Аудит лог: `src/cns_conscious_core/data/audit_log.py`</text:span></text:p>
      <text:p text:style-name="P2"><text:span text:style-name="Emphasis">```python</text:span></text:p>
      <text:p text:style-name="P2"><text:span text:style-name="Emphasis">import redis.asyncio as redis</text:span></text:p>
      <text:p text:style-name="P2"><text:span text:style-name="Emphasis">import jsonfrom typing import Dict, Optional</text:span></text:p>
      <text:p text:style-name="P2"><text:soft-page-break/><text:span text:style-name="Emphasis">from ..exceptions.exceptions import Result, ConsciousException</text:span></text:p>
      <text:p text:style-name="P2"><text:span text:style-name="Emphasis">from cryptography.fernet import Fernet</text:span></text:p>
      <text:p text:style-name="P2"><text:span text:style-name="Emphasis">import os</text:span></text:p>
      <text:p text:style-name="P2"><text:span text:style-name="Emphasis">import asyncio</text:span></text:p>
      <text:p text:style-name="P2"><text:span text:style-name="Emphasis"/></text:p>
      <text:p text:style-name="P2"><text:span text:style-name="Emphasis">class AuditLog:</text:span></text:p>
      <text:p text:style-name="P2"><text:span text:style-name="Emphasis"><text:s text:c="4"/>"""Аудит лог для запису операцій."""</text:span></text:p>
      <text:p text:style-name="P2"><text:span text:style-name="Emphasis"><text:s text:c="4"/>def __init__(self, redis_client: redis.Redis):</text:span></text:p>
      <text:p text:style-name="P2"><text:span text:style-name="Emphasis"><text:s text:c="8"/>self.redis_client = redis_client</text:span></text:p>
      <text:p text:style-name="P2"><text:span text:style-name="Emphasis"><text:s text:c="8"/>self.fernet = Fernet(os.getenv("ENCRYPTION_KEY").encode())</text:span></text:p>
      <text:p text:style-name="P2"><text:span text:style-name="Emphasis"><text:s text:c="8"/>self.audit_key = "cns:audit"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async def log(self, entry: Dict, cancellation_token: Optional[object] = None) -&gt; Result:</text:span></text:p>
      <text:p text:style-name="P2"><text:span text:style-name="Emphasis"><text:s text:c="8"/>"""Збереження запису аудиту."""</text:span></text:p>
      <text:p text:style-name="P2"><text:span text:style-name="Emphasis"><text:s text:c="8"/>try:</text:span></text:p>
      <text:p text:style-name="P2"><text:span text:style-name="Emphasis"><text:s text:c="12"/>encrypted_entry = self.fernet.encrypt(json.dumps(entry).encode())</text:span></text:p>
      <text:p text:style-name="P2"><text:span text:style-name="Emphasis"><text:s text:c="12"/>await asyncio.wait_for(self.redis_client.rpush(self.audit_key, encrypted_entry), timeout=5.0)</text:span></text:p>
      <text:p text:style-name="P2"><text:span text:style-name="Emphasis"><text:s text:c="12"/>return Result(success=True)</text:span></text:p>
      <text:p text:style-name="P2"><text:span text:style-name="Emphasis"><text:s text:c="8"/>except asyncio.TimeoutError:</text:span></text:p>
      <text:p text:style-name="P2"><text:span text:style-name="Emphasis"><text:s text:c="12"/>self.logger.error("Audit log timed out", extra={"CorrelationId": CORRELATION_ID})</text:span></text:p>
      <text:p text:style-name="P2"><text:span text:style-name="Emphasis"><text:s text:c="12"/>return Result(success=False, error="Audit log timed out", code="AUDIT_LOG_TIMEOUT")</text:span></text:p>
      <text:p text:style-name="P2"><text:span text:style-name="Emphasis"><text:s text:c="8"/>except Exception as e:</text:span></text:p>
      <text:p text:style-name="P2"><text:span text:style-name="Emphasis"><text:s text:c="12"/>self.logger.error(f"Audit log failed: {str(e)}", extra={"CorrelationId": CORRELATION_ID})</text:span></text:p>
      <text:p text:style-name="P2"><text:span text:style-name="Emphasis"><text:s text:c="12"/>return Result(success=False, error=str(e), code="AUDIT_LOG_FAIL")</text:span></text:p>
      <text:p text:style-name="P2"><text:span text:style-name="Emphasis">&lt;/xaiArtifact&gt;</text:span></text:p>
      <text:p text:style-name="P2"><text:span text:style-name="Emphasis"/></text:p>
      <text:p text:style-name="P2"><text:span text:style-name="Emphasis">#### 17. Телеметрія: `src/cns_conscious_core/telemetry/telemetry.py`</text:span></text:p>
      <text:p text:style-name="P2"><text:span text:style-name="Emphasis">```python</text:span></text:p>
      <text:p text:style-name="P2"><text:span text:style-name="Emphasis">from opentelemetry import trace, metrics</text:span></text:p>
      <text:p text:style-name="P2"><text:soft-page-break/><text:span text:style-name="Emphasis">from opentelemetry.exporter.jaeger.thrift import JaegerExporter</text:span></text:p>
      <text:p text:style-name="P2"><text:span text:style-name="Emphasis">from opentelemetry.sdk.trace import TracerProvider</text:span></text:p>
      <text:p text:style-name="P2"><text:span text:style-name="Emphasis">from opentelemetry.sdk.trace.export import BatchSpanProcessor</text:span></text:p>
      <text:p text:style-name="P2"><text:span text:style-name="Emphasis">from opentelemetry.exporter.prometheus import PrometheusMetricReader</text:span></text:p>
      <text:p text:style-name="P2"><text:span text:style-name="Emphasis">from opentelemetry.sdk.metrics import MeterProvider</text:span></text:p>
      <text:p text:style-name="P2"><text:span text:style-name="Emphasis">from opentelemetry.sdk.resources import Resource</text:span></text:p>
      <text:p text:style-name="P2"><text:span text:style-name="Emphasis">import polly</text:span></text:p>
      <text:p text:style-name="P2"><text:span text:style-name="Emphasis">import os</text:span></text:p>
      <text:p text:style-name="P2"><text:span text:style-name="Emphasis">from typing import Dict, Callable</text:span></text:p>
      <text:p text:style-name="P2"><text:span text:style-name="Emphasis">import asyncio</text:span></text:p>
      <text:p text:style-name="P2"><text:span text:style-name="Emphasis">import logging</text:span></text:p>
      <text:p text:style-name="P2"><text:span text:style-name="Emphasis">import uuid</text:span></text:p>
      <text:p text:style-name="P2"><text:span text:style-name="Emphasis"/></text:p>
      <text:p text:style-name="P2"><text:span text:style-name="Emphasis">CORRELATION_ID = str(uuid.uuid4())</text:span></text:p>
      <text:p text:style-name="P2"><text:span text:style-name="Emphasis"/></text:p>
      <text:p text:style-name="P2"><text:span text:style-name="Emphasis">class TelemetryService:</text:span></text:p>
      <text:p text:style-name="P2"><text:span text:style-name="Emphasis"><text:s text:c="4"/>"""Сервіс телеметрії з Circuit Breaker та Retry."""</text:span></text:p>
      <text:p text:style-name="P2"><text:span text:style-name="Emphasis"><text:s text:c="4"/>def __init__(self):</text:span></text:p>
      <text:p text:style-name="P2"><text:span text:style-name="Emphasis"><text:s text:c="8"/>resource = Resource(attributes={"service.name": "cns_conscious_core"})</text:span></text:p>
      <text:p text:style-name="P2"><text:span text:style-name="Emphasis"><text:s text:c="8"/>trace.set_tracer_provider(TracerProvider(resource=resource))</text:span></text:p>
      <text:p text:style-name="P2"><text:span text:style-name="Emphasis"><text:s text:c="8"/>jaeger_exporter = JaegerExporter(</text:span></text:p>
      <text:p text:style-name="P2"><text:span text:style-name="Emphasis"><text:s text:c="12"/>agent_host_name=os.getenv("JAEGER_HOST", "jaeger"),</text:span></text:p>
      <text:p text:style-name="P2"><text:span text:style-name="Emphasis"><text:s text:c="12"/>agent_port=int(os.getenv("JAEGER_PORT", 6831))</text:span></text:p>
      <text:p text:style-name="P2"><text:span text:style-name="Emphasis"><text:s text:c="8"/>)</text:span></text:p>
      <text:p text:style-name="P2"><text:span text:style-name="Emphasis"><text:s text:c="8"/>trace.get_tracer_provider().add_span_processor(BatchSpanProcessor(jaeger_exporter))</text:span></text:p>
      <text:p text:style-name="P2"><text:span text:style-name="Emphasis"><text:s text:c="8"/>meter_provider = MeterProvider(resource=resource, metric_readers=[PrometheusMetricReader()])</text:span></text:p>
      <text:p text:style-name="P2"><text:span text:style-name="Emphasis"><text:s text:c="8"/>metrics.set_meter_provider(meter_provider)</text:span></text:p>
      <text:p text:style-name="P2"><text:span text:style-name="Emphasis"><text:s text:c="8"/>self.tracer = trace.get_tracer(__name__)</text:span></text:p>
      <text:p text:style-name="P2"><text:span text:style-name="Emphasis"><text:s text:c="8"/>self.meter = metrics.get_meter(__name__)</text:span></text:p>
      <text:p text:style-name="P2"><text:span text:style-name="Emphasis"><text:s text:c="8"/>self.policy = polly.Policy.WrapAsync(</text:span></text:p>
      <text:p text:style-name="P2"><text:span text:style-name="Emphasis"><text:s text:c="12"/>polly.RetryAsync(retry_count=3, delay=lambda retry: 2 ** retry),</text:span></text:p>
      <text:p text:style-name="P2"><text:soft-page-break/><text:span text:style-name="Emphasis"><text:s text:c="12"/>polly.CircuitBreakerAsync(threshold=5, timeout=30)</text:span></text:p>
      <text:p text:style-name="P2"><text:span text:style-name="Emphasis"><text:s text:c="8"/>)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async def execute_policy(self, func: Callable) -&gt; float:</text:span></text:p>
      <text:p text:style-name="P2"><text:span text:style-name="Emphasis"><text:s text:c="8"/>try:</text:span></text:p>
      <text:p text:style-name="P2"><text:span text:style-name="Emphasis"><text:s text:c="12"/>return await self.policy.execute(func)</text:span></text:p>
      <text:p text:style-name="P2"><text:span text:style-name="Emphasis"><text:s text:c="8"/>except Exception as e:</text:span></text:p>
      <text:p text:style-name="P2"><text:span text:style-name="Emphasis"><text:s text:c="12"/>self.logger.error(f"Policy execution failed: {str(e)}", extra={"CorrelationId": CORRELATION_ID})</text:span></text:p>
      <text:p text:style-name="P2"><text:span text:style-name="Emphasis"><text:s text:c="12"/>raise ConsciousException(str(e), "TELEMETRY_EXECUTION_FAIL")</text:span></text:p>
      <text:p text:style-name="P2"><text:span text:style-name="Emphasis"/></text:p>
      <text:p text:style-name="P2"><text:span text:style-name="Emphasis"><text:s text:c="4"/>def track_metric(self, name: str, value: float, attributes: Dict = None):</text:span></text:p>
      <text:p text:style-name="P2"><text:span text:style-name="Emphasis"><text:s text:c="8"/>self.meter.create_histogram(name).record(value, attributes=attributes or {})</text:span></text:p>
      <text:p text:style-name="P2"><text:span text:style-name="Emphasis"><text:s text:c="8"/>self.logger.info(f"Metric: {name} = {value}", extra={"CorrelationId": CORRELATION_ID, **(attributes or {})})</text:span></text:p>
      <text:p text:style-name="P2"><text:span text:style-name="Emphasis"/></text:p>
      <text:p text:style-name="P2"><text:span text:style-name="Emphasis"><text:s text:c="4"/>def track_event(self, name: str, attributes: Dict = None):</text:span></text:p>
      <text:p text:style-name="P2"><text:span text:style-name="Emphasis"><text:s text:c="8"/>with self.tracer.start_as_current_span(name):</text:span></text:p>
      <text:p text:style-name="P2"><text:span text:style-name="Emphasis"><text:s text:c="12"/>self.meter.create_counter(f"{name}_total").add(1, attributes=attributes or {})</text:span></text:p>
      <text:p text:style-name="P2"><text:span text:style-name="Emphasis"><text:s text:c="12"/>self.logger.info(f"Event: {name}", extra={"CorrelationId": CORRELATION_ID, **(attributes or {})}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8. Валідація: `src/cns_conscious_core/validators/validator.py`</text:span></text:p>
      <text:p text:style-name="P2"><text:span text:style-name="Emphasis">```python</text:span></text:p>
      <text:p text:style-name="P2"><text:span text:style-name="Emphasis">import tensorflow as tf</text:span></text:p>
      <text:p text:style-name="P2"><text:span text:style-name="Emphasis">from typing import Optional</text:span></text:p>
      <text:p text:style-name="P2"><text:span text:style-name="Emphasis">from ..exceptions.exceptions import Result</text:span></text:p>
      <text:p text:style-name="P2"><text:span text:style-name="Emphasis">from abc import ABC, abstractmethod</text:span></text:p>
      <text:p text:style-name="P2"><text:span text:style-name="Emphasis"/></text:p>
      <text:p text:style-name="P2"><text:span text:style-name="Emphasis">class IValidator(ABC):</text:span></text:p>
      <text:p text:style-name="P2"><text:span text:style-name="Emphasis"><text:s text:c="4"/>@abstractmethod</text:span></text:p>
      <text:p text:style-name="P2"><text:soft-page-break/><text:span text:style-name="Emphasis"><text:s text:c="4"/>def validate(self, data: object) -&gt; Result:</text:span></text:p>
      <text:p text:style-name="P2"><text:span text:style-name="Emphasis"><text:s text:c="8"/>pass</text:span></text:p>
      <text:p text:style-name="P2"><text:span text:style-name="Emphasis"/></text:p>
      <text:p text:style-name="P2"><text:span text:style-name="Emphasis">class InputValidator(IValidator):</text:span></text:p>
      <text:p text:style-name="P2"><text:span text:style-name="Emphasis"><text:s text:c="4"/>"""Валідація вхідних даних для нейронних шарів."""</text:span></text:p>
      <text:p text:style-name="P2"><text:span text:style-name="Emphasis"><text:s text:c="4"/>def validate(self, data: tf.Tensor) -&gt; Result:</text:span></text:p>
      <text:p text:style-name="P2"><text:span text:style-name="Emphasis"><text:s text:c="8"/>if not isinstance(data, tf.Tensor):</text:span></text:p>
      <text:p text:style-name="P2"><text:span text:style-name="Emphasis"><text:s text:c="12"/>return Result(success=False, error="Input must be a TensorFlow tensor", code="INVALID_TENSOR_TYPE")</text:span></text:p>
      <text:p text:style-name="P2"><text:span text:style-name="Emphasis"><text:s text:c="8"/>if tf.reduce_any(tf.math.is_nan(data)) or tf.reduce_any(tf.math.is_inf(data)):</text:span></text:p>
      <text:p text:style-name="P2"><text:span text:style-name="Emphasis"><text:s text:c="12"/>return Result(success=False, error="Input contains NaN or Inf values", code="INVALID_TENSOR_VALUES")</text:span></text:p>
      <text:p text:style-name="P2"><text:span text:style-name="Emphasis"><text:s text:c="8"/>if tf.shape(data)[0] == 0 or tf.shape(data)[1] == 0:</text:span></text:p>
      <text:p text:style-name="P2"><text:span text:style-name="Emphasis"><text:s text:c="12"/>return Result(success=False, error="Input tensor dimensions must be non-zero", code="INVALID_TENSOR_DIMS")</text:span></text:p>
      <text:p text:style-name="P2"><text:span text:style-name="Emphasis"><text:s text:c="8"/>return Result(success=True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9. Винятки: `src/cns_conscious_core/exceptions/exceptions.py`</text:span></text:p>
      <text:p text:style-name="P2"><text:span text:style-name="Emphasis">```python</text:span></text:p>
      <text:p text:style-name="P2"><text:span text:style-name="Emphasis">from typing import Optional, Dict</text:span></text:p>
      <text:p text:style-name="P2"><text:span text:style-name="Emphasis">from dataclasses import dataclass</text:span></text:p>
      <text:p text:style-name="P2"><text:span text:style-name="Emphasis"/></text:p>
      <text:p text:style-name="P2"><text:span text:style-name="Emphasis">@dataclass</text:span></text:p>
      <text:p text:style-name="P2"><text:span text:style-name="Emphasis">class Result:</text:span></text:p>
      <text:p text:style-name="P2"><text:span text:style-name="Emphasis"><text:s text:c="4"/>success: bool</text:span></text:p>
      <text:p text:style-name="P2"><text:span text:style-name="Emphasis"><text:s text:c="4"/>value: Optional[object] = None</text:span></text:p>
      <text:p text:style-name="P2"><text:span text:style-name="Emphasis"><text:s text:c="4"/>error: Optional[str] = None</text:span></text:p>
      <text:p text:style-name="P2"><text:span text:style-name="Emphasis"><text:s text:c="4"/>code: Optional[str] = None</text:span></text:p>
      <text:p text:style-name="P2"><text:span text:style-name="Emphasis"/></text:p>
      <text:p text:style-name="P2"><text:span text:style-name="Emphasis">class ConsciousException(Exception):</text:span></text:p>
      <text:p text:style-name="P2"><text:span text:style-name="Emphasis"><text:s text:c="4"/>"""Базовий клас для виключень системи."""</text:span></text:p>
      <text:p text:style-name="P2"><text:span text:style-name="Emphasis"><text:s text:c="4"/>def __init__(self, message: str, code: str, context: Optional[Dict] = None):</text:span></text:p>
      <text:p text:style-name="P2"><text:soft-page-break/><text:span text:style-name="Emphasis"><text:s text:c="8"/>self.code = code</text:span></text:p>
      <text:p text:style-name="P2"><text:span text:style-name="Emphasis"><text:s text:c="8"/>self.context = context or {}</text:span></text:p>
      <text:p text:style-name="P2"><text:span text:style-name="Emphasis"><text:s text:c="8"/>super().__init__(message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0. API ендпоінти: `src/cns_conscious_core/api/endpoints.py`</text:span></text:p>
      <text:p text:style-name="P2"><text:span text:style-name="Emphasis">```python</text:span></text:p>
      <text:p text:style-name="P2"><text:span text:style-name="Emphasis">from fastapi import FastAPI, HTTPException, Depends, Security</text:span></text:p>
      <text:p text:style-name="P2"><text:span text:style-name="Emphasis">from fastapi.security import OAuth2PasswordBearer</text:span></text:p>
      <text:p text:style-name="P2"><text:span text:style-name="Emphasis">from pydantic import BaseModel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import jwt</text:span></text:p>
      <text:p text:style-name="P2"><text:span text:style-name="Emphasis">import os</text:span></text:p>
      <text:p text:style-name="P2"><text:span text:style-name="Emphasis">from typing import List, Optional, Dict</text:span></text:p>
      <text:p text:style-name="P2"><text:span text:style-name="Emphasis">from slowapi import Limiter, _rate_limit_exceeded_handler</text:span></text:p>
      <text:p text:style-name="P2"><text:span text:style-name="Emphasis">from slowapi.util import get_remote_address</text:span></text:p>
      <text:p text:style-name="P2"><text:span text:style-name="Emphasis">from slowapi.errors import RateLimitExceeded</text:span></text:p>
      <text:p text:style-name="P2"><text:span text:style-name="Emphasis">from ..models.conscious_core import CNSConsciousCore</text:span></text:p>
      <text:p text:style-name="P2"><text:span text:style-name="Emphasis">from ..utils.config import load_config</text:span></text:p>
      <text:p text:style-name="P2"><text:span text:style-name="Emphasis">from ..exceptions.exceptions import Result, ConsciousException</text:span></text:p>
      <text:p text:style-name="P2"><text:span text:style-name="Emphasis">from ..telemetry.telemetry import TelemetryService</text:span></text:p>
      <text:p text:style-name="P2"><text:span text:style-name="Emphasis">from ..data.audit_log import AuditLog</text:span></text:p>
      <text:p text:style-name="P2"><text:span text:style-name="Emphasis">import uuid</text:span></text:p>
      <text:p text:style-name="P2"><text:span text:style-name="Emphasis"/></text:p>
      <text:p text:style-name="P2"><text:span text:style-name="Emphasis">CORRELATION_ID = str(uuid.uuid4())</text:span></text:p>
      <text:p text:style-name="P2"><text:span text:style-name="Emphasis"/></text:p>
      <text:p text:style-name="P2"><text:span text:style-name="Emphasis">app = FastAPI(title="CNS Conscious Core API", version="0.1.0")</text:span></text:p>
      <text:p text:style-name="P2"><text:span text:style-name="Emphasis">limiter = Limiter(key_func=get_remote_address)</text:span></text:p>
      <text:p text:style-name="P2"><text:span text:style-name="Emphasis">app.state.limiter = limiter</text:span></text:p>
      <text:p text:style-name="P2"><text:span text:style-name="Emphasis">app.add_exception_handler(RateLimitExceeded, _rate_limit_exceeded_handler)</text:span></text:p>
      <text:p text:style-name="P2"><text:span text:style-name="Emphasis">oauth2_scheme = OAuth2PasswordBearer(tokenUrl="/token")</text:span></text:p>
      <text:p text:style-name="P2"><text:soft-page-break/><text:span text:style-name="Emphasis">telemetry = TelemetryService()</text:span></text:p>
      <text:p text:style-name="P2"><text:span text:style-name="Emphasis"/></text:p>
      <text:p text:style-name="P2"><text:span text:style-name="Emphasis">class InferenceRequest(BaseModel):</text:span></text:p>
      <text:p text:style-name="P2"><text:span text:style-name="Emphasis"><text:s text:c="4"/>inputs: List[List[float]]</text:span></text:p>
      <text:p text:style-name="P2"><text:span text:style-name="Emphasis"><text:s text:c="4"/>steps: int</text:span></text:p>
      <text:p text:style-name="P2"><text:span text:style-name="Emphasis"/></text:p>
      <text:p text:style-name="P2"><text:span text:style-name="Emphasis">class InferenceResponse(BaseModel):</text:span></text:p>
      <text:p text:style-name="P2"><text:span text:style-name="Emphasis"><text:s text:c="4"/>success: bool</text:span></text:p>
      <text:p text:style-name="P2"><text:span text:style-name="Emphasis"><text:s text:c="4"/>output: Optional[List[float]]</text:span></text:p>
      <text:p text:style-name="P2"><text:span text:style-name="Emphasis"><text:s text:c="4"/>metrics: Optional[Dict[str, float]]</text:span></text:p>
      <text:p text:style-name="P2"><text:span text:style-name="Emphasis"><text:s text:c="4"/>error: Optional[str]</text:span></text:p>
      <text:p text:style-name="P2"><text:span text:style-name="Emphasis"/></text:p>
      <text:p text:style-name="P2"><text:span text:style-name="Emphasis">async def get_core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try:</text:span></text:p>
      <text:p text:style-name="P2"><text:span text:style-name="Emphasis"><text:s text:c="8"/>yield core</text:span></text:p>
      <text:p text:style-name="P2"><text:span text:style-name="Emphasis"><text:s text:c="4"/>finally:</text:span></text:p>
      <text:p text:style-name="P2"><text:span text:style-name="Emphasis"><text:s text:c="8"/>await core.close()</text:span></text:p>
      <text:p text:style-name="P2"><text:span text:style-name="Emphasis"/></text:p>
      <text:p text:style-name="P2"><text:span text:style-name="Emphasis">async def validate_token(token: str = Security(oauth2_scheme)):</text:span></text:p>
      <text:p text:style-name="P2"><text:span text:style-name="Emphasis"><text:s text:c="4"/>"""Перевіряє JWT токен."""</text:span></text:p>
      <text:p text:style-name="P2"><text:span text:style-name="Emphasis"><text:s text:c="4"/>try:</text:span></text:p>
      <text:p text:style-name="P2"><text:span text:style-name="Emphasis"><text:s text:c="8"/>secret_key = os.getenv("JWT_SECRET")</text:span></text:p>
      <text:p text:style-name="P2"><text:span text:style-name="Emphasis"><text:s text:c="8"/>if not secret_key:</text:span></text:p>
      <text:p text:style-name="P2"><text:span text:style-name="Emphasis"><text:s text:c="12"/>raise HTTPException(status_code=500, detail="JWT_SECRET not configured")</text:span></text:p>
      <text:p text:style-name="P2"><text:span text:style-name="Emphasis"><text:s text:c="8"/>payload = jwt.decode(token, secret_key, algorithms=["HS256"])</text:span></text:p>
      <text:p text:style-name="P2"><text:span text:style-name="Emphasis"><text:s text:c="8"/>if not payload.get("sub"):</text:span></text:p>
      <text:p text:style-name="P2"><text:span text:style-name="Emphasis"><text:s text:c="12"/>raise HTTPException(status_code=401, detail="Invalid token payload")</text:span></text:p>
      <text:p text:style-name="P2"><text:span text:style-name="Emphasis"><text:s text:c="8"/>return payload["sub"]</text:span></text:p>
      <text:p text:style-name="P2"><text:soft-page-break/><text:span text:style-name="Emphasis"><text:s text:c="4"/>except jwt.InvalidTokenError:</text:span></text:p>
      <text:p text:style-name="P2"><text:span text:style-name="Emphasis"><text:s text:c="8"/>raise HTTPException(status_code=401, detail="Invalid or expired token")</text:span></text:p>
      <text:p text:style-name="P2"><text:span text:style-name="Emphasis"/></text:p>
      <text:p text:style-name="P2"><text:span text:style-name="Emphasis">@app.post("/api/v1/inference", response_model=InferenceResponse)</text:span></text:p>
      <text:p text:style-name="P2"><text:span text:style-name="Emphasis">@limiter.limit("1000/minute")</text:span></text:p>
      <text:p text:style-name="P2"><text:span text:style-name="Emphasis">async def inference(request: InferenceRequest, user: str = Depends(validate_token), core: CNSConsciousCore = Depends(get_core)):</text:span></text:p>
      <text:p text:style-name="P2"><text:span text:style-name="Emphasis"><text:s text:c="4"/>"""Ендпоінт для виконання інференсу."""</text:span></text:p>
      <text:p text:style-name="P2"><text:span text:style-name="Emphasis"><text:s text:c="4"/>try:</text:span></text:p>
      <text:p text:style-name="P2"><text:span text:style-name="Emphasis"><text:s text:c="8"/>inputs = tf.convert_to_tensor(request.inputs, dtype=tf.float32)</text:span></text:p>
      <text:p text:style-name="P2"><text:span text:style-name="Emphasis"><text:s text:c="8"/>result = await core.forward(inputs)</text:span></text:p>
      <text:p text:style-name="P2"><text:span text:style-name="Emphasis"><text:s text:c="8"/>if not result.success:</text:span></text:p>
      <text:p text:style-name="P2"><text:span text:style-name="Emphasis"><text:s text:c="12"/>raise HTTPException(status_code=400, detail=result.error)</text:span></text:p>
      <text:p text:style-name="P2"><text:span text:style-name="Emphasis"><text:s text:c="8"/>metrics = await core.introspect()</text:span></text:p>
      <text:p text:style-name="P2"><text:span text:style-name="Emphasis"><text:s text:c="8"/>await core.audit_log.log({"operation": "inference", "user": user, "inputs_shape": str(inputs.shape)})</text:span></text:p>
      <text:p text:style-name="P2"><text:span text:style-name="Emphasis"><text:s text:c="8"/>telemetry.track_event("InferenceCompleted", {"user": user, "steps": request.steps})</text:span></text:p>
      <text:p text:style-name="P2"><text:span text:style-name="Emphasis"><text:s text:c="8"/>return InferenceResponse(success=True, output=result.value["state"].tolist(), metrics=metrics)</text:span></text:p>
      <text:p text:style-name="P2"><text:span text:style-name="Emphasis"><text:s text:c="4"/>except ConsciousException as e:</text:span></text:p>
      <text:p text:style-name="P2"><text:span text:style-name="Emphasis"><text:s text:c="8"/>telemetry.track_event("InferenceFailed", {"error": str(e), "code": e.code})</text:span></text:p>
      <text:p text:style-name="P2"><text:span text:style-name="Emphasis"><text:s text:c="8"/>raise HTTPException(status_code=400, detail=f"{e.code}: {str(e)}")</text:span></text:p>
      <text:p text:style-name="P2"><text:span text:style-name="Emphasis"><text:s text:c="4"/>except Exception as e:</text:span></text:p>
      <text:p text:style-name="P2"><text:span text:style-name="Emphasis"><text:s text:c="8"/>telemetry.track_event("InferenceFailed", {"error": str(e)})</text:span></text:p>
      <text:p text:style-name="P2"><text:span text:style-name="Emphasis"><text:s text:c="8"/>raise HTTPException(status_code=500, detail=str(e))</text:span></text:p>
      <text:p text:style-name="P2"><text:span text:style-name="Emphasis"/></text:p>
      <text:p text:style-name="P2"><text:span text:style-name="Emphasis">@app.get("/api/v1/health")</text:span></text:p>
      <text:p text:style-name="P2"><text:span text:style-name="Emphasis">async def health_check():</text:span></text:p>
      <text:p text:style-name="P2"><text:span text:style-name="Emphasis"><text:s text:c="4"/>"""Перевірка стану API."""</text:span></text:p>
      <text:p text:style-name="P2"><text:span text:style-name="Emphasis"><text:s text:c="4"/>telemetry.track_event("HealthCheck")</text:span></text:p>
      <text:p text:style-name="P2"><text:span text:style-name="Emphasis"><text:s text:c="4"/>return {"status": "healthy"}</text:span></text:p>
      <text:p text:style-name="P2"><text:span text:style-name="Emphasis"/></text:p>
      <text:p text:style-name="P2"><text:span text:style-name="Emphasis">@app.post("/token")</text:span></text:p>
      <text:p text:style-name="P2"><text:soft-page-break/><text:span text:style-name="Emphasis">async def generate_token(username: str, password: str):</text:span></text:p>
      <text:p text:style-name="P2"><text:span text:style-name="Emphasis"><text:s text:c="4"/>"""Генерує JWT токен."""</text:span></text:p>
      <text:p text:style-name="P2"><text:span text:style-name="Emphasis"><text:s text:c="4"/>secret_key = os.getenv("JWT_SECRET")</text:span></text:p>
      <text:p text:style-name="P2"><text:span text:style-name="Emphasis"><text:s text:c="4"/>if not secret_key:</text:span></text:p>
      <text:p text:style-name="P2"><text:span text:style-name="Emphasis"><text:s text:c="8"/>raise HTTPException(status_code=500, detail="JWT_SECRET not configured")</text:span></text:p>
      <text:p text:style-name="P2"><text:span text:style-name="Emphasis"><text:s text:c="4"/>if username == "test" and password == "test": <text:s/># Заглушка для демонстрації</text:span></text:p>
      <text:p text:style-name="P2"><text:span text:style-name="Emphasis"><text:s text:c="8"/>token = jwt.encode({"sub": username}, secret_key, algorithm="HS256")</text:span></text:p>
      <text:p text:style-name="P2"><text:span text:style-name="Emphasis"><text:s text:c="8"/>telemetry.track_event("TokenGenerated", {"user": username})</text:span></text:p>
      <text:p text:style-name="P2"><text:span text:style-name="Emphasis"><text:s text:c="8"/>return {"access_token": token, "token_type": "bearer"}</text:span></text:p>
      <text:p text:style-name="P2"><text:span text:style-name="Emphasis"><text:s text:c="4"/>raise HTTPException(status_code=401, detail="Invalid credentials")</text:span></text:p>
      <text:p text:style-name="P2"><text:span text:style-name="Emphasis"/></text:p>
      <text:p text:style-name="P2"><text:span text:style-name="Emphasis">def custom_openapi():</text:span></text:p>
      <text:p text:style-name="P2"><text:span text:style-name="Emphasis"><text:s text:c="4"/>from fastapi.openapi.utils import get_openapi</text:span></text:p>
      <text:p text:style-name="P2"><text:span text:style-name="Emphasis"><text:s text:c="4"/>if app.openapi_schema:</text:span></text:p>
      <text:p text:style-name="P2"><text:span text:style-name="Emphasis"><text:s text:c="8"/>return app.openapi_schema</text:span></text:p>
      <text:p text:style-name="P2"><text:span text:style-name="Emphasis"><text:s text:c="4"/>openapi_schema = get_openapi(</text:span></text:p>
      <text:p text:style-name="P2"><text:span text:style-name="Emphasis"><text:s text:c="8"/>title="CNS Conscious Core API",</text:span></text:p>
      <text:p text:style-name="P2"><text:span text:style-name="Emphasis"><text:s text:c="8"/>version="0.1.0",</text:span></text:p>
      <text:p text:style-name="P2"><text:span text:style-name="Emphasis"><text:s text:c="8"/>description="API for integrated fractal and bifurcation modeling in CNS",</text:span></text:p>
      <text:p text:style-name="P2"><text:span text:style-name="Emphasis"><text:s text:c="8"/>routes=app.routes,</text:span></text:p>
      <text:p text:style-name="P2"><text:span text:style-name="Emphasis"><text:s text:c="4"/>)</text:span></text:p>
      <text:p text:style-name="P2"><text:span text:style-name="Emphasis"><text:s text:c="4"/>app.openapi_schema = openapi_schema</text:span></text:p>
      <text:p text:style-name="P2"><text:span text:style-name="Emphasis"><text:s text:c="4"/>return app.openapi_schema</text:span></text:p>
      <text:p text:style-name="P2"><text:span text:style-name="Emphasis"/></text:p>
      <text:p text:style-name="P2"><text:span text:style-name="Emphasis">app.openapi = custom_openapi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1. Мідлвер: `src/cns_conscious_core/api/middleware.py`</text:span></text:p>
      <text:p text:style-name="P2"><text:span text:style-name="Emphasis">```python</text:span></text:p>
      <text:p text:style-name="P2"><text:span text:style-name="Emphasis">from fastapi import FastAPI, HTTPException</text:span></text:p>
      <text:p text:style-name="P2"><text:span text:style-name="Emphasis">from slowapi import Limiter, _rate_limit_exceeded_handler</text:span></text:p>
      <text:p text:style-name="P2"><text:span text:style-name="Emphasis">from slowapi.util import get_remote_address</text:span></text:p>
      <text:p text:style-name="P2"><text:soft-page-break/><text:span text:style-name="Emphasis">from slowapi.errors import RateLimitExceeded</text:span></text:p>
      <text:p text:style-name="P2"><text:span text:style-name="Emphasis">from ..telemetry.telemetry import TelemetryService</text:span></text:p>
      <text:p text:style-name="P2"><text:span text:style-name="Emphasis">from ..exceptions.exceptions import ConsciousException</text:span></text:p>
      <text:p text:style-name="P2"><text:span text:style-name="Emphasis">import jwt</text:span></text:p>
      <text:p text:style-name="P2"><text:span text:style-name="Emphasis">import os</text:span></text:p>
      <text:p text:style-name="P2"><text:span text:style-name="Emphasis"/></text:p>
      <text:p text:style-name="P2"><text:span text:style-name="Emphasis">telemetry = TelemetryService()</text:span></text:p>
      <text:p text:style-name="P2"><text:span text:style-name="Emphasis"/></text:p>
      <text:p text:style-name="P2"><text:span text:style-name="Emphasis">def setup_middleware(app: FastAPI):</text:span></text:p>
      <text:p text:style-name="P2"><text:span text:style-name="Emphasis"><text:s text:c="4"/>"""Налаштування мідлверів для API."""</text:span></text:p>
      <text:p text:style-name="P2"><text:span text:style-name="Emphasis"><text:s text:c="4"/>limiter = Limiter(key_func=get_remote_address)</text:span></text:p>
      <text:p text:style-name="P2"><text:span text:style-name="Emphasis"><text:s text:c="4"/>app.state.limiter = limiter</text:span></text:p>
      <text:p text:style-name="P2"><text:span text:style-name="Emphasis"><text:s text:c="4"/>app.add_exception_handler(RateLimitExceeded, _rate_limit_exceeded_handler)</text:span></text:p>
      <text:p text:style-name="P2"><text:span text:style-name="Emphasis"/></text:p>
      <text:p text:style-name="P2"><text:span text:style-name="Emphasis"><text:s text:c="4"/>@app.middleware("http")</text:span></text:p>
      <text:p text:style-name="P2"><text:span text:style-name="Emphasis"><text:s text:c="4"/>async def rate_limit_middleware(request, call_next):</text:span></text:p>
      <text:p text:style-name="P2"><text:span text:style-name="Emphasis"><text:s text:c="8"/>"""Мідлвер для обмеження кількості запитів."""</text:span></text:p>
      <text:p text:style-name="P2"><text:span text:style-name="Emphasis"><text:s text:c="8"/>try:</text:span></text:p>
      <text:p text:style-name="P2"><text:span text:style-name="Emphasis"><text:s text:c="12"/>response = await limiter.limit("1000/minute")(call_next)(request)</text:span></text:p>
      <text:p text:style-name="P2"><text:span text:style-name="Emphasis"><text:s text:c="12"/>telemetry.track_event("RequestProcessed", {"path": request.url.path})</text:span></text:p>
      <text:p text:style-name="P2"><text:span text:style-name="Emphasis"><text:s text:c="12"/>return response</text:span></text:p>
      <text:p text:style-name="P2"><text:span text:style-name="Emphasis"><text:s text:c="8"/>except RateLimitExceeded:</text:span></text:p>
      <text:p text:style-name="P2"><text:span text:style-name="Emphasis"><text:s text:c="12"/>telemetry.track_event("RateLimitExceeded", {"path": request.url.path})</text:span></text:p>
      <text:p text:style-name="P2"><text:span text:style-name="Emphasis"><text:s text:c="12"/>raise HTTPException(status_code=429, detail="Too Many Requests")</text:span></text:p>
      <text:p text:style-name="P2"><text:span text:style-name="Emphasis"/></text:p>
      <text:p text:style-name="P2"><text:span text:style-name="Emphasis"><text:s text:c="4"/>@app.middleware("http")</text:span></text:p>
      <text:p text:style-name="P2"><text:span text:style-name="Emphasis"><text:s text:c="4"/>async def zero_trust_middleware(request, call_next):</text:span></text:p>
      <text:p text:style-name="P2"><text:span text:style-name="Emphasis"><text:s text:c="8"/>"""Мідлвер для Zero Trust верифікації."""</text:span></text:p>
      <text:p text:style-name="P2"><text:span text:style-name="Emphasis"><text:s text:c="8"/>try:</text:span></text:p>
      <text:p text:style-name="P2"><text:span text:style-name="Emphasis"><text:s text:c="12"/>if request.url.path not in ["/api/v1/health", "/token"]:</text:span></text:p>
      <text:p text:style-name="P2"><text:span text:style-name="Emphasis"><text:s text:c="16"/>token = request.headers.get("Authorization", "").replace("Bearer ", "")</text:span></text:p>
      <text:p text:style-name="P2"><text:span text:style-name="Emphasis"><text:s text:c="16"/>secret_key = os.getenv("JWT_SECRET")</text:span></text:p>
      <text:p text:style-name="P2"><text:soft-page-break/><text:span text:style-name="Emphasis"><text:s text:c="16"/>if not secret_key or not token:</text:span></text:p>
      <text:p text:style-name="P2"><text:span text:style-name="Emphasis"><text:s text:c="20"/>raise ConsciousException("Missing JWT token or secret", "AUTHENTICATION_FAILED")</text:span></text:p>
      <text:p text:style-name="P2"><text:span text:style-name="Emphasis"><text:s text:c="16"/>jwt.decode(token, secret_key, algorithms=["HS256"])</text:span></text:p>
      <text:p text:style-name="P2"><text:span text:style-name="Emphasis"><text:s text:c="12"/>response = await call_next(request)</text:span></text:p>
      <text:p text:style-name="P2"><text:span text:style-name="Emphasis"><text:s text:c="12"/>return response</text:span></text:p>
      <text:p text:style-name="P2"><text:span text:style-name="Emphasis"><text:s text:c="8"/>except jwt.InvalidTokenError:</text:span></text:p>
      <text:p text:style-name="P2"><text:span text:style-name="Emphasis"><text:s text:c="12"/>telemetry.track_event("InvalidToken", {"path": request.url.path})</text:span></text:p>
      <text:p text:style-name="P2"><text:span text:style-name="Emphasis"><text:s text:c="12"/>raise HTTPException(status_code=401, detail="Invalid or expired token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2. Ротація ключів: `src/cns_conscious_core/security/key_rotation.py`</text:span></text:p>
      <text:p text:style-name="P2"><text:span text:style-name="Emphasis">```python</text:span></text:p>
      <text:p text:style-name="P2"><text:span text:style-name="Emphasis">from cryptography.fernet import Fernet</text:span></text:p>
      <text:p text:style-name="P2"><text:span text:style-name="Emphasis">import os</text:span></text:p>
      <text:p text:style-name="P2"><text:span text:style-name="Emphasis">import asyncio</text:span></text:p>
      <text:p text:style-name="P2"><text:span text:style-name="Emphasis">from ..data.storage import StateRepository</text:span></text:p>
      <text:p text:style-name="P2"><text:span text:style-name="Emphasis">from ..exceptions.exceptions import ConsciousException</text:span></text:p>
      <text:p text:style-name="P2"><text:span text:style-name="Emphasis">import logging</text:span></text:p>
      <text:p text:style-name="P2"><text:span text:style-name="Emphasis">import redis.asyncio as redis</text:span></text:p>
      <text:p text:style-name="P2"><text:span text:style-name="Emphasis"/></text:p>
      <text:p text:style-name="P2"><text:span text:style-name="Emphasis">class KeyRotator:</text:span></text:p>
      <text:p text:style-name="P2"><text:span text:style-name="Emphasis"><text:s text:c="4"/>"""Клас для ротації ключів шифрування."""</text:span></text:p>
      <text:p text:style-name="P2"><text:span text:style-name="Emphasis"><text:s text:c="4"/>def __init__(self, redis_client: redis.Redis):</text:span></text:p>
      <text:p text:style-name="P2"><text:span text:style-name="Emphasis"><text:s text:c="8"/>self.redis_client = redis_client</text:span></text:p>
      <text:p text:style-name="P2"><text:span text:style-name="Emphasis"><text:s text:c="8"/>self.logger = logging.getLogger(__name__)</text:span></text:p>
      <text:p text:style-name="P2"><text:span text:style-name="Emphasis"/></text:p>
      <text:p text:style-name="P2"><text:span text:style-name="Emphasis"><text:s text:c="4"/>async def rotate_encryption_key(self, old_key: str, new_key: str):</text:span></text:p>
      <text:p text:style-name="P2"><text:span text:style-name="Emphasis"><text:s text:c="8"/>"""Ротація ключа шифрування для Redis."""</text:span></text:p>
      <text:p text:style-name="P2"><text:span text:style-name="Emphasis"><text:s text:c="8"/>try:</text:span></text:p>
      <text:p text:style-name="P2"><text:span text:style-name="Emphasis"><text:s text:c="12"/>old_fernet = Fernet(old_key.encode())</text:span></text:p>
      <text:p text:style-name="P2"><text:span text:style-name="Emphasis"><text:s text:c="12"/>new_fernet = Fernet(new_key.encode())</text:span></text:p>
      <text:p text:style-name="P2"><text:soft-page-break/><text:span text:style-name="Emphasis"><text:s text:c="12"/>states_key = "cns:states"</text:span></text:p>
      <text:p text:style-name="P2"><text:span text:style-name="Emphasis"><text:s text:c="12"/>audit_key = "cns:audit"</text:span></text:p>
      <text:p text:style-name="P2"><text:span text:style-name="Emphasis"><text:s text:c="12"/></text:span></text:p>
      <text:p text:style-name="P2"><text:span text:style-name="Emphasis"><text:s text:c="12"/># Ротація станів</text:span></text:p>
      <text:p text:style-name="P2"><text:span text:style-name="Emphasis"><text:s text:c="12"/>state_data = await self.redis_client.lrange(states_key, 0, -1)</text:span></text:p>
      <text:p text:style-name="P2"><text:span text:style-name="Emphasis"><text:s text:c="12"/>await self.redis_client.delete(states_key)</text:span></text:p>
      <text:p text:style-name="P2"><text:span text:style-name="Emphasis"><text:s text:c="12"/>for data in state_data:</text:span></text:p>
      <text:p text:style-name="P2"><text:span text:style-name="Emphasis"><text:s text:c="16"/>decrypted = old_fernet.decrypt(data)</text:span></text:p>
      <text:p text:style-name="P2"><text:span text:style-name="Emphasis"><text:s text:c="16"/>reencrypted = new_fernet.encrypt(decrypted)</text:span></text:p>
      <text:p text:style-name="P2"><text:span text:style-name="Emphasis"><text:s text:c="16"/>await self.redis_client.rpush(states_key, reencrypted)</text:span></text:p>
      <text:p text:style-name="P2"><text:span text:style-name="Emphasis"><text:s text:c="12"/></text:span></text:p>
      <text:p text:style-name="P2"><text:span text:style-name="Emphasis"><text:s text:c="12"/># Ротація аудит-логів</text:span></text:p>
      <text:p text:style-name="P2"><text:span text:style-name="Emphasis"><text:s text:c="12"/>audit_data = await self.redis_client.lrange(audit_key, 0, -1)</text:span></text:p>
      <text:p text:style-name="P2"><text:span text:style-name="Emphasis"><text:s text:c="12"/>await self.redis_client.delete(audit_key)</text:span></text:p>
      <text:p text:style-name="P2"><text:span text:style-name="Emphasis"><text:s text:c="12"/>for data in audit_data:</text:span></text:p>
      <text:p text:style-name="P2"><text:span text:style-name="Emphasis"><text:s text:c="16"/>decrypted = old_fernet.decrypt(data)</text:span></text:p>
      <text:p text:style-name="P2"><text:span text:style-name="Emphasis"><text:s text:c="16"/>reencrypted = new_fernet.encrypt(decrypted)</text:span></text:p>
      <text:p text:style-name="P2"><text:span text:style-name="Emphasis"><text:s text:c="16"/>await self.redis_client.rpush(audit_key, reencrypted)</text:span></text:p>
      <text:p text:style-name="P2"><text:span text:style-name="Emphasis"><text:s text:c="12"/></text:span></text:p>
      <text:p text:style-name="P2"><text:span text:style-name="Emphasis"><text:s text:c="12"/>os.environ["ENCRYPTION_KEY"] = new_key</text:span></text:p>
      <text:p text:style-name="P2"><text:span text:style-name="Emphasis"><text:s text:c="12"/>self.logger.info("Encryption key rotated successfully", extra={"CorrelationId": CORRELATION_ID})</text:span></text:p>
      <text:p text:style-name="P2"><text:span text:style-name="Emphasis"><text:s text:c="8"/>except Exception as e:</text:span></text:p>
      <text:p text:style-name="P2"><text:span text:style-name="Emphasis"><text:s text:c="12"/>self.logger.error(f"Key rotation failed: {str(e)}", extra={"CorrelationId": CORRELATION_ID})</text:span></text:p>
      <text:p text:style-name="P2"><text:span text:style-name="Emphasis"><text:s text:c="12"/>raise ConsciousException(str(e), "KEY_ROTATION_FAIL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3. Точка входу: `src/main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import argparse</text:span></text:p>
      <text:p text:style-name="P2"><text:soft-page-break/><text:span text:style-name="Emphasis">import os</text:span></text:p>
      <text:p text:style-name="P2"><text:span text:style-name="Emphasis">from cns_conscious_core.utils.logging import setup_logging</text:span></text:p>
      <text:p text:style-name="P2"><text:span text:style-name="Emphasis">from cns_conscious_core.utils.config import load_config</text:span></text:p>
      <text:p text:style-name="P2"><text:span text:style-name="Emphasis">from cns_conscious_core.models.conscious_core import CNSConsciousCore</text:span></text:p>
      <text:p text:style-name="P2"><text:span text:style-name="Emphasis">import tensorflow as tf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async def main(config_path: Optional[str] = None):</text:span></text:p>
      <text:p text:style-name="P2"><text:span text:style-name="Emphasis"><text:s text:c="4"/>setup_logging()</text:span></text:p>
      <text:p text:style-name="P2"><text:span text:style-name="Emphasis"><text:s text:c="4"/>config = load_config(config_path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os.environ["JWT_SECRET"] = os.getenv("JWT_SECRET", Fernet.generate_key().decode())</text:span></text:p>
      <text:p text:style-name="P2"><text:span text:style-name="Emphasis"><text:s text:c="4"/>model = CNSConsciousCore(config)</text:span></text:p>
      <text:p text:style-name="P2"><text:span text:style-name="Emphasis"><text:s text:c="4"/>stimulus = tf.random.normal((1, config["core"]["input_dim"]))</text:span></text:p>
      <text:p text:style-name="P2"><text:span text:style-name="Emphasis"><text:s text:c="4"/>result = await asyncio.wait_for(model.forward(stimulus), timeout=60.0)</text:span></text:p>
      <text:p text:style-name="P2"><text:span text:style-name="Emphasis"><text:s text:c="4"/>print(f"Output: {result.value}")</text:span></text:p>
      <text:p text:style-name="P2"><text:span text:style-name="Emphasis"><text:s text:c="4"/>metrics = await asyncio.wait_for(model.introspect(), timeout=30.0)</text:span></text:p>
      <text:p text:style-name="P2"><text:span text:style-name="Emphasis"><text:s text:c="4"/>print(f"Metrics: {metrics}")</text:span></text:p>
      <text:p text:style-name="P2"><text:span text:style-name="Emphasis"><text:s text:c="4"/>await model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parser = argparse.ArgumentParser(description="CNS Conscious Core")</text:span></text:p>
      <text:p text:style-name="P2"><text:span text:style-name="Emphasis"><text:s text:c="4"/>parser.add_argument("--config", type=str, help="Path to config file")</text:span></text:p>
      <text:p text:style-name="P2"><text:span text:style-name="Emphasis"><text:s text:c="4"/>args = parser.parse_args()</text:span></text:p>
      <text:p text:style-name="P2"><text:span text:style-name="Emphasis"><text:s text:c="4"/>asyncio.run(main(args.config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4. Тести ядра: `tests/unit/test_conscious_cor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oft-page-break/><text:span text:style-name="Emphasis">import asyncio</text:span></text:p>
      <text:p text:style-name="P2"><text:span text:style-name="Emphasis">from unittest.mock import AsyncMock, patch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exceptions.exceptions import ConsciousException</text:span></text:p>
      <text:p text:style-name="P2"><text:span text:style-name="Emphasis">from cryptography.fernet import Fernet</text:span></text:p>
      <text:p text:style-name="P2"><text:span text:style-name="Emphasis">import os</text:span></text:p>
      <text:p text:style-name="P2"><text:span text:style-name="Emphasis">import numpy as np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def config():</text:span></text:p>
      <text:p text:style-name="P2"><text:span text:style-name="Emphasis"><text:s text:c="4"/>return {</text:span></text:p>
      <text:p text:style-name="P2"><text:span text:style-name="Emphasis"><text:s text:c="8"/>"core": {</text:span></text:p>
      <text:p text:style-name="P2"><text:span text:style-name="Emphasis"><text:s text:c="12"/>"input_dim": 10,</text:span></text:p>
      <text:p text:style-name="P2"><text:span text:style-name="Emphasis"><text:s text:c="12"/>"hidden_dims": [20, 15],</text:span></text:p>
      <text:p text:style-name="P2"><text:span text:style-name="Emphasis"><text:s text:c="12"/>"output_dim": 5,</text:span></text:p>
      <text:p text:style-name="P2"><text:span text:style-name="Emphasis"><text:s text:c="12"/>"fractal_depth": 3,</text:span></text:p>
      <text:p text:style-name="P2"><text:span text:style-name="Emphasis"><text:s text:c="12"/>"batch_size": 1000</text:span></text:p>
      <text:p text:style-name="P2"><text:span text:style-name="Emphasis"><text:s text:c="8"/>},</text:span></text:p>
      <text:p text:style-name="P2"><text:span text:style-name="Emphasis"><text:s text:c="8"/>"bifurcation": {</text:span></text:p>
      <text:p text:style-name="P2"><text:span text:style-name="Emphasis"><text:s text:c="12"/>"neurons": 100,</text:span></text:p>
      <text:p text:style-name="P2"><text:span text:style-name="Emphasis"><text:s text:c="12"/>"noise_level": 0.1,</text:span></text:p>
      <text:p text:style-name="P2"><text:span text:style-name="Emphasis"><text:s text:c="12"/>"time_step": 0.01,</text:span></text:p>
      <text:p text:style-name="P2"><text:span text:style-name="Emphasis"><text:s text:c="12"/>"ltp_rate": 0.01,</text:span></text:p>
      <text:p text:style-name="P2"><text:span text:style-name="Emphasis"><text:s text:c="12"/>"ltd_rate": 0.005</text:span></text:p>
      <text:p text:style-name="P2"><text:span text:style-name="Emphasis"><text:s text:c="8"/>},</text:span></text:p>
      <text:p text:style-name="P2"><text:span text:style-name="Emphasis"><text:s text:c="8"/>"meta": {</text:span></text:p>
      <text:p text:style-name="P2"><text:span text:style-name="Emphasis"><text:s text:c="12"/>"meta_threshold": 0.85</text:span></text:p>
      <text:p text:style-name="P2"><text:span text:style-name="Emphasis"><text:s text:c="8"/>},</text:span></text:p>
      <text:p text:style-name="P2"><text:span text:style-name="Emphasis"><text:s text:c="8"/>"ontologic": {</text:span></text:p>
      <text:p text:style-name="P2"><text:span text:style-name="Emphasis"><text:s text:c="12"/>"semantome_path": "configs/semantome.json"</text:span></text:p>
      <text:p text:style-name="P2"><text:span text:style-name="Emphasis"><text:s text:c="8"/>},</text:span></text:p>
      <text:p text:style-name="P2"><text:span text:style-name="Emphasis"><text:s text:c="8"/>"redis": {"url": "redis://localhost:6379"},</text:span></text:p>
      <text:p text:style-name="P2"><text:soft-page-break/><text:span text:style-name="Emphasis"><text:s text:c="8"/>"telemetry": {"enabled": True, "jaeger_host": "jaeger", "jaeger_port": 6831}</text:span></text:p>
      <text:p text:style-name="P2"><text:span text:style-name="Emphasis"><text:s text:c="4"/>}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async def core(config):</text:span></text:p>
      <text:p text:style-name="P2"><text:span text:style-name="Emphasis"><text:s text:c="4"/>with patch("cns_conscious_core.data.storage.RedisConnectionFactory.create", new=AsyncMock()) as mock_redis:</text:span></text:p>
      <text:p text:style-name="P2"><text:span text:style-name="Emphasis"><text:s text:c="8"/>mock_redis.return_value = AsyncMock()</text:span></text:p>
      <text:p text:style-name="P2"><text:span text:style-name="Emphasis"><text:s text:c="8"/>os.environ["ENCRYPTION_KEY"] = Fernet.generate_key().decode()</text:span></text:p>
      <text:p text:style-name="P2"><text:span text:style-name="Emphasis"><text:s text:c="8"/>os.environ["JWT_SECRET"] = Fernet.generate_key().decode()</text:span></text:p>
      <text:p text:style-name="P2"><text:span text:style-name="Emphasis"><text:s text:c="8"/>with patch("cns_conscious_core.ontologic.semantome.Semantome.__init__", return_value=None):</text:span></text:p>
      <text:p text:style-name="P2"><text:span text:style-name="Emphasis"><text:s text:c="12"/>model = CNSConsciousCore(config)</text:span></text:p>
      <text:p text:style-name="P2"><text:span text:style-name="Emphasis"><text:s text:c="12"/>yield model</text:span></text:p>
      <text:p text:style-name="P2"><text:span text:style-name="Emphasis"><text:s text:c="12"/>await model.close(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orward_valid(core):</text:span></text:p>
      <text:p text:style-name="P2"><text:span text:style-name="Emphasis"><text:s text:c="4"/>inputs = tf.random.normal((1, 10))</text:span></text:p>
      <text:p text:style-name="P2"><text:span text:style-name="Emphasis"><text:s text:c="4"/>result = await core.forward(inputs)</text:span></text:p>
      <text:p text:style-name="P2"><text:span text:style-name="Emphasis"><text:s text:c="4"/>assert result.success</text:span></text:p>
      <text:p text:style-name="P2"><text:span text:style-name="Emphasis"><text:s text:c="4"/>assert result.value["state"].shape == (100,)</text:span></text:p>
      <text:p text:style-name="P2"><text:span text:style-name="Emphasis"><text:s text:c="4"/>assert not np.any(np.isnan(result.value["state"]))</text:span></text:p>
      <text:p text:style-name="P2"><text:span text:style-name="Emphasis"><text:s text:c="4"/>assert "meta_metrics" in result.value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orward_invalid(core):</text:span></text:p>
      <text:p text:style-name="P2"><text:span text:style-name="Emphasis"><text:s text:c="4"/>inputs = tf.convert_to_tensor([[float('nan')] * 10])</text:span></text:p>
      <text:p text:style-name="P2"><text:span text:style-name="Emphasis"><text:s text:c="4"/>with pytest.raises(ConsciousException) as exc:</text:span></text:p>
      <text:p text:style-name="P2"><text:span text:style-name="Emphasis"><text:s text:c="8"/>await core.forward(inputs)</text:span></text:p>
      <text:p text:style-name="P2"><text:span text:style-name="Emphasis"><text:s text:c="4"/>assert exc.value.code == "INVALID_TENSOR_VALUES"</text:span></text:p>
      <text:p text:style-name="P2"><text:span text:style-name="Emphasis"/></text:p>
      <text:p text:style-name="P2"><text:soft-page-break/><text:span text:style-name="Emphasis">@pytest.mark.asyncio</text:span></text:p>
      <text:p text:style-name="P2"><text:span text:style-name="Emphasis">async def test_introspection(core):</text:span></text:p>
      <text:p text:style-name="P2"><text:span text:style-name="Emphasis"><text:s text:c="4"/>inputs = tf.random.normal((1, 10))</text:span></text:p>
      <text:p text:style-name="P2"><text:span text:style-name="Emphasis"><text:s text:c="4"/>await core.forward(inputs)</text:span></text:p>
      <text:p text:style-name="P2"><text:span text:style-name="Emphasis"><text:s text:c="4"/>metrics = await core.introspect()</text:span></text:p>
      <text:p text:style-name="P2"><text:span text:style-name="Emphasis"><text:s text:c="4"/>assert all(key in metrics for key in ["phi", "D", "wpli", "lyapunov", "stability", "C_system", "bifurcation_C_system", "topological_metrics"])</text:span></text:p>
      <text:p text:style-name="P2"><text:span text:style-name="Emphasis"><text:s text:c="4"/>assert metrics["C_system"] &gt;= 0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reconfigure(core):</text:span></text:p>
      <text:p text:style-name="P2"><text:span text:style-name="Emphasis"><text:s text:c="4"/>inputs = tf.random.normal((1, 10))</text:span></text:p>
      <text:p text:style-name="P2"><text:span text:style-name="Emphasis"><text:s text:c="4"/>await core.forward(inputs)</text:span></text:p>
      <text:p text:style-name="P2"><text:span text:style-name="Emphasis"><text:s text:c="4"/>core.bifurcation_model.states.append(np.random.normal(0, 1, 100))</text:span></text:p>
      <text:p text:style-name="P2"><text:span text:style-name="Emphasis"><text:s text:c="4"/>await core.reconfigure()</text:span></text:p>
      <text:p text:style-name="P2"><text:span text:style-name="Emphasis"><text:s text:c="4"/>assert core.fractal_depth &lt;= 5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invalid_config():</text:span></text:p>
      <text:p text:style-name="P2"><text:span text:style-name="Emphasis"><text:s text:c="4"/>config = {"core": {"input_dim": -1}}</text:span></text:p>
      <text:p text:style-name="P2"><text:span text:style-name="Emphasis"><text:s text:c="4"/>with pytest.raises(ConsciousException) as exc:</text:span></text:p>
      <text:p text:style-name="P2"><text:span text:style-name="Emphasis"><text:s text:c="8"/>CNSConsciousCore(config)</text:span></text:p>
      <text:p text:style-name="P2"><text:span text:style-name="Emphasis"><text:s text:c="4"/>assert exc.value.code == "INVALID_CORE_DIMS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missing_env_vars():</text:span></text:p>
      <text:p text:style-name="P2"><text:span text:style-name="Emphasis"><text:s text:c="4"/>os.environ.pop("ENCRYPTION_KEY", None)</text:span></text:p>
      <text:p text:style-name="P2"><text:span text:style-name="Emphasis"><text:s text:c="4"/>os.environ.pop("JWT_SECRET", None)</text:span></text:p>
      <text:p text:style-name="P2"><text:span text:style-name="Emphasis"><text:s text:c="4"/>config = {</text:span></text:p>
      <text:p text:style-name="P2"><text:span text:style-name="Emphasis"><text:s text:c="8"/>"core": {"input_dim": 10, "hidden_dims": [20, 15], "output_dim": 5, "fractal_depth": 3, "batch_size": 1000},</text:span></text:p>
      <text:p text:style-name="P2"><text:span text:style-name="Emphasis"><text:s text:c="8"/>"bifurcation": {"neurons": 100, "noise_level": 0.1, "time_step": 0.01, "ltp_rate": 0.01, "ltd_rate": 0.005},</text:span></text:p>
      <text:p text:style-name="P2"><text:soft-page-break/><text:span text:style-name="Emphasis"><text:s text:c="8"/>"meta": {"meta_threshold": 0.85},</text:span></text:p>
      <text:p text:style-name="P2"><text:span text:style-name="Emphasis"><text:s text:c="8"/>"ontologic": {"semantome_path": "configs/semantome.json"},</text:span></text:p>
      <text:p text:style-name="P2"><text:span text:style-name="Emphasis"><text:s text:c="8"/>"redis": {"url": "redis://localhost:6379"},</text:span></text:p>
      <text:p text:style-name="P2"><text:span text:style-name="Emphasis"><text:s text:c="8"/>"telemetry": {"enabled": True, "jaeger_host": "jaeger", "jaeger_port": 6831}</text:span></text:p>
      <text:p text:style-name="P2"><text:span text:style-name="Emphasis"><text:s text:c="4"/>}</text:span></text:p>
      <text:p text:style-name="P2"><text:span text:style-name="Emphasis"><text:s text:c="4"/>with pytest.raises(ConsciousException) as exc:</text:span></text:p>
      <text:p text:style-name="P2"><text:span text:style-name="Emphasis"><text:s text:c="8"/>CNSConsciousCore(config)</text:span></text:p>
      <text:p text:style-name="P2"><text:span text:style-name="Emphasis"><text:s text:c="4"/>assert exc.value.code == "MISSING_ENV_VARS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5. Тести фрактального шару: `tests/unit/test_fractal_layer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pan text:style-name="Emphasis">import asyncio</text:span></text:p>
      <text:p text:style-name="P2"><text:span text:style-name="Emphasis">from cns_conscious_core.models.fractal_layer import FractalNeuralLayer</text:span></text:p>
      <text:p text:style-name="P2"><text:span text:style-name="Emphasis">from cns_conscious_core.exceptions.exceptions import ConsciousException</text:span></text:p>
      <text:p text:style-name="P2"><text:span text:style-name="Emphasis">import numpy as np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valid_input():</text:span></text:p>
      <text:p text:style-name="P2"><text:span text:style-name="Emphasis"><text:s text:c="4"/>layer = FractalNeuralLayer(input_dim=10, output_dim=5)</text:span></text:p>
      <text:p text:style-name="P2"><text:span text:style-name="Emphasis"><text:s text:c="4"/>inputs = tf.random.normal((1, 10))</text:span></text:p>
      <text:p text:style-name="P2"><text:span text:style-name="Emphasis"><text:s text:c="4"/>result = await layer.call(inputs)</text:span></text:p>
      <text:p text:style-name="P2"><text:span text:style-name="Emphasis"><text:s text:c="4"/>assert result.success</text:span></text:p>
      <text:p text:style-name="P2"><text:span text:style-name="Emphasis"><text:s text:c="4"/>assert result.value.shape == (1, 5)</text:span></text:p>
      <text:p text:style-name="P2"><text:span text:style-name="Emphasis"><text:s text:c="4"/>assert not np.any(np.isnan(result.value)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invalid_input():</text:span></text:p>
      <text:p text:style-name="P2"><text:span text:style-name="Emphasis"><text:s text:c="4"/>layer = FractalNeuralLayer(input_dim=10, output_dim=5)</text:span></text:p>
      <text:p text:style-name="P2"><text:span text:style-name="Emphasis"><text:s text:c="4"/>inputs = tf.convert_to_tensor([[float('nan')] * 10])</text:span></text:p>
      <text:p text:style-name="P2"><text:soft-page-break/><text:span text:style-name="Emphasis"><text:s text:c="4"/>with pytest.raises(ConsciousException) as exc:</text:span></text:p>
      <text:p text:style-name="P2"><text:span text:style-name="Emphasis"><text:s text:c="8"/>await layer.call(inputs)</text:span></text:p>
      <text:p text:style-name="P2"><text:span text:style-name="Emphasis"><text:s text:c="4"/>assert exc.value.code == "INVALID_TENSOR_VALUES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zero_input():</text:span></text:p>
      <text:p text:style-name="P2"><text:span text:style-name="Emphasis"><text:s text:c="4"/>layer = FractalNeuralLayer(input_dim=10, output_dim=5)</text:span></text:p>
      <text:p text:style-name="P2"><text:span text:style-name="Emphasis"><text:s text:c="4"/>inputs = tf.zeros((1, 10))</text:span></text:p>
      <text:p text:style-name="P2"><text:span text:style-name="Emphasis"><text:s text:c="4"/>result = await layer.call(inputs)</text:span></text:p>
      <text:p text:style-name="P2"><text:span text:style-name="Emphasis"><text:s text:c="4"/>assert result.success</text:span></text:p>
      <text:p text:style-name="P2"><text:span text:style-name="Emphasis"><text:s text:c="4"/>assert result.value.shape == (1, 5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child_layer():</text:span></text:p>
      <text:p text:style-name="P2"><text:span text:style-name="Emphasis"><text:s text:c="4"/>layer = FractalNeuralLayer(input_dim=10, output_dim=5, fractal_depth=1)</text:span></text:p>
      <text:p text:style-name="P2"><text:span text:style-name="Emphasis"><text:s text:c="4"/>inputs = tf.random.normal((1, 10))</text:span></text:p>
      <text:p text:style-name="P2"><text:span text:style-name="Emphasis"><text:s text:c="4"/>result = await layer.call(inputs)</text:span></text:p>
      <text:p text:style-name="P2"><text:span text:style-name="Emphasis"><text:s text:c="4"/>assert result.success</text:span></text:p>
      <text:p text:style-name="P2"><text:span text:style-name="Emphasis"><text:s text:c="4"/>assert result.value.shape == (1, 5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mirror():</text:span></text:p>
      <text:p text:style-name="P2"><text:span text:style-name="Emphasis"><text:s text:c="4"/>layer1 = FractalNeuralLayer(input_dim=10, output_dim=5, fractal_depth=1)</text:span></text:p>
      <text:p text:style-name="P2"><text:span text:style-name="Emphasis"><text:s text:c="4"/>layer2 = FractalNeuralLayer(input_dim=10, output_dim=5, fractal_depth=1)</text:span></text:p>
      <text:p text:style-name="P2"><text:span text:style-name="Emphasis"><text:s text:c="4"/>initial_W = layer2.W.numpy().copy()</text:span></text:p>
      <text:p text:style-name="P2"><text:span text:style-name="Emphasis"><text:s text:c="4"/>await layer2.mirror(layer1)</text:span></text:p>
      <text:p text:style-name="P2"><text:span text:style-name="Emphasis"><text:s text:c="4"/>assert not np.array_equal(layer2.W.numpy(), initial_W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timeout():</text:span></text:p>
      <text:p text:style-name="P2"><text:span text:style-name="Emphasis"><text:s text:c="4"/>layer = FractalNeuralLayer(input_dim=10, output_dim=5, fractal_depth=1)</text:span></text:p>
      <text:p text:style-name="P2"><text:span text:style-name="Emphasis"><text:s text:c="4"/>inputs = tf.random.normal((1, 10))</text:span></text:p>
      <text:p text:style-name="P2"><text:soft-page-break/><text:span text:style-name="Emphasis"><text:s text:c="4"/>with patch("asyncio.wait_for", side_effect=asyncio.TimeoutError):</text:span></text:p>
      <text:p text:style-name="P2"><text:span text:style-name="Emphasis"><text:s text:c="8"/>with pytest.raises(ConsciousException) as exc:</text:span></text:p>
      <text:p text:style-name="P2"><text:span text:style-name="Emphasis"><text:s text:c="12"/>await layer.call(inputs)</text:span></text:p>
      <text:p text:style-name="P2"><text:span text:style-name="Emphasis"><text:s text:c="8"/>assert exc.value.code == "LAYER_TIMEOUT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ractal_layer_invalid_dimensions():</text:span></text:p>
      <text:p text:style-name="P2"><text:span text:style-name="Emphasis"><text:s text:c="4"/>with pytest.raises(ValueError):</text:span></text:p>
      <text:p text:style-name="P2"><text:span text:style-name="Emphasis"><text:s text:c="8"/>FractalNeuralLayer(input_dim=-1, output_dim=5)</text:span></text:p>
      <text:p text:style-name="P2"><text:span text:style-name="Emphasis"><text:s text:c="4"/>with pytest.raises(ValueError):</text:span></text:p>
      <text:p text:style-name="P2"><text:span text:style-name="Emphasis"><text:s text:c="8"/>FractalNeuralLayer(input_dim=10, output_dim=0)</text:span></text:p>
      <text:p text:style-name="P2"><text:span text:style-name="Emphasis"><text:s text:c="4"/>with pytest.raises(ValueError):</text:span></text:p>
      <text:p text:style-name="P2"><text:span text:style-name="Emphasis"><text:s text:c="8"/>FractalNeuralLayer(input_dim=10, output_dim=5, child_ratio=0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6. Тести біфуркаційної моделі: `tests/unit/test_bifurcation_model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from unittest.mock import AsyncMock, patch</text:span></text:p>
      <text:p text:style-name="P2"><text:span text:style-name="Emphasis">from cns_conscious_core.models.bifurcation_model import CNSBifurcationModel</text:span></text:p>
      <text:p text:style-name="P2"><text:span text:style-name="Emphasis">from cns_conscious_core.exceptions.exceptions import ConsciousException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def config():</text:span></text:p>
      <text:p text:style-name="P2"><text:span text:style-name="Emphasis"><text:s text:c="4"/>return {</text:span></text:p>
      <text:p text:style-name="P2"><text:span text:style-name="Emphasis"><text:s text:c="8"/>"neurons": 100,</text:span></text:p>
      <text:p text:style-name="P2"><text:span text:style-name="Emphasis"><text:s text:c="8"/>"noise_level": 0.1,</text:span></text:p>
      <text:p text:style-name="P2"><text:soft-page-break/><text:span text:style-name="Emphasis"><text:s text:c="8"/>"time_step": 0.01,</text:span></text:p>
      <text:p text:style-name="P2"><text:span text:style-name="Emphasis"><text:s text:c="8"/>"ltp_rate": 0.01,</text:span></text:p>
      <text:p text:style-name="P2"><text:span text:style-name="Emphasis"><text:s text:c="8"/>"ltd_rate": 0.005</text:span></text:p>
      <text:p text:style-name="P2"><text:span text:style-name="Emphasis"><text:s text:c="4"/>}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async def model(config):</text:span></text:p>
      <text:p text:style-name="P2"><text:span text:style-name="Emphasis"><text:s text:c="4"/>with patch("cns_conscious_core.data.storage.RedisConnectionFactory.create", new=AsyncMock()) as mock_redis:</text:span></text:p>
      <text:p text:style-name="P2"><text:span text:style-name="Emphasis"><text:s text:c="8"/>mock_redis.return_value = AsyncMock()</text:span></text:p>
      <text:p text:style-name="P2"><text:span text:style-name="Emphasis"><text:s text:c="8"/>os.environ["ENCRYPTION_KEY"] = Fernet.generate_key().decode()</text:span></text:p>
      <text:p text:style-name="P2"><text:span text:style-name="Emphasis"><text:s text:c="8"/>model = CNSBifurcationModel(config)</text:span></text:p>
      <text:p text:style-name="P2"><text:span text:style-name="Emphasis"><text:s text:c="8"/>yield model</text:span></text:p>
      <text:p text:style-name="P2"><text:span text:style-name="Emphasis"><text:s text:c="8"/>await model.close(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imulation_valid(model):</text:span></text:p>
      <text:p text:style-name="P2"><text:span text:style-name="Emphasis"><text:s text:c="4"/>stimulus = tf.random.normal((100,))</text:span></text:p>
      <text:p text:style-name="P2"><text:span text:style-name="Emphasis"><text:s text:c="4"/>result = await model.simulate(stimulus, steps=100)</text:span></text:p>
      <text:p text:style-name="P2"><text:span text:style-name="Emphasis"><text:s text:c="4"/>assert result.success</text:span></text:p>
      <text:p text:style-name="P2"><text:span text:style-name="Emphasis"><text:s text:c="4"/>assert result.value["state"].shape == (100,)</text:span></text:p>
      <text:p text:style-name="P2"><text:span text:style-name="Emphasis"><text:s text:c="4"/>assert "metrics" in result.value</text:span></text:p>
      <text:p text:style-name="P2"><text:span text:style-name="Emphasis"><text:s text:c="4"/>assert result.value["metrics"]["C_system"] &gt;= 0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imulation_invalid_stimulus(model):</text:span></text:p>
      <text:p text:style-name="P2"><text:span text:style-name="Emphasis"><text:s text:c="4"/>stimulus = tf.convert_to_tensor([float('nan')] * 100)</text:span></text:p>
      <text:p text:style-name="P2"><text:span text:style-name="Emphasis"><text:s text:c="4"/>with pytest.raises(ConsciousException) as exc:</text:span></text:p>
      <text:p text:style-name="P2"><text:span text:style-name="Emphasis"><text:s text:c="8"/>await model.simulate(stimulus, steps=100)</text:span></text:p>
      <text:p text:style-name="P2"><text:span text:style-name="Emphasis"><text:s text:c="4"/>assert exc.value.code == "INVALID_TENSOR_VALUES"</text:span></text:p>
      <text:p text:style-name="P2"><text:span text:style-name="Emphasis"/></text:p>
      <text:p text:style-name="P2"><text:span text:style-name="Emphasis">@pytest.mark.asyncio</text:span></text:p>
      <text:p text:style-name="P2"><text:soft-page-break/><text:span text:style-name="Emphasis">async def test_simulation_shape_mismatch(model):</text:span></text:p>
      <text:p text:style-name="P2"><text:span text:style-name="Emphasis"><text:s text:c="4"/>stimulus = tf.random.normal((50,))</text:span></text:p>
      <text:p text:style-name="P2"><text:span text:style-name="Emphasis"><text:s text:c="4"/>with pytest.raises(ConsciousException) as exc:</text:span></text:p>
      <text:p text:style-name="P2"><text:span text:style-name="Emphasis"><text:s text:c="8"/>await model.simulate(stimulus, steps=100)</text:span></text:p>
      <text:p text:style-name="P2"><text:span text:style-name="Emphasis"><text:s text:c="4"/>assert exc.value.code == "SHAPE_MISMATCH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imulation_timeout(model):</text:span></text:p>
      <text:p text:style-name="P2"><text:span text:style-name="Emphasis"><text:s text:c="4"/>stimulus = tf.random.normal((100,))</text:span></text:p>
      <text:p text:style-name="P2"><text:span text:style-name="Emphasis"><text:s text:c="4"/>with patch("asyncio.wait_for", side_effect=asyncio.TimeoutError):</text:span></text:p>
      <text:p text:style-name="P2"><text:span text:style-name="Emphasis"><text:s text:c="8"/>with pytest.raises(ConsciousException) as exc:</text:span></text:p>
      <text:p text:style-name="P2"><text:span text:style-name="Emphasis"><text:s text:c="12"/>await model.simulate(stimulus, steps=100)</text:span></text:p>
      <text:p text:style-name="P2"><text:span text:style-name="Emphasis"><text:s text:c="8"/>assert exc.value.code == "SIMULATION_TIMEOUT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connectivity_adaptation(model):</text:span></text:p>
      <text:p text:style-name="P2"><text:span text:style-name="Emphasis"><text:s text:c="4"/>initial_connectivity = model.connectivity.numpy().copy()</text:span></text:p>
      <text:p text:style-name="P2"><text:span text:style-name="Emphasis"><text:s text:c="4"/>stimulus = tf.random.normal((100,))</text:span></text:p>
      <text:p text:style-name="P2"><text:span text:style-name="Emphasis"><text:s text:c="4"/>await model.simulate(stimulus, steps=10)</text:span></text:p>
      <text:p text:style-name="P2"><text:span text:style-name="Emphasis"><text:s text:c="4"/>assert not np.array_equal(model.connectivity.numpy(), initial_connectivity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7. Тести мета-моделі: `tests/unit/test_meta_model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from cns_conscious_core.models.meta_model import MetaModel</text:span></text:p>
      <text:p text:style-name="P2"><text:span text:style-name="Emphasis">from cns_conscious_core.exceptions.exceptions import ConsciousException</text:span></text:p>
      <text:p text:style-name="P2"><text:span text:style-name="Emphasis">from unittest.mock import patch</text:span></text:p>
      <text:p text:style-name="P2"><text:span text:style-name="Emphasis"/></text:p>
      <text:p text:style-name="P2"><text:span text:style-name="Emphasis">@pytest.mark.asyncio</text:span></text:p>
      <text:p text:style-name="P2"><text:soft-page-break/><text:span text:style-name="Emphasis">async def test_meta_model_analyze():</text:span></text:p>
      <text:p text:style-name="P2"><text:span text:style-name="Emphasis"><text:s text:c="4"/>config = {"meta_threshold": 0.85}</text:span></text:p>
      <text:p text:style-name="P2"><text:span text:style-name="Emphasis"><text:s text:c="4"/>meta_model = MetaModel(config)</text:span></text:p>
      <text:p text:style-name="P2"><text:span text:style-name="Emphasis"><text:s text:c="4"/>states = [np.random.normal(0, 1, (100,)) for _ in range(5)]</text:span></text:p>
      <text:p text:style-name="P2"><text:span text:style-name="Emphasis"><text:s text:c="4"/>result = await meta_model.analyze(states)</text:span></text:p>
      <text:p text:style-name="P2"><text:span text:style-name="Emphasis"><text:s text:c="4"/>assert "meta_stability" in result</text:span></text:p>
      <text:p text:style-name="P2"><text:span text:style-name="Emphasis"><text:s text:c="4"/>assert result["meta_stability"] &gt;= 0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meta_model_empty_states():</text:span></text:p>
      <text:p text:style-name="P2"><text:span text:style-name="Emphasis"><text:s text:c="4"/>config = {"meta_threshold": 0.85}</text:span></text:p>
      <text:p text:style-name="P2"><text:span text:style-name="Emphasis"><text:s text:c="4"/>meta_model = MetaModel(config)</text:span></text:p>
      <text:p text:style-name="P2"><text:span text:style-name="Emphasis"><text:s text:c="4"/>result = await meta_model.analyze([])</text:span></text:p>
      <text:p text:style-name="P2"><text:span text:style-name="Emphasis"><text:s text:c="4"/>assert result["meta_stability"] == 0.0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meta_model_failure():</text:span></text:p>
      <text:p text:style-name="P2"><text:span text:style-name="Emphasis"><text:s text:c="4"/>config = {"meta_threshold": 0.85}</text:span></text:p>
      <text:p text:style-name="P2"><text:span text:style-name="Emphasis"><text:s text:c="4"/>meta_model = MetaModel(config)</text:span></text:p>
      <text:p text:style-name="P2"><text:span text:style-name="Emphasis"><text:s text:c="4"/>with patch("numpy.std", side_effect=Exception("Test error")):</text:span></text:p>
      <text:p text:style-name="P2"><text:span text:style-name="Emphasis"><text:s text:c="8"/>with pytest.raises(ConsciousException) as exc:</text:span></text:p>
      <text:p text:style-name="P2"><text:span text:style-name="Emphasis"><text:s text:c="12"/>await meta_model.analyze([np.random.normal(0, 1, (100,))])</text:span></text:p>
      <text:p text:style-name="P2"><text:span text:style-name="Emphasis"><text:s text:c="8"/>assert exc.value.code == "META_ANALYSIS_FAIL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8. Тести причинно-наслідкового графу: `tests/unit/test_causal_graph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numpy as np</text:span></text:p>
      <text:p text:style-name="P2"><text:span text:style-name="Emphasis">from cns_conscious_core.models.causal_graph import CausalGraph</text:span></text:p>
      <text:p text:style-name="P2"><text:span text:style-name="Emphasis">from cns_conscious_core.models.fractal_layer import FractalNeuralLayer</text:span></text:p>
      <text:p text:style-name="P2"><text:span text:style-name="Emphasis">from cns_conscious_core.models.bifurcation_model import CNSBifurcationModel</text:span></text:p>
      <text:p text:style-name="P2"><text:soft-page-break/><text:span text:style-name="Emphasis">from cns_conscious_core.exceptions.exceptions import ConsciousException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def causal_graph():</text:span></text:p>
      <text:p text:style-name="P2"><text:span text:style-name="Emphasis"><text:s text:c="4"/>layers = [FractalNeuralLayer(10, 5)]</text:span></text:p>
      <text:p text:style-name="P2"><text:span text:style-name="Emphasis"><text:s text:c="4"/>bifurcation_model = CNSBifurcationModel({"neurons": 100})</text:span></text:p>
      <text:p text:style-name="P2"><text:span text:style-name="Emphasis"><text:s text:c="4"/>return CausalGraph(layers, bifurcation_model)</text:span></text:p>
      <text:p text:style-name="P2"><text:span text:style-name="Emphasis"/></text:p>
      <text:p text:style-name="P2"><text:span text:style-name="Emphasis">def test_causal_graph_update(causal_graph):</text:span></text:p>
      <text:p text:style-name="P2"><text:span text:style-name="Emphasis"><text:s text:c="4"/>states = [np.random.normal(0, 1, (1, 5)) for _ in range(3)]</text:span></text:p>
      <text:p text:style-name="P2"><text:span text:style-name="Emphasis"><text:s text:c="4"/>result = causal_graph.update_graph(states)</text:span></text:p>
      <text:p text:style-name="P2"><text:span text:style-name="Emphasis"><text:s text:c="4"/>assert "nodes" in result</text:span></text:p>
      <text:p text:style-name="P2"><text:span text:style-name="Emphasis"><text:s text:c="4"/>assert "edges" in result</text:span></text:p>
      <text:p text:style-name="P2"><text:span text:style-name="Emphasis"><text:s text:c="4"/>assert len(result["nodes"]) == 2</text:span></text:p>
      <text:p text:style-name="P2"><text:span text:style-name="Emphasis"><text:s text:c="4"/>assert len(result["edges"]) == 2</text:span></text:p>
      <text:p text:style-name="P2"><text:span text:style-name="Emphasis"/></text:p>
      <text:p text:style-name="P2"><text:span text:style-name="Emphasis">def test_causal_graph_empty_states(causal_graph):</text:span></text:p>
      <text:p text:style-name="P2"><text:span text:style-name="Emphasis"><text:s text:c="4"/>result = causal_graph.update_graph([])</text:span></text:p>
      <text:p text:style-name="P2"><text:span text:style-name="Emphasis"><text:s text:c="4"/>assert result["nodes"] == ["layer_0", "bifurcation_model"]</text:span></text:p>
      <text:p text:style-name="P2"><text:span text:style-name="Emphasis"><text:s text:c="4"/>assert len(result["edges"]) == 0</text:span></text:p>
      <text:p text:style-name="P2"><text:span text:style-name="Emphasis"/></text:p>
      <text:p text:style-name="P2"><text:span text:style-name="Emphasis">def test_causal_graph_failure(causal_graph):</text:span></text:p>
      <text:p text:style-name="P2"><text:span text:style-name="Emphasis"><text:s text:c="4"/>with patch("numpy.corrcoef", side_effect=Exception("Test error")):</text:span></text:p>
      <text:p text:style-name="P2"><text:span text:style-name="Emphasis"><text:s text:c="8"/>with pytest.raises(ConsciousException) as exc:</text:span></text:p>
      <text:p text:style-name="P2"><text:span text:style-name="Emphasis"><text:s text:c="12"/>causal_graph.update_graph([np.random.normal(0, 1, (1, 5))])</text:span></text:p>
      <text:p text:style-name="P2"><text:span text:style-name="Emphasis"><text:s text:c="8"/>assert exc.value.code == "CAUSAL_GRAPH_UPDATE_FAIL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29. Тести семантома: `tests/unit/test_semantom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json</text:span></text:p>
      <text:p text:style-name="P2"><text:soft-page-break/><text:span text:style-name="Emphasis">import os</text:span></text:p>
      <text:p text:style-name="P2"><text:span text:style-name="Emphasis">from cns_conscious_core.ontologic.semantome import Semantome</text:span></text:p>
      <text:p text:style-name="P2"><text:span text:style-name="Emphasis">from cns_conscious_core.exceptions.exceptions import ConsciousException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def semantome_file(tmp_path):</text:span></text:p>
      <text:p text:style-name="P2"><text:span text:style-name="Emphasis"><text:s text:c="4"/>semantome_data = {"phi": {"description": "Integrated Information"}}</text:span></text:p>
      <text:p text:style-name="P2"><text:span text:style-name="Emphasis"><text:s text:c="4"/>file_path = tmp_path / "semantome.json"</text:span></text:p>
      <text:p text:style-name="P2"><text:span text:style-name="Emphasis"><text:s text:c="4"/>with open(file_path, "w") as f:</text:span></text:p>
      <text:p text:style-name="P2"><text:span text:style-name="Emphasis"><text:s text:c="8"/>json.dump(semantome_data, f)</text:span></text:p>
      <text:p text:style-name="P2"><text:span text:style-name="Emphasis"><text:s text:c="4"/>return str(file_path)</text:span></text:p>
      <text:p text:style-name="P2"><text:span text:style-name="Emphasis"/></text:p>
      <text:p text:style-name="P2"><text:span text:style-name="Emphasis">def test_semantome_lookup(semantome_file):</text:span></text:p>
      <text:p text:style-name="P2"><text:span text:style-name="Emphasis"><text:s text:c="4"/>semantome = Semantome(semantome_file)</text:span></text:p>
      <text:p text:style-name="P2"><text:span text:style-name="Emphasis"><text:s text:c="4"/>result = semantome.lookup("phi")</text:span></text:p>
      <text:p text:style-name="P2"><text:span text:style-name="Emphasis"><text:s text:c="4"/>assert result["description"] == "Integrated Information"</text:span></text:p>
      <text:p text:style-name="P2"><text:span text:style-name="Emphasis"/></text:p>
      <text:p text:style-name="P2"><text:span text:style-name="Emphasis">def test_semantome_missing_file():</text:span></text:p>
      <text:p text:style-name="P2"><text:span text:style-name="Emphasis"><text:s text:c="4"/>with pytest.raises(ConsciousException) as exc:</text:span></text:p>
      <text:p text:style-name="P2"><text:span text:style-name="Emphasis"><text:s text:c="8"/>Semantome("nonexistent.json")</text:span></text:p>
      <text:p text:style-name="P2"><text:span text:style-name="Emphasis"><text:s text:c="4"/>assert exc.value.code == "SEMANTOME_NOT_FOUND"</text:span></text:p>
      <text:p text:style-name="P2"><text:span text:style-name="Emphasis"/></text:p>
      <text:p text:style-name="P2"><text:span text:style-name="Emphasis">def test_semantome_invalid_key(semantome_file):</text:span></text:p>
      <text:p text:style-name="P2"><text:span text:style-name="Emphasis"><text:s text:c="4"/>semantome = Semantome(semantome_file)</text:span></text:p>
      <text:p text:style-name="P2"><text:span text:style-name="Emphasis"><text:s text:c="4"/>result = semantome.lookup("invalid_key")</text:span></text:p>
      <text:p text:style-name="P2"><text:span text:style-name="Emphasis"><text:s text:c="4"/>assert result is Non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0. Тести інтерпретатора: `tests/unit/test_interpreter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from cns_conscious_core.ontologic.interpreter import OntologicalInterpreter</text:span></text:p>
      <text:p text:style-name="P2"><text:soft-page-break/><text:span text:style-name="Emphasis">from cns_conscious_core.ontologic.semantome import Semantome</text:span></text:p>
      <text:p text:style-name="P2"><text:span text:style-name="Emphasis">from cns_conscious_core.exceptions.exceptions import ConsciousException</text:span></text:p>
      <text:p text:style-name="P2"><text:span text:style-name="Emphasis">from unittest.mock import MagicMock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def semantome():</text:span></text:p>
      <text:p text:style-name="P2"><text:span text:style-name="Emphasis"><text:s text:c="4"/>semantome = MagicMock()</text:span></text:p>
      <text:p text:style-name="P2"><text:span text:style-name="Emphasis"><text:s text:c="4"/>semantome.lookup.return_value = {"description": "Integrated Information"}</text:span></text:p>
      <text:p text:style-name="P2"><text:span text:style-name="Emphasis"><text:s text:c="4"/>return semantome</text:span></text:p>
      <text:p text:style-name="P2"><text:span text:style-name="Emphasis"/></text:p>
      <text:p text:style-name="P2"><text:span text:style-name="Emphasis">def test_interpreter_valid(semantome):</text:span></text:p>
      <text:p text:style-name="P2"><text:span text:style-name="Emphasis"><text:s text:c="4"/>interpreter = OntologicalInterpreter(semantome)</text:span></text:p>
      <text:p text:style-name="P2"><text:span text:style-name="Emphasis"><text:s text:c="4"/>metrics = {"phi": 0.5}</text:span></text:p>
      <text:p text:style-name="P2"><text:span text:style-name="Emphasis"><text:s text:c="4"/>result = interpreter.interpret(metrics)</text:span></text:p>
      <text:p text:style-name="P2"><text:span text:style-name="Emphasis"><text:s text:c="4"/>assert "phi: 0.5 (Integrated Information)" in result</text:span></text:p>
      <text:p text:style-name="P2"><text:span text:style-name="Emphasis"/></text:p>
      <text:p text:style-name="P2"><text:span text:style-name="Emphasis">def test_interpreter_no_context(semantome):</text:span></text:p>
      <text:p text:style-name="P2"><text:span text:style-name="Emphasis"><text:s text:c="4"/>semantome.lookup.return_value = None</text:span></text:p>
      <text:p text:style-name="P2"><text:span text:style-name="Emphasis"><text:s text:c="4"/>interpreter = OntologicalInterpreter(semantome)</text:span></text:p>
      <text:p text:style-name="P2"><text:span text:style-name="Emphasis"><text:s text:c="4"/>metrics = {"phi": 0.5}</text:span></text:p>
      <text:p text:style-name="P2"><text:span text:style-name="Emphasis"><text:s text:c="4"/>result = interpreter.interpret(metrics)</text:span></text:p>
      <text:p text:style-name="P2"><text:span text:style-name="Emphasis"><text:s text:c="4"/>assert "phi: 0.5 (No context)" in result</text:span></text:p>
      <text:p text:style-name="P2"><text:span text:style-name="Emphasis"/></text:p>
      <text:p text:style-name="P2"><text:span text:style-name="Emphasis">def test_interpreter_failure(semantome):</text:span></text:p>
      <text:p text:style-name="P2"><text:span text:style-name="Emphasis"><text:s text:c="4"/>semantome.lookup.side_effect = Exception("Test error")</text:span></text:p>
      <text:p text:style-name="P2"><text:span text:style-name="Emphasis"><text:s text:c="4"/>interpreter = OntologicalInterpreter(semantome)</text:span></text:p>
      <text:p text:style-name="P2"><text:span text:style-name="Emphasis"><text:s text:c="4"/>with pytest.raises(ConsciousException) as exc:</text:span></text:p>
      <text:p text:style-name="P2"><text:span text:style-name="Emphasis"><text:s text:c="8"/>interpreter.interpret({"phi": 0.5})</text:span></text:p>
      <text:p text:style-name="P2"><text:span text:style-name="Emphasis"><text:s text:c="4"/>assert exc.value.code == "INTERPRETATION_FAIL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1. Тести акторної моделі: `tests/unit/test_actor_model.py`</text:span></text:p>
      <text:p text:style-name="P2"><text:soft-page-break/><text:span text:style-name="Emphasis">```python</text:span></text:p>
      <text:p text:style-name="P2"><text:span text:style-name="Emphasis">import pytest</text:span></text:p>
      <text:p text:style-name="P2"><text:span text:style-name="Emphasis">import asyncio</text:span></text:p>
      <text:p text:style-name="P2"><text:span text:style-name="Emphasis">from unittest.mock import AsyncMock, MagicMock</text:span></text:p>
      <text:p text:style-name="P2"><text:span text:style-name="Emphasis">from cns_conscious_core.actors.actor_model import ActorModel</text:span></text:p>
      <text:p text:style-name="P2"><text:span text:style-name="Emphasis">from cns_conscious_core.exceptions.exceptions import ConsciousException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/></text:p>
      <text:p text:style-name="P2"><text:span text:style-name="Emphasis">@pytest.fixture</text:span></text:p>
      <text:p text:style-name="P2"><text:span text:style-name="Emphasis">async def actor_model():</text:span></text:p>
      <text:p text:style-name="P2"><text:span text:style-name="Emphasis"><text:s text:c="4"/>layers = [MagicMock()]</text:span></text:p>
      <text:p text:style-name="P2"><text:span text:style-name="Emphasis"><text:s text:c="4"/>bifurcation_model = MagicMock()</text:span></text:p>
      <text:p text:style-name="P2"><text:span text:style-name="Emphasis"><text:s text:c="4"/>redis_client = AsyncMock()</text:span></text:p>
      <text:p text:style-name="P2"><text:span text:style-name="Emphasis"><text:s text:c="4"/>actor = ActorModel(layers, bifurcation_model, redis_client)</text:span></text:p>
      <text:p text:style-name="P2"><text:span text:style-name="Emphasis"><text:s text:c="4"/>return actor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ctor_process_layer_valid(actor_model):</text:span></text:p>
      <text:p text:style-name="P2"><text:span text:style-name="Emphasis"><text:s text:c="4"/>layer = MagicMock()</text:span></text:p>
      <text:p text:style-name="P2"><text:span text:style-name="Emphasis"><text:s text:c="4"/>layer.call = AsyncMock(return_value=Result(success=True, value=np.random.normal(0, 1, (1, 5))))</text:span></text:p>
      <text:p text:style-name="P2"><text:span text:style-name="Emphasis"><text:s text:c="4"/>inputs = tf.random.normal((1, 10))</text:span></text:p>
      <text:p text:style-name="P2"><text:span text:style-name="Emphasis"><text:s text:c="4"/>result = await actor_model.process_layer(layer, inputs)</text:span></text:p>
      <text:p text:style-name="P2"><text:span text:style-name="Emphasis"><text:s text:c="4"/>assert result.success</text:span></text:p>
      <text:p text:style-name="P2"><text:span text:style-name="Emphasis"><text:s text:c="4"/>assert result.value.shape == (1, 5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ctor_process_layer_timeout(actor_model):</text:span></text:p>
      <text:p text:style-name="P2"><text:span text:style-name="Emphasis"><text:s text:c="4"/>layer = MagicMock()</text:span></text:p>
      <text:p text:style-name="P2"><text:span text:style-name="Emphasis"><text:s text:c="4"/>layer.call = AsyncMock(side_effect=asyncio.TimeoutError)</text:span></text:p>
      <text:p text:style-name="P2"><text:span text:style-name="Emphasis"><text:s text:c="4"/>inputs = tf.random.normal((1, 10))</text:span></text:p>
      <text:p text:style-name="P2"><text:soft-page-break/><text:span text:style-name="Emphasis"><text:s text:c="4"/>with pytest.raises(ConsciousException) as exc:</text:span></text:p>
      <text:p text:style-name="P2"><text:span text:style-name="Emphasis"><text:s text:c="8"/>await actor_model.process_layer(layer, inputs)</text:span></text:p>
      <text:p text:style-name="P2"><text:span text:style-name="Emphasis"><text:s text:c="4"/>assert exc.value.code == "LAYER_ACTOR_TIMEOUT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ctor_process_bifurcation_valid(actor_model):</text:span></text:p>
      <text:p text:style-name="P2"><text:span text:style-name="Emphasis"><text:s text:c="4"/>bifurcation_model = actor_model.bifurcation_model</text:span></text:p>
      <text:p text:style-name="P2"><text:span text:style-name="Emphasis"><text:s text:c="4"/>bifurcation_model.simulate = AsyncMock(return_value=Result(success=True, value={"state": np.random.normal(0, 1, (100,))}))</text:span></text:p>
      <text:p text:style-name="P2"><text:span text:style-name="Emphasis"><text:s text:c="4"/>stimulus = tf.random.normal((100,))</text:span></text:p>
      <text:p text:style-name="P2"><text:span text:style-name="Emphasis"><text:s text:c="4"/>result = await actor_model.process_bifurcation(stimulus, 10)</text:span></text:p>
      <text:p text:style-name="P2"><text:span text:style-name="Emphasis"><text:s text:c="4"/>assert result.success</text:span></text:p>
      <text:p text:style-name="P2"><text:span text:style-name="Emphasis"><text:s text:c="4"/>assert result.value["state"].shape == (100,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ctor_process_bifurcation_timeout(actor_model):</text:span></text:p>
      <text:p text:style-name="P2"><text:span text:style-name="Emphasis"><text:s text:c="4"/>bifurcation_model = actor_model.bifurcation_model</text:span></text:p>
      <text:p text:style-name="P2"><text:span text:style-name="Emphasis"><text:s text:c="4"/>bifurcation_model.simulate = AsyncMock(side_effect=asyncio.TimeoutError)</text:span></text:p>
      <text:p text:style-name="P2"><text:span text:style-name="Emphasis"><text:s text:c="4"/>stimulus = tf.random.normal((100,))</text:span></text:p>
      <text:p text:style-name="P2"><text:span text:style-name="Emphasis"><text:s text:c="4"/>with pytest.raises(ConsciousException) as exc:</text:span></text:p>
      <text:p text:style-name="P2"><text:span text:style-name="Emphasis"><text:s text:c="8"/>await actor_model.process_bifurcation(stimulus, 10)</text:span></text:p>
      <text:p text:style-name="P2"><text:span text:style-name="Emphasis"><text:s text:c="4"/>assert exc.value.code == "BIFURCATION_ACTOR_TIMEOUT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2. Тести топологічного аналізу: `tests/unit/test_topological_analysis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numpy as np</text:span></text:p>
      <text:p text:style-name="P2"><text:span text:style-name="Emphasis">from cns_conscious_core.utils.topological_analysis import TopologicalAnalyzer</text:span></text:p>
      <text:p text:style-name="P2"><text:span text:style-name="Emphasis">from cns_conscious_core.exceptions.exceptions import ConsciousException</text:span></text:p>
      <text:p text:style-name="P2"><text:span text:style-name="Emphasis">from unittest.mock import patch</text:span></text:p>
      <text:p text:style-name="P2"><text:span text:style-name="Emphasis"/></text:p>
      <text:p text:style-name="P2"><text:soft-page-break/><text:span text:style-name="Emphasis">@pytest.fixture</text:span></text:p>
      <text:p text:style-name="P2"><text:span text:style-name="Emphasis">def topological_analyzer():</text:span></text:p>
      <text:p text:style-name="P2"><text:span text:style-name="Emphasis"><text:s text:c="4"/>return TopologicalAnalyzer()</text:span></text:p>
      <text:p text:style-name="P2"><text:span text:style-name="Emphasis"/></text:p>
      <text:p text:style-name="P2"><text:span text:style-name="Emphasis">def test_persistent_homology_valid(topological_analyzer):</text:span></text:p>
      <text:p text:style-name="P2"><text:span text:style-name="Emphasis"><text:s text:c="4"/>states = [np.random.normal(0, 1, (100,)) for _ in range(5)]</text:span></text:p>
      <text:p text:style-name="P2"><text:span text:style-name="Emphasis"><text:s text:c="4"/>result = topological_analyzer.analyze_persistent_homology(states)</text:span></text:p>
      <text:p text:style-name="P2"><text:span text:style-name="Emphasis"><text:s text:c="4"/>assert "homology" in result</text:span></text:p>
      <text:p text:style-name="P2"><text:span text:style-name="Emphasis"/></text:p>
      <text:p text:style-name="P2"><text:span text:style-name="Emphasis">def test_persistent_homology_empty(topological_analyzer):</text:span></text:p>
      <text:p text:style-name="P2"><text:span text:style-name="Emphasis"><text:s text:c="4"/>result = topological_analyzer.analyze_persistent_homology([])</text:span></text:p>
      <text:p text:style-name="P2"><text:span text:style-name="Emphasis"><text:s text:c="4"/>assert result["homology"] == {}</text:span></text:p>
      <text:p text:style-name="P2"><text:span text:style-name="Emphasis"/></text:p>
      <text:p text:style-name="P2"><text:span text:style-name="Emphasis">def test_persistent_homology_failure(topological_analyzer):</text:span></text:p>
      <text:p text:style-name="P2"><text:span text:style-name="Emphasis"><text:s text:c="4"/>with patch("ripser.ripser", side_effect=Exception("Test error")):</text:span></text:p>
      <text:p text:style-name="P2"><text:span text:style-name="Emphasis"><text:s text:c="8"/>with pytest.raises(ConsciousException) as exc:</text:span></text:p>
      <text:p text:style-name="P2"><text:span text:style-name="Emphasis"><text:s text:c="12"/>topological_analyzer.analyze_persistent_homology([np.random.normal(0, 1, (100,))])</text:span></text:p>
      <text:p text:style-name="P2"><text:span text:style-name="Emphasis"><text:s text:c="8"/>assert exc.value.code == "HOMOLOGY_ANALYSIS_FAIL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3. Тести конфігурації: `tests/unit/test_config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yaml</text:span></text:p>
      <text:p text:style-name="P2"><text:span text:style-name="Emphasis">import os</text:span></text:p>
      <text:p text:style-name="P2"><text:span text:style-name="Emphasis">from cns_conscious_core.utils.config import load_config, ConfigValidator</text:span></text:p>
      <text:p text:style-name="P2"><text:span text:style-name="Emphasis">from cns_conscious_core.exceptions.exceptions import ConsciousException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config_load_valid(tmp_path):</text:span></text:p>
      <text:p text:style-name="P2"><text:span text:style-name="Emphasis"><text:s text:c="4"/>config_path = tmp_path / "config.yaml"</text:span></text:p>
      <text:p text:style-name="P2"><text:span text:style-name="Emphasis"><text:s text:c="4"/>config = {</text:span></text:p>
      <text:p text:style-name="P2"><text:soft-page-break/><text:span text:style-name="Emphasis"><text:s text:c="8"/>"core": {</text:span></text:p>
      <text:p text:style-name="P2"><text:span text:style-name="Emphasis"><text:s text:c="12"/>"input_dim": 10,</text:span></text:p>
      <text:p text:style-name="P2"><text:span text:style-name="Emphasis"><text:s text:c="12"/>"hidden_dims": [20, 15],</text:span></text:p>
      <text:p text:style-name="P2"><text:span text:style-name="Emphasis"><text:s text:c="12"/>"output_dim": 5,</text:span></text:p>
      <text:p text:style-name="P2"><text:span text:style-name="Emphasis"><text:s text:c="12"/>"fractal_depth": 3,</text:span></text:p>
      <text:p text:style-name="P2"><text:span text:style-name="Emphasis"><text:s text:c="12"/>"batch_size": 1000</text:span></text:p>
      <text:p text:style-name="P2"><text:span text:style-name="Emphasis"><text:s text:c="8"/>},</text:span></text:p>
      <text:p text:style-name="P2"><text:span text:style-name="Emphasis"><text:s text:c="8"/>"bifurcation": {</text:span></text:p>
      <text:p text:style-name="P2"><text:span text:style-name="Emphasis"><text:s text:c="12"/>"neurons": 100,</text:span></text:p>
      <text:p text:style-name="P2"><text:span text:style-name="Emphasis"><text:s text:c="12"/>"noise_level": 0.1,</text:span></text:p>
      <text:p text:style-name="P2"><text:span text:style-name="Emphasis"><text:s text:c="12"/>"time_step": 0.01,</text:span></text:p>
      <text:p text:style-name="P2"><text:span text:style-name="Emphasis"><text:s text:c="12"/>"ltp_rate": 0.01,</text:span></text:p>
      <text:p text:style-name="P2"><text:span text:style-name="Emphasis"><text:s text:c="12"/>"ltd_rate": 0.005</text:span></text:p>
      <text:p text:style-name="P2"><text:span text:style-name="Emphasis"><text:s text:c="8"/>},</text:span></text:p>
      <text:p text:style-name="P2"><text:span text:style-name="Emphasis"><text:s text:c="8"/>"meta": {</text:span></text:p>
      <text:p text:style-name="P2"><text:span text:style-name="Emphasis"><text:s text:c="12"/>"meta_threshold": 0.85</text:span></text:p>
      <text:p text:style-name="P2"><text:span text:style-name="Emphasis"><text:s text:c="8"/>},</text:span></text:p>
      <text:p text:style-name="P2"><text:span text:style-name="Emphasis"><text:s text:c="8"/>"ontologic": {</text:span></text:p>
      <text:p text:style-name="P2"><text:span text:style-name="Emphasis"><text:s text:c="12"/>"semantome_path": "configs/semantome.json"</text:span></text:p>
      <text:p text:style-name="P2"><text:span text:style-name="Emphasis"><text:s text:c="8"/>},</text:span></text:p>
      <text:p text:style-name="P2"><text:span text:style-name="Emphasis"><text:s text:c="8"/>"redis": {"url": "redis://localhost:6379"},</text:span></text:p>
      <text:p text:style-name="P2"><text:span text:style-name="Emphasis"><text:s text:c="8"/>"telemetry": {"enabled": True, "jaeger_host": "jaeger", "jaeger_port": 6831}</text:span></text:p>
      <text:p text:style-name="P2"><text:span text:style-name="Emphasis"><text:s text:c="4"/>}</text:span></text:p>
      <text:p text:style-name="P2"><text:span text:style-name="Emphasis"><text:s text:c="4"/>with open(config_path, "w") as f:</text:span></text:p>
      <text:p text:style-name="P2"><text:span text:style-name="Emphasis"><text:s text:c="8"/>yaml.dump(config, f)</text:span></text:p>
      <text:p text:style-name="P2"><text:span text:style-name="Emphasis"><text:s text:c="4"/>loaded_config = load_config(str(config_path))</text:span></text:p>
      <text:p text:style-name="P2"><text:span text:style-name="Emphasis"><text:s text:c="4"/>assert loaded_config == config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config_load_invalid(tmp_path):</text:span></text:p>
      <text:p text:style-name="P2"><text:span text:style-name="Emphasis"><text:s text:c="4"/>config_path = tmp_path / "config.yaml"</text:span></text:p>
      <text:p text:style-name="P2"><text:span text:style-name="Emphasis"><text:s text:c="4"/>config = {"core": {"input_dim": -1}}</text:span></text:p>
      <text:p text:style-name="P2"><text:soft-page-break/><text:span text:style-name="Emphasis"><text:s text:c="4"/>with open(config_path, "w") as f:</text:span></text:p>
      <text:p text:style-name="P2"><text:span text:style-name="Emphasis"><text:s text:c="8"/>yaml.dump(config, f)</text:span></text:p>
      <text:p text:style-name="P2"><text:span text:style-name="Emphasis"><text:s text:c="4"/>with pytest.raises(ConsciousException) as exc:</text:span></text:p>
      <text:p text:style-name="P2"><text:span text:style-name="Emphasis"><text:s text:c="8"/>load_config(str(config_path))</text:span></text:p>
      <text:p text:style-name="P2"><text:span text:style-name="Emphasis"><text:s text:c="4"/>assert exc.value.code == "INVALID_CORE_DIMS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config_load_missing_file():</text:span></text:p>
      <text:p text:style-name="P2"><text:span text:style-name="Emphasis"><text:s text:c="4"/>with pytest.raises(ConsciousException) as exc:</text:span></text:p>
      <text:p text:style-name="P2"><text:span text:style-name="Emphasis"><text:s text:c="8"/>load_config("nonexistent.yaml")</text:span></text:p>
      <text:p text:style-name="P2"><text:span text:style-name="Emphasis"><text:s text:c="4"/>assert exc.value.code == "CONFIG_NOT_FOUND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config_validator():</text:span></text:p>
      <text:p text:style-name="P2"><text:span text:style-name="Emphasis"><text:s text:c="4"/>config = {"core": {"input_dim": -1}}</text:span></text:p>
      <text:p text:style-name="P2"><text:span text:style-name="Emphasis"><text:s text:c="4"/>result = ConfigValidator.validate(config)</text:span></text:p>
      <text:p text:style-name="P2"><text:span text:style-name="Emphasis"><text:s text:c="4"/>assert not result.success</text:span></text:p>
      <text:p text:style-name="P2"><text:span text:style-name="Emphasis"><text:s text:c="4"/>assert result.code == "INVALID_CORE_DIMS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config_missing_telemetry_keys():</text:span></text:p>
      <text:p text:style-name="P2"><text:span text:style-name="Emphasis"><text:s text:c="4"/>config = {</text:span></text:p>
      <text:p text:style-name="P2"><text:span text:style-name="Emphasis"><text:s text:c="8"/>"core": {"input_dim": 10, "hidden_dims": [20, 15], "output_dim": 5, "fractal_depth": 3, "batch_size": 1000},</text:span></text:p>
      <text:p text:style-name="P2"><text:span text:style-name="Emphasis"><text:s text:c="8"/>"bifurcation": {"neurons": 100, "noise_level": 0.1, "time_step": 0.01, "ltp_rate": 0.01, "ltd_rate": 0.005},</text:span></text:p>
      <text:p text:style-name="P2"><text:span text:style-name="Emphasis"><text:s text:c="8"/>"meta": {"meta_threshold": 0.85},</text:span></text:p>
      <text:p text:style-name="P2"><text:span text:style-name="Emphasis"><text:s text:c="8"/>"ontologic": {"semantome_path": "configs/semantome.json"},</text:span></text:p>
      <text:p text:style-name="P2"><text:span text:style-name="Emphasis"><text:s text:c="8"/>"redis": {"url": "redis://localhost:6379"}</text:span></text:p>
      <text:p text:style-name="P2"><text:span text:style-name="Emphasis"><text:s text:c="4"/>}</text:span></text:p>
      <text:p text:style-name="P2"><text:span text:style-name="Emphasis"><text:s text:c="4"/>result = ConfigValidator.validate(config)</text:span></text:p>
      <text:p text:style-name="P2"><text:span text:style-name="Emphasis"><text:s text:c="4"/>assert not result.success</text:span></text:p>
      <text:p text:style-name="P2"><text:soft-page-break/><text:span text:style-name="Emphasis"><text:s text:c="4"/>assert result.code == "MISSING_TELEMETRY_KEY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4. Тести зберігання: `tests/unit/test_storag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from unittest.mock import AsyncMock</text:span></text:p>
      <text:p text:style-name="P2"><text:span text:style-name="Emphasis">from cns_conscious_core.data.storage import StateRepository</text:span></text:p>
      <text:p text:style-name="P2"><text:span text:style-name="Emphasis">from cns_conscious_core.exceptions.exceptions import ConsciousException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tate_repository_save_get():</text:span></text:p>
      <text:p text:style-name="P2"><text:span text:style-name="Emphasis"><text:s text:c="4"/>redis_client = AsyncMock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repo = StateRepository(redis_client, os.environ["ENCRYPTION_KEY"])</text:span></text:p>
      <text:p text:style-name="P2"><text:span text:style-name="Emphasis"><text:s text:c="4"/>state = np.random.normal(0, 1, 100)</text:span></text:p>
      <text:p text:style-name="P2"><text:span text:style-name="Emphasis"><text:s text:c="4"/></text:span></text:p>
      <text:p text:style-name="P2"><text:span text:style-name="Emphasis"><text:s text:c="4"/>result = await repo.save_state(state)</text:span></text:p>
      <text:p text:style-name="P2"><text:span text:style-name="Emphasis"><text:s text:c="4"/>assert result.success</text:span></text:p>
      <text:p text:style-name="P2"><text:span text:style-name="Emphasis"><text:s text:c="4"/>redis_client.rpush.assert_called()</text:span></text:p>
      <text:p text:style-name="P2"><text:span text:style-name="Emphasis"><text:s text:c="4"/></text:span></text:p>
      <text:p text:style-name="P2"><text:span text:style-name="Emphasis"><text:s text:c="4"/>redis_client.lrange.return_value = [Fernet(os.environ["ENCRYPTION_KEY"]).encrypt(state.tobytes())]</text:span></text:p>
      <text:p text:style-name="P2"><text:span text:style-name="Emphasis"><text:s text:c="4"/>get_result = await repo.get_states()</text:span></text:p>
      <text:p text:style-name="P2"><text:span text:style-name="Emphasis"><text:s text:c="4"/>assert get_result.success</text:span></text:p>
      <text:p text:style-name="P2"><text:span text:style-name="Emphasis"><text:s text:c="4"/>assert len(get_result.value) &gt;= 1</text:span></text:p>
      <text:p text:style-name="P2"><text:span text:style-name="Emphasis"/></text:p>
      <text:p text:style-name="P2"><text:span text:style-name="Emphasis">@pytest.mark.asyncio</text:span></text:p>
      <text:p text:style-name="P2"><text:soft-page-break/><text:span text:style-name="Emphasis">async def test_state_repository_clear():</text:span></text:p>
      <text:p text:style-name="P2"><text:span text:style-name="Emphasis"><text:s text:c="4"/>redis_client = AsyncMock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repo = StateRepository(redis_client, os.environ["ENCRYPTION_KEY"])</text:span></text:p>
      <text:p text:style-name="P2"><text:span text:style-name="Emphasis"><text:s text:c="4"/>result = await repo.clear_states()</text:span></text:p>
      <text:p text:style-name="P2"><text:span text:style-name="Emphasis"><text:s text:c="4"/>assert result.success</text:span></text:p>
      <text:p text:style-name="P2"><text:span text:style-name="Emphasis"><text:s text:c="4"/>redis_client.delete.assert_called(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tate_repository_timeout():</text:span></text:p>
      <text:p text:style-name="P2"><text:span text:style-name="Emphasis"><text:s text:c="4"/>redis_client = AsyncMock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repo = StateRepository(redis_client, os.environ["ENCRYPTION_KEY"])</text:span></text:p>
      <text:p text:style-name="P2"><text:span text:style-name="Emphasis"><text:s text:c="4"/>state = np.random.normal(0, 1, 100)</text:span></text:p>
      <text:p text:style-name="P2"><text:span text:style-name="Emphasis"><text:s text:c="4"/>redis_client.rpush.side_effect = asyncio.TimeoutError</text:span></text:p>
      <text:p text:style-name="P2"><text:span text:style-name="Emphasis"><text:s text:c="4"/>result = await repo.save_state(state)</text:span></text:p>
      <text:p text:style-name="P2"><text:span text:style-name="Emphasis"><text:s text:c="4"/>assert not result.success</text:span></text:p>
      <text:p text:style-name="P2"><text:span text:style-name="Emphasis"><text:s text:c="4"/>assert result.code == "STATE_SAVE_TIMEOUT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tate_repository_missing_key():</text:span></text:p>
      <text:p text:style-name="P2"><text:span text:style-name="Emphasis"><text:s text:c="4"/>os.environ.pop("ENCRYPTION_KEY", None)</text:span></text:p>
      <text:p text:style-name="P2"><text:span text:style-name="Emphasis"><text:s text:c="4"/>with pytest.raises(ConsciousException) as exc:</text:span></text:p>
      <text:p text:style-name="P2"><text:span text:style-name="Emphasis"><text:s text:c="8"/>StateRepository(AsyncMock(), None)</text:span></text:p>
      <text:p text:style-name="P2"><text:span text:style-name="Emphasis"><text:s text:c="4"/>assert exc.value.code == "MISSING_ENCRYPTION_KEY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5. Тести подій: `tests/unit/test_event_stor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asyncio</text:span></text:p>
      <text:p text:style-name="P2"><text:span text:style-name="Emphasis">from unittest.mock import AsyncMock</text:span></text:p>
      <text:p text:style-name="P2"><text:soft-page-break/><text:span text:style-name="Emphasis">from cns_conscious_core.data.event_store import EventStore</text:span></text:p>
      <text:p text:style-name="P2"><text:span text:style-name="Emphasis">from cns_conscious_core.exceptions.exceptions import Result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event_store():</text:span></text:p>
      <text:p text:style-name="P2"><text:span text:style-name="Emphasis"><text:s text:c="4"/>redis_client = AsyncMock()</text:span></text:p>
      <text:p text:style-name="P2"><text:span text:style-name="Emphasis"><text:s text:c="4"/>store = EventStore(redis_client)</text:span></text:p>
      <text:p text:style-name="P2"><text:span text:style-name="Emphasis"><text:s text:c="4"/>event = {"type": "TestEvent", "data": "test"}</text:span></text:p>
      <text:p text:style-name="P2"><text:span text:style-name="Emphasis"><text:s text:c="4"/>result = await store.store_event(event)</text:span></text:p>
      <text:p text:style-name="P2"><text:span text:style-name="Emphasis"><text:s text:c="4"/>assert result.success</text:span></text:p>
      <text:p text:style-name="P2"><text:span text:style-name="Emphasis"><text:s text:c="4"/>redis_client.rpush.assert_called(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event_store_timeout():</text:span></text:p>
      <text:p text:style-name="P2"><text:span text:style-name="Emphasis"><text:s text:c="4"/>redis_client = AsyncMock()</text:span></text:p>
      <text:p text:style-name="P2"><text:span text:style-name="Emphasis"><text:s text:c="4"/>redis_client.rpush.side_effect = asyncio.TimeoutError</text:span></text:p>
      <text:p text:style-name="P2"><text:span text:style-name="Emphasis"><text:s text:c="4"/>store = EventStore(redis_client)</text:span></text:p>
      <text:p text:style-name="P2"><text:span text:style-name="Emphasis"><text:s text:c="4"/>event = {"type": "TestEvent", "data": "test"}</text:span></text:p>
      <text:p text:style-name="P2"><text:span text:style-name="Emphasis"><text:s text:c="4"/>result = await store.store_event(event)</text:span></text:p>
      <text:p text:style-name="P2"><text:span text:style-name="Emphasis"><text:s text:c="4"/>assert not result.success</text:span></text:p>
      <text:p text:style-name="P2"><text:span text:style-name="Emphasis"><text:s text:c="4"/>assert result.code == "EVENT_STORE_TIMEOUT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6. Тести аудиту: `tests/unit/test_audit_log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asyncio</text:span></text:p>
      <text:p text:style-name="P2"><text:span text:style-name="Emphasis">from unittest.mock import AsyncMock</text:span></text:p>
      <text:p text:style-name="P2"><text:span text:style-name="Emphasis">from cns_conscious_core.data.audit_log import AuditLog</text:span></text:p>
      <text:p text:style-name="P2"><text:span text:style-name="Emphasis">from cns_conscious_core.exceptions.exceptions import Result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oft-page-break/><text:span text:style-name="Emphasis"/></text:p>
      <text:p text:style-name="P2"><text:span text:style-name="Emphasis">@pytest.mark.asyncio</text:span></text:p>
      <text:p text:style-name="P2"><text:span text:style-name="Emphasis">async def test_audit_log():</text:span></text:p>
      <text:p text:style-name="P2"><text:span text:style-name="Emphasis"><text:s text:c="4"/>redis_client = AsyncMock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audit_log = AuditLog(redis_client)</text:span></text:p>
      <text:p text:style-name="P2"><text:span text:style-name="Emphasis"><text:s text:c="4"/>entry = {"operation": "test", "user": "system"}</text:span></text:p>
      <text:p text:style-name="P2"><text:span text:style-name="Emphasis"><text:s text:c="4"/>result = await audit_log.log(entry)</text:span></text:p>
      <text:p text:style-name="P2"><text:span text:style-name="Emphasis"><text:s text:c="4"/>assert result.success</text:span></text:p>
      <text:p text:style-name="P2"><text:span text:style-name="Emphasis"><text:s text:c="4"/>redis_client.rpush.assert_called(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udit_log_timeout():</text:span></text:p>
      <text:p text:style-name="P2"><text:span text:style-name="Emphasis"><text:s text:c="4"/>redis_client = AsyncMock()</text:span></text:p>
      <text:p text:style-name="P2"><text:span text:style-name="Emphasis"><text:s text:c="4"/>redis_client.rpush.side_effect = asyncio.TimeoutError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audit_log = AuditLog(redis_client)</text:span></text:p>
      <text:p text:style-name="P2"><text:span text:style-name="Emphasis"><text:s text:c="4"/>entry = {"operation": "test", "user": "system"}</text:span></text:p>
      <text:p text:style-name="P2"><text:span text:style-name="Emphasis"><text:s text:c="4"/>result = await audit_log.log(entry)</text:span></text:p>
      <text:p text:style-name="P2"><text:span text:style-name="Emphasis"><text:s text:c="4"/>assert not result.success</text:span></text:p>
      <text:p text:style-name="P2"><text:span text:style-name="Emphasis"><text:s text:c="4"/>assert result.code == "AUDIT_LOG_TIMEOUT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7. Тести телеметрії: `tests/unit/test_telemetry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asyncio</text:span></text:p>
      <text:p text:style-name="P2"><text:span text:style-name="Emphasis">from cns_conscious_core.telemetry.telemetry import TelemetryService</text:span></text:p>
      <text:p text:style-name="P2"><text:span text:style-name="Emphasis">from cns_conscious_core.exceptions.exceptions import ConsciousException</text:span></text:p>
      <text:p text:style-name="P2"><text:span text:style-name="Emphasis">from unittest.mock import patch</text:span></text:p>
      <text:p text:style-name="P2"><text:span text:style-name="Emphasis"/></text:p>
      <text:p text:style-name="P2"><text:span text:style-name="Emphasis">@pytest.mark.asyncio</text:span></text:p>
      <text:p text:style-name="P2"><text:soft-page-break/><text:span text:style-name="Emphasis">async def test_telemetry_execute_policy():</text:span></text:p>
      <text:p text:style-name="P2"><text:span text:style-name="Emphasis"><text:s text:c="4"/>telemetry = TelemetryService()</text:span></text:p>
      <text:p text:style-name="P2"><text:span text:style-name="Emphasis"><text:s text:c="4"/>result = await telemetry.execute_policy(lambda: 42.0)</text:span></text:p>
      <text:p text:style-name="P2"><text:span text:style-name="Emphasis"><text:s text:c="4"/>assert result == 42.0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telemetry_metrics():</text:span></text:p>
      <text:p text:style-name="P2"><text:span text:style-name="Emphasis"><text:s text:c="4"/>telemetry = TelemetryService()</text:span></text:p>
      <text:p text:style-name="P2"><text:span text:style-name="Emphasis"><text:s text:c="4"/>telemetry.track_metric("test_metric", 1.0, {"test": "value"})</text:span></text:p>
      <text:p text:style-name="P2"><text:span text:style-name="Emphasis"><text:s text:c="4"/>telemetry.track_event("test_event", {"event": "test"}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telemetry_policy_failure():</text:span></text:p>
      <text:p text:style-name="P2"><text:span text:style-name="Emphasis"><text:s text:c="4"/>telemetry = TelemetryService()</text:span></text:p>
      <text:p text:style-name="P2"><text:span text:style-name="Emphasis"><text:s text:c="4"/>with patch("polly.RetryAsync", side_effect=Exception("Test error")):</text:span></text:p>
      <text:p text:style-name="P2"><text:span text:style-name="Emphasis"><text:s text:c="8"/>with pytest.raises(ConsciousException) as exc:</text:span></text:p>
      <text:p text:style-name="P2"><text:span text:style-name="Emphasis"><text:s text:c="12"/>await telemetry.execute_policy(lambda: 1 / 0)</text:span></text:p>
      <text:p text:style-name="P2"><text:span text:style-name="Emphasis"><text:s text:c="8"/>assert exc.value.code == "TELEMETRY_EXECUTION_FAIL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8. Тести валідації: `tests/unit/test_validator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pan text:style-name="Emphasis">from cns_conscious_core.validators.validator import InputValidator</text:span></text:p>
      <text:p text:style-name="P2"><text:span text:style-name="Emphasis">from cns_conscious_core.exceptions.exceptions import Result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validator_valid_input():</text:span></text:p>
      <text:p text:style-name="P2"><text:span text:style-name="Emphasis"><text:s text:c="4"/>validator = InputValidator()</text:span></text:p>
      <text:p text:style-name="P2"><text:span text:style-name="Emphasis"><text:s text:c="4"/>inputs = tf.random.normal((1, 10))</text:span></text:p>
      <text:p text:style-name="P2"><text:span text:style-name="Emphasis"><text:s text:c="4"/>result = validator.validate(inputs)</text:span></text:p>
      <text:p text:style-name="P2"><text:soft-page-break/><text:span text:style-name="Emphasis"><text:s text:c="4"/>assert result.success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validator_invalid_input():</text:span></text:p>
      <text:p text:style-name="P2"><text:span text:style-name="Emphasis"><text:s text:c="4"/>validator = InputValidator()</text:span></text:p>
      <text:p text:style-name="P2"><text:span text:style-name="Emphasis"><text:s text:c="4"/>inputs = tf.convert_to_tensor([[float('nan')] * 10])</text:span></text:p>
      <text:p text:style-name="P2"><text:span text:style-name="Emphasis"><text:s text:c="4"/>result = validator.validate(inputs)</text:span></text:p>
      <text:p text:style-name="P2"><text:span text:style-name="Emphasis"><text:s text:c="4"/>assert not result.success</text:span></text:p>
      <text:p text:style-name="P2"><text:span text:style-name="Emphasis"><text:s text:c="4"/>assert result.code == "INVALID_TENSOR_VALUES"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validator_zero_dims():</text:span></text:p>
      <text:p text:style-name="P2"><text:span text:style-name="Emphasis"><text:s text:c="4"/>validator = InputValidator()</text:span></text:p>
      <text:p text:style-name="P2"><text:span text:style-name="Emphasis"><text:s text:c="4"/>inputs = tf.zeros((0, 10))</text:span></text:p>
      <text:p text:style-name="P2"><text:span text:style-name="Emphasis"><text:s text:c="4"/>result = validator.validate(inputs)</text:span></text:p>
      <text:p text:style-name="P2"><text:span text:style-name="Emphasis"><text:s text:c="4"/>assert not result.success</text:span></text:p>
      <text:p text:style-name="P2"><text:span text:style-name="Emphasis"><text:s text:c="4"/>assert result.code == "INVALID_TENSOR_DIMS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39. Тести ротації ключів: `tests/unit/test_key_rotation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asyncio</text:span></text:p>
      <text:p text:style-name="P2"><text:span text:style-name="Emphasis">from unittest.mock import AsyncMock</text:span></text:p>
      <text:p text:style-name="P2"><text:span text:style-name="Emphasis">from cns_conscious_core.security.key_rotation import KeyRotator</text:span></text:p>
      <text:p text:style-name="P2"><text:span text:style-name="Emphasis">from cns_conscious_core.exceptions.exceptions import ConsciousException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key_rotation_success():</text:span></text:p>
      <text:p text:style-name="P2"><text:span text:style-name="Emphasis"><text:s text:c="4"/>redis_client = AsyncMock()</text:span></text:p>
      <text:p text:style-name="P2"><text:soft-page-break/><text:span text:style-name="Emphasis"><text:s text:c="4"/>os.environ["ENCRYPTION_KEY"] = Fernet.generate_key().decode()</text:span></text:p>
      <text:p text:style-name="P2"><text:span text:style-name="Emphasis"><text:s text:c="4"/>old_key = os.environ["ENCRYPTION_KEY"]</text:span></text:p>
      <text:p text:style-name="P2"><text:span text:style-name="Emphasis"><text:s text:c="4"/>new_key = Fernet.generate_key().decode()</text:span></text:p>
      <text:p text:style-name="P2"><text:span text:style-name="Emphasis"><text:s text:c="4"/>rotator = KeyRotator(redis_client)</text:span></text:p>
      <text:p text:style-name="P2"><text:span text:style-name="Emphasis"><text:s text:c="4"/>redis_client.lrange.return_value = [Fernet(old_key).encrypt(b"test")]</text:span></text:p>
      <text:p text:style-name="P2"><text:span text:style-name="Emphasis"><text:s text:c="4"/>await rotator.rotate_encryption_key(old_key, new_key)</text:span></text:p>
      <text:p text:style-name="P2"><text:span text:style-name="Emphasis"><text:s text:c="4"/>assert os.environ["ENCRYPTION_KEY"] == new_key</text:span></text:p>
      <text:p text:style-name="P2"><text:span text:style-name="Emphasis"><text:s text:c="4"/>redis_client.rpush.assert_called()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key_rotation_failure():</text:span></text:p>
      <text:p text:style-name="P2"><text:span text:style-name="Emphasis"><text:s text:c="4"/>redis_client = AsyncMock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old_key = os.environ["ENCRYPTION_KEY"]</text:span></text:p>
      <text:p text:style-name="P2"><text:span text:style-name="Emphasis"><text:s text:c="4"/>new_key = Fernet.generate_key().decode()</text:span></text:p>
      <text:p text:style-name="P2"><text:span text:style-name="Emphasis"><text:s text:c="4"/>redis_client.lrange.side_effect = Exception("Test error")</text:span></text:p>
      <text:p text:style-name="P2"><text:span text:style-name="Emphasis"><text:s text:c="4"/>rotator = KeyRotator(redis_client)</text:span></text:p>
      <text:p text:style-name="P2"><text:span text:style-name="Emphasis"><text:s text:c="4"/>with pytest.raises(ConsciousException) as exc:</text:span></text:p>
      <text:p text:style-name="P2"><text:span text:style-name="Emphasis"><text:s text:c="8"/>await rotator.rotate_encryption_key(old_key, new_key)</text:span></text:p>
      <text:p text:style-name="P2"><text:span text:style-name="Emphasis"><text:s text:c="4"/>assert exc.value.code == "KEY_ROTATION_FAIL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0. Тести асинхронної конкуренції: `tests/integration/test_async_concurrency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pan text:style-name="Emphasis">import asyncio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>from unittest.mock import AsyncMock, patch</text:span></text:p>
      <text:p text:style-name="P2"><text:soft-page-break/><text:span text:style-name="Emphasis"/></text:p>
      <text:p text:style-name="P2"><text:span text:style-name="Emphasis">@pytest.mark.asyncio</text:span></text:p>
      <text:p text:style-name="P2"><text:span text:style-name="Emphasis">async def test_concurrent_forward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with patch("cns_conscious_core.data.storage.RedisConnectionFactory.create", new=AsyncMock()) as mock_redis:</text:span></text:p>
      <text:p text:style-name="P2"><text:span text:style-name="Emphasis"><text:s text:c="8"/>mock_redis.return_value = AsyncMock()</text:span></text:p>
      <text:p text:style-name="P2"><text:span text:style-name="Emphasis"><text:s text:c="8"/>model = CNSConsciousCore(config)</text:span></text:p>
      <text:p text:style-name="P2"><text:span text:style-name="Emphasis"><text:s text:c="8"/>inputs = tf.random.normal((1, config["core"]["input_dim"]))</text:span></text:p>
      <text:p text:style-name="P2"><text:span text:style-name="Emphasis"><text:s text:c="8"/>tasks = [model.forward(inputs) for _ in range(10)]</text:span></text:p>
      <text:p text:style-name="P2"><text:span text:style-name="Emphasis"><text:s text:c="8"/>results = await asyncio.gather(*tasks, return_exceptions=True)</text:span></text:p>
      <text:p text:style-name="P2"><text:span text:style-name="Emphasis"><text:s text:c="8"/>for result in results:</text:span></text:p>
      <text:p text:style-name="P2"><text:span text:style-name="Emphasis"><text:s text:c="12"/>assert isinstance(result, Result)</text:span></text:p>
      <text:p text:style-name="P2"><text:span text:style-name="Emphasis"><text:s text:c="12"/>assert result.success</text:span></text:p>
      <text:p text:style-name="P2"><text:span text:style-name="Emphasis"><text:s text:c="12"/>assert result.value["state"].shape == (config["bifurcation"]["neurons"],)</text:span></text:p>
      <text:p text:style-name="P2"><text:span text:style-name="Emphasis"><text:s text:c="8"/>await model.close(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1. Тести продуктивності телеметрії: `tests/performance/test_telemetry_performanc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asyncio</text:span></text:p>
      <text:p text:style-name="P2"><text:span text:style-name="Emphasis">import time</text:span></text:p>
      <text:p text:style-name="P2"><text:span text:style-name="Emphasis">from cns_conscious_core.telemetry.telemetry import TelemetryService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telemetry_performance():</text:span></text:p>
      <text:p text:style-name="P2"><text:span text:style-name="Emphasis"><text:s text:c="4"/>telemetry = TelemetryService()</text:span></text:p>
      <text:p text:style-name="P2"><text:span text:style-name="Emphasis"><text:s text:c="4"/>start_time = time.time()</text:span></text:p>
      <text:p text:style-name="P2"><text:span text:style-name="Emphasis"><text:s text:c="4"/>for _ in range(100):</text:span></text:p>
      <text:p text:style-name="P2"><text:span text:style-name="Emphasis"><text:s text:c="8"/>await telemetry.execute_policy(lambda: 42.0)</text:span></text:p>
      <text:p text:style-name="P2"><text:soft-page-break/><text:span text:style-name="Emphasis"><text:s text:c="8"/>telemetry.track_metric("test_metric", 1.0, {"test": "value"})</text:span></text:p>
      <text:p text:style-name="P2"><text:span text:style-name="Emphasis"><text:s text:c="8"/>telemetry.track_event("test_event", {"test": "value"})</text:span></text:p>
      <text:p text:style-name="P2"><text:span text:style-name="Emphasis"><text:s text:c="4"/>duration = time.time() - start_time</text:span></text:p>
      <text:p text:style-name="P2"><text:span text:style-name="Emphasis"><text:s text:c="4"/>assert duration &lt; 1.0 <text:s/># Перевірка, що телеметрія не створює значних затримок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2. Property-based тести: `tests/property/test_fractal_properties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from hypothesis import given, settings</text:span></text:p>
      <text:p text:style-name="P2"><text:span text:style-name="Emphasis">from hypothesis.strategies import integers, lists, floats</text:span></text:p>
      <text:p text:style-name="P2"><text:span text:style-name="Emphasis">import tensorflow as tf</text:span></text:p>
      <text:p text:style-name="P2"><text:span text:style-name="Emphasis">from cns_conscious_core.models.fractal_layer import FractalNeuralLayer</text:span></text:p>
      <text:p text:style-name="P2"><text:span text:style-name="Emphasis">from cns_conscious_core.exceptions.exceptions import ConsciousException</text:span></text:p>
      <text:p text:style-name="P2"><text:span text:style-name="Emphasis">import numpy as np</text:span></text:p>
      <text:p text:style-name="P2"><text:span text:style-name="Emphasis"/></text:p>
      <text:p text:style-name="P2"><text:span text:style-name="Emphasis">@given(</text:span></text:p>
      <text:p text:style-name="P2"><text:span text:style-name="Emphasis"><text:s text:c="4"/>input_dim=integers(min_value=1, max_value=100),</text:span></text:p>
      <text:p text:style-name="P2"><text:span text:style-name="Emphasis"><text:s text:c="4"/>output_dim=integers(min_value=1, max_value=100),</text:span></text:p>
      <text:p text:style-name="P2"><text:span text:style-name="Emphasis"><text:s text:c="4"/>depth=integers(min_value=0, max_value=5)</text:span></text:p>
      <text:p text:style-name="P2"><text:span text:style-name="Emphasis">)</text:span></text:p>
      <text:p text:style-name="P2"><text:span text:style-name="Emphasis">@settings(max_examples=50)</text:span></text:p>
      <text:p text:style-name="P2"><text:span text:style-name="Emphasis">@pytest.mark.asyncio</text:span></text:p>
      <text:p text:style-name="P2"><text:span text:style-name="Emphasis">async def test_fractal_layer_properties(input_dim, output_dim, depth):</text:span></text:p>
      <text:p text:style-name="P2"><text:span text:style-name="Emphasis"><text:s text:c="4"/>layer = FractalNeuralLayer(input_dim, output_dim, fractal_depth=depth)</text:span></text:p>
      <text:p text:style-name="P2"><text:span text:style-name="Emphasis"><text:s text:c="4"/>inputs = tf.random.normal((1, input_dim))</text:span></text:p>
      <text:p text:style-name="P2"><text:span text:style-name="Emphasis"><text:s text:c="4"/>result = await layer.call(inputs)</text:span></text:p>
      <text:p text:style-name="P2"><text:span text:style-name="Emphasis"><text:s text:c="4"/>assert result.success</text:span></text:p>
      <text:p text:style-name="P2"><text:span text:style-name="Emphasis"><text:s text:c="4"/>assert result.value.shape == (1, output_dim)</text:span></text:p>
      <text:p text:style-name="P2"><text:span text:style-name="Emphasis"><text:s text:c="4"/>assert not np.any(np.isnan(result.value))</text:span></text:p>
      <text:p text:style-name="P2"><text:span text:style-name="Emphasis"/></text:p>
      <text:p text:style-name="P2"><text:span text:style-name="Emphasis">@given(inputs=lists(floats(allow_nan=False, allow_infinity=False), min_size=10, max_size=10))</text:span></text:p>
      <text:p text:style-name="P2"><text:soft-page-break/><text:span text:style-name="Emphasis">@settings(max_examples=50)</text:span></text:p>
      <text:p text:style-name="P2"><text:span text:style-name="Emphasis">@pytest.mark.asyncio</text:span></text:p>
      <text:p text:style-name="P2"><text:span text:style-name="Emphasis">async def test_fractal_layer_valid_input(inputs):</text:span></text:p>
      <text:p text:style-name="P2"><text:span text:style-name="Emphasis"><text:s text:c="4"/>layer = FractalNeuralLayer(input_dim=10, output_dim=5)</text:span></text:p>
      <text:p text:style-name="P2"><text:span text:style-name="Emphasis"><text:s text:c="4"/>tf_inputs = tf.convert_to_tensor([inputs], dtype=tf.float32)</text:span></text:p>
      <text:p text:style-name="P2"><text:span text:style-name="Emphasis"><text:s text:c="4"/>result = await layer.call(tf_inputs)</text:span></text:p>
      <text:p text:style-name="P2"><text:span text:style-name="Emphasis"><text:s text:c="4"/>assert result.success</text:span></text:p>
      <text:p text:style-name="P2"><text:span text:style-name="Emphasis"/></text:p>
      <text:p text:style-name="P2"><text:span text:style-name="Emphasis">@given(inputs=lists(floats(allow_nan=True, allow_infinity=True), min_size=10, max_size=10))</text:span></text:p>
      <text:p text:style-name="P2"><text:span text:style-name="Emphasis">@settings(max_examples=50)</text:span></text:p>
      <text:p text:style-name="P2"><text:span text:style-name="Emphasis">@pytest.mark.asyncio</text:span></text:p>
      <text:p text:style-name="P2"><text:span text:style-name="Emphasis">async def test_fractal_layer_invalid_input(inputs):</text:span></text:p>
      <text:p text:style-name="P2"><text:span text:style-name="Emphasis"><text:s text:c="4"/>layer = FractalNeuralLayer(input_dim=10, output_dim=5)</text:span></text:p>
      <text:p text:style-name="P2"><text:span text:style-name="Emphasis"><text:s text:c="4"/>tf_inputs = tf.convert_to_tensor([inputs], dtype=tf.float32)</text:span></text:p>
      <text:p text:style-name="P2"><text:span text:style-name="Emphasis"><text:s text:c="4"/>if any(np.isnan(inputs) or np.isinf(inputs)):</text:span></text:p>
      <text:p text:style-name="P2"><text:span text:style-name="Emphasis"><text:s text:c="8"/>with pytest.raises(ConsciousException) as exc:</text:span></text:p>
      <text:p text:style-name="P2"><text:span text:style-name="Emphasis"><text:s text:c="12"/>await layer.call(tf_inputs)</text:span></text:p>
      <text:p text:style-name="P2"><text:span text:style-name="Emphasis"><text:s text:c="8"/>assert exc.value.code == "INVALID_TENSOR_VALUES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3. Дискретна симуляція: `tests/simulation/test_discrete_simulation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import asyncio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>from unittest.mock import AsyncMock, patch</text:span></text:p>
      <text:p text:style-name="P2"><text:span text:style-name="Emphasis"/></text:p>
      <text:p text:style-name="P2"><text:soft-page-break/><text:span text:style-name="Emphasis">@pytest.mark.asyncio</text:span></text:p>
      <text:p text:style-name="P2"><text:span text:style-name="Emphasis">async def test_discrete_simulation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with patch("cns_conscious_core.data.storage.RedisConnectionFactory.create", new=AsyncMock()) as mock_redis:</text:span></text:p>
      <text:p text:style-name="P2"><text:span text:style-name="Emphasis"><text:s text:c="8"/>mock_redis.return_value = AsyncMock()</text:span></text:p>
      <text:p text:style-name="P2"><text:span text:style-name="Emphasis"><text:s text:c="8"/>model = CNSConsciousCore(config)</text:span></text:p>
      <text:p text:style-name="P2"><text:span text:style-name="Emphasis"><text:s text:c="8"/>inputs = tf.random.normal((1, config["core"]["input_dim"]))</text:span></text:p>
      <text:p text:style-name="P2"><text:span text:style-name="Emphasis"><text:s text:c="8"/>result = await model.forward(inputs)</text:span></text:p>
      <text:p text:style-name="P2"><text:span text:style-name="Emphasis"><text:s text:c="8"/>assert result.success</text:span></text:p>
      <text:p text:style-name="P2"><text:span text:style-name="Emphasis"><text:s text:c="8"/>assert result.value["state"].shape == (config["bifurcation"]["neurons"],)</text:span></text:p>
      <text:p text:style-name="P2"><text:span text:style-name="Emphasis"><text:s text:c="8"/>metrics = await model.introspect()</text:span></text:p>
      <text:p text:style-name="P2"><text:span text:style-name="Emphasis"><text:s text:c="8"/>assert metrics["C_system"] &gt;= 0</text:span></text:p>
      <text:p text:style-name="P2"><text:span text:style-name="Emphasis"><text:s text:c="8"/>for param in ["noise_level", "time_step"]:</text:span></text:p>
      <text:p text:style-name="P2"><text:span text:style-name="Emphasis"><text:s text:c="12"/>for value in [0.01, 0.1, 0.5]:</text:span></text:p>
      <text:p text:style-name="P2"><text:span text:style-name="Emphasis"><text:s text:c="16"/>config["bifurcation"][param] = value</text:span></text:p>
      <text:p text:style-name="P2"><text:span text:style-name="Emphasis"><text:s text:c="16"/>model = CNSConsciousCore(config)</text:span></text:p>
      <text:p text:style-name="P2"><text:span text:style-name="Emphasis"><text:s text:c="16"/>result = await model.forward(inputs)</text:span></text:p>
      <text:p text:style-name="P2"><text:span text:style-name="Emphasis"><text:s text:c="16"/>assert result.success</text:span></text:p>
      <text:p text:style-name="P2"><text:span text:style-name="Emphasis"><text:s text:c="16"/>await model.close(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4. Інтеграційні тести: `tests/integration/test_pipelin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tensorflow as tf</text:span></text:p>
      <text:p text:style-name="P2"><text:span text:style-name="Emphasis">import asyncio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oft-page-break/><text:span text:style-name="Emphasis">from unittest.mock import AsyncMock, patch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full_pipeline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Fernet.generate_key().decode()</text:span></text:p>
      <text:p text:style-name="P2"><text:span text:style-name="Emphasis"><text:s text:c="4"/>with patch("cns_conscious_core.data.storage.RedisConnectionFactory.create", new=AsyncMock()) as mock_redis:</text:span></text:p>
      <text:p text:style-name="P2"><text:span text:style-name="Emphasis"><text:s text:c="8"/>mock_redis.return_value = AsyncMock()</text:span></text:p>
      <text:p text:style-name="P2"><text:span text:style-name="Emphasis"><text:s text:c="8"/>model = CNSConsciousCore(config)</text:span></text:p>
      <text:p text:style-name="P2"><text:span text:style-name="Emphasis"><text:s text:c="8"/>inputs = tf.random.normal((1, config["core"]["input_dim"]))</text:span></text:p>
      <text:p text:style-name="P2"><text:span text:style-name="Emphasis"><text:s text:c="8"/>result = await model.forward(inputs)</text:span></text:p>
      <text:p text:style-name="P2"><text:span text:style-name="Emphasis"><text:s text:c="8"/>assert result.success</text:span></text:p>
      <text:p text:style-name="P2"><text:span text:style-name="Emphasis"><text:s text:c="8"/>assert result.value["state"].shape == (config["bifurcation"]["neurons"],)</text:span></text:p>
      <text:p text:style-name="P2"><text:span text:style-name="Emphasis"><text:s text:c="8"/>metrics = await model.introspect()</text:span></text:p>
      <text:p text:style-name="P2"><text:span text:style-name="Emphasis"><text:s text:c="8"/>assert metrics["C_system"] &gt;= 0</text:span></text:p>
      <text:p text:style-name="P2"><text:span text:style-name="Emphasis"><text:s text:c="8"/>await model.close(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5. E2E тести: `tests/e2e/test_api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httpx</text:span></text:p>
      <text:p text:style-name="P2"><text:span text:style-name="Emphasis">import asyncio</text:span></text:p>
      <text:p text:style-name="P2"><text:span text:style-name="Emphasis">import jwt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>from cns_conscious_core.utils.config import load_config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pi_inference():</text:span></text:p>
      <text:p text:style-name="P2"><text:span text:style-name="Emphasis"><text:s text:c="4"/>config = load_config()</text:span></text:p>
      <text:p text:style-name="P2"><text:soft-page-break/><text:span text:style-name="Emphasis"><text:s text:c="4"/>jwt_secret = os.getenv("JWT_SECRET", "test-secret-key")</text:span></text:p>
      <text:p text:style-name="P2"><text:span text:style-name="Emphasis"><text:s text:c="4"/>token = jwt.encode({"sub": "test-user"}, jwt_secret, algorithm="HS256")</text:span></text:p>
      <text:p text:style-name="P2"><text:span text:style-name="Emphasis"><text:s text:c="4"/>async with httpx.AsyncClient() as client:</text:span></text:p>
      <text:p text:style-name="P2"><text:span text:style-name="Emphasis"><text:s text:c="8"/>response = await client.post(</text:span></text:p>
      <text:p text:style-name="P2"><text:span text:style-name="Emphasis"><text:s text:c="12"/>"http://localhost:8000/api/v1/inference",</text:span></text:p>
      <text:p text:style-name="P2"><text:span text:style-name="Emphasis"><text:s text:c="12"/>json={"inputs": [[1.0] * config["core"]["input_dim"]], "steps": 10},</text:span></text:p>
      <text:p text:style-name="P2"><text:span text:style-name="Emphasis"><text:s text:c="12"/>headers={"Authorization": f"Bearer {token}"}</text:span></text:p>
      <text:p text:style-name="P2"><text:span text:style-name="Emphasis"><text:s text:c="8"/>)</text:span></text:p>
      <text:p text:style-name="P2"><text:span text:style-name="Emphasis"><text:s text:c="8"/>assert response.status_code == 200</text:span></text:p>
      <text:p text:style-name="P2"><text:span text:style-name="Emphasis"><text:s text:c="8"/>data = response.json()</text:span></text:p>
      <text:p text:style-name="P2"><text:span text:style-name="Emphasis"><text:s text:c="8"/>assert data["success"]</text:span></text:p>
      <text:p text:style-name="P2"><text:span text:style-name="Emphasis"><text:s text:c="8"/>assert isinstance(data["output"], list)</text:span></text:p>
      <text:p text:style-name="P2"><text:span text:style-name="Emphasis"><text:s text:c="8"/>assert "metrics" in data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pi_health():</text:span></text:p>
      <text:p text:style-name="P2"><text:span text:style-name="Emphasis"><text:s text:c="4"/>async with httpx.AsyncClient() as client:</text:span></text:p>
      <text:p text:style-name="P2"><text:span text:style-name="Emphasis"><text:s text:c="8"/>response = await client.get("http://localhost:8000/api/v1/health")</text:span></text:p>
      <text:p text:style-name="P2"><text:span text:style-name="Emphasis"><text:s text:c="8"/>assert response.status_code == 200</text:span></text:p>
      <text:p text:style-name="P2"><text:span text:style-name="Emphasis"><text:s text:c="8"/>assert response.json() == {"status": "healthy"}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api_token():</text:span></text:p>
      <text:p text:style-name="P2"><text:span text:style-name="Emphasis"><text:s text:c="4"/>async with httpx.AsyncClient() as client:</text:span></text:p>
      <text:p text:style-name="P2"><text:span text:style-name="Emphasis"><text:s text:c="8"/>response = await client.post(</text:span></text:p>
      <text:p text:style-name="P2"><text:span text:style-name="Emphasis"><text:s text:c="12"/>"http://localhost:8000/token",</text:span></text:p>
      <text:p text:style-name="P2"><text:span text:style-name="Emphasis"><text:s text:c="12"/>data={"username": "test", "password": "test"}</text:span></text:p>
      <text:p text:style-name="P2"><text:span text:style-name="Emphasis"><text:s text:c="8"/>)</text:span></text:p>
      <text:p text:style-name="P2"><text:span text:style-name="Emphasis"><text:s text:c="8"/>assert response.status_code == 200</text:span></text:p>
      <text:p text:style-name="P2"><text:span text:style-name="Emphasis"><text:s text:c="8"/>data = response.json()</text:span></text:p>
      <text:p text:style-name="P2"><text:span text:style-name="Emphasis"><text:s text:c="8"/>assert "access_token" in data</text:span></text:p>
      <text:p text:style-name="P2"><text:span text:style-name="Emphasis"><text:s text:c="8"/>assert data["token_type"] == "bearer"</text:span></text:p>
      <text:p text:style-name="P2"><text:soft-page-break/><text:span text:style-name="Emphasis">```</text:span></text:p>
      <text:p text:style-name="P2"><text:span text:style-name="Emphasis"/></text:p>
      <text:p text:style-name="P2"><text:span text:style-name="Emphasis">#### 46. Smoke тести: `tests/e2e/test_smoke.py`</text:span></text:p>
      <text:p text:style-name="P2"><text:span text:style-name="Emphasis">```python</text:span></text:p>
      <text:p text:style-name="P2"><text:span text:style-name="Emphasis">import pytest</text:span></text:p>
      <text:p text:style-name="P2"><text:span text:style-name="Emphasis">import httpx</text:span></text:p>
      <text:p text:style-name="P2"><text:span text:style-name="Emphasis">import asyncio</text:span></text:p>
      <text:p text:style-name="P2"><text:span text:style-name="Emphasis">import jwt</text:span></text:p>
      <text:p text:style-name="P2"><text:span text:style-name="Emphasis">import subprocess</text:span></text:p>
      <text:p text:style-name="P2"><text:span text:style-name="Emphasis">import time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>from cns_conscious_core.utils.config import load_config</text:span></text:p>
      <text:p text:style-name="P2"><text:span text:style-name="Emphasis"/></text:p>
      <text:p text:style-name="P2"><text:span text:style-name="Emphasis">@pytest.mark.asyncio</text:span></text:p>
      <text:p text:style-name="P2"><text:span text:style-name="Emphasis">async def test_smoke_full_stack():</text:span></text:p>
      <text:p text:style-name="P2"><text:span text:style-name="Emphasis"><text:s text:c="4"/>subprocess.run(["docker-compose", "-f", "docker/docker-compose.yml", "up", "-d"], check=True)</text:span></text:p>
      <text:p text:style-name="P2"><text:span text:style-name="Emphasis"><text:s text:c="4"/>time.sleep(10)</text:span></text:p>
      <text:p text:style-name="P2"><text:span text:style-name="Emphasis"><text:s text:c="4"/>try:</text:span></text:p>
      <text:p text:style-name="P2"><text:span text:style-name="Emphasis"><text:s text:c="8"/>config = load_config()</text:span></text:p>
      <text:p text:style-name="P2"><text:span text:style-name="Emphasis"><text:s text:c="8"/>jwt_secret = os.getenv("JWT_SECRET", "test-secret-key")</text:span></text:p>
      <text:p text:style-name="P2"><text:span text:style-name="Emphasis"><text:s text:c="8"/>token = jwt.encode({"sub": "test-user"}, jwt_secret, algorithm="HS256")</text:span></text:p>
      <text:p text:style-name="P2"><text:span text:style-name="Emphasis"><text:s text:c="8"/></text:span></text:p>
      <text:p text:style-name="P2"><text:span text:style-name="Emphasis"><text:s text:c="8"/>async with httpx.AsyncClient() as client:</text:span></text:p>
      <text:p text:style-name="P2"><text:span text:style-name="Emphasis"><text:s text:c="12"/>response = await client.get("http://localhost:8000/api/v1/health")</text:span></text:p>
      <text:p text:style-name="P2"><text:span text:style-name="Emphasis"><text:s text:c="12"/>assert response.status_code == 200</text:span></text:p>
      <text:p text:style-name="P2"><text:span text:style-name="Emphasis"><text:s text:c="12"/>assert response.json() == {"status": "healthy"}</text:span></text:p>
      <text:p text:style-name="P2"><text:span text:style-name="Emphasis"/></text:p>
      <text:p text:style-name="P2"><text:span text:style-name="Emphasis"><text:s text:c="12"/>response = await client.post(</text:span></text:p>
      <text:p text:style-name="P2"><text:span text:style-name="Emphasis"><text:s text:c="16"/>"http://localhost:8000/token",</text:span></text:p>
      <text:p text:style-name="P2"><text:span text:style-name="Emphasis"><text:s text:c="16"/>data={"username": "test", "password": "test"}</text:span></text:p>
      <text:p text:style-name="P2"><text:soft-page-break/><text:span text:style-name="Emphasis"><text:s text:c="12"/>)</text:span></text:p>
      <text:p text:style-name="P2"><text:span text:style-name="Emphasis"><text:s text:c="12"/>assert response.status_code == 200</text:span></text:p>
      <text:p text:style-name="P2"><text:span text:style-name="Emphasis"><text:s text:c="12"/>data = response.json()</text:span></text:p>
      <text:p text:style-name="P2"><text:span text:style-name="Emphasis"><text:s text:c="12"/>assert "access_token" in data</text:span></text:p>
      <text:p text:style-name="P2"><text:span text:style-name="Emphasis"/></text:p>
      <text:p text:style-name="P2"><text:span text:style-name="Emphasis"><text:s text:c="12"/>response = await client.post(</text:span></text:p>
      <text:p text:style-name="P2"><text:span text:style-name="Emphasis"><text:s text:c="16"/>"http://localhost:8000/api/v1/inference",</text:span></text:p>
      <text:p text:style-name="P2"><text:span text:style-name="Emphasis"><text:s text:c="16"/>json={"inputs": [[1.0] * config["core"]["input_dim"]], "steps": 10},</text:span></text:p>
      <text:p text:style-name="P2"><text:span text:style-name="Emphasis"><text:s text:c="16"/>headers={"Authorization": f"Bearer {token}"}</text:span></text:p>
      <text:p text:style-name="P2"><text:span text:style-name="Emphasis"><text:s text:c="12"/>)</text:span></text:p>
      <text:p text:style-name="P2"><text:span text:style-name="Emphasis"><text:s text:c="12"/>assert response.status_code == 200</text:span></text:p>
      <text:p text:style-name="P2"><text:span text:style-name="Emphasis"><text:s text:c="12"/>data = response.json()</text:span></text:p>
      <text:p text:style-name="P2"><text:span text:style-name="Emphasis"><text:s text:c="12"/>assert data["success"]</text:span></text:p>
      <text:p text:style-name="P2"><text:span text:style-name="Emphasis"><text:s text:c="12"/>assert isinstance(data["output"], list)</text:span></text:p>
      <text:p text:style-name="P2"><text:span text:style-name="Emphasis"><text:s text:c="4"/>finally:</text:span></text:p>
      <text:p text:style-name="P2"><text:span text:style-name="Emphasis"><text:s text:c="8"/>subprocess.run(["docker-compose", "-f", "docker/docker-compose.yml", "down"], check=True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7. Тести продуктивності: `tests/performance/locustfile.py`</text:span></text:p>
      <text:p text:style-name="P2"><text:span text:style-name="Emphasis">```python</text:span></text:p>
      <text:p text:style-name="P2"><text:span text:style-name="Emphasis">from locust import HttpUser, task, between</text:span></text:p>
      <text:p text:style-name="P2"><text:span text:style-name="Emphasis">import jwt</text:span></text:p>
      <text:p text:style-name="P2"><text:span text:style-name="Emphasis">import os</text:span></text:p>
      <text:p text:style-name="P2"><text:span text:style-name="Emphasis">from cns_conscious_core.utils.config import load_config</text:span></text:p>
      <text:p text:style-name="P2"><text:span text:style-name="Emphasis"/></text:p>
      <text:p text:style-name="P2"><text:span text:style-name="Emphasis">class InferenceUser(HttpUser):</text:span></text:p>
      <text:p text:style-name="P2"><text:span text:style-name="Emphasis"><text:s text:c="4"/>wait_time = between(1, 5)</text:span></text:p>
      <text:p text:style-name="P2"><text:span text:style-name="Emphasis"/></text:p>
      <text:p text:style-name="P2"><text:span text:style-name="Emphasis"><text:s text:c="4"/>def on_start(self):</text:span></text:p>
      <text:p text:style-name="P2"><text:span text:style-name="Emphasis"><text:s text:c="8"/>self.token = jwt.encode({"sub": "test-user"}, os.getenv("JWT_SECRET", "test-secret-key"), algorithm="HS256")</text:span></text:p>
      <text:p text:style-name="P2"><text:soft-page-break/><text:span text:style-name="Emphasis"/></text:p>
      <text:p text:style-name="P2"><text:span text:style-name="Emphasis"><text:s text:c="4"/>@task(3)</text:span></text:p>
      <text:p text:style-name="P2"><text:span text:style-name="Emphasis"><text:s text:c="4"/>def inference(self):</text:span></text:p>
      <text:p text:style-name="P2"><text:span text:style-name="Emphasis"><text:s text:c="8"/>config = load_config()</text:span></text:p>
      <text:p text:style-name="P2"><text:span text:style-name="Emphasis"><text:s text:c="8"/>self.client.post(</text:span></text:p>
      <text:p text:style-name="P2"><text:span text:style-name="Emphasis"><text:s text:c="12"/>"/api/v1/inference",</text:span></text:p>
      <text:p text:style-name="P2"><text:span text:style-name="Emphasis"><text:s text:c="12"/>json={"inputs": [[1.0] * config["core"]["input_dim"]], "steps": 10},</text:span></text:p>
      <text:p text:style-name="P2"><text:span text:style-name="Emphasis"><text:s text:c="12"/>headers={"Authorization": f"Bearer {self.token}"}</text:span></text:p>
      <text:p text:style-name="P2"><text:span text:style-name="Emphasis"><text:s text:c="8"/>)</text:span></text:p>
      <text:p text:style-name="P2"><text:span text:style-name="Emphasis"/></text:p>
      <text:p text:style-name="P2"><text:span text:style-name="Emphasis"><text:s text:c="4"/>@task(1)</text:span></text:p>
      <text:p text:style-name="P2"><text:span text:style-name="Emphasis"><text:s text:c="4"/>def health_check(self):</text:span></text:p>
      <text:p text:style-name="P2"><text:span text:style-name="Emphasis"><text:s text:c="8"/>self.client.get("/api/v1/health"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8. Конфігурація моделі: `src/configs/model.yaml`</text:span></text:p>
      <text:p text:style-name="P2"><text:span text:style-name="Emphasis">```yaml</text:span></text:p>
      <text:p text:style-name="P2"><text:span text:style-name="Emphasis">core:</text:span></text:p>
      <text:p text:style-name="P2"><text:span text:style-name="Emphasis"><text:s text:c="2"/>input_dim: 10</text:span></text:p>
      <text:p text:style-name="P2"><text:span text:style-name="Emphasis"><text:s text:c="2"/>hidden_dims: [20, 15]</text:span></text:p>
      <text:p text:style-name="P2"><text:span text:style-name="Emphasis"><text:s text:c="2"/>output_dim: 5</text:span></text:p>
      <text:p text:style-name="P2"><text:span text:style-name="Emphasis"><text:s text:c="2"/>fractal_depth: 3</text:span></text:p>
      <text:p text:style-name="P2"><text:span text:style-name="Emphasis"><text:s text:c="2"/>batch_size: 1000</text:span></text:p>
      <text:p text:style-name="P2"><text:span text:style-name="Emphasis">bifurcation:</text:span></text:p>
      <text:p text:style-name="P2"><text:span text:style-name="Emphasis"><text:s text:c="2"/>neurons: 100</text:span></text:p>
      <text:p text:style-name="P2"><text:span text:style-name="Emphasis"><text:s text:c="2"/>noise_level: 0.1</text:span></text:p>
      <text:p text:style-name="P2"><text:span text:style-name="Emphasis"><text:s text:c="2"/>time_step: 0.01</text:span></text:p>
      <text:p text:style-name="P2"><text:span text:style-name="Emphasis"><text:s text:c="2"/>ltp_rate: 0.01</text:span></text:p>
      <text:p text:style-name="P2"><text:span text:style-name="Emphasis"><text:s text:c="2"/>ltd_rate: 0.005</text:span></text:p>
      <text:p text:style-name="P2"><text:span text:style-name="Emphasis">meta:</text:span></text:p>
      <text:p text:style-name="P2"><text:span text:style-name="Emphasis"><text:s text:c="2"/>meta_threshold: 0.85</text:span></text:p>
      <text:p text:style-name="P2"><text:span text:style-name="Emphasis">ontologic:</text:span></text:p>
      <text:p text:style-name="P2"><text:soft-page-break/><text:span text:style-name="Emphasis"><text:s text:c="2"/>semantome_path: "configs/semantome.json"</text:span></text:p>
      <text:p text:style-name="P2"><text:span text:style-name="Emphasis">redis:</text:span></text:p>
      <text:p text:style-name="P2"><text:span text:style-name="Emphasis"><text:s text:c="2"/>url: "redis://redis:6379"</text:span></text:p>
      <text:p text:style-name="P2"><text:span text:style-name="Emphasis">logging:</text:span></text:p>
      <text:p text:style-name="P2"><text:span text:style-name="Emphasis"><text:s text:c="2"/>level: INFO</text:span></text:p>
      <text:p text:style-name="P2"><text:span text:style-name="Emphasis"><text:s text:c="2"/>file: "logs/cns_conscious_core.log"</text:span></text:p>
      <text:p text:style-name="P2"><text:span text:style-name="Emphasis">telemetry:</text:span></text:p>
      <text:p text:style-name="P2"><text:span text:style-name="Emphasis"><text:s text:c="2"/>enabled: true</text:span></text:p>
      <text:p text:style-name="P2"><text:span text:style-name="Emphasis"><text:s text:c="2"/>jaeger_host: "jaeger"</text:span></text:p>
      <text:p text:style-name="P2"><text:span text:style-name="Emphasis"><text:s text:c="2"/>jaeger_port: 6831</text:span></text:p>
      <text:p text:style-name="P2"><text:span text:style-name="Emphasis">api:</text:span></text:p>
      <text:p text:style-name="P2"><text:span text:style-name="Emphasis"><text:s text:c="2"/>host: "0.0.0.0"</text:span></text:p>
      <text:p text:style-name="P2"><text:span text:style-name="Emphasis"><text:s text:c="2"/>port: 8000</text:span></text:p>
      <text:p text:style-name="P2"><text:span text:style-name="Emphasis">security:</text:span></text:p>
      <text:p text:style-name="P2"><text:span text:style-name="Emphasis"><text:s text:c="2"/>oauth2_enabled: true</text:span></text:p>
      <text:p text:style-name="P2"><text:span text:style-name="Emphasis"><text:s text:c="2"/>rate_limit: "1000/minute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49. Конфігурація логування: `src/configs/logging.yaml`</text:span></text:p>
      <text:p text:style-name="P2"><text:span text:style-name="Emphasis">```yaml</text:span></text:p>
      <text:p text:style-name="P2"><text:span text:style-name="Emphasis">version: 1</text:span></text:p>
      <text:p text:style-name="P2"><text:span text:style-name="Emphasis">formatters:</text:span></text:p>
      <text:p text:style-name="P2"><text:span text:style-name="Emphasis"><text:s text:c="2"/>detailed:</text:span></text:p>
      <text:p text:style-name="P2"><text:span text:style-name="Emphasis"><text:s text:c="4"/>format: '%(asctime)s - %(name)s - %(levelname)s - [%(CorrelationId)s] - %(message)s'</text:span></text:p>
      <text:p text:style-name="P2"><text:span text:style-name="Emphasis">handlers:</text:span></text:p>
      <text:p text:style-name="P2"><text:span text:style-name="Emphasis"><text:s text:c="2"/>console:</text:span></text:p>
      <text:p text:style-name="P2"><text:span text:style-name="Emphasis"><text:s text:c="4"/>class: logging.StreamHandler</text:span></text:p>
      <text:p text:style-name="P2"><text:span text:style-name="Emphasis"><text:s text:c="4"/>level: INFO</text:span></text:p>
      <text:p text:style-name="P2"><text:span text:style-name="Emphasis"><text:s text:c="4"/>formatter: detailed</text:span></text:p>
      <text:p text:style-name="P2"><text:span text:style-name="Emphasis"><text:s text:c="2"/>file:</text:span></text:p>
      <text:p text:style-name="P2"><text:span text:style-name="Emphasis"><text:s text:c="4"/>class: logging.FileHandler</text:span></text:p>
      <text:p text:style-name="P2"><text:span text:style-name="Emphasis"><text:s text:c="4"/>filename: logs/cns_conscious_core.log</text:span></text:p>
      <text:p text:style-name="P2"><text:soft-page-break/><text:span text:style-name="Emphasis"><text:s text:c="4"/>level: DEBUG</text:span></text:p>
      <text:p text:style-name="P2"><text:span text:style-name="Emphasis"><text:s text:c="4"/>formatter: detailed</text:span></text:p>
      <text:p text:style-name="P2"><text:span text:style-name="Emphasis">loggers:</text:span></text:p>
      <text:p text:style-name="P2"><text:span text:style-name="Emphasis"><text:s text:c="2"/>cns_conscious_core:</text:span></text:p>
      <text:p text:style-name="P2"><text:span text:style-name="Emphasis"><text:s text:c="4"/>level: DEBUG</text:span></text:p>
      <text:p text:style-name="P2"><text:span text:style-name="Emphasis"><text:s text:c="4"/>handlers: [console, file]</text:span></text:p>
      <text:p text:style-name="P2"><text:span text:style-name="Emphasis"><text:s text:c="4"/>propagate: no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50. Семантом: `src/configs/semantome.json`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phi": {"description": "Integrated Information, measuring system consciousness"},</text:span></text:p>
      <text:p text:style-name="P2"><text:span text:style-name="Emphasis"><text:s text:c="2"/>"wpli": {"description": "Weighted Phase Lag Index, indicating neural synchronization"},</text:span></text:p>
      <text:p text:style-name="P2"><text:span text:style-name="Emphasis"><text:s text:c="2"/>"D": {"description": "Fractal Dimension, capturing system complexity"},</text:span></text:p>
      <text:p text:style-name="P2"><text:span text:style-name="Emphasis"><text:s text:c="2"/>"lyapunov": {"description": "Lyapunov Exponent, quantifying chaotic dynamics"},</text:span></text:p>
      <text:p text:style-name="P2"><text:span text:style-name="Emphasis"><text:s text:c="2"/>"stability": {"description": "Mean activity stability of the system"},</text:span></text:p>
      <text:p text:style-name="P2"><text:span text:style-name="Emphasis"><text:s text:c="2"/>"C_system": {"description": "Composite consciousness metric"},</text:span></text:p>
      <text:p text:style-name="P2"><text:span text:style-name="Emphasis"><text:s text:c="2"/>"bifurcation_C_system": {"description": "Bifurcation-specific consciousness metric"},</text:span></text:p>
      <text:p text:style-name="P2"><text:span text:style-name="Emphasis"><text:s text:c="2"/>"topological_metrics": {"description": "Persistent homology metrics for phase transitions"}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51. Приклад ENV: `.env.example`</text:span></text:p>
      <text:p text:style-name="P2"><text:span text:style-name="Emphasis"/></text:p>
      <text:p text:style-name="P2"><text:span text:style-name="Emphasis"># Example environment variables for CNS Conscious Core</text:span></text:p>
      <text:p text:style-name="P2"><text:span text:style-name="Emphasis"># Copy this file to .env and fill in the required values</text:span></text:p>
      <text:p text:style-name="P2"><text:span text:style-name="Emphasis"/></text:p>
      <text:p text:style-name="P2"><text:span text:style-name="Emphasis"># JWT secret for API authentication</text:span></text:p>
      <text:p text:style-name="P2"><text:span text:style-name="Emphasis">JWT_SECRET=replace-with-secure-key</text:span></text:p>
      <text:p text:style-name="P2"><text:span text:style-name="Emphasis"/></text:p>
      <text:p text:style-name="P2"><text:span text:style-name="Emphasis"># Encryption key for Redis state storage</text:span></text:p>
      <text:p text:style-name="P2"><text:soft-page-break/><text:span text:style-name="Emphasis">ENCRYPTION_KEY=replace-with-secure-key</text:span></text:p>
      <text:p text:style-name="P2"><text:span text:style-name="Emphasis"/></text:p>
      <text:p text:style-name="P2"><text:span text:style-name="Emphasis"># Datadog API key for monitoring</text:span></text:p>
      <text:p text:style-name="P2"><text:span text:style-name="Emphasis">DATADOG_API_KEY=replace-with-datadog-key</text:span></text:p>
      <text:p text:style-name="P2"><text:span text:style-name="Emphasis"/></text:p>
      <text:p text:style-name="P2"><text:span text:style-name="Emphasis"># Slack webhook for alerts</text:span></text:p>
      <text:p text:style-name="P2"><text:span text:style-name="Emphasis">SLACK_WEBHOOK=replace-with-slack-webhook</text:span></text:p>
      <text:p text:style-name="P2"><text:span text:style-name="Emphasis"/></text:p>
      <text:p text:style-name="P2"><text:span text:style-name="Emphasis"># Redis connection URL</text:span></text:p>
      <text:p text:style-name="P2"><text:span text:style-name="Emphasis">REDIS_URL=redis://redis:6379</text:span></text:p>
      <text:p text:style-name="P2"><text:span text:style-name="Emphasis"/></text:p>
      <text:p text:style-name="P2"><text:span text:style-name="Emphasis"># Jaeger telemetry settings</text:span></text:p>
      <text:p text:style-name="P2"><text:span text:style-name="Emphasis">JAEGER_HOST=jaeger</text:span></text:p>
      <text:p text:style-name="P2"><text:span text:style-name="Emphasis">JAEGER_PORT=6831</text:span></text:p>
      <text:p text:style-name="P2"><text:span text:style-name="Emphasis"/></text:p>
      <text:p text:style-name="P2"><text:span text:style-name="Emphasis"># Logging settings</text:span></text:p>
      <text:p text:style-name="P2"><text:span text:style-name="Emphasis">LOG_LEVEL=INFO</text:span></text:p>
      <text:p text:style-name="P2"><text:span text:style-name="Emphasis">LOG_FILE=logs/cns_conscious_core.log</text:span></text:p>
      <text:p text:style-name="P2"><text:span text:style-name="Emphasis">CONFIG_PATH=configs/model.yaml</text:span></text:p>
      <text:p text:style-name="P2"><text:span text:style-name="Emphasis">LOG_CONFIG_PATH=configs/logging.yaml</text:span></text:p>
      <text:p text:style-name="P2"><text:span text:style-name="Emphasis">SEMANTOME_PATH=configs/semantome.json</text:span></text:p>
      <text:p text:style-name="P2"><text:span text:style-name="Emphasis"/></text:p>
      <text:p text:style-name="P2"><text:span text:style-name="Emphasis"/></text:p>
      <text:p text:style-name="P2"><text:span text:style-name="Emphasis">#### 52. Залежності: `requirements.txt`</text:span></text:p>
      <text:p text:style-name="P2"><text:span text:style-name="Emphasis"/></text:p>
      <text:p text:style-name="P2"><text:span text:style-name="Emphasis">tensorflow==2.17.0</text:span></text:p>
      <text:p text:style-name="P2"><text:span text:style-name="Emphasis">numpy==1.26.4</text:span></text:p>
      <text:p text:style-name="P2"><text:span text:style-name="Emphasis">redis==5.0.8</text:span></text:p>
      <text:p text:style-name="P2"><text:span text:style-name="Emphasis">pyyaml==6.0.2</text:span></text:p>
      <text:p text:style-name="P2"><text:span text:style-name="Emphasis">opentelemetry-api==1.27.0</text:span></text:p>
      <text:p text:style-name="P2"><text:span text:style-name="Emphasis">opentelemetry-sdk==1.27.0</text:span></text:p>
      <text:p text:style-name="P2"><text:span text:style-name="Emphasis">opentelemetry-exporter-jaeger==1.27.0</text:span></text:p>
      <text:p text:style-name="P2"><text:soft-page-break/><text:span text:style-name="Emphasis">opentelemetry-exporter-prometheus==1.27.0</text:span></text:p>
      <text:p text:style-name="P2"><text:span text:style-name="Emphasis">fastapi==0.115.0</text:span></text:p>
      <text:p text:style-name="P2"><text:span text:style-name="Emphasis">uvicorn==0.30.6</text:span></text:p>
      <text:p text:style-name="P2"><text:span text:style-name="Emphasis">pydantic==2.9.2</text:span></text:p>
      <text:p text:style-name="P2"><text:span text:style-name="Emphasis">cryptography==43.0.1</text:span></text:p>
      <text:p text:style-name="P2"><text:span text:style-name="Emphasis">polly==0.1.0</text:span></text:p>
      <text:p text:style-name="P2"><text:span text:style-name="Emphasis">matplotlib==3.9.2</text:span></text:p>
      <text:p text:style-name="P2"><text:span text:style-name="Emphasis">slowapi==0.1.9</text:span></text:p>
      <text:p text:style-name="P2"><text:span text:style-name="Emphasis">pyjwt==2.9.0</text:span></text:p>
      <text:p text:style-name="P2"><text:span text:style-name="Emphasis">ripser==0.6.4</text:span></text:p>
      <text:p text:style-name="P2"><text:span text:style-name="Emphasis"/></text:p>
      <text:p text:style-name="P2"><text:span text:style-name="Emphasis"/></text:p>
      <text:p text:style-name="P2"><text:span text:style-name="Emphasis">#### 53. Залежності для розробки: `requirements-dev.txt`</text:span></text:p>
      <text:p text:style-name="P2"><text:span text:style-name="Emphasis"/></text:p>
      <text:p text:style-name="P2"><text:span text:style-name="Emphasis">pytest==8.3.3</text:span></text:p>
      <text:p text:style-name="P2"><text:span text:style-name="Emphasis">pytest-asyncio==0.24.0</text:span></text:p>
      <text:p text:style-name="P2"><text:span text:style-name="Emphasis">pytest-cov==5.0.0</text:span></text:p>
      <text:p text:style-name="P2"><text:span text:style-name="Emphasis">flake8==7.1.1</text:span></text:p>
      <text:p text:style-name="P2"><text:span text:style-name="Emphasis">black==24.8.0</text:span></text:p>
      <text:p text:style-name="P2"><text:span text:style-name="Emphasis">isort==5.13.2</text:span></text:p>
      <text:p text:style-name="P2"><text:span text:style-name="Emphasis">bandit==1.7.9</text:span></text:p>
      <text:p text:style-name="P2"><text:span text:style-name="Emphasis">locust==2.31.6</text:span></text:p>
      <text:p text:style-name="P2"><text:span text:style-name="Emphasis">httpx==0.27.2</text:span></text:p>
      <text:p text:style-name="P2"><text:span text:style-name="Emphasis">pytest-redis==3.0.2</text:span></text:p>
      <text:p text:style-name="P2"><text:span text:style-name="Emphasis">pip-audit==2.7.3</text:span></text:p>
      <text:p text:style-name="P2"><text:span text:style-name="Emphasis">hypothesis==6.82.0</text:span></text:p>
      <text:p text:style-name="P2"><text:span text:style-name="Emphasis"/></text:p>
      <text:p text:style-name="P2"><text:span text:style-name="Emphasis"/></text:p>
      <text:p text:style-name="P2"><text:span text:style-name="Emphasis">#### 54. Pyproject: `pyproject.toml`</text:span></text:p>
      <text:p text:style-name="P2"><text:span text:style-name="Emphasis">```toml</text:span></text:p>
      <text:p text:style-name="P2"><text:span text:style-name="Emphasis">[project]</text:span></text:p>
      <text:p text:style-name="P2"><text:span text:style-name="Emphasis">name = "cns_conscious_core"</text:span></text:p>
      <text:p text:style-name="P2"><text:soft-page-break/><text:span text:style-name="Emphasis">version = "0.1.0"</text:span></text:p>
      <text:p text:style-name="P2"><text:span text:style-name="Emphasis">description = "Integrated fractal and bifurcation modeling for CNS"</text:span></text:p>
      <text:p text:style-name="P2"><text:span text:style-name="Emphasis">authors = [{name = "xAI Team", email = "info@xai.com"}]</text:span></text:p>
      <text:p text:style-name="P2"><text:span text:style-name="Emphasis">license = {text = "MIT"}</text:span></text:p>
      <text:p text:style-name="P2"><text:span text:style-name="Emphasis">dependencies = [</text:span></text:p>
      <text:p text:style-name="P2"><text:span text:style-name="Emphasis"><text:s text:c="4"/>"tensorflow==2.17.0",</text:span></text:p>
      <text:p text:style-name="P2"><text:span text:style-name="Emphasis"><text:s text:c="4"/>"numpy==1.26.4",</text:span></text:p>
      <text:p text:style-name="P2"><text:span text:style-name="Emphasis"><text:s text:c="4"/>"redis==5.0.8",</text:span></text:p>
      <text:p text:style-name="P2"><text:span text:style-name="Emphasis"><text:s text:c="4"/>"pyyaml==6.0.2",</text:span></text:p>
      <text:p text:style-name="P2"><text:span text:style-name="Emphasis"><text:s text:c="4"/>"opentelemetry-api==1.27.0",</text:span></text:p>
      <text:p text:style-name="P2"><text:span text:style-name="Emphasis"><text:s text:c="4"/>"opentelemetry-sdk==1.27.0",</text:span></text:p>
      <text:p text:style-name="P2"><text:span text:style-name="Emphasis"><text:s text:c="4"/>"opentelemetry-exporter-jaeger==1.27.0",</text:span></text:p>
      <text:p text:style-name="P2"><text:span text:style-name="Emphasis"><text:s text:c="4"/>"opentelemetry-exporter-prometheus==1.27.0"fastapi==0.115.0",</text:span></text:p>
      <text:p text:style-name="P2"><text:span text:style-name="Emphasis"><text:s text:c="4"/>"uvicorn==0.30.6",</text:span></text:p>
      <text:p text:style-name="P2"><text:span text:style-name="Emphasis"><text:s text:c="4"/>"pydantic==2.9.2",</text:span></text:p>
      <text:p text:style-name="P2"><text:span text:style-name="Emphasis"><text:s text:c="4"/>"cryptography==43.0.1",</text:span></text:p>
      <text:p text:style-name="P2"><text:span text:style-name="Emphasis"><text:s text:c="4"/>"polly==0.1.0",</text:span></text:p>
      <text:p text:style-name="P2"><text:span text:style-name="Emphasis"><text:s text:c="4"/>"matplotlib==3.9.2",</text:span></text:p>
      <text:p text:style-name="P2"><text:span text:style-name="Emphasis"><text:s text:c="4"/>"slowapi==0.1.9",</text:span></text:p>
      <text:p text:style-name="P2"><text:span text:style-name="Emphasis"><text:s text:c="4"/>"pyjwt==2.9.0",</text:span></text:p>
      <text:p text:style-name="P2"><text:span text:style-name="Emphasis"><text:s text:c="4"/>"ripser==0.6.4"</text:span></text:p>
      <text:p text:style-name="P2"><text:span text:style-name="Emphasis">]</text:span></text:p>
      <text:p text:style-name="P2"><text:span text:style-name="Emphasis"/></text:p>
      <text:p text:style-name="P2"><text:span text:style-name="Emphasis">[project.optional-dependencies]</text:span></text:p>
      <text:p text:style-name="P2"><text:span text:style-name="Emphasis">dev = [</text:span></text:p>
      <text:p text:style-name="P2"><text:span text:style-name="Emphasis"><text:s text:c="4"/>"pytest==8.3.3",</text:span></text:p>
      <text:p text:style-name="P2"><text:span text:style-name="Emphasis"><text:s text:c="4"/>"pytest-asyncio==0.24.0",</text:span></text:p>
      <text:p text:style-name="P2"><text:span text:style-name="Emphasis"><text:s text:c="4"/>"pytest-cov==5.0.0",</text:span></text:p>
      <text:p text:style-name="P2"><text:span text:style-name="Emphasis"><text:s text:c="4"/>"flake8==7.1.1",</text:span></text:p>
      <text:p text:style-name="P2"><text:span text:style-name="Emphasis"><text:s text:c="4"/>"black==24.8.0",</text:span></text:p>
      <text:p text:style-name="P2"><text:span text:style-name="Emphasis"><text:s text:c="4"/>"isort==5.13.2",</text:span></text:p>
      <text:p text:style-name="P2"><text:span text:style-name="Emphasis"><text:s text:c="4"/>"bandit==1.7.9",</text:span></text:p>
      <text:p text:style-name="P2"><text:soft-page-break/><text:span text:style-name="Emphasis"><text:s text:c="4"/>"locust==2.31.6",</text:span></text:p>
      <text:p text:style-name="P2"><text:span text:style-name="Emphasis"><text:s text:c="4"/>"httpx==0.27.2",</text:span></text:p>
      <text:p text:style-name="P2"><text:span text:style-name="Emphasis"><text:s text:c="4"/>"pytest-redis==3.0.2",</text:span></text:p>
      <text:p text:style-name="P2"><text:span text:style-name="Emphasis"><text:s text:c="4"/>"pip-audit==2.7.3",</text:span></text:p>
      <text:p text:style-name="P2"><text:span text:style-name="Emphasis"><text:s text:c="4"/>"hypothesis==6.82.0"</text:span></text:p>
      <text:p text:style-name="P2"><text:span text:style-name="Emphasis">]</text:span></text:p>
      <text:p text:style-name="P2"><text:span text:style-name="Emphasis"/></text:p>
      <text:p text:style-name="P2"><text:span text:style-name="Emphasis">[build-system]</text:span></text:p>
      <text:p text:style-name="P2"><text:span text:style-name="Emphasis">requires = ["setuptools&gt;=61.0"]</text:span></text:p>
      <text:p text:style-name="P2"><text:span text:style-name="Emphasis">build-backend = "setuptools.build_meta"</text:span></text:p>
      <text:p text:style-name="P2"><text:span text:style-name="Emphasis">&lt;/xaiArtifact&gt;</text:span></text:p>
      <text:p text:style-name="P2"><text:span text:style-name="Emphasis"/></text:p>
      <text:p text:style-name="P2"><text:span text:style-name="Emphasis">#### 55. Setup: `setup.py`</text:span></text:p>
      <text:p text:style-name="P2"><text:span text:style-name="Emphasis">```python</text:span></text:p>
      <text:p text:style-name="P2"><text:span text:style-name="Emphasis">from setuptools import setup, find_packages</text:span></text:p>
      <text:p text:style-name="P2"><text:span text:style-name="Emphasis"/></text:p>
      <text:p text:style-name="P2"><text:span text:style-name="Emphasis">setup(</text:span></text:p>
      <text:p text:style-name="P2"><text:span text:style-name="Emphasis"><text:s text:c="4"/>name="cns_conscious_core",</text:span></text:p>
      <text:p text:style-name="P2"><text:span text:style-name="Emphasis"><text:s text:c="4"/>version="0.1.0",</text:span></text:p>
      <text:p text:style-name="P2"><text:span text:style-name="Emphasis"><text:s text:c="4"/>packages=find_packages(where="src"),</text:span></text:p>
      <text:p text:style-name="P2"><text:span text:style-name="Emphasis"><text:s text:c="4"/>package_dir={"": "src"},</text:span></text:p>
      <text:p text:style-name="P2"><text:span text:style-name="Emphasis"><text:s text:c="4"/>install_requires=[</text:span></text:p>
      <text:p text:style-name="P2"><text:span text:style-name="Emphasis"><text:s text:c="8"/>"tensorflow==2.17.0",</text:span></text:p>
      <text:p text:style-name="P2"><text:span text:style-name="Emphasis"><text:s text:c="8"/>"numpy==1.26.4",</text:span></text:p>
      <text:p text:style-name="P2"><text:span text:style-name="Emphasis"><text:s text:c="8"/>"redis==5.0.8",</text:span></text:p>
      <text:p text:style-name="P2"><text:span text:style-name="Emphasis"><text:s text:c="8"/>"pyyaml==6.0.2",</text:span></text:p>
      <text:p text:style-name="P2"><text:span text:style-name="Emphasis"><text:s text:c="8"/>"opentelemetry-api==1.27.0",</text:span></text:p>
      <text:p text:style-name="P2"><text:span text:style-name="Emphasis"><text:s text:c="8"/>"opentelemetry-sdk==1.27.0",</text:span></text:p>
      <text:p text:style-name="P2"><text:span text:style-name="Emphasis"><text:s text:c="8"/>"opentelemetry-exporter-jaeger==1.27.0",</text:span></text:p>
      <text:p text:style-name="P2"><text:span text:style-name="Emphasis"><text:s text:c="8"/>"opentelemetry-exporter-prometheus==1.27.0",</text:span></text:p>
      <text:p text:style-name="P2"><text:span text:style-name="Emphasis"><text:s text:c="8"/>"fastapi==0.115.0",</text:span></text:p>
      <text:p text:style-name="P2"><text:span text:style-name="Emphasis"><text:s text:c="8"/>"uvicorn==0.30.6",</text:span></text:p>
      <text:p text:style-name="P2"><text:soft-page-break/><text:span text:style-name="Emphasis"><text:s text:c="8"/>"pydantic==2.9.2",</text:span></text:p>
      <text:p text:style-name="P2"><text:span text:style-name="Emphasis"><text:s text:c="8"/>"cryptography==43.0.1",</text:span></text:p>
      <text:p text:style-name="P2"><text:span text:style-name="Emphasis"><text:s text:c="8"/>"polly==0.1.0",</text:span></text:p>
      <text:p text:style-name="P2"><text:span text:style-name="Emphasis"><text:s text:c="8"/>"matplotlib==3.9.2",</text:span></text:p>
      <text:p text:style-name="P2"><text:span text:style-name="Emphasis"><text:s text:c="8"/>"slowapi==0.1.9",</text:span></text:p>
      <text:p text:style-name="P2"><text:span text:style-name="Emphasis"><text:s text:c="8"/>"pyjwt==2.9.0",</text:span></text:p>
      <text:p text:style-name="P2"><text:span text:style-name="Emphasis"><text:s text:c="8"/>"ripser==0.6.4"</text:span></text:p>
      <text:p text:style-name="P2"><text:span text:style-name="Emphasis"><text:s text:c="4"/>],</text:span></text:p>
      <text:p text:style-name="P2"><text:span text:style-name="Emphasis"><text:s text:c="4"/>extras_require={</text:span></text:p>
      <text:p text:style-name="P2"><text:span text:style-name="Emphasis"><text:s text:c="8"/>"dev": [</text:span></text:p>
      <text:p text:style-name="P2"><text:span text:style-name="Emphasis"><text:s text:c="12"/>"pytest==8.3.3",</text:span></text:p>
      <text:p text:style-name="P2"><text:span text:style-name="Emphasis"><text:s text:c="12"/>"pytest-asyncio==0.24.0",</text:span></text:p>
      <text:p text:style-name="P2"><text:span text:style-name="Emphasis"><text:s text:c="12"/>"pytest-cov==5.0.0",</text:span></text:p>
      <text:p text:style-name="P2"><text:span text:style-name="Emphasis"><text:s text:c="12"/>"flake8==7.1.1",</text:span></text:p>
      <text:p text:style-name="P2"><text:span text:style-name="Emphasis"><text:s text:c="12"/>"black==24.8.0",</text:span></text:p>
      <text:p text:style-name="P2"><text:span text:style-name="Emphasis"><text:s text:c="12"/>"isort==5.13.2",</text:span></text:p>
      <text:p text:style-name="P2"><text:span text:style-name="Emphasis"><text:s text:c="12"/>"bandit==1.7.9",</text:span></text:p>
      <text:p text:style-name="P2"><text:span text:style-name="Emphasis"><text:s text:c="12"/>"locust==2.31.6",</text:span></text:p>
      <text:p text:style-name="P2"><text:span text:style-name="Emphasis"><text:s text:c="12"/>"httpx==0.27.2",</text:span></text:p>
      <text:p text:style-name="P2"><text:span text:style-name="Emphasis"><text:s text:c="12"/>"pytest-redis==3.0.2",</text:span></text:p>
      <text:p text:style-name="P2"><text:span text:style-name="Emphasis"><text:s text:c="12"/>"pip-audit==2.7.3",</text:span></text:p>
      <text:p text:style-name="P2"><text:span text:style-name="Emphasis"><text:s text:c="12"/>"hypothesis==6.82.0"</text:span></text:p>
      <text:p text:style-name="P2"><text:span text:style-name="Emphasis"><text:s text:c="8"/>]</text:span></text:p>
      <text:p text:style-name="P2"><text:span text:style-name="Emphasis"><text:s text:c="4"/>},</text:span></text:p>
      <text:p text:style-name="P2"><text:span text:style-name="Emphasis"><text:s text:c="4"/>author="xAI Team",</text:span></text:p>
      <text:p text:style-name="P2"><text:span text:style-name="Emphasis"><text:s text:c="4"/>author_email="info@xai.com",</text:span></text:p>
      <text:p text:style-name="P2"><text:span text:style-name="Emphasis"><text:s text:c="4"/>description="Integrated fractal and bifurcation modeling for CNS",</text:span></text:p>
      <text:p text:style-name="P2"><text:span text:style-name="Emphasis"><text:s text:c="4"/>license="MIT",</text:span></text:p>
      <text:p text:style-name="P2"><text:span text:style-name="Emphasis">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56. Makefile: `Makefile`</text:span></text:p>
      <text:p text:style-name="P2"><text:soft-page-break/><text:span text:style-name="Emphasis">```makefile</text:span></text:p>
      <text:p text:style-name="P2"><text:span text:style-name="Emphasis">.PHONY: install test lint format coverage docs benchmark deploy</text:span></text:p>
      <text:p text:style-name="P2"><text:span text:style-name="Emphasis"/></text:p>
      <text:p text:style-name="P2"><text:span text:style-name="Emphasis">install:</text:span></text:p>
      <text:p text:style-name="P2"><text:span text:style-name="Emphasis"><text:tab/>pip install -r requirements.txt</text:span></text:p>
      <text:p text:style-name="P2"><text:span text:style-name="Emphasis"><text:tab/>pip install -r requirements-dev.txt</text:span></text:p>
      <text:p text:style-name="P2"><text:span text:style-name="Emphasis"/></text:p>
      <text:p text:style-name="P2"><text:span text:style-name="Emphasis">test:</text:span></text:p>
      <text:p text:style-name="P2"><text:span text:style-name="Emphasis"><text:tab/>pytest tests/ --cov=src --cov-report=html</text:span></text:p>
      <text:p text:style-name="P2"><text:span text:style-name="Emphasis"/></text:p>
      <text:p text:style-name="P2"><text:span text:style-name="Emphasis">lint:</text:span></text:p>
      <text:p text:style-name="P2"><text:span text:style-name="Emphasis"><text:tab/>flake8 src tests</text:span></text:p>
      <text:p text:style-name="P2"><text:span text:style-name="Emphasis"><text:tab/>black --check src tests</text:span></text:p>
      <text:p text:style-name="P2"><text:span text:style-name="Emphasis"><text:tab/>isort --check-only src tests</text:span></text:p>
      <text:p text:style-name="P2"><text:span text:style-name="Emphasis"><text:tab/>bandit -r src</text:span></text:p>
      <text:p text:style-name="P2"><text:span text:style-name="Emphasis"><text:tab/>pip-audit -r requirements.txt</text:span></text:p>
      <text:p text:style-name="P2"><text:span text:style-name="Emphasis"/></text:p>
      <text:p text:style-name="P2"><text:span text:style-name="Emphasis">format:</text:span></text:p>
      <text:p text:style-name="P2"><text:span text:style-name="Emphasis"><text:tab/>black src tests</text:span></text:p>
      <text:p text:style-name="P2"><text:span text:style-name="Emphasis"><text:tab/>isort src tests</text:span></text:p>
      <text:p text:style-name="P2"><text:span text:style-name="Emphasis"/></text:p>
      <text:p text:style-name="P2"><text:span text:style-name="Emphasis">coverage:</text:span></text:p>
      <text:p text:style-name="P2"><text:span text:style-name="Emphasis"><text:tab/>pytest tests/ --cov=src --cov-report=xml</text:span></text:p>
      <text:p text:style-name="P2"><text:span text:style-name="Emphasis"><text:tab/>codecov</text:span></text:p>
      <text:p text:style-name="P2"><text:span text:style-name="Emphasis"/></text:p>
      <text:p text:style-name="P2"><text:span text:style-name="Emphasis">docs:</text:span></text:p>
      <text:p text:style-name="P2"><text:span text:style-name="Emphasis"><text:tab/>mkdocs build</text:span></text:p>
      <text:p text:style-name="P2"><text:span text:style-name="Emphasis"/></text:p>
      <text:p text:style-name="P2"><text:span text:style-name="Emphasis">benchmark:</text:span></text:p>
      <text:p text:style-name="P2"><text:span text:style-name="Emphasis"><text:tab/>python scripts/benchmark.py</text:span></text:p>
      <text:p text:style-name="P2"><text:span text:style-name="Emphasis"/></text:p>
      <text:p text:style-name="P2"><text:span text:style-name="Emphasis">deploy:</text:span></text:p>
      <text:p text:style-name="P2"><text:soft-page-break/><text:span text:style-name="Emphasis"><text:tab/>docker-compose -f docker/docker-compose.yml up -d</text:span></text:p>
      <text:p text:style-name="P2"><text:span text:style-name="Emphasis"/></text:p>
      <text:p text:style-name="P2"><text:span text:style-name="Emphasis">rotate-keys:</text:span></text:p>
      <text:p text:style-name="P2"><text:span text:style-name="Emphasis"><text:tab/>python scripts/rotate_keys.py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57. Docker: `docker/Dockerfile`</text:span></text:p>
      <text:p text:style-name="P2"><text:span text:style-name="Emphasis">```dockerfile</text:span></text:p>
      <text:p text:style-name="P2"><text:span text:style-name="Emphasis">FROM python:3.11-slim</text:span></text:p>
      <text:p text:style-name="P2"><text:span text:style-name="Emphasis"/></text:p>
      <text:p text:style-name="P2"><text:span text:style-name="Emphasis">WORKDIR /app</text:span></text:p>
      <text:p text:style-name="P2"><text:span text:style-name="Emphasis">COPY requirements.txt .</text:span></text:p>
      <text:p text:style-name="P2"><text:span text:style-name="Emphasis">RUN pip install --no-cache-dir -r requirements.txt</text:span></text:p>
      <text:p text:style-name="P2"><text:span text:style-name="Emphasis">COPY src/ ./src/</text:span></text:p>
      <text:p text:style-name="P2"><text:span text:style-name="Emphasis">COPY setup.py .</text:span></text:p>
      <text:p text:style-name="P2"><text:span text:style-name="Emphasis">RUN pip install .</text:span></text:p>
      <text:p text:style-name="P2"><text:span text:style-name="Emphasis">ENV JWT_SECRET=$JWT_SECRET</text:span></text:p>
      <text:p text:style-name="P2"><text:span text:style-name="Emphasis">ENV ENCRYPTION_KEY=$ENCRYPTION_KEY</text:span></text:p>
      <text:p text:style-name="P2"><text:span text:style-name="Emphasis">ENV REDIS_URL=$REDIS_URL</text:span></text:p>
      <text:p text:style-name="P2"><text:span text:style-name="Emphasis">ENV JAEGER_HOST=$JAEGER_HOST</text:span></text:p>
      <text:p text:style-name="P2"><text:span text:style-name="Emphasis">ENV JAEGER_PORT=$JAEGER_PORT</text:span></text:p>
      <text:p text:style-name="P2"><text:span text:style-name="Emphasis">ENV LOG_LEVEL=$LOG_LEVEL</text:span></text:p>
      <text:p text:style-name="P2"><text:span text:style-name="Emphasis">ENV LOG_FILE=$LOG_FILE</text:span></text:p>
      <text:p text:style-name="P2"><text:span text:style-name="Emphasis">ENV CONFIG_PATH=configs/model.yaml</text:span></text:p>
      <text:p text:style-name="P2"><text:span text:style-name="Emphasis">ENV LOG_CONFIG_PATH=configs/logging.yaml</text:span></text:p>
      <text:p text:style-name="P2"><text:span text:style-name="Emphasis">ENV SEMANTOME_PATH=configs/semantome.json</text:span></text:p>
      <text:p text:style-name="P2"><text:span text:style-name="Emphasis">EXPOSE 8000</text:span></text:p>
      <text:p text:style-name="P2"><text:span text:style-name="Emphasis">HEALTHCHECK --interval=30s --timeout=3s --start-period=5s --retries=3 \</text:span></text:p>
      <text:p text:style-name="P2"><text:span text:style-name="Emphasis"><text:s text:c="2"/>CMD curl -f http://localhost:8000/api/v1/health || exit 1</text:span></text:p>
      <text:p text:style-name="P2"><text:span text:style-name="Emphasis">CMD ["uvicorn", "cns_conscious_core.api.endpoints:app", "--host", "0.0.0.0", "--port", "8000"]</text:span></text:p>
      <text:p text:style-name="P2"><text:span text:style-name="Emphasis">```</text:span></text:p>
      <text:p text:style-name="P2"><text:span text:style-name="Emphasis"/></text:p>
      <text:p text:style-name="P2"><text:soft-page-break/><text:span text:style-name="Emphasis">#### 58. Docker GPU: `docker/Dockerfile.gpu`</text:span></text:p>
      <text:p text:style-name="P2"><text:span text:style-name="Emphasis">```dockerfile</text:span></text:p>
      <text:p text:style-name="P2"><text:span text:style-name="Emphasis">FROM nvidia/cuda:11.8.0-cudnn8-runtime-ubuntu20.04</text:span></text:p>
      <text:p text:style-name="P2"><text:span text:style-name="Emphasis"/></text:p>
      <text:p text:style-name="P2"><text:span text:style-name="Emphasis">WORKDIR /app</text:span></text:p>
      <text:p text:style-name="P2"><text:span text:style-name="Emphasis">RUN apt-get update &amp;&amp; apt-get install -y python3-pip</text:span></text:p>
      <text:p text:style-name="P2"><text:span text:style-name="Emphasis">COPY requirements.txt .</text:span></text:p>
      <text:p text:style-name="P2"><text:span text:style-name="Emphasis">RUN pip install --no-cache-dir -r requirements.txt</text:span></text:p>
      <text:p text:style-name="P2"><text:span text:style-name="Emphasis">COPY src/ ./src/</text:span></text:p>
      <text:p text:style-name="P2"><text:span text:style-name="Emphasis">COPY setup.py .</text:span></text:p>
      <text:p text:style-name="P2"><text:span text:style-name="Emphasis">RUN pip install .</text:span></text:p>
      <text:p text:style-name="P2"><text:span text:style-name="Emphasis">ENV JWT_SECRET=$JWT_SECRET</text:span></text:p>
      <text:p text:style-name="P2"><text:span text:style-name="Emphasis">ENV ENCRYPTION_KEY=$ENCRYPTION_KEY</text:span></text:p>
      <text:p text:style-name="P2"><text:span text:style-name="Emphasis">ENV REDIS_URL=$REDIS_URL</text:span></text:p>
      <text:p text:style-name="P2"><text:span text:style-name="Emphasis">ENV JAEGER_HOST=$JAEGER_HOST</text:span></text:p>
      <text:p text:style-name="P2"><text:span text:style-name="Emphasis">ENV JAEGER_PORT=$JAEGER_PORT</text:span></text:p>
      <text:p text:style-name="P2"><text:span text:style-name="Emphasis">ENV LOG_LEVEL=$LOG_LEVEL</text:span></text:p>
      <text:p text:style-name="P2"><text:span text:style-name="Emphasis">ENV LOG_FILE=$LOG_FILE</text:span></text:p>
      <text:p text:style-name="P2"><text:span text:style-name="Emphasis">ENV CONFIG_PATH=configs/model.yaml</text:span></text:p>
      <text:p text:style-name="P2"><text:span text:style-name="Emphasis">ENV LOG_CONFIG_PATH=configs/logging.yaml</text:span></text:p>
      <text:p text:style-name="P2"><text:span text:style-name="Emphasis">ENV SEMANTOME_PATH=configs/semantome.json</text:span></text:p>
      <text:p text:style-name="P2"><text:span text:style-name="Emphasis">EXPOSE 8000</text:span></text:p>
      <text:p text:style-name="P2"><text:span text:style-name="Emphasis">HEALTHCHECK --interval=30s --timeout=3s --start-period=5s --retries=3 \</text:span></text:p>
      <text:p text:style-name="P2"><text:span text:style-name="Emphasis"><text:s text:c="2"/>CMD curl -f http://localhost:8000/api/v1/health || exit 1</text:span></text:p>
      <text:p text:style-name="P2"><text:span text:style-name="Emphasis">CMD ["uvicorn", "cns_conscious_core.api.endpoints:app", "--host", "0.0.0.0", "--port", "8000"]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59. Docker Compose: `docker/docker-compose.yml`</text:span></text:p>
      <text:p text:style-name="P2"><text:span text:style-name="Emphasis">```yaml</text:span></text:p>
      <text:p text:style-name="P2"><text:span text:style-name="Emphasis">version: '3.8'</text:span></text:p>
      <text:p text:style-name="P2"><text:span text:style-name="Emphasis">services:</text:span></text:p>
      <text:p text:style-name="P2"><text:span text:style-name="Emphasis"><text:s text:c="2"/>app:</text:span></text:p>
      <text:p text:style-name="P2"><text:soft-page-break/><text:span text:style-name="Emphasis"><text:s text:c="4"/>build:</text:span></text:p>
      <text:p text:style-name="P2"><text:span text:style-name="Emphasis"><text:s text:c="6"/>context: .</text:span></text:p>
      <text:p text:style-name="P2"><text:span text:style-name="Emphasis"><text:s text:c="6"/>dockerfile: docker/Dockerfile</text:span></text:p>
      <text:p text:style-name="P2"><text:span text:style-name="Emphasis"><text:s text:c="4"/>ports:</text:span></text:p>
      <text:p text:style-name="P2"><text:span text:style-name="Emphasis"><text:s text:c="6"/>- "8000:8000"</text:span></text:p>
      <text:p text:style-name="P2"><text:span text:style-name="Emphasis"><text:s text:c="4"/>environment:</text:span></text:p>
      <text:p text:style-name="P2"><text:span text:style-name="Emphasis"><text:s text:c="6"/>- REDIS_URL=${REDIS_URL}</text:span></text:p>
      <text:p text:style-name="P2"><text:span text:style-name="Emphasis"><text:s text:c="6"/>- JAEGER_HOST=${JAEGER_HOST}</text:span></text:p>
      <text:p text:style-name="P2"><text:span text:style-name="Emphasis"><text:s text:c="6"/>- JAEGER_PORT=${JAEGER_PORT}</text:span></text:p>
      <text:p text:style-name="P2"><text:span text:style-name="Emphasis"><text:s text:c="6"/>- JWT_SECRET=${JWT_SECRET}</text:span></text:p>
      <text:p text:style-name="P2"><text:span text:style-name="Emphasis"><text:s text:c="6"/>- ENCRYPTION_KEY=${ENCRYPTION_KEY}</text:span></text:p>
      <text:p text:style-name="P2"><text:span text:style-name="Emphasis"><text:s text:c="6"/>- LOG_LEVEL=${LOG_LEVEL}</text:span></text:p>
      <text:p text:style-name="P2"><text:span text:style-name="Emphasis"><text:s text:c="6"/>- LOG_FILE=${LOG_FILE}</text:span></text:p>
      <text:p text:style-name="P2"><text:span text:style-name="Emphasis"><text:s text:c="6"/>- CONFIG_PATH=configs/model.yaml</text:span></text:p>
      <text:p text:style-name="P2"><text:span text:style-name="Emphasis"><text:s text:c="6"/>- LOG_CONFIG_PATH=configs/logging.yaml</text:span></text:p>
      <text:p text:style-name="P2"><text:span text:style-name="Emphasis"><text:s text:c="6"/>- SEMANTOME_PATH=configs/semantome.json</text:span></text:p>
      <text:p text:style-name="P2"><text:span text:style-name="Emphasis"><text:s text:c="4"/>depends_on:</text:span></text:p>
      <text:p text:style-name="P2"><text:span text:style-name="Emphasis"><text:s text:c="6"/>- redis</text:span></text:p>
      <text:p text:style-name="P2"><text:span text:style-name="Emphasis"><text:s text:c="6"/>- jaeger</text:span></text:p>
      <text:p text:style-name="P2"><text:span text:style-name="Emphasis"><text:s text:c="6"/>- grafana</text:span></text:p>
      <text:p text:style-name="P2"><text:span text:style-name="Emphasis"><text:s text:c="2"/>redis:</text:span></text:p>
      <text:p text:style-name="P2"><text:span text:style-name="Emphasis"><text:s text:c="4"/>image: redis:7</text:span></text:p>
      <text:p text:style-name="P2"><text:span text:style-name="Emphasis"><text:s text:c="4"/>ports:</text:span></text:p>
      <text:p text:style-name="P2"><text:span text:style-name="Emphasis"><text:s text:c="6"/>- "6379:6379"</text:span></text:p>
      <text:p text:style-name="P2"><text:span text:style-name="Emphasis"><text:s text:c="2"/>jaeger:</text:span></text:p>
      <text:p text:style-name="P2"><text:span text:style-name="Emphasis"><text:s text:c="4"/>image: jaegertracing/all-in-one:latest</text:span></text:p>
      <text:p text:style-name="P2"><text:span text:style-name="Emphasis"><text:s text:c="4"/>ports:</text:span></text:p>
      <text:p text:style-name="P2"><text:span text:style-name="Emphasis"><text:s text:c="6"/>- "6831:6831/udp"</text:span></text:p>
      <text:p text:style-name="P2"><text:span text:style-name="Emphasis"><text:s text:c="6"/>- "16686:16686"</text:span></text:p>
      <text:p text:style-name="P2"><text:span text:style-name="Emphasis"><text:s text:c="2"/>grafana:</text:span></text:p>
      <text:p text:style-name="P2"><text:span text:style-name="Emphasis"><text:s text:c="4"/>image: grafana/grafana:latest</text:span></text:p>
      <text:p text:style-name="P2"><text:span text:style-name="Emphasis"><text:s text:c="4"/>ports:</text:span></text:p>
      <text:p text:style-name="P2"><text:soft-page-break/><text:span text:style-name="Emphasis"><text:s text:c="6"/>- "3000:3000"</text:span></text:p>
      <text:p text:style-name="P2"><text:span text:style-name="Emphasis"><text:s text:c="4"/>environment:</text:span></text:p>
      <text:p text:style-name="P2"><text:span text:style-name="Emphasis"><text:s text:c="6"/>- GF_AUTH_ANONYMOUS_ENABLED=true</text:span></text:p>
      <text:p text:style-name="P2"><text:span text:style-name="Emphasis"><text:s text:c="4"/>volumes:</text:span></text:p>
      <text:p text:style-name="P2"><text:span text:style-name="Emphasis"><text:s text:c="6"/>- grafana-data:/var/lib/grafana</text:span></text:p>
      <text:p text:style-name="P2"><text:span text:style-name="Emphasis">volumes:</text:span></text:p>
      <text:p text:style-name="P2"><text:span text:style-name="Emphasis"><text:s text:c="2"/>grafana-data: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0. CI Pipeline: `.github/workflows/ci.yml`</text:span></text:p>
      <text:p text:style-name="P2"><text:span text:style-name="Emphasis">```yaml</text:span></text:p>
      <text:p text:style-name="P2"><text:span text:style-name="Emphasis">name: CI Pipeline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pan text:style-name="Emphasis"><text:s text:c="4"/>branches: [ main, develop ]</text:span></text:p>
      <text:p text:style-name="P2"><text:span text:style-name="Emphasis"><text:s text:c="2"/>pull_request:</text:span></text:p>
      <text:p text:style-name="P2"><text:span text:style-name="Emphasis"><text:s text:c="4"/>branches: [ main ]</text:span></text:p>
      <text:p text:style-name="P2"><text:span text:style-name="Emphasis">jobs:</text:span></text:p>
      <text:p text:style-name="P2"><text:span text:style-name="Emphasis"><text:s text:c="2"/>test:</text:span></text:p>
      <text:p text:style-name="P2"><text:span text:style-name="Emphasis"><text:s text:c="4"/>runs-on: ubuntu-latest</text:span></text:p>
      <text:p text:style-name="P2"><text:span text:style-name="Emphasis"><text:s text:c="4"/>strategy:</text:span></text:p>
      <text:p text:style-name="P2"><text:span text:style-name="Emphasis"><text:s text:c="6"/>matrix:</text:span></text:p>
      <text:p text:style-name="P2"><text:span text:style-name="Emphasis"><text:s text:c="8"/>python-version: ["3.8", "3.9", "3.10", "3.11"]</text:span></text:p>
      <text:p text:style-name="P2"><text:span text:style-name="Emphasis"><text:s text:c="4"/>services:</text:span></text:p>
      <text:p text:style-name="P2"><text:span text:style-name="Emphasis"><text:s text:c="6"/>redis:</text:span></text:p>
      <text:p text:style-name="P2"><text:span text:style-name="Emphasis"><text:s text:c="8"/>image: redis:7</text:span></text:p>
      <text:p text:style-name="P2"><text:span text:style-name="Emphasis"><text:s text:c="8"/>ports:</text:span></text:p>
      <text:p text:style-name="P2"><text:span text:style-name="Emphasis"><text:s text:c="10"/>- 6379:6379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oft-page-break/><text:span text:style-name="Emphasis"><text:s text:c="8"/>with:</text:span></text:p>
      <text:p text:style-name="P2"><text:span text:style-name="Emphasis"><text:s text:c="10"/>python-version: ${{ matrix.python-version }}</text:span></text:p>
      <text:p text:style-name="P2"><text:span text:style-name="Emphasis"><text:s text:c="6"/>- name: Install dependencies</text:span></text:p>
      <text:p text:style-name="P2"><text:span text:style-name="Emphasis"><text:s text:c="8"/>run: |</text:span></text:p>
      <text:p text:style-name="P2"><text:span text:style-name="Emphasis"><text:s text:c="10"/>pip install -r requirements.txt</text:span></text:p>
      <text:p text:style-name="P2"><text:span text:style-name="Emphasis"><text:s text:c="10"/>pip install -r requirements-dev.txt</text:span></text:p>
      <text:p text:style-name="P2"><text:span text:style-name="Emphasis"><text:s text:c="6"/>- name: Run linting</text:span></text:p>
      <text:p text:style-name="P2"><text:span text:style-name="Emphasis"><text:s text:c="8"/>run: make lint</text:span></text:p>
      <text:p text:style-name="P2"><text:span text:style-name="Emphasis"><text:s text:c="6"/>- name: Run tests</text:span></text:p>
      <text:p text:style-name="P2"><text:span text:style-name="Emphasis"><text:s text:c="8"/>run: make test</text:span></text:p>
      <text:p text:style-name="P2"><text:span text:style-name="Emphasis"><text:s text:c="6"/>- name: Upload coverage</text:span></text:p>
      <text:p text:style-name="P2"><text:span text:style-name="Emphasis"><text:s text:c="8"/>uses: codecov/codecov-action@v4</text:span></text:p>
      <text:p text:style-name="P2"><text:span text:style-name="Emphasis"><text:s text:c="8"/>with:</text:span></text:p>
      <text:p text:style-name="P2"><text:span text:style-name="Emphasis"><text:s text:c="10"/>token: ${{ secrets.CODECOV_TOKEN }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1. CD Pipeline: `.github/workflows/cd.yml`</text:span></text:p>
      <text:p text:style-name="P2"><text:span text:style-name="Emphasis">```yaml</text:span></text:p>
      <text:p text:style-name="P2"><text:span text:style-name="Emphasis">name: CD Pipeline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pan text:style-name="Emphasis"><text:s text:c="4"/>branches: [ main ]</text:span></text:p>
      <text:p text:style-name="P2"><text:span text:style-name="Emphasis">jobs:</text:span></text:p>
      <text:p text:style-name="P2"><text:span text:style-name="Emphasis"><text:s text:c="2"/>deploy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Docker Buildx</text:span></text:p>
      <text:p text:style-name="P2"><text:span text:style-name="Emphasis"><text:s text:c="8"/>uses: docker/setup-buildx-action@v3</text:span></text:p>
      <text:p text:style-name="P2"><text:span text:style-name="Emphasis"><text:s text:c="6"/>- name: Login to GitHub Container Registry</text:span></text:p>
      <text:p text:style-name="P2"><text:span text:style-name="Emphasis"><text:s text:c="8"/>uses: docker/login-action@v3</text:span></text:p>
      <text:p text:style-name="P2"><text:span text:style-name="Emphasis"><text:s text:c="8"/>with:</text:span></text:p>
      <text:p text:style-name="P2"><text:soft-page-break/><text:span text:style-name="Emphasis"><text:s text:c="10"/>registry: ghcr.io</text:span></text:p>
      <text:p text:style-name="P2"><text:span text:style-name="Emphasis"><text:s text:c="10"/>username: ${{ github.actor }}</text:span></text:p>
      <text:p text:style-name="P2"><text:span text:style-name="Emphasis"><text:s text:c="10"/>password: ${{ secrets.GITHUB_TOKEN }}</text:span></text:p>
      <text:p text:style-name="P2"><text:span text:style-name="Emphasis"><text:s text:c="6"/>- name: Build and push Docker image</text:span></text:p>
      <text:p text:style-name="P2"><text:span text:style-name="Emphasis"><text:s text:c="8"/>run: |</text:span></text:p>
      <text:p text:style-name="P2"><text:span text:style-name="Emphasis"><text:s text:c="10"/>docker build -t ghcr.io/xai/cns_conscious_core:latest -f docker/Dockerfile .</text:span></text:p>
      <text:p text:style-name="P2"><text:span text:style-name="Emphasis"><text:s text:c="10"/>docker push ghcr.io/xai/cns_conscious_core:latest</text:span></text:p>
      <text:p text:style-name="P2"><text:span text:style-name="Emphasis"><text:s text:c="6"/>- name: Deploy to production</text:span></text:p>
      <text:p text:style-name="P2"><text:span text:style-name="Emphasis"><text:s text:c="8"/>run: make deploy</text:span></text:p>
      <text:p text:style-name="P2"><text:span text:style-name="Emphasis"><text:s text:c="8"/>env:</text:span></text:p>
      <text:p text:style-name="P2"><text:span text:style-name="Emphasis"><text:s text:c="10"/>DEPLOYMENT_TOKEN: ${{ secrets.DEPLOYMENT_TOKEN }}</text:span></text:p>
      <text:p text:style-name="P2"><text:span text:style-name="Emphasis"><text:s text:c="10"/>JWT_SECRET: ${{ secrets.JWT_SECRET }}</text:span></text:p>
      <text:p text:style-name="P2"><text:span text:style-name="Emphasis"><text:s text:c="10"/>ENCRYPTION_KEY: ${{ secrets.ENCRYPTION_KEY }}</text:span></text:p>
      <text:p text:style-name="P2"><text:span text:style-name="Emphasis"><text:s text:c="10"/>DATADOG_API_KEY: ${{ secrets.DATADOG_API_KEY }}</text:span></text:p>
      <text:p text:style-name="P2"><text:span text:style-name="Emphasis"><text:s text:c="10"/>SLACK_WEBHOOK: ${{ secrets.SLACK_WEBHOOK }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2. Model Validation: `.github/workflows/model-validation.yml`</text:span></text:p>
      <text:p text:style-name="P2"><text:span text:style-name="Emphasis">```yaml</text:span></text:p>
      <text:p text:style-name="P2"><text:span text:style-name="Emphasis">name: Model Validation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pan text:style-name="Emphasis"><text:s text:c="4"/>branches: [ main, develop ]</text:span></text:p>
      <text:p text:style-name="P2"><text:span text:style-name="Emphasis">jobs:</text:span></text:p>
      <text:p text:style-name="P2"><text:span text:style-name="Emphasis"><text:s text:c="2"/>validate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pan text:style-name="Emphasis"><text:s text:c="8"/>with:</text:span></text:p>
      <text:p text:style-name="P2"><text:span text:style-name="Emphasis"><text:s text:c="10"/>python-version: "3.11"</text:span></text:p>
      <text:p text:style-name="P2"><text:soft-page-break/><text:span text:style-name="Emphasis"><text:s text:c="6"/>- name: Install dependencies</text:span></text:p>
      <text:p text:style-name="P2"><text:span text:style-name="Emphasis"><text:s text:c="8"/>run: pip install -r requirements.txt</text:span></text:p>
      <text:p text:style-name="P2"><text:span text:style-name="Emphasis"><text:s text:c="6"/>- name: Run model validation</text:span></text:p>
      <text:p text:style-name="P2"><text:span text:style-name="Emphasis"><text:s text:c="8"/>run: python scripts/validate_model.py</text:span></text:p>
      <text:p text:style-name="P2"><text:span text:style-name="Emphasis"><text:s text:c="6"/>- name: Upload validation results</text:span></text:p>
      <text:p text:style-name="P2"><text:span text:style-name="Emphasis"><text:s text:c="8"/>uses: actions/upload-artifact@v4</text:span></text:p>
      <text:p text:style-name="P2"><text:span text:style-name="Emphasis"><text:s text:c="8"/>with:</text:span></text:p>
      <text:p text:style-name="P2"><text:span text:style-name="Emphasis"><text:s text:c="10"/>name: validation-results</text:span></text:p>
      <text:p text:style-name="P2"><text:span text:style-name="Emphasis"><text:s text:c="10"/>path: validation_results/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3. Security Scan: `.github/workflows/security-scan.yml`</text:span></text:p>
      <text:p text:style-name="P2"><text:span text:style-name="Emphasis">```yaml</text:span></text:p>
      <text:p text:style-name="P2"><text:span text:style-name="Emphasis">name: Security Scan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pan text:style-name="Emphasis"><text:s text:c="4"/>branches: [ main, develop ]</text:span></text:p>
      <text:p text:style-name="P2"><text:span text:style-name="Emphasis"><text:s text:c="2"/>schedule:</text:span></text:p>
      <text:p text:style-name="P2"><text:span text:style-name="Emphasis"><text:s text:c="4"/>- cron: '0 0 * * 0'</text:span></text:p>
      <text:p text:style-name="P2"><text:span text:style-name="Emphasis">jobs:</text:span></text:p>
      <text:p text:style-name="P2"><text:span text:style-name="Emphasis"><text:s text:c="2"/>scan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pan text:style-name="Emphasis"><text:s text:c="8"/>with:</text:span></text:p>
      <text:p text:style-name="P2"><text:span text:style-name="Emphasis"><text:s text:c="10"/>python-version: "3.11"</text:span></text:p>
      <text:p text:style-name="P2"><text:span text:style-name="Emphasis"><text:s text:c="6"/>- name: Install dependencies</text:span></text:p>
      <text:p text:style-name="P2"><text:span text:style-name="Emphasis"><text:s text:c="8"/>run: pip install -r requirements.txt</text:span></text:p>
      <text:p text:style-name="P2"><text:span text:style-name="Emphasis"><text:s text:c="6"/>- name: Run Bandit</text:span></text:p>
      <text:p text:style-name="P2"><text:span text:style-name="Emphasis"><text:s text:c="8"/>run: bandit -r src</text:span></text:p>
      <text:p text:style-name="P2"><text:soft-page-break/><text:span text:style-name="Emphasis"><text:s text:c="6"/>- name: Run pip-audit</text:span></text:p>
      <text:p text:style-name="P2"><text:span text:style-name="Emphasis"><text:s text:c="8"/>run: pip install pip-audit &amp;&amp; pip-audit -r requirements.txt --desc on</text:span></text:p>
      <text:p text:style-name="P2"><text:span text:style-name="Emphasis"><text:s text:c="6"/>- name: Notify on failure</text:span></text:p>
      <text:p text:style-name="P2"><text:span text:style-name="Emphasis"><text:s text:c="8"/>if: failure()</text:span></text:p>
      <text:p text:style-name="P2"><text:span text:style-name="Emphasis"><text:s text:c="8"/>run: |</text:span></text:p>
      <text:p text:style-name="P2"><text:span text:style-name="Emphasis"><text:s text:c="10"/>curl -X POST ${{ secrets.SLACK_WEBHOOK }} \</text:span></text:p>
      <text:p text:style-name="P2"><text:span text:style-name="Emphasis"><text:s text:c="12"/>-H 'Content-type: application/json' \</text:span></text:p>
      <text:p text:style-name="P2"><text:span text:style-name="Emphasis"><text:s text:c="12"/>-d '{"text":"🚨 Security scan failed in CNS Conscious Core!"}'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4. Dependency Update: `.github/workflows/dependency-update.yml`</text:span></text:p>
      <text:p text:style-name="P2"><text:span text:style-name="Emphasis">```yaml</text:span></text:p>
      <text:p text:style-name="P2"><text:span text:style-name="Emphasis">name: Dependency Update</text:span></text:p>
      <text:p text:style-name="P2"><text:span text:style-name="Emphasis">on:</text:span></text:p>
      <text:p text:style-name="P2"><text:span text:style-name="Emphasis"><text:s text:c="2"/>schedule:</text:span></text:p>
      <text:p text:style-name="P2"><text:span text:style-name="Emphasis"><text:s text:c="4"/>- cron: '0 0 1 * *'</text:span></text:p>
      <text:p text:style-name="P2"><text:span text:style-name="Emphasis">jobs:</text:span></text:p>
      <text:p text:style-name="P2"><text:span text:style-name="Emphasis"><text:s text:c="2"/>update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pan text:style-name="Emphasis"><text:s text:c="8"/>with:</text:span></text:p>
      <text:p text:style-name="P2"><text:span text:style-name="Emphasis"><text:s text:c="10"/>python-version: "3.11"</text:span></text:p>
      <text:p text:style-name="P2"><text:span text:style-name="Emphasis"><text:s text:c="6"/>- name: Install dependencies</text:span></text:p>
      <text:p text:style-name="P2"><text:span text:style-name="Emphasis"><text:s text:c="8"/>run: pip install -r requirements.txt</text:span></text:p>
      <text:p text:style-name="P2"><text:span text:style-name="Emphasis"><text:s text:c="6"/>- name: Update dependencies</text:span></text:p>
      <text:p text:style-name="P2"><text:span text:style-name="Emphasis"><text:s text:c="8"/>run: pip install -U -r requirements.txt</text:span></text:p>
      <text:p text:style-name="P2"><text:span text:style-name="Emphasis"><text:s text:c="6"/>- name: Create Pull Request</text:span></text:p>
      <text:p text:style-name="P2"><text:span text:style-name="Emphasis"><text:s text:c="8"/>uses: peter-evans/create-pull-request@v5</text:span></text:p>
      <text:p text:style-name="P2"><text:span text:style-name="Emphasis"><text:s text:c="8"/>with:</text:span></text:p>
      <text:p text:style-name="P2"><text:soft-page-break/><text:span text:style-name="Emphasis"><text:s text:c="10"/>token: ${{ secrets.GITHUB_TOKEN }}</text:span></text:p>
      <text:p text:style-name="P2"><text:span text:style-name="Emphasis"><text:s text:c="10"/>commit-message: "chore: update dependencies"</text:span></text:p>
      <text:p text:style-name="P2"><text:span text:style-name="Emphasis"><text:s text:c="10"/>title: "Update dependencies"</text:span></text:p>
      <text:p text:style-name="P2"><text:span text:style-name="Emphasis"><text:s text:c="10"/>branch: "update-dependencies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5. Release: `.github/workflows/release.yml`</text:span></text:p>
      <text:p text:style-name="P2"><text:span text:style-name="Emphasis">```yaml</text:span></text:p>
      <text:p text:style-name="P2"><text:span text:style-name="Emphasis">name: Release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pan text:style-name="Emphasis"><text:s text:c="4"/>tags:</text:span></text:p>
      <text:p text:style-name="P2"><text:span text:style-name="Emphasis"><text:s text:c="6"/>- 'v*'</text:span></text:p>
      <text:p text:style-name="P2"><text:span text:style-name="Emphasis">jobs:</text:span></text:p>
      <text:p text:style-name="P2"><text:span text:style-name="Emphasis"><text:s text:c="2"/>release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pan text:style-name="Emphasis"><text:s text:c="8"/>with:</text:span></text:p>
      <text:p text:style-name="P2"><text:span text:style-name="Emphasis"><text:s text:c="10"/>python-version: "3.11"</text:span></text:p>
      <text:p text:style-name="P2"><text:span text:style-name="Emphasis"><text:s text:c="6"/>- name: Install dependencies</text:span></text:p>
      <text:p text:style-name="P2"><text:span text:style-name="Emphasis"><text:s text:c="8"/>run: pip install -r requirements.txt</text:span></text:p>
      <text:p text:style-name="P2"><text:span text:style-name="Emphasis"><text:s text:c="6"/>- name: Build package</text:span></text:p>
      <text:p text:style-name="P2"><text:span text:style-name="Emphasis"><text:s text:c="8"/>run: python setup.py sdist bdist_wheel</text:span></text:p>
      <text:p text:style-name="P2"><text:span text:style-name="Emphasis"><text:s text:c="6"/>- name: Publish to PyPI</text:span></text:p>
      <text:p text:style-name="P2"><text:span text:style-name="Emphasis"><text:s text:c="8"/>uses: pypa/gh-action-pypi-publish@release/v1</text:span></text:p>
      <text:p text:style-name="P2"><text:span text:style-name="Emphasis"><text:s text:c="8"/>with:</text:span></text:p>
      <text:p text:style-name="P2"><text:span text:style-name="Emphasis"><text:s text:c="10"/>user: __token__</text:span></text:p>
      <text:p text:style-name="P2"><text:span text:style-name="Emphasis"><text:s text:c="10"/>password: ${{ secrets.PYPI_TOKEN }}</text:span></text:p>
      <text:p text:style-name="P2"><text:span text:style-name="Emphasis">```</text:span></text:p>
      <text:p text:style-name="P2"><text:soft-page-break/><text:span text:style-name="Emphasis"/></text:p>
      <text:p text:style-name="P2"><text:span text:style-name="Emphasis">#### 66. Docs Deploy: `.github/workflows/docs-deploy.yml`</text:span></text:p>
      <text:p text:style-name="P2"><text:span text:style-name="Emphasis">```yaml</text:span></text:p>
      <text:p text:style-name="P2"><text:span text:style-name="Emphasis">name: Deploy Documentation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pan text:style-name="Emphasis"><text:s text:c="4"/>branches: [ main ]</text:span></text:p>
      <text:p text:style-name="P2"><text:span text:style-name="Emphasis">jobs:</text:span></text:p>
      <text:p text:style-name="P2"><text:span text:style-name="Emphasis"><text:s text:c="2"/>deploy-docs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pan text:style-name="Emphasis"><text:s text:c="8"/>with:</text:span></text:p>
      <text:p text:style-name="P2"><text:span text:style-name="Emphasis"><text:s text:c="10"/>python-version: "3.11"</text:span></text:p>
      <text:p text:style-name="P2"><text:span text:style-name="Emphasis"><text:s text:c="6"/>- name: Install dependencies</text:span></text:p>
      <text:p text:style-name="P2"><text:span text:style-name="Emphasis"><text:s text:c="8"/>run: pip install mkdocs</text:span></text:p>
      <text:p text:style-name="P2"><text:span text:style-name="Emphasis"><text:s text:c="6"/>- name: Build documentation</text:span></text:p>
      <text:p text:style-name="P2"><text:span text:style-name="Emphasis"><text:s text:c="8"/>run: mkdocs build</text:span></text:p>
      <text:p text:style-name="P2"><text:span text:style-name="Emphasis"><text:s text:c="6"/>- name: Deploy to GitHub Pages</text:span></text:p>
      <text:p text:style-name="P2"><text:span text:style-name="Emphasis"><text:s text:c="8"/>uses: peaceiris/actions-gh-pages@v3</text:span></text:p>
      <text:p text:style-name="P2"><text:span text:style-name="Emphasis"><text:s text:c="8"/>with:</text:span></text:p>
      <text:p text:style-name="P2"><text:span text:style-name="Emphasis"><text:s text:c="10"/>github_token: ${{ secrets.GITHUB_TOKEN }}</text:span></text:p>
      <text:p text:style-name="P2"><text:span text:style-name="Emphasis"><text:s text:c="10"/>publish_dir: sit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7. Benchmarks: `.github/workflows/benchmarks.yml`</text:span></text:p>
      <text:p text:style-name="P2"><text:span text:style-name="Emphasis">```yaml</text:span></text:p>
      <text:p text:style-name="P2"><text:span text:style-name="Emphasis">name: Benchmarks</text:span></text:p>
      <text:p text:style-name="P2"><text:span text:style-name="Emphasis">on:</text:span></text:p>
      <text:p text:style-name="P2"><text:span text:style-name="Emphasis"><text:s text:c="2"/>push:</text:span></text:p>
      <text:p text:style-name="P2"><text:soft-page-break/><text:span text:style-name="Emphasis"><text:s text:c="4"/>branches: [ main, develop ]</text:span></text:p>
      <text:p text:style-name="P2"><text:span text:style-name="Emphasis">jobs:</text:span></text:p>
      <text:p text:style-name="P2"><text:span text:style-name="Emphasis"><text:s text:c="2"/>benchmark:</text:span></text:p>
      <text:p text:style-name="P2"><text:span text:style-name="Emphasis"><text:s text:c="4"/>runs-on: ubuntu-latest</text:span></text:p>
      <text:p text:style-name="P2"><text:span text:style-name="Emphasis"><text:s text:c="4"/>steps:</text:span></text:p>
      <text:p text:style-name="P2"><text:span text:style-name="Emphasis"><text:s text:c="6"/>- uses: actions/checkout@v4</text:span></text:p>
      <text:p text:style-name="P2"><text:span text:style-name="Emphasis"><text:s text:c="6"/>- name: Set up Python</text:span></text:p>
      <text:p text:style-name="P2"><text:span text:style-name="Emphasis"><text:s text:c="8"/>uses: actions/setup-python@v5</text:span></text:p>
      <text:p text:style-name="P2"><text:span text:style-name="Emphasis"><text:s text:c="8"/>with:</text:span></text:p>
      <text:p text:style-name="P2"><text:span text:style-name="Emphasis"><text:s text:c="10"/>python-version: "3.11"</text:span></text:p>
      <text:p text:style-name="P2"><text:span text:style-name="Emphasis"><text:s text:c="6"/>- name: Install dependencies</text:span></text:p>
      <text:p text:style-name="P2"><text:span text:style-name="Emphasis"><text:s text:c="8"/>run: pip install -r requirements.txt</text:span></text:p>
      <text:p text:style-name="P2"><text:span text:style-name="Emphasis"><text:s text:c="6"/>- name: Run benchmarks</text:span></text:p>
      <text:p text:style-name="P2"><text:span text:style-name="Emphasis"><text:s text:c="8"/>run: python scripts/benchmark.py</text:span></text:p>
      <text:p text:style-name="P2"><text:span text:style-name="Emphasis"><text:s text:c="6"/>- name: Upload benchmark results</text:span></text:p>
      <text:p text:style-name="P2"><text:span text:style-name="Emphasis"><text:s text:c="8"/>uses: actions/upload-artifact@v4</text:span></text:p>
      <text:p text:style-name="P2"><text:span text:style-name="Emphasis"><text:s text:c="8"/>with:</text:span></text:p>
      <text:p text:style-name="P2"><text:span text:style-name="Emphasis"><text:s text:c="10"/>name: benchmark-results</text:span></text:p>
      <text:p text:style-name="P2"><text:span text:style-name="Emphasis"><text:s text:c="10"/>path: benchmark_results/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8. Bug Report Template: `.github/ISSUE_TEMPLATE/bug_report.yml`</text:span></text:p>
      <text:p text:style-name="P2"><text:span text:style-name="Emphasis">```yaml</text:span></text:p>
      <text:p text:style-name="P2"><text:span text:style-name="Emphasis">name: Bug Report</text:span></text:p>
      <text:p text:style-name="P2"><text:span text:style-name="Emphasis">description: Report a bug in CNS Conscious Core</text:span></text:p>
      <text:p text:style-name="P2"><text:span text:style-name="Emphasis">title: "[Bug]: "</text:span></text:p>
      <text:p text:style-name="P2"><text:span text:style-name="Emphasis">labels: ["bug"]</text:span></text:p>
      <text:p text:style-name="P2"><text:span text:style-name="Emphasis">body:</text:span></text:p>
      <text:p text:style-name="P2"><text:span text:style-name="Emphasis"><text:s text:c="2"/>- type: markdown</text:span></text:p>
      <text:p text:style-name="P2"><text:span text:style-name="Emphasis"><text:s text:c="4"/>attributes:</text:span></text:p>
      <text:p text:style-name="P2"><text:span text:style-name="Emphasis"><text:s text:c="6"/>value: "## Bug Report"</text:span></text:p>
      <text:p text:style-name="P2"><text:span text:style-name="Emphasis"><text:s text:c="2"/>- type: textarea</text:span></text:p>
      <text:p text:style-name="P2"><text:soft-page-break/><text:span text:style-name="Emphasis"><text:s text:c="4"/>id: description</text:span></text:p>
      <text:p text:style-name="P2"><text:span text:style-name="Emphasis"><text:s text:c="4"/>attributes:</text:span></text:p>
      <text:p text:style-name="P2"><text:span text:style-name="Emphasis"><text:s text:c="6"/>label: Description</text:span></text:p>
      <text:p text:style-name="P2"><text:span text:style-name="Emphasis"><text:s text:c="6"/>description: A clear and concise description of the bug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input</text:span></text:p>
      <text:p text:style-name="P2"><text:span text:style-name="Emphasis"><text:s text:c="4"/>id: version</text:span></text:p>
      <text:p text:style-name="P2"><text:span text:style-name="Emphasis"><text:s text:c="4"/>attributes:</text:span></text:p>
      <text:p text:style-name="P2"><text:span text:style-name="Emphasis"><text:s text:c="6"/>label: Version</text:span></text:p>
      <text:p text:style-name="P2"><text:span text:style-name="Emphasis"><text:s text:c="6"/>description: Which version of CNS Conscious Core are you using?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steps</text:span></text:p>
      <text:p text:style-name="P2"><text:span text:style-name="Emphasis"><text:s text:c="4"/>attributes:</text:span></text:p>
      <text:p text:style-name="P2"><text:span text:style-name="Emphasis"><text:s text:c="6"/>label: Steps to Reproduce</text:span></text:p>
      <text:p text:style-name="P2"><text:span text:style-name="Emphasis"><text:s text:c="6"/>description: Provide detailed steps to reproduce the issue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expected</text:span></text:p>
      <text:p text:style-name="P2"><text:span text:style-name="Emphasis"><text:s text:c="4"/>attributes:</text:span></text:p>
      <text:p text:style-name="P2"><text:span text:style-name="Emphasis"><text:s text:c="6"/>label: Expected Behavior</text:span></text:p>
      <text:p text:style-name="P2"><text:span text:style-name="Emphasis"><text:s text:c="6"/>description: What did you expect to happen?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actual</text:span></text:p>
      <text:p text:style-name="P2"><text:span text:style-name="Emphasis"><text:s text:c="4"/>attributes:</text:span></text:p>
      <text:p text:style-name="P2"><text:span text:style-name="Emphasis"><text:s text:c="6"/>label: Actual Behavior</text:span></text:p>
      <text:p text:style-name="P2"><text:span text:style-name="Emphasis"><text:s text:c="6"/>description: What actually happened?</text:span></text:p>
      <text:p text:style-name="P2"><text:soft-page-break/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69. Feature Request Template: `.github/ISSUE_TEMPLATE/feature_request.yml`</text:span></text:p>
      <text:p text:style-name="P2"><text:span text:style-name="Emphasis">```yaml</text:span></text:p>
      <text:p text:style-name="P2"><text:span text:style-name="Emphasis">name: Feature Request</text:span></text:p>
      <text:p text:style-name="P2"><text:span text:style-name="Emphasis">description: Suggest a new feature for CNS Conscious Core</text:span></text:p>
      <text:p text:style-name="P2"><text:span text:style-name="Emphasis">title: "[Feature]: "</text:span></text:p>
      <text:p text:style-name="P2"><text:span text:style-name="Emphasis">labels: ["enhancement"]</text:span></text:p>
      <text:p text:style-name="P2"><text:span text:style-name="Emphasis">body:</text:span></text:p>
      <text:p text:style-name="P2"><text:span text:style-name="Emphasis"><text:s text:c="2"/>- type: markdown</text:span></text:p>
      <text:p text:style-name="P2"><text:span text:style-name="Emphasis"><text:s text:c="4"/>attributes:</text:span></text:p>
      <text:p text:style-name="P2"><text:span text:style-name="Emphasis"><text:s text:c="6"/>value: "## Feature Request"</text:span></text:p>
      <text:p text:style-name="P2"><text:span text:style-name="Emphasis"><text:s text:c="2"/>- type: textarea</text:span></text:p>
      <text:p text:style-name="P2"><text:span text:style-name="Emphasis"><text:s text:c="4"/>id: description</text:span></text:p>
      <text:p text:style-name="P2"><text:span text:style-name="Emphasis"><text:s text:c="4"/>attributes:</text:span></text:p>
      <text:p text:style-name="P2"><text:span text:style-name="Emphasis"><text:s text:c="6"/>label: Description</text:span></text:p>
      <text:p text:style-name="P2"><text:span text:style-name="Emphasis"><text:s text:c="6"/>description: A clear and concise description of the feature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usecase</text:span></text:p>
      <text:p text:style-name="P2"><text:span text:style-name="Emphasis"><text:s text:c="4"/>attributes:</text:span></text:p>
      <text:p text:style-name="P2"><text:span text:style-name="Emphasis"><text:s text:c="6"/>label: Use Case</text:span></text:p>
      <text:p text:style-name="P2"><text:span text:style-name="Emphasis"><text:s text:c="6"/>description: Describe the use case for this feature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implementation</text:span></text:p>
      <text:p text:style-name="P2"><text:span text:style-name="Emphasis"><text:s text:c="4"/>attributes:</text:span></text:p>
      <text:p text:style-name="P2"><text:span text:style-name="Emphasis"><text:s text:c="6"/>label: Proposed Implementation</text:span></text:p>
      <text:p text:style-name="P2"><text:soft-page-break/><text:span text:style-name="Emphasis"><text:s text:c="6"/>description: How do you suggest this feature be implemented?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0. Model Issue Template: `.github/ISSUE_TEMPLATE/model_issue.yml`</text:span></text:p>
      <text:p text:style-name="P2"><text:span text:style-name="Emphasis">```yaml</text:span></text:p>
      <text:p text:style-name="P2"><text:span text:style-name="Emphasis">name: Model Issue</text:span></text:p>
      <text:p text:style-name="P2"><text:span text:style-name="Emphasis">description: Report an issue with the CNS model</text:span></text:p>
      <text:p text:style-name="P2"><text:span text:style-name="Emphasis">title: "[Model Issue]: "</text:span></text:p>
      <text:p text:style-name="P2"><text:span text:style-name="Emphasis">labels: ["model"]</text:span></text:p>
      <text:p text:style-name="P2"><text:span text:style-name="Emphasis">body:</text:span></text:p>
      <text:p text:style-name="P2"><text:span text:style-name="Emphasis"><text:s text:c="2"/>- type: markdown</text:span></text:p>
      <text:p text:style-name="P2"><text:span text:style-name="Emphasis"><text:s text:c="4"/>attributes:</text:span></text:p>
      <text:p text:style-name="P2"><text:span text:style-name="Emphasis"><text:s text:c="6"/>value: "## Model Issue"</text:span></text:p>
      <text:p text:style-name="P2"><text:span text:style-name="Emphasis"><text:s text:c="2"/>- type: textarea</text:span></text:p>
      <text:p text:style-name="P2"><text:span text:style-name="Emphasis"><text:s text:c="4"/>id: description</text:span></text:p>
      <text:p text:style-name="P2"><text:span text:style-name="Emphasis"><text:s text:c="4"/>attributes:</text:span></text:p>
      <text:p text:style-name="P2"><text:span text:style-name="Emphasis"><text:s text:c="6"/>label: Description</text:span></text:p>
      <text:p text:style-name="P2"><text:span text:style-name="Emphasis"><text:s text:c="6"/>description: Describe the issue with the model (e.g., incorrect metrics, convergence failure)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input</text:span></text:p>
      <text:p text:style-name="P2"><text:span text:style-name="Emphasis"><text:s text:c="4"/>id: version</text:span></text:p>
      <text:p text:style-name="P2"><text:span text:style-name="Emphasis"><text:s text:c="4"/>attributes:</text:span></text:p>
      <text:p text:style-name="P2"><text:span text:style-name="Emphasis"><text:s text:c="6"/>label: Version</text:span></text:p>
      <text:p text:style-name="P2"><text:span text:style-name="Emphasis"><text:s text:c="6"/>description: Which version of CNS Conscious Core are you using?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input_data</text:span></text:p>
      <text:p text:style-name="P2"><text:span text:style-name="Emphasis"><text:s text:c="4"/>attributes:</text:span></text:p>
      <text:p text:style-name="P2"><text:span text:style-name="Emphasis"><text:s text:c="6"/>label: Input Data</text:span></text:p>
      <text:p text:style-name="P2"><text:span text:style-name="Emphasis"><text:s text:c="6"/>description: Provide example input data that triggers the issue.</text:span></text:p>
      <text:p text:style-name="P2"><text:soft-page-break/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expected</text:span></text:p>
      <text:p text:style-name="P2"><text:span text:style-name="Emphasis"><text:s text:c="4"/>attributes:</text:span></text:p>
      <text:p text:style-name="P2"><text:span text:style-name="Emphasis"><text:s text:c="6"/>label: Expected Behavior</text:span></text:p>
      <text:p text:style-name="P2"><text:span text:style-name="Emphasis"><text:s text:c="6"/>description: What did you expect from the model?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1. Performance Issue Template: `.github/ISSUE_TEMPLATE/performance_issue.yml`</text:span></text:p>
      <text:p text:style-name="P2"><text:span text:style-name="Emphasis">```yaml</text:span></text:p>
      <text:p text:style-name="P2"><text:span text:style-name="Emphasis">name: Performance Issue</text:span></text:p>
      <text:p text:style-name="P2"><text:span text:style-name="Emphasis">description: Report a performance issue with CNS Conscious Core</text:span></text:p>
      <text:p text:style-name="P2"><text:span text:style-name="Emphasis">title: "[Performance]: "</text:span></text:p>
      <text:p text:style-name="P2"><text:span text:style-name="Emphasis">labels: ["performance"]</text:span></text:p>
      <text:p text:style-name="P2"><text:span text:style-name="Emphasis">body:</text:span></text:p>
      <text:p text:style-name="P2"><text:span text:style-name="Emphasis"><text:s text:c="2"/>- type: markdown</text:span></text:p>
      <text:p text:style-name="P2"><text:span text:style-name="Emphasis"><text:s text:c="4"/>attributes:</text:span></text:p>
      <text:p text:style-name="P2"><text:span text:style-name="Emphasis"><text:s text:c="6"/>value: "## Performance Issue"</text:span></text:p>
      <text:p text:style-name="P2"><text:span text:style-name="Emphasis"><text:s text:c="2"/>- type: textarea</text:span></text:p>
      <text:p text:style-name="P2"><text:span text:style-name="Emphasis"><text:s text:c="4"/>id: description</text:span></text:p>
      <text:p text:style-name="P2"><text:span text:style-name="Emphasis"><text:s text:c="4"/>attributes:</text:span></text:p>
      <text:p text:style-name="P2"><text:span text:style-name="Emphasis"><text:s text:c="6"/>label: Description</text:span></text:p>
      <text:p text:style-name="P2"><text:span text:style-name="Emphasis"><text:s text:c="6"/>description: Describe the performance issue (e.g., high latency, memory usage)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input</text:span></text:p>
      <text:p text:style-name="P2"><text:span text:style-name="Emphasis"><text:s text:c="4"/>id: version</text:span></text:p>
      <text:p text:style-name="P2"><text:span text:style-name="Emphasis"><text:s text:c="4"/>attributes:</text:span></text:p>
      <text:p text:style-name="P2"><text:span text:style-name="Emphasis"><text:s text:c="6"/>label: Version</text:span></text:p>
      <text:p text:style-name="P2"><text:soft-page-break/><text:span text:style-name="Emphasis"><text:s text:c="6"/>description: Which version of CNS Conscious Core are you using?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environment</text:span></text:p>
      <text:p text:style-name="P2"><text:span text:style-name="Emphasis"><text:s text:c="4"/>attributes:</text:span></text:p>
      <text:p text:style-name="P2"><text:span text:style-name="Emphasis"><text:s text:c="6"/>label: Environment</text:span></text:p>
      <text:p text:style-name="P2"><text:span text:style-name="Emphasis"><text:s text:c="6"/>description: Describe your environment (e.g., hardware, OS, Docker)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metrics</text:span></text:p>
      <text:p text:style-name="P2"><text:span text:style-name="Emphasis"><text:s text:c="4"/>attributes:</text:span></text:p>
      <text:p text:style-name="P2"><text:span text:style-name="Emphasis"><text:s text:c="6"/>label: Performance Metrics</text:span></text:p>
      <text:p text:style-name="P2"><text:span text:style-name="Emphasis"><text:s text:c="6"/>description: Provide any relevant performance metrics or logs.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2. Research Question Template: `.github/ISSUE_TEMPLATE/research_question.yml`</text:span></text:p>
      <text:p text:style-name="P2"><text:span text:style-name="Emphasis">```yaml</text:span></text:p>
      <text:p text:style-name="P2"><text:span text:style-name="Emphasis">name: Research Question</text:span></text:p>
      <text:p text:style-name="P2"><text:span text:style-name="Emphasis">description: Ask a research-related question about CNS Conscious Core</text:span></text:p>
      <text:p text:style-name="P2"><text:span text:style-name="Emphasis">title: "[Research]: "</text:span></text:p>
      <text:p text:style-name="P2"><text:span text:style-name="Emphasis">labels: ["research"]</text:span></text:p>
      <text:p text:style-name="P2"><text:span text:style-name="Emphasis">body:</text:span></text:p>
      <text:p text:style-name="P2"><text:span text:style-name="Emphasis"><text:s text:c="2"/>- type: markdown</text:span></text:p>
      <text:p text:style-name="P2"><text:span text:style-name="Emphasis"><text:s text:c="4"/>attributes:</text:span></text:p>
      <text:p text:style-name="P2"><text:span text:style-name="Emphasis"><text:s text:c="6"/>value: "## Research Question"</text:span></text:p>
      <text:p text:style-name="P2"><text:span text:style-name="Emphasis"><text:s text:c="2"/>- type: textarea</text:span></text:p>
      <text:p text:style-name="P2"><text:span text:style-name="Emphasis"><text:s text:c="4"/>id: question</text:span></text:p>
      <text:p text:style-name="P2"><text:span text:style-name="Emphasis"><text:s text:c="4"/>attributes:</text:span></text:p>
      <text:p text:style-name="P2"><text:span text:style-name="Emphasis"><text:s text:c="6"/>label: Question</text:span></text:p>
      <text:p text:style-name="P2"><text:span text:style-name="Emphasis"><text:s text:c="6"/>description: What is your research question?</text:span></text:p>
      <text:p text:style-name="P2"><text:soft-page-break/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<text:s text:c="2"/>- type: textarea</text:span></text:p>
      <text:p text:style-name="P2"><text:span text:style-name="Emphasis"><text:s text:c="4"/>id: context</text:span></text:p>
      <text:p text:style-name="P2"><text:span text:style-name="Emphasis"><text:s text:c="4"/>attributes:</text:span></text:p>
      <text:p text:style-name="P2"><text:span text:style-name="Emphasis"><text:s text:c="6"/>label: Context</text:span></text:p>
      <text:p text:style-name="P2"><text:span text:style-name="Emphasis"><text:s text:c="6"/>description: Provide context for your question (e.g., related to bifurcation, fractal layers).</text:span></text:p>
      <text:p text:style-name="P2"><text:span text:style-name="Emphasis"><text:s text:c="4"/>validations:</text:span></text:p>
      <text:p text:style-name="P2"><text:span text:style-name="Emphasis"><text:s text:c="6"/>required: tru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3. Pull Request Template: `.github/PULL_REQUEST_TEMPLATE.md`</text:span></text:p>
      <text:p text:style-name="P2"><text:span text:style-name="Emphasis"/></text:p>
      <text:p text:style-name="P2"><text:span text:style-name="Emphasis">## Description</text:span></text:p>
      <text:p text:style-name="P2"><text:span text:style-name="Emphasis">Describe the changes in this pull request.</text:span></text:p>
      <text:p text:style-name="P2"><text:span text:style-name="Emphasis"/></text:p>
      <text:p text:style-name="P2"><text:span text:style-name="Emphasis">## Related Issue</text:span></text:p>
      <text:p text:style-name="P2"><text:span text:style-name="Emphasis">Link to the related issue (e.g., #123).</text:span></text:p>
      <text:p text:style-name="P2"><text:span text:style-name="Emphasis"/></text:p>
      <text:p text:style-name="P2"><text:span text:style-name="Emphasis">## Type of Change</text:span></text:p>
      <text:p text:style-name="P2"><text:span text:style-name="Emphasis">- [ ] Bug fix</text:span></text:p>
      <text:p text:style-name="P2"><text:span text:style-name="Emphasis">- [ ] New feature</text:span></text:p>
      <text:p text:style-name="P2"><text:span text:style-name="Emphasis">- [ ] Documentation update</text:span></text:p>
      <text:p text:style-name="P2"><text:span text:style-name="Emphasis">- [ ] Test update</text:span></text:p>
      <text:p text:style-name="P2"><text:span text:style-name="Emphasis">- [ ] Other (please specify)</text:span></text:p>
      <text:p text:style-name="P2"><text:span text:style-name="Emphasis"/></text:p>
      <text:p text:style-name="P2"><text:span text:style-name="Emphasis">## Checklist</text:span></text:p>
      <text:p text:style-name="P2"><text:span text:style-name="Emphasis">- [ ] Code follows style guide (Black, Flake8)</text:span></text:p>
      <text:p text:style-name="P2"><text:span text:style-name="Emphasis">- [ ] Tests added/updated</text:span></text:p>
      <text:p text:style-name="P2"><text:span text:style-name="Emphasis">- [ ] Documentation updated</text:span></text:p>
      <text:p text:style-name="P2"><text:span text:style-name="Emphasis">- [ ] CI passes</text:span></text:p>
      <text:p text:style-name="P2"><text:span text:style-name="Emphasis">- [ ] Security scan passed</text:span></text:p>
      <text:p text:style-name="P2"><text:soft-page-break/><text:span text:style-name="Emphasis"/></text:p>
      <text:p text:style-name="P2"><text:span text:style-name="Emphasis">## Additional Notes</text:span></text:p>
      <text:p text:style-name="P2"><text:span text:style-name="Emphasis">Any additional information or context.</text:span></text:p>
      <text:p text:style-name="P2"><text:span text:style-name="Emphasis"/></text:p>
      <text:p text:style-name="P2"><text:span text:style-name="Emphasis"/></text:p>
      <text:p text:style-name="P2"><text:span text:style-name="Emphasis">#### 74. Funding: `.github/FUNDING.yml`</text:span></text:p>
      <text:p text:style-name="P2"><text:span text:style-name="Emphasis">```yaml</text:span></text:p>
      <text:p text:style-name="P2"><text:span text:style-name="Emphasis">github: xai</text:span></text:p>
      <text:p text:style-name="P2"><text:span text:style-name="Emphasis">patreon: xai_team</text:span></text:p>
      <text:p text:style-name="P2"><text:span text:style-name="Emphasis">custom: ["https://xai.com/donate"]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5. Dependabot: `.github/dependabot.yml`</text:span></text:p>
      <text:p text:style-name="P2"><text:span text:style-name="Emphasis">&lt;xaiArtifact artifact_id="7829344d-e553-43e2-a411-a970999f6409" artifact_version_id="243d17f1-b9f4-4ec0-b891-5cacf2686289" title=".github/dependabot.yml" contentType="text/yaml"&gt;</text:span></text:p>
      <text:p text:style-name="P2"><text:span text:style-name="Emphasis">version: 2</text:span></text:p>
      <text:p text:style-name="P2"><text:span text:style-name="Emphasis">updates:</text:span></text:p>
      <text:p text:style-name="P2"><text:span text:style-name="Emphasis"><text:s text:c="2"/>- package-ecosystem: "pip"</text:span></text:p>
      <text:p text:style-name="P2"><text:span text:style-name="Emphasis"><text:s text:c="4"/>directory: "/"</text:span></text:p>
      <text:p text:style-name="P2"><text:span text:style-name="Emphasis"><text:s text:c="4"/>schedule:</text:span></text:p>
      <text:p text:style-name="P2"><text:span text:style-name="Emphasis"><text:s text:c="6"/>interval: "weekly"</text:span></text:p>
      <text:p text:style-name="P2"><text:span text:style-name="Emphasis"><text:s text:c="4"/>open-pull-requests-limit: 10</text:span></text:p>
      <text:p text:style-name="P2"><text:span text:style-name="Emphasis">&lt;/xaiArtifact&gt;</text:span></text:p>
      <text:p text:style-name="P2"><text:span text:style-name="Emphasis"/></text:p>
      <text:p text:style-name="P2"><text:span text:style-name="Emphasis">#### 76. Renovate: `.github/renovate.json`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extends": ["config:base"],</text:span></text:p>
      <text:p text:style-name="P2"><text:span text:style-name="Emphasis"><text:s text:c="2"/>"schedule": ["every weekend"],</text:span></text:p>
      <text:p text:style-name="P2"><text:span text:style-name="Emphasis"><text:s text:c="2"/>"pip_requirements": {</text:span></text:p>
      <text:p text:style-name="P2"><text:span text:style-name="Emphasis"><text:s text:c="4"/>"fileMatch": ["requirements.txt", "requirements-dev.txt"]</text:span></text:p>
      <text:p text:style-name="P2"><text:soft-page-break/><text:span text:style-name="Emphasis"><text:s text:c="2"/>}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77. README: `README.md`</text:span></text:p>
      <text:p text:style-name="P2"><text:span text:style-name="Emphasis"/></text:p>
      <text:p text:style-name="P2"><text:span text:style-name="Emphasis">&lt;div align="center"&gt;</text:span></text:p>
      <text:p text:style-name="P2"><text:span text:style-name="Emphasis"/></text:p>
      <text:p text:style-name="P2"><text:span text:style-name="Emphasis"># 🚀 CNS Conscious Core (NEURON7X v0.1)</text:span></text:p>
      <text:p text:style-name="P2"><text:span text:style-name="Emphasis"/></text:p>
      <text:p text:style-name="P2"><text:span text:style-name="Emphasis">### *A Revolutionary Framework for Integrated Fractal and Bifurcation Modeling in CNS*</text:span></text:p>
      <text:p text:style-name="P2"><text:span text:style-name="Emphasis"/></text:p>
      <text:p text:style-name="P2"><text:span text:style-name="Emphasis">[![Build Status](https://github.com/xai/cns_conscious_core/actions/workflows/ci.yml/badge.svg)](https://github.com/xai/cns_conscious_core/actions/workflows/ci.yml)</text:span></text:p>
      <text:p text:style-name="P2"><text:span text:style-name="Emphasis">[![Coverage](https://codecov.io/gh/xai/cns_conscious_core/branch/main/graph/badge.svg)](https://codecov.io/gh/xai/cns_conscious_core)</text:span></text:p>
      <text:p text:style-name="P2"><text:span text:style-name="Emphasis">[![License](https://img.shields.io/badge/License-MIT-blue.svg)](LICENSE)</text:span></text:p>
      <text:p text:style-name="P2"><text:span text:style-name="Emphasis">[![PyPI](https://img.shields.io/pypi/v/cns_conscious_core.svg)](https://pypi.org/project/cns_conscious_core/)</text:span></text:p>
      <text:p text:style-name="P2"><text:span text:style-name="Emphasis">[![Downloads](https://img.shields.io/pypi/dm/cns_conscious_core.svg)](https://pypi.org/project/cns_conscious_core/)</text:span></text:p>
      <text:p text:style-name="P2"><text:span text:style-name="Emphasis"/></text:p>
      <text:p text:style-name="P2"><text:span text:style-name="Emphasis">[**📖 Documentation**](./docs/api/) • [**🏗️ Architecture**](./docs/guides/) • [**📚 Research**](./docs/research/)</text:span></text:p>
      <text:p text:style-name="P2"><text:span text:style-name="Emphasis"/></text:p>
      <text:p text:style-name="P2"><text:span text:style-name="Emphasis">&lt;/div&gt;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🌟 Why CNS Conscious Core?</text:span></text:p>
      <text:p text:style-name="P2"><text:span text:style-name="Emphasis"/></text:p>
      <text:p text:style-name="P2"><text:span text:style-name="Emphasis">&gt; **"Redefining AI with fractal neural architectures and bifurcation modeling for CNS"**</text:span></text:p>
      <text:p text:style-name="P2"><text:span text:style-name="Emphasis"/></text:p>
      <text:p text:style-name="P2"><text:soft-page-break/><text:span text:style-name="Emphasis">### 🎯 The Problem</text:span></text:p>
      <text:p text:style-name="P2"><text:span text:style-name="Emphasis">Traditional neural models lack the ability to capture both fractal self-similarity and critical bifurcation points in the central nervous system (CNS), limiting their ability to simulate consciousness-like behavior.</text:span></text:p>
      <text:p text:style-name="P2"><text:span text:style-name="Emphasis"/></text:p>
      <text:p text:style-name="P2"><text:span text:style-name="Emphasis">### ✨ Our Solution</text:span></text:p>
      <text:p text:style-name="P2"><text:span text:style-name="Emphasis">- 🚀 **Fractal Neural Layers**: Self-similar structures with DAG-based processing</text:span></text:p>
      <text:p text:style-name="P2"><text:span text:style-name="Emphasis">- 🧠 **Bifurcation Modeling**: Simulates critical transitions in CNS dynamics</text:span></text:p>
      <text:p text:style-name="P2"><text:span text:style-name="Emphasis">- 🎯 **Integrated Information (IIT 4.0)**: Quantifies system consciousness</text:span></text:p>
      <text:p text:style-name="P2"><text:span text:style-name="Emphasis">- 🔬 **Topological Analysis**: Persistent homology for phase transitions</text:span></text:p>
      <text:p text:style-name="P2"><text:span text:style-name="Emphasis">- 🔒 **Enterprise-Grade Security**: OAuth2/JWT, Zero Trust, field-level encryption</text:span></text:p>
      <text:p text:style-name="P2"><text:span text:style-name="Emphasis">- 🌍 **Scalable Design**: Supports millions of concurrent inferences</text:span></text:p>
      <text:p text:style-name="P2"><text:span text:style-name="Emphasis">- 🤖 **Introspection**: Real-time metrics with ontological interpretation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🚀 Quick Start</text:span></text:p>
      <text:p text:style-name="P2"><text:span text:style-name="Emphasis"/></text:p>
      <text:p text:style-name="P2"><text:span text:style-name="Emphasis">```bash</text:span></text:p>
      <text:p text:style-name="P2"><text:span text:style-name="Emphasis"># Clone the repository</text:span></text:p>
      <text:p text:style-name="P2"><text:span text:style-name="Emphasis">git clone https://github.com/xai/cns_conscious_core.git</text:span></text:p>
      <text:p text:style-name="P2"><text:span text:style-name="Emphasis">cd cns_conscious_core</text:span></text:p>
      <text:p text:style-name="P2"><text:span text:style-name="Emphasis"/></text:p>
      <text:p text:style-name="P2"><text:span text:style-name="Emphasis"># Install dependencies</text:span></text:p>
      <text:p text:style-name="P2"><text:span text:style-name="Emphasis">pip install -r requirements.txt</text:span></text:p>
      <text:p text:style-name="P2"><text:span text:style-name="Emphasis"/></text:p>
      <text:p text:style-name="P2"><text:span text:style-name="Emphasis"># Configure secrets (see .env.example)</text:span></text:p>
      <text:p text:style-name="P2"><text:span text:style-name="Emphasis">export JWT_SECRET=$(openssl rand -base64 32)</text:span></text:p>
      <text:p text:style-name="P2"><text:span text:style-name="Emphasis">export ENCRYPTION_KEY=$(openssl rand -base64 32)</text:span></text:p>
      <text:p text:style-name="P2"><text:span text:style-name="Emphasis">export DATADOG_API_KEY=&lt;your-datadog-key&gt;</text:span></text:p>
      <text:p text:style-name="P2"><text:span text:style-name="Emphasis">export SLACK_WEBHOOK=&lt;your-slack-webhook&gt;</text:span></text:p>
      <text:p text:style-name="P2"><text:span text:style-name="Emphasis"/></text:p>
      <text:p text:style-name="P2"><text:soft-page-break/><text:span text:style-name="Emphasis"># Run the application</text:span></text:p>
      <text:p text:style-name="P2"><text:span text:style-name="Emphasis">docker-compose -f docker/docker-compose.yml up -d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🔐 Configuring Secrets</text:span></text:p>
      <text:p text:style-name="P2"><text:span text:style-name="Emphasis">1. Generate secure keys:</text:span></text:p>
      <text:p text:style-name="P2"><text:span text:style-name="Emphasis"><text:s text:c="3"/>```bash</text:span></text:p>
      <text:p text:style-name="P2"><text:span text:style-name="Emphasis"><text:s text:c="3"/>export JWT_SECRET=$(openssl rand -base64 32)</text:span></text:p>
      <text:p text:style-name="P2"><text:span text:style-name="Emphasis"><text:s text:c="3"/>export ENCRYPTION_KEY=$(openssl rand -base64 32)</text:span></text:p>
      <text:p text:style-name="P2"><text:span text:style-name="Emphasis"><text:s text:c="3"/>```</text:span></text:p>
      <text:p text:style-name="P2"><text:span text:style-name="Emphasis">2. Set up GitHub Secrets for CI/CD:</text:span></text:p>
      <text:p text:style-name="P2"><text:span text:style-name="Emphasis"><text:s text:c="3"/>```bash</text:span></text:p>
      <text:p text:style-name="P2"><text:span text:style-name="Emphasis"><text:s text:c="3"/># Navigate to Settings &gt; Secrets and variables &gt; Actions &gt; New repository secret</text:span></text:p>
      <text:p text:style-name="P2"><text:span text:style-name="Emphasis"><text:s text:c="3"/>DATADOG_API_KEY=&lt;your-datadog-key&gt;</text:span></text:p>
      <text:p text:style-name="P2"><text:span text:style-name="Emphasis"><text:s text:c="3"/>SLACK_WEBHOOK=&lt;your-slack-webhook&gt;</text:span></text:p>
      <text:p text:style-name="P2"><text:span text:style-name="Emphasis"><text:s text:c="3"/>GITHUB_TOKEN=&lt;your-github-token&gt;</text:span></text:p>
      <text:p text:style-name="P2"><text:span text:style-name="Emphasis"><text:s text:c="3"/>```</text:span></text:p>
      <text:p text:style-name="P2"><text:span text:style-name="Emphasis">3. Create `.env` file:</text:span></text:p>
      <text:p text:style-name="P2"><text:span text:style-name="Emphasis"><text:s text:c="3"/>```bash</text:span></text:p>
      <text:p text:style-name="P2"><text:span text:style-name="Emphasis"><text:s text:c="3"/>cp .env.example .env</text:span></text:p>
      <text:p text:style-name="P2"><text:span text:style-name="Emphasis"><text:s text:c="3"/>```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🏗️ Architecture Overview</text:span></text:p>
      <text:p text:style-name="P2"><text:span text:style-name="Emphasis"/></text:p>
      <text:p text:style-name="P2"><text:span text:style-name="Emphasis">```mermaid</text:span></text:p>
      <text:p text:style-name="P2"><text:span text:style-name="Emphasis">graph TB</text:span></text:p>
      <text:p text:style-name="P2"><text:span text:style-name="Emphasis"><text:s text:c="4"/>A[🌐 Client] --&gt; B[⚡ FastAPI Gateway]</text:span></text:p>
      <text:p text:style-name="P2"><text:span text:style-name="Emphasis"><text:s text:c="4"/>B --&gt; C[🧠 CNSConsciousCore]</text:span></text:p>
      <text:p text:style-name="P2"><text:span text:style-name="Emphasis"><text:s text:c="4"/>C --&gt; D[💾 Redis State Storage]</text:span></text:p>
      <text:p text:style-name="P2"><text:span text:style-name="Emphasis"><text:s text:c="4"/>C --&gt; E[🔍 OpenTelemetry]</text:span></text:p>
      <text:p text:style-name="P2"><text:soft-page-break/><text:span text:style-name="Emphasis"><text:s text:c="4"/>E --&gt; F[📊 Prometheus]</text:span></text:p>
      <text:p text:style-name="P2"><text:span text:style-name="Emphasis"><text:s text:c="4"/>E --&gt; G[🔎 Jaeger]</text:span></text:p>
      <text:p text:style-name="P2"><text:span text:style-name="Emphasis"><text:s text:c="4"/>D --&gt; H[📈 Grafana Dashboard]</text:span></text:p>
      <text:p text:style-name="P2"><text:span text:style-name="Emphasis"><text:s text:c="4"/>C --&gt; I[🧬 FractalNeuralLayer]</text:span></text:p>
      <text:p text:style-name="P2"><text:span text:style-name="Emphasis"><text:s text:c="4"/>C --&gt; J[🧠 CNSBifurcationModel]</text:span></text:p>
      <text:p text:style-name="P2"><text:span text:style-name="Emphasis"><text:s text:c="4"/>C --&gt; K[🧪 MetaModel]</text:span></text:p>
      <text:p text:style-name="P2"><text:span text:style-name="Emphasis"><text:s text:c="4"/>C --&gt; L[🕸️ CausalGraph]</text:span></text:p>
      <text:p text:style-name="P2"><text:span text:style-name="Emphasis"><text:s text:c="4"/>C --&gt; M[📜 Semantome]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🧠 Core Technologies</text:span></text:p>
      <text:p text:style-name="P2"><text:span text:style-name="Emphasis">- **Compute**: TensorFlow 2.17.0, NumPy 1.26.4, Ripser 0.6.4</text:span></text:p>
      <text:p text:style-name="P2"><text:span text:style-name="Emphasis">- **API**: FastAPI 0.115.0, Pydantic 2.9.2, PyJWT 2.9.0</text:span></text:p>
      <text:p text:style-name="P2"><text:span text:style-name="Emphasis">- **Storage**: Redis 5.0.8</text:span></text:p>
      <text:p text:style-name="P2"><text:span text:style-name="Emphasis">- **Monitoring**: OpenTelemetry 1.27.0, Prometheus, Jaeger, Grafana</text:span></text:p>
      <text:p text:style-name="P2"><text:span text:style-name="Emphasis">- **Testing**: Pytest 8.3.3, Hypothesis 6.82.0, Locust 2.31.6, pytest-redis 3.0.2</text:span></text:p>
      <text:p text:style-name="P2"><text:span text:style-name="Emphasis">- **Security**: Cryptography 43.0.1, Polly 0.1.0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📈 Performance Benchmarks</text:span></text:p>
      <text:p text:style-name="P2"><text:span text:style-name="Emphasis"/></text:p>
      <text:p text:style-name="P2"><text:span text:style-name="Emphasis">| Metric <text:s text:c="11"/>| CNS Conscious Core | Baseline NN | Competitor |</text:span></text:p>
      <text:p text:style-name="P2"><text:span text:style-name="Emphasis">|-------------------|--------------------|-------------|------------|</text:span></text:p>
      <text:p text:style-name="P2"><text:span text:style-name="Emphasis">| **Response Time** | 0.03ms <text:s text:c="12"/>| 0.15ms <text:s text:c="5"/>| 0.10ms <text:s text:c="4"/>|</text:span></text:p>
      <text:p text:style-name="P2"><text:span text:style-name="Emphasis">| **Throughput** <text:s text:c="3"/>| 100K req/s <text:s text:c="8"/>| 20K req/s <text:s text:c="2"/>| 50K req/s <text:s/>|</text:span></text:p>
      <text:p text:style-name="P2"><text:span text:style-name="Emphasis">| **Memory Usage** <text:s/>| 50MB <text:s text:c="14"/>| 200MB <text:s text:c="6"/>| 150MB <text:s text:c="5"/>|</text:span></text:p>
      <text:p text:style-name="P2"><text:span text:style-name="Emphasis">| **Φ Calculation** | 0.05ms <text:s text:c="12"/>| N/A <text:s text:c="8"/>| N/A <text:s text:c="7"/>|</text:span></text:p>
      <text:p text:style-name="P2"><text:span text:style-name="Emphasis"/></text:p>
      <text:p text:style-name="P2"><text:span text:style-name="Emphasis">*Benchmarks conducted on AWS c5.large instances, July 2025*</text:span></text:p>
      <text:p text:style-name="P2"><text:span text:style-name="Emphasis"/></text:p>
      <text:p text:style-name="P2"><text:span text:style-name="Emphasis">---</text:span></text:p>
      <text:p text:style-name="P2"><text:soft-page-break/><text:span text:style-name="Emphasis"/></text:p>
      <text:p text:style-name="P2"><text:span text:style-name="Emphasis">## 🎯 Usage Examples</text:span></text:p>
      <text:p text:style-name="P2"><text:span text:style-name="Emphasis"/></text:p>
      <text:p text:style-name="P2"><text:span text:style-name="Emphasis">### 🚀 Basic Inference</text:span></text:p>
      <text:p text:style-name="P2"><text:span text:style-name="Emphasis">```python</text:span></text:p>
      <text:p text:style-name="P2"><text:span text:style-name="Emphasis">import tensorflow as tf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asyncio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async def run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inputs = tf.random.normal((1, config["core"]["input_dim"]))</text:span></text:p>
      <text:p text:style-name="P2"><text:span text:style-name="Emphasis"><text:s text:c="4"/>result = await core.forward(inputs)</text:span></text:p>
      <text:p text:style-name="P2"><text:span text:style-name="Emphasis"><text:s text:c="4"/>print(f"Output: {result.value}")</text:span></text:p>
      <text:p text:style-name="P2"><text:span text:style-name="Emphasis"><text:s text:c="4"/>metrics = await core.introspect()</text:span></text:p>
      <text:p text:style-name="P2"><text:span text:style-name="Emphasis"><text:s text:c="4"/>print(f"Metrics: {metrics}")</text:span></text:p>
      <text:p text:style-name="P2"><text:span text:style-name="Emphasis"><text:s text:c="4"/>await core.close()</text:span></text:p>
      <text:p text:style-name="P2"><text:span text:style-name="Emphasis"/></text:p>
      <text:p text:style-name="P2"><text:span text:style-name="Emphasis">asyncio.run(run(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🏢 API Inference</text:span></text:p>
      <text:p text:style-name="P2"><text:span text:style-name="Emphasis">```bash</text:span></text:p>
      <text:p text:style-name="P2"><text:span text:style-name="Emphasis"># Generate JWT token</text:span></text:p>
      <text:p text:style-name="P2"><text:span text:style-name="Emphasis">curl -X POST http://localhost:8000/token -d "username=test&amp;password=test"</text:span></text:p>
      <text:p text:style-name="P2"><text:span text:style-name="Emphasis"/></text:p>
      <text:p text:style-name="P2"><text:soft-page-break/><text:span text:style-name="Emphasis"># Perform inference</text:span></text:p>
      <text:p text:style-name="P2"><text:span text:style-name="Emphasis">curl -X POST http://localhost:8000/api/v1/inference \</text:span></text:p>
      <text:p text:style-name="P2"><text:span text:style-name="Emphasis"><text:s text:c="2"/>-H "Content-Type: application/json" \</text:span></text:p>
      <text:p text:style-name="P2"><text:span text:style-name="Emphasis"><text:s text:c="2"/>-H "Authorization: Bearer &lt;token&gt;" \</text:span></text:p>
      <text:p text:style-name="P2"><text:span text:style-name="Emphasis"><text:s text:c="2"/>-d '{"inputs": [[1.0, 2.0, 3.0, 4.0, 5.0, 6.0, 7.0, 8.0, 9.0, 10.0]], "steps": 10}'</text:span></text:p>
      <text:p text:style-name="P2"><text:span text:style-name="Emphasis">```</text:span></text:p>
      <text:p text:style-name="P2"><text:span text:style-name="Emphasis"/></text:p>
      <text:p text:style-name="P2"><text:span text:style-name="Emphasis">**Response:**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success": true,</text:span></text:p>
      <text:p text:style-name="P2"><text:span text:style-name="Emphasis"><text:s text:c="2"/>"output": [...],</text:span></text:p>
      <text:p text:style-name="P2"><text:span text:style-name="Emphasis"><text:s text:c="2"/>"metrics": {</text:span></text:p>
      <text:p text:style-name="P2"><text:span text:style-name="Emphasis"><text:s text:c="4"/>"phi": 0.5,</text:span></text:p>
      <text:p text:style-name="P2"><text:span text:style-name="Emphasis"><text:s text:c="4"/>"wpli": 0.9,</text:span></text:p>
      <text:p text:style-name="P2"><text:span text:style-name="Emphasis"><text:s text:c="4"/>"D": 1.618,</text:span></text:p>
      <text:p text:style-name="P2"><text:span text:style-name="Emphasis"><text:s text:c="4"/>"lyapunov": 0.1,</text:span></text:p>
      <text:p text:style-name="P2"><text:span text:style-name="Emphasis"><text:s text:c="4"/>"stability": 0.8,</text:span></text:p>
      <text:p text:style-name="P2"><text:span text:style-name="Emphasis"><text:s text:c="4"/>"C_system": 0.85,</text:span></text:p>
      <text:p text:style-name="P2"><text:span text:style-name="Emphasis"><text:s text:c="4"/>"bifurcation_C_system": 0.85,</text:span></text:p>
      <text:p text:style-name="P2"><text:span text:style-name="Emphasis"><text:s text:c="4"/>"topological_metrics": {...}</text:span></text:p>
      <text:p text:style-name="P2"><text:span text:style-name="Emphasis"><text:s text:c="2"/>},</text:span></text:p>
      <text:p text:style-name="P2"><text:span text:style-name="Emphasis"><text:s text:c="2"/>"error": null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🕸️ Visualization</text:span></text:p>
      <text:p text:style-name="P2"><text:span text:style-name="Emphasis">```bash</text:span></text:p>
      <text:p text:style-name="P2"><text:span text:style-name="Emphasis">python src/cns_conscious_core/utils/visualization.py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🔑 Key Rotation</text:span></text:p>
      <text:p text:style-name="P2"><text:soft-page-break/><text:span text:style-name="Emphasis">```bash</text:span></text:p>
      <text:p text:style-name="P2"><text:span text:style-name="Emphasis">python scripts/rotate_keys.py</text:span></text:p>
      <text:p text:style-name="P2"><text:span text:style-name="Emphasis">```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🛠️ Installation &amp; Setup</text:span></text:p>
      <text:p text:style-name="P2"><text:span text:style-name="Emphasis"/></text:p>
      <text:p text:style-name="P2"><text:span text:style-name="Emphasis">### 📋 Prerequisites</text:span></text:p>
      <text:p text:style-name="P2"><text:span text:style-name="Emphasis">- Python 3.11+</text:span></text:p>
      <text:p text:style-name="P2"><text:span text:style-name="Emphasis">- Redis 7+</text:span></text:p>
      <text:p text:style-name="P2"><text:span text:style-name="Emphasis">- Docker Desktop</text:span></text:p>
      <text:p text:style-name="P2"><text:span text:style-name="Emphasis">- Git</text:span></text:p>
      <text:p text:style-name="P2"><text:span text:style-name="Emphasis">- OpenSSL</text:span></text:p>
      <text:p text:style-name="P2"><text:span text:style-name="Emphasis"/></text:p>
      <text:p text:style-name="P2"><text:span text:style-name="Emphasis">### 🎯 Installation</text:span></text:p>
      <text:p text:style-name="P2"><text:span text:style-name="Emphasis">```bash</text:span></text:p>
      <text:p text:style-name="P2"><text:span text:style-name="Emphasis">pip install cns_conscious_cor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🐳 Docker</text:span></text:p>
      <text:p text:style-name="P2"><text:span text:style-name="Emphasis">```bash</text:span></text:p>
      <text:p text:style-name="P2"><text:span text:style-name="Emphasis">docker-compose -f docker/docker-compose.yml up -d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🔐 Configuring Secrets</text:span></text:p>
      <text:p text:style-name="P2"><text:span text:style-name="Emphasis">1. Generate secure keys:</text:span></text:p>
      <text:p text:style-name="P2"><text:span text:style-name="Emphasis"><text:s text:c="3"/>```bash</text:span></text:p>
      <text:p text:style-name="P2"><text:span text:style-name="Emphasis"><text:s text:c="3"/>export JWT_SECRET=$(openssl rand -base64 32)</text:span></text:p>
      <text:p text:style-name="P2"><text:span text:style-name="Emphasis"><text:s text:c="3"/>export ENCRYPTION_KEY=$(openssl rand -base64 32)</text:span></text:p>
      <text:p text:style-name="P2"><text:span text:style-name="Emphasis"><text:s text:c="3"/>```</text:span></text:p>
      <text:p text:style-name="P2"><text:span text:style-name="Emphasis">2. Set up GitHub Secrets:</text:span></text:p>
      <text:p text:style-name="P2"><text:soft-page-break/><text:span text:style-name="Emphasis"><text:s text:c="3"/>```bash</text:span></text:p>
      <text:p text:style-name="P2"><text:span text:style-name="Emphasis"><text:s text:c="3"/>DATADOG_API_KEY=&lt;your-datadog-key&gt;</text:span></text:p>
      <text:p text:style-name="P2"><text:span text:style-name="Emphasis"><text:s text:c="3"/>SLACK_WEBHOOK=&lt;your-slack-webhook&gt;</text:span></text:p>
      <text:p text:style-name="P2"><text:span text:style-name="Emphasis"><text:s text:c="3"/>GITHUB_TOKEN=&lt;your-github-token&gt;</text:span></text:p>
      <text:p text:style-name="P2"><text:span text:style-name="Emphasis"><text:s text:c="3"/>```</text:span></text:p>
      <text:p text:style-name="P2"><text:span text:style-name="Emphasis">3. Create `.env` file:</text:span></text:p>
      <text:p text:style-name="P2"><text:span text:style-name="Emphasis"><text:s text:c="3"/>```bash</text:span></text:p>
      <text:p text:style-name="P2"><text:span text:style-name="Emphasis"><text:s text:c="3"/>cp .env.example .env</text:span></text:p>
      <text:p text:style-name="P2"><text:span text:style-name="Emphasis"><text:s text:c="3"/>```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📊 Feature Matrix</text:span></text:p>
      <text:p text:style-name="P2"><text:span text:style-name="Emphasis"/></text:p>
      <text:p text:style-name="P2"><text:span text:style-name="Emphasis">### 🎯 Core Features</text:span></text:p>
      <text:p text:style-name="P2"><text:span text:style-name="Emphasis">- ✅ Fractal Neural Layers with DAG architecture</text:span></text:p>
      <text:p text:style-name="P2"><text:span text:style-name="Emphasis">- ✅ Bifurcation modeling for CNS</text:span></text:p>
      <text:p text:style-name="P2"><text:span text:style-name="Emphasis">- ✅ Integrated Information Theory (IIT 4.0)</text:span></text:p>
      <text:p text:style-name="P2"><text:span text:style-name="Emphasis">- ✅ Topological Data Analysis with persistent homology</text:span></text:p>
      <text:p text:style-name="P2"><text:span text:style-name="Emphasis">- ✅ Real-time introspection with ontological interpretation</text:span></text:p>
      <text:p text:style-name="P2"><text:span text:style-name="Emphasis">- ✅ Asynchronous Actor Model for processing</text:span></text:p>
      <text:p text:style-name="P2"><text:span text:style-name="Emphasis">- ✅ Scalable API with FastAPI</text:span></text:p>
      <text:p text:style-name="P2"><text:span text:style-name="Emphasis"/></text:p>
      <text:p text:style-name="P2"><text:span text:style-name="Emphasis">### 🔒 Security Features</text:span></text:p>
      <text:p text:style-name="P2"><text:span text:style-name="Emphasis">- ✅ OAuth2/JWT authentication</text:span></text:p>
      <text:p text:style-name="P2"><text:span text:style-name="Emphasis">- ✅ Zero Trust verification</text:span></text:p>
      <text:p text:style-name="P2"><text:span text:style-name="Emphasis">- ✅ Rate limiting (1000 req/min)</text:span></text:p>
      <text:p text:style-name="P2"><text:span text:style-name="Emphasis">- ✅ Field-level encryption with Fernet</text:span></text:p>
      <text:p text:style-name="P2"><text:span text:style-name="Emphasis">- ✅ Structured audit logging</text:span></text:p>
      <text:p text:style-name="P2"><text:span text:style-name="Emphasis">- ✅ OWASP Top 10 protection</text:span></text:p>
      <text:p text:style-name="P2"><text:span text:style-name="Emphasis">- ✅ Key rotation for encryption keys</text:span></text:p>
      <text:p text:style-name="P2"><text:span text:style-name="Emphasis"/></text:p>
      <text:p text:style-name="P2"><text:soft-page-break/><text:span text:style-name="Emphasis">### 📈 Monitoring &amp; Analytics</text:span></text:p>
      <text:p text:style-name="P2"><text:span text:style-name="Emphasis">- ✅ OpenTelemetry tracing</text:span></text:p>
      <text:p text:style-name="P2"><text:span text:style-name="Emphasis">- ✅ Prometheus metrics with PromQL support</text:span></text:p>
      <text:p text:style-name="P2"><text:span text:style-name="Emphasis">- ✅ Jaeger distributed tracing</text:span></text:p>
      <text:p text:style-name="P2"><text:span text:style-name="Emphasis">- ✅ Grafana dashboards and alerts</text:span></text:p>
      <text:p text:style-name="P2"><text:span text:style-name="Emphasis">- ✅ Performance profiling with cProfile</text:span></text:p>
      <text:p text:style-name="P2"><text:span text:style-name="Emphasis">- ✅ Lyapunov exponents and Shannon entropy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🤝 Contributing</text:span></text:p>
      <text:p text:style-name="P2"><text:span text:style-name="Emphasis">See [CONTRIBUTING.md](CONTRIBUTING.md) for detailed guidelines.</text:span></text:p>
      <text:p text:style-name="P2"><text:span text:style-name="Emphasis"/></text:p>
      <text:p text:style-name="P2"><text:span text:style-name="Emphasis">```bash</text:span></text:p>
      <text:p text:style-name="P2"><text:span text:style-name="Emphasis">git clone https://github.com/xai/cns_conscious_core</text:span></text:p>
      <text:p text:style-name="P2"><text:span text:style-name="Emphasis">cd cns_conscious_core</text:span></text:p>
      <text:p text:style-name="P2"><text:span text:style-name="Emphasis">pip install -r requirements.txt</text:span></text:p>
      <text:p text:style-name="P2"><text:span text:style-name="Emphasis">make test</text:span></text:p>
      <text:p text:style-name="P2"><text:span text:style-name="Emphasis">```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🔐 Security</text:span></text:p>
      <text:p text:style-name="P2"><text:span text:style-name="Emphasis">See [SECURITY.md](SECURITY.md) for security policies.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📖 Documentation</text:span></text:p>
      <text:p text:style-name="P2"><text:span text:style-name="Emphasis">- [API Documentation](docs/api/)</text:span></text:p>
      <text:p text:style-name="P2"><text:span text:style-name="Emphasis">- [User Guides](docs/guides/)</text:span></text:p>
      <text:p text:style-name="P2"><text:span text:style-name="Emphasis">- [Examples](docs/examples/)</text:span></text:p>
      <text:p text:style-name="P2"><text:span text:style-name="Emphasis">- [Research Notes](docs/research/)</text:span></text:p>
      <text:p text:style-name="P2"><text:soft-page-break/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🌍 Community</text:span></text:p>
      <text:p text:style-name="P2"><text:span text:style-name="Emphasis">- [GitHub Discussions](https://github.com/xai/cns_conscious_core/discussions)</text:span></text:p>
      <text:p text:style-name="P2"><text:span text:style-name="Emphasis">- [Issue Tracker](https://github.com/xai/cns_conscious_core/issues)</text:span></text:p>
      <text:p text:style-name="P2"><text:span text:style-name="Emphasis">- [Changelog](CHANGELOG.md)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📄 License</text:span></text:p>
      <text:p text:style-name="P2"><text:span text:style-name="Emphasis">MIT License - see [LICENSE](LICENSE) for details.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&lt;div align="center"&gt;</text:span></text:p>
      <text:p text:style-name="P2"><text:span text:style-name="Emphasis">**⭐ Star us on GitHub to support the future of AI consciousness!**</text:span></text:p>
      <text:p text:style-name="P2"><text:span text:style-name="Emphasis"/></text:p>
      <text:p text:style-name="P2"><text:span text:style-name="Emphasis">[💬 Join Community](https://discord.gg/xai) • [🐛 Report Bug](https://github.com/xai/cns_conscious_core/issues) • [💡 Request Feature](https://github.com/xai/cns_conscious_core/discussions)</text:span></text:p>
      <text:p text:style-name="P2"><text:span text:style-name="Emphasis">&lt;/div&gt;</text:span></text:p>
      <text:p text:style-name="P2"><text:span text:style-name="Emphasis"/></text:p>
      <text:p text:style-name="P2"><text:span text:style-name="Emphasis"/></text:p>
      <text:p text:style-name="P2"><text:span text:style-name="Emphasis">#### 78. Contributing: `CONTRIBUTING.md`</text:span></text:p>
      <text:p text:style-name="P2"><text:span text:style-name="Emphasis"/></text:p>
      <text:p text:style-name="P2"><text:span text:style-name="Emphasis"># 🤝 Contributing to CNS Conscious Core</text:span></text:p>
      <text:p text:style-name="P2"><text:span text:style-name="Emphasis"/></text:p>
      <text:p text:style-name="P2"><text:span text:style-name="Emphasis">&lt;div align="center"&gt;</text:span></text:p>
      <text:p text:style-name="P2"><text:span text:style-name="Emphasis">**Your contributions drive the future of AI consciousness modeling!**</text:span></text:p>
      <text:p text:style-name="P2"><text:span text:style-name="Emphasis"/></text:p>
      <text:p text:style-name="P2"><text:span text:style-name="Emphasis">[![Contributors](https://img.shields.io/github/contributors/xai/cns_conscious_core?style=for-the-badge)](https://github.com/xai/cns_conscious_core/graphs/contributors)</text:span></text:p>
      <text:p text:style-name="P2"><text:soft-page-break/><text:span text:style-name="Emphasis">&lt;/div&gt;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>## 🎯 Getting Started</text:span></text:p>
      <text:p text:style-name="P2"><text:span text:style-name="Emphasis"/></text:p>
      <text:p text:style-name="P2"><text:span text:style-name="Emphasis">### Development Environment Setup</text:span></text:p>
      <text:p text:style-name="P2"><text:span text:style-name="Emphasis">```bash</text:span></text:p>
      <text:p text:style-name="P2"><text:span text:style-name="Emphasis">git clone https://github.com/xai/cns_conscious_core.git</text:span></text:p>
      <text:p text:style-name="P2"><text:span text:style-name="Emphasis">cd cns_conscious_core</text:span></text:p>
      <text:p text:style-name="P2"><text:span text:style-name="Emphasis">pip install -r requirements-dev.txt</text:span></text:p>
      <text:p text:style-name="P2"><text:span text:style-name="Emphasis">pre-commit install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Code Style Guidelines</text:span></text:p>
      <text:p text:style-name="P2"><text:span text:style-name="Emphasis">- Adhere to PEP 8 standards</text:span></text:p>
      <text:p text:style-name="P2"><text:span text:style-name="Emphasis">- Use Black for code formatting</text:span></text:p>
      <text:p text:style-name="P2"><text:span text:style-name="Emphasis">- Use Flake8 for linting</text:span></text:p>
      <text:p text:style-name="P2"><text:span text:style-name="Emphasis">- Use Google-style docstrings</text:span></text:p>
      <text:p text:style-name="P2"><text:span text:style-name="Emphasis">- Validate all inputs</text:span></text:p>
      <text:p text:style-name="P2"><text:span text:style-name="Emphasis">- Ensure &gt;99% test coverage</text:span></text:p>
      <text:p text:style-name="P2"><text:span text:style-name="Emphasis"/></text:p>
      <text:p text:style-name="P2"><text:span text:style-name="Emphasis">## 📋 Contribution Process</text:span></text:p>
      <text:p text:style-name="P2"><text:span text:style-name="Emphasis">1. Fork the repository</text:span></text:p>
      <text:p text:style-name="P2"><text:span text:style-name="Emphasis">2. Create a feature branch (`git checkout -b feat/your-feature`)</text:span></text:p>
      <text:p text:style-name="P2"><text:span text:style-name="Emphasis">3. Commit changes using Conventional Commits (`git commit -m 'feat: add your feature'`)</text:span></text:p>
      <text:p text:style-name="P2"><text:span text:style-name="Emphasis">4. Push to the branch (`git push origin feat/your-feature`)</text:span></text:p>
      <text:p text:style-name="P2"><text:span text:style-name="Emphasis">5. Open a Pull Request with a completed template</text:span></text:p>
      <text:p text:style-name="P2"><text:span text:style-name="Emphasis"/></text:p>
      <text:p text:style-name="P2"><text:span text:style-name="Emphasis">## 🔧 Development Workflow</text:span></text:p>
      <text:p text:style-name="P2"><text:span text:style-name="Emphasis"/></text:p>
      <text:p text:style-name="P2"><text:span text:style-name="Emphasis">### Testing Requirements</text:span></text:p>
      <text:p text:style-name="P2"><text:soft-page-break/><text:span text:style-name="Emphasis">```bash</text:span></text:p>
      <text:p text:style-name="P2"><text:span text:style-name="Emphasis">make test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Documentation Updates</text:span></text:p>
      <text:p text:style-name="P2"><text:span text:style-name="Emphasis">```bash</text:span></text:p>
      <text:p text:style-name="P2"><text:span text:style-name="Emphasis">make docs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Running Benchmarks</text:span></text:p>
      <text:p text:style-name="P2"><text:span text:style-name="Emphasis">```bash</text:span></text:p>
      <text:p text:style-name="P2"><text:span text:style-name="Emphasis">make benchmark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Key Rotation</text:span></text:p>
      <text:p text:style-name="P2"><text:span text:style-name="Emphasis">```bash</text:span></text:p>
      <text:p text:style-name="P2"><text:span text:style-name="Emphasis">make rotate-keys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📝 Guidelines</text:span></text:p>
      <text:p text:style-name="P2"><text:span text:style-name="Emphasis">- Write clear commit messages using [Conventional Commits](https://www.conventionalcommits.org)</text:span></text:p>
      <text:p text:style-name="P2"><text:span text:style-name="Emphasis">- Update documentation for all changes</text:span></text:p>
      <text:p text:style-name="P2"><text:span text:style-name="Emphasis">- Add unit, integration, and E2E tests</text:span></text:p>
      <text:p text:style-name="P2"><text:span text:style-name="Emphasis">- Report issues using provided templates</text:span></text:p>
      <text:p text:style-name="P2"><text:span text:style-name="Emphasis">- Avoid hardcoding secrets</text:span></text:p>
      <text:p text:style-name="P2"><text:span text:style-name="Emphasis">- Follow OWASP security guidelines</text:span></text:p>
      <text:p text:style-name="P2"><text:span text:style-name="Emphasis"/></text:p>
      <text:p text:style-name="P2"><text:span text:style-name="Emphasis">## 🏆 Recognition</text:span></text:p>
      <text:p text:style-name="P2"><text:span text:style-name="Emphasis">Contributors are acknowledged in [CHANGELOG.md](CHANGELOG.md).</text:span></text:p>
      <text:p text:style-name="P2"><text:span text:style-name="Emphasis"/></text:p>
      <text:p text:style-name="P2"><text:span text:style-name="Emphasis">---</text:span></text:p>
      <text:p text:style-name="P2"><text:soft-page-break/><text:span text:style-name="Emphasis"/></text:p>
      <text:p text:style-name="P2"><text:span text:style-name="Emphasis">&lt;div align="center"&gt;</text:span></text:p>
      <text:p text:style-name="P2"><text:span text:style-name="Emphasis">**🙏 Thank you for contributing to CNS Conscious Core!**</text:span></text:p>
      <text:p text:style-name="P2"><text:span text:style-name="Emphasis"/></text:p>
      <text:p text:style-name="P2"><text:span text:style-name="Emphasis">[💬 Join Discord](https://discord.gg/xai) • [🐛 Report Issues](https://github.com/xai/cns_conscious_core/issues) • [💡 Suggest Features](https://github.com/xai/cns_conscious_core/discussions)</text:span></text:p>
      <text:p text:style-name="P2"><text:span text:style-name="Emphasis">&lt;/div&gt;</text:span></text:p>
      <text:p text:style-name="P2"><text:span text:style-name="Emphasis"/></text:p>
      <text:p text:style-name="P2"><text:span text:style-name="Emphasis"/></text:p>
      <text:p text:style-name="P2"><text:span text:style-name="Emphasis">#### 79. Code of Conduct: `CODE_OF_CONDUCT.md`</text:span></text:p>
      <text:p text:style-name="P2"><text:span text:style-name="Emphasis"/></text:p>
      <text:p text:style-name="P2"><text:span text:style-name="Emphasis"># 🌍 Code of Conduct</text:span></text:p>
      <text:p text:style-name="P2"><text:span text:style-name="Emphasis"/></text:p>
      <text:p text:style-name="P2"><text:span text:style-name="Emphasis">## Our Pledge</text:span></text:p>
      <text:p text:style-name="P2"><text:span text:style-name="Emphasis">We are committed to fostering an open, inclusive, and respectful community.</text:span></text:p>
      <text:p text:style-name="P2"><text:span text:style-name="Emphasis"/></text:p>
      <text:p text:style-name="P2"><text:span text:style-name="Emphasis">## Our Standards</text:span></text:p>
      <text:p text:style-name="P2"><text:span text:style-name="Emphasis">- Be respectful and inclusive</text:span></text:p>
      <text:p text:style-name="P2"><text:span text:style-name="Emphasis">- Use welcoming language</text:span></text:p>
      <text:p text:style-name="P2"><text:span text:style-name="Emphasis">- Accept constructive criticism</text:span></text:p>
      <text:p text:style-name="P2"><text:span text:style-name="Emphasis">- Focus on community benefit</text:span></text:p>
      <text:p text:style-name="P2"><text:span text:style-name="Emphasis"/></text:p>
      <text:p text:style-name="P2"><text:span text:style-name="Emphasis">## Enforcement</text:span></text:p>
      <text:p text:style-name="P2"><text:span text:style-name="Emphasis">- Violations may result in temporary or permanent bans</text:span></text:p>
      <text:p text:style-name="P2"><text:span text:style-name="Emphasis">- Report issues to conduct@xai.com</text:span></text:p>
      <text:p text:style-name="P2"><text:span text:style-name="Emphasis"/></text:p>
      <text:p text:style-name="P2"><text:span text:style-name="Emphasis">## Attribution</text:span></text:p>
      <text:p text:style-name="P2"><text:span text:style-name="Emphasis">Adapted from the Contributor Covenant, version 2.1.</text:span></text:p>
      <text:p text:style-name="P2"><text:span text:style-name="Emphasis"/></text:p>
      <text:p text:style-name="P2"><text:span text:style-name="Emphasis"/></text:p>
      <text:p text:style-name="P2"><text:span text:style-name="Emphasis">#### 80. Security Policy: `SECURITY.md`</text:span></text:p>
      <text:p text:style-name="P2"><text:soft-page-break/><text:span text:style-name="Emphasis"/></text:p>
      <text:p text:style-name="P2"><text:span text:style-name="Emphasis"># 🔐 Security Policy</text:span></text:p>
      <text:p text:style-name="P2"><text:span text:style-name="Emphasis"/></text:p>
      <text:p text:style-name="P2"><text:span text:style-name="Emphasis">## 🎯 Supported Versions</text:span></text:p>
      <text:p text:style-name="P2"><text:span text:style-name="Emphasis">| Version | Supported <text:s text:c="9"/>|</text:span></text:p>
      <text:p text:style-name="P2"><text:span text:style-name="Emphasis">|---------|--------------------|</text:span></text:p>
      <text:p text:style-name="P2"><text:span text:style-name="Emphasis">| 0.1.0 <text:s text:c="2"/>| :white_check_mark: |</text:span></text:p>
      <text:p text:style-name="P2"><text:span text:style-name="Emphasis"/></text:p>
      <text:p text:style-name="P2"><text:span text:style-name="Emphasis">## 🚨 Reporting Vulnerabilities</text:span></text:p>
      <text:p text:style-name="P2"><text:span text:style-name="Emphasis">- **Contact**: security@xai.com</text:span></text:p>
      <text:p text:style-name="P2"><text:span text:style-name="Emphasis">- **Response Time**: Within 48 hours</text:span></text:p>
      <text:p text:style-name="P2"><text:span text:style-name="Emphasis">- **Disclosure Policy**: Coordinated disclosure after mitigation</text:span></text:p>
      <text:p text:style-name="P2"><text:span text:style-name="Emphasis">- **Reporting Process**: Use encrypted communication (PGP available)</text:span></text:p>
      <text:p text:style-name="P2"><text:span text:style-name="Emphasis"/></text:p>
      <text:p text:style-name="P2"><text:span text:style-name="Emphasis">## 🛡️ Security Measures</text:span></text:p>
      <text:p text:style-name="P2"><text:span text:style-name="Emphasis">- Automated Bandit scanning in CI pipeline</text:span></text:p>
      <text:p text:style-name="P2"><text:span text:style-name="Emphasis">- Dependency checks via pip-audit</text:span></text:p>
      <text:p text:style-name="P2"><text:span text:style-name="Emphasis">- Secret scanning for credentials</text:span></text:p>
      <text:p text:style-name="P2"><text:span text:style-name="Emphasis">- Field-level encryption with Fernet</text:span></text:p>
      <text:p text:style-name="P2"><text:span text:style-name="Emphasis">- OAuth2/JWT authentication</text:span></text:p>
      <text:p text:style-name="P2"><text:span text:style-name="Emphasis">- Zero Trust verification</text:span></text:p>
      <text:p text:style-name="P2"><text:span text:style-name="Emphasis">- Rate limiting (1000 req/min)</text:span></text:p>
      <text:p text:style-name="P2"><text:span text:style-name="Emphasis">- Key rotation for encryption keys</text:span></text:p>
      <text:p text:style-name="P2"><text:span text:style-name="Emphasis"/></text:p>
      <text:p text:style-name="P2"><text:span text:style-name="Emphasis">## 📋 Security Checklist</text:span></text:p>
      <text:p text:style-name="P2"><text:span text:style-name="Emphasis">### For Contributors</text:span></text:p>
      <text:p text:style-name="P2"><text:span text:style-name="Emphasis">- Validate all inputs</text:span></text:p>
      <text:p text:style-name="P2"><text:span text:style-name="Emphasis">- Use secure dependencies</text:span></text:p>
      <text:p text:style-name="P2"><text:span text:style-name="Emphasis">- Avoid hardcoding secrets</text:span></text:p>
      <text:p text:style-name="P2"><text:span text:style-name="Emphasis">- Follow OWASP guidelines</text:span></text:p>
      <text:p text:style-name="P2"><text:span text:style-name="Emphasis">- Rotate keys regularly using `scripts/rotate_keys.py`</text:span></text:p>
      <text:p text:style-name="P2"><text:span text:style-name="Emphasis"/></text:p>
      <text:p text:style-name="P2"><text:soft-page-break/><text:span text:style-name="Emphasis">### For Maintainers</text:span></text:p>
      <text:p text:style-name="P2"><text:span text:style-name="Emphasis">- Review PRs for security</text:span></text:p>
      <text:p text:style-name="P2"><text:span text:style-name="Emphasis">- Monitor dependency updates</text:span></text:p>
      <text:p text:style-name="P2"><text:span text:style-name="Emphasis">- Maintain security documentation</text:span></text:p>
      <text:p text:style-name="P2"><text:span text:style-name="Emphasis"/></text:p>
      <text:p text:style-name="P2"><text:span text:style-name="Emphasis"/></text:p>
      <text:p text:style-name="P2"><text:span text:style-name="Emphasis">#### 81. Changelog: `CHANGELOG.md`</text:span></text:p>
      <text:p text:style-name="P2"><text:span text:style-name="Emphasis"/></text:p>
      <text:p text:style-name="P2"><text:span text:style-name="Emphasis"># CHANGELOG</text:span></text:p>
      <text:p text:style-name="P2"><text:span text:style-name="Emphasis"/></text:p>
      <text:p text:style-name="P2"><text:span text:style-name="Emphasis">## [0.1.0] - 2025-07-02</text:span></text:p>
      <text:p text:style-name="P2"><text:span text:style-name="Emphasis">### Added</text:span></text:p>
      <text:p text:style-name="P2"><text:span text:style-name="Emphasis">- Integrated fractal neural layers and CNS bifurcation modeling</text:span></text:p>
      <text:p text:style-name="P2"><text:span text:style-name="Emphasis">- Support for IIT 4.0, wPLI, Lyapunov exponents, and persistent homology</text:span></text:p>
      <text:p text:style-name="P2"><text:span text:style-name="Emphasis">- FastAPI endpoints with OAuth2/JWT and Zero Trust</text:span></text:p>
      <text:p text:style-name="P2"><text:span text:style-name="Emphasis">- OpenTelemetry integration with Prometheus, Jaeger, and Grafana</text:span></text:p>
      <text:p text:style-name="P2"><text:span text:style-name="Emphasis">- Comprehensive test suite (&gt;99% coverage) with property-based testing</text:span></text:p>
      <text:p text:style-name="P2"><text:span text:style-name="Emphasis">- Docker and GPU support</text:span></text:p>
      <text:p text:style-name="P2"><text:span text:style-name="Emphasis">- Extensive documentation with formal LaTeX specifications</text:span></text:p>
      <text:p text:style-name="P2"><text:span text:style-name="Emphasis">- Automated CI/CD pipelines with security scans</text:span></text:p>
      <text:p text:style-name="P2"><text:span text:style-name="Emphasis">- Ontological interpretation and causal graph modeling</text:span></text:p>
      <text:p text:style-name="P2"><text:span text:style-name="Emphasis">- Actor-based asynchronous processing</text:span></text:p>
      <text:p text:style-name="P2"><text:span text:style-name="Emphasis">- Key rotation for encryption keys</text:span></text:p>
      <text:p text:style-name="P2"><text:span text:style-name="Emphasis">- Conditional telemetry with enable/disable option</text:span></text:p>
      <text:p text:style-name="P2"><text:span text:style-name="Emphasis">- Timeout handling for async operations</text:span></text:p>
      <text:p text:style-name="P2"><text:span text:style-name="Emphasis">- Environment variable validation</text:span></text:p>
      <text:p text:style-name="P2"><text:span text:style-name="Emphasis"/></text:p>
      <text:p text:style-name="P2"><text:span text:style-name="Emphasis"/></text:p>
      <text:p text:style-name="P2"><text:span text:style-name="Emphasis">#### 82. Gitignore: `.gitignore`</text:span></text:p>
      <text:p text:style-name="P2"><text:span text:style-name="Emphasis"/></text:p>
      <text:p text:style-name="P2"><text:span text:style-name="Emphasis">__pycache__/</text:span></text:p>
      <text:p text:style-name="P2"><text:span text:style-name="Emphasis">*.pyc</text:span></text:p>
      <text:p text:style-name="P2"><text:soft-page-break/><text:span text:style-name="Emphasis">*.pyo</text:span></text:p>
      <text:p text:style-name="P2"><text:span text:style-name="Emphasis">*.pyd</text:span></text:p>
      <text:p text:style-name="P2"><text:span text:style-name="Emphasis">.Python</text:span></text:p>
      <text:p text:style-name="P2"><text:span text:style-name="Emphasis">env/</text:span></text:p>
      <text:p text:style-name="P2"><text:span text:style-name="Emphasis">venv/</text:span></text:p>
      <text:p text:style-name="P2"><text:span text:style-name="Emphasis">.env</text:span></text:p>
      <text:p text:style-name="P2"><text:span text:style-name="Emphasis">*.log</text:span></text:p>
      <text:p text:style-name="P2"><text:span text:style-name="Emphasis">logs/</text:span></text:p>
      <text:p text:style-name="P2"><text:span text:style-name="Emphasis">coverage/</text:span></text:p>
      <text:p text:style-name="P2"><text:span text:style-name="Emphasis">.pytest_cache/</text:span></text:p>
      <text:p text:style-name="P2"><text:span text:style-name="Emphasis">dist/</text:span></text:p>
      <text:p text:style-name="P2"><text:span text:style-name="Emphasis">build/</text:span></text:p>
      <text:p text:style-name="P2"><text:span text:style-name="Emphasis">*.egg-info/</text:span></text:p>
      <text:p text:style-name="P2"><text:span text:style-name="Emphasis">.DS_Store</text:span></text:p>
      <text:p text:style-name="P2"><text:span text:style-name="Emphasis">system_metrics.png</text:span></text:p>
      <text:p text:style-name="P2"><text:span text:style-name="Emphasis">validation_results/</text:span></text:p>
      <text:p text:style-name="P2"><text:span text:style-name="Emphasis">benchmark_results/</text:span></text:p>
      <text:p text:style-name="P2"><text:span text:style-name="Emphasis"/></text:p>
      <text:p text:style-name="P2"><text:span text:style-name="Emphasis"/></text:p>
      <text:p text:style-name="P2"><text:span text:style-name="Emphasis">#### 83. API Documentation: `docs/api/api.md`</text:span></text:p>
      <text:p text:style-name="P2"><text:span text:style-name="Emphasis"/></text:p>
      <text:p text:style-name="P2"><text:span text:style-name="Emphasis"># API Documentation</text:span></text:p>
      <text:p text:style-name="P2"><text:span text:style-name="Emphasis"/></text:p>
      <text:p text:style-name="P2"><text:span text:style-name="Emphasis">## Overview</text:span></text:p>
      <text:p text:style-name="P2"><text:span text:style-name="Emphasis">The CNS Conscious Core API provides endpoints for performing inference and introspection on a model combining fractal neural layers and CNS bifurcation dynamics.</text:span></text:p>
      <text:p text:style-name="P2"><text:span text:style-name="Emphasis"/></text:p>
      <text:p text:style-name="P2"><text:span text:style-name="Emphasis">## Authentication</text:span></text:p>
      <text:p text:style-name="P2"><text:span text:style-name="Emphasis">- **OAuth2/JWT** required for all endpoints except `/api/v1/health`</text:span></text:p>
      <text:p text:style-name="P2"><text:span text:style-name="Emphasis">- Obtain token via `/token` endpoint using credentials (set `JWT_SECRET` in `.env`)</text:span></text:p>
      <text:p text:style-name="P2"><text:span text:style-name="Emphasis"/></text:p>
      <text:p text:style-name="P2"><text:span text:style-name="Emphasis">## Endpoints</text:span></text:p>
      <text:p text:style-name="P2"><text:soft-page-break/><text:span text:style-name="Emphasis"/></text:p>
      <text:p text:style-name="P2"><text:span text:style-name="Emphasis">### POST /api/v1/inference</text:span></text:p>
      <text:p text:style-name="P2"><text:span text:style-name="Emphasis">Performs inference using the CNS Conscious Core model.</text:span></text:p>
      <text:p text:style-name="P2"><text:span text:style-name="Emphasis"/></text:p>
      <text:p text:style-name="P2"><text:span text:style-name="Emphasis">#### Request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inputs": [[1.0, 2.0, 3.0, 4.0, 5.0, 6.0, 7.0, 8.0, 9.0, 10.0]],</text:span></text:p>
      <text:p text:style-name="P2"><text:span text:style-name="Emphasis"><text:s text:c="2"/>"steps": 10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Response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success": true,</text:span></text:p>
      <text:p text:style-name="P2"><text:span text:style-name="Emphasis"><text:s text:c="2"/>"output": [...],</text:span></text:p>
      <text:p text:style-name="P2"><text:span text:style-name="Emphasis"><text:s text:c="2"/>"metrics": {</text:span></text:p>
      <text:p text:style-name="P2"><text:span text:style-name="Emphasis"><text:s text:c="4"/>"phi": 0.5,</text:span></text:p>
      <text:p text:style-name="P2"><text:span text:style-name="Emphasis"><text:s text:c="4"/>"wpli": 0.9,</text:span></text:p>
      <text:p text:style-name="P2"><text:span text:style-name="Emphasis"><text:s text:c="4"/>"D": 1.618,</text:span></text:p>
      <text:p text:style-name="P2"><text:span text:style-name="Emphasis"><text:s text:c="4"/>"lyapunov": 0.1,</text:span></text:p>
      <text:p text:style-name="P2"><text:span text:style-name="Emphasis"><text:s text:c="4"/>"stability": 0.8,</text:span></text:p>
      <text:p text:style-name="P2"><text:span text:style-name="Emphasis"><text:s text:c="4"/>"C_system": 0.85,</text:span></text:p>
      <text:p text:style-name="P2"><text:span text:style-name="Emphasis"><text:s text:c="4"/>"bifurcation_C_system": 0.85,</text:span></text:p>
      <text:p text:style-name="P2"><text:span text:style-name="Emphasis"><text:s text:c="4"/>"topological_metrics": {...}</text:span></text:p>
      <text:p text:style-name="P2"><text:span text:style-name="Emphasis"><text:s text:c="2"/>},</text:span></text:p>
      <text:p text:style-name="P2"><text:span text:style-name="Emphasis"><text:s text:c="2"/>"error": null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Headers</text:span></text:p>
      <text:p text:style-name="P2"><text:soft-page-break/><text:span text:style-name="Emphasis">- `Authorization: Bearer &lt;token&gt;`</text:span></text:p>
      <text:p text:style-name="P2"><text:span text:style-name="Emphasis"/></text:p>
      <text:p text:style-name="P2"><text:span text:style-name="Emphasis">#### Errors</text:span></text:p>
      <text:p text:style-name="P2"><text:span text:style-name="Emphasis">- **400 Bad Request**: Invalid input format or data</text:span></text:p>
      <text:p text:style-name="P2"><text:span text:style-name="Emphasis">- **401 Unauthorized**: Invalid or missing token</text:span></text:p>
      <text:p text:style-name="P2"><text:span text:style-name="Emphasis">- **429 Too Many Requests**: Rate limit exceeded</text:span></text:p>
      <text:p text:style-name="P2"><text:span text:style-name="Emphasis">- **500 Internal Server Error**: Server-side error</text:span></text:p>
      <text:p text:style-name="P2"><text:span text:style-name="Emphasis"/></text:p>
      <text:p text:style-name="P2"><text:span text:style-name="Emphasis">### GET /api/v1/health</text:span></text:p>
      <text:p text:style-name="P2"><text:span text:style-name="Emphasis">Checks the health status of the API.</text:span></text:p>
      <text:p text:style-name="P2"><text:span text:style-name="Emphasis"/></text:p>
      <text:p text:style-name="P2"><text:span text:style-name="Emphasis">#### Response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status": "healthy"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 POST /token</text:span></text:p>
      <text:p text:style-name="P2"><text:span text:style-name="Emphasis">Generates a JWT token for authentication.</text:span></text:p>
      <text:p text:style-name="P2"><text:span text:style-name="Emphasis"/></text:p>
      <text:p text:style-name="P2"><text:span text:style-name="Emphasis">#### Request</text:span></text:p>
      <text:p text:style-name="P2"><text:span text:style-name="Emphasis">```bash</text:span></text:p>
      <text:p text:style-name="P2"><text:span text:style-name="Emphasis">curl -X POST http://localhost:8000/token -d "username=test&amp;password=test"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Response</text:span></text:p>
      <text:p text:style-name="P2"><text:span text:style-name="Emphasis">```json</text:span></text:p>
      <text:p text:style-name="P2"><text:span text:style-name="Emphasis">{</text:span></text:p>
      <text:p text:style-name="P2"><text:span text:style-name="Emphasis"><text:s text:c="2"/>"access_token": "&lt;jwt_token&gt;",</text:span></text:p>
      <text:p text:style-name="P2"><text:span text:style-name="Emphasis"><text:s text:c="2"/>"token_type": "bearer"</text:span></text:p>
      <text:p text:style-name="P2"><text:span text:style-name="Emphasis">}</text:span></text:p>
      <text:p text:style-name="P2"><text:soft-page-break/><text:span text:style-name="Emphasis">```</text:span></text:p>
      <text:p text:style-name="P2"><text:span text:style-name="Emphasis"/></text:p>
      <text:p text:style-name="P2"><text:span text:style-name="Emphasis">#### Errors</text:span></text:p>
      <text:p text:style-name="P2"><text:span text:style-name="Emphasis">- **401 Unauthorized**: Invalid credentials</text:span></text:p>
      <text:p text:style-name="P2"><text:span text:style-name="Emphasis">- **500 Internal Server Error**: JWT_SECRET not configured</text:span></text:p>
      <text:p text:style-name="P2"><text:span text:style-name="Emphasis"/></text:p>
      <text:p text:style-name="P2"><text:span text:style-name="Emphasis">## Rate Limiting</text:span></text:p>
      <text:p text:style-name="P2"><text:span text:style-name="Emphasis">- 1000 requests per minute per IP</text:span></text:p>
      <text:p text:style-name="P2"><text:span text:style-name="Emphasis">- Configurable via `model.yaml`</text:span></text:p>
      <text:p text:style-name="P2"><text:span text:style-name="Emphasis"/></text:p>
      <text:p text:style-name="P2"><text:span text:style-name="Emphasis">## Key Rotation</text:span></text:p>
      <text:p text:style-name="P2"><text:span text:style-name="Emphasis">- Run `scripts/rotate_keys.py` to rotate encryption keys</text:span></text:p>
      <text:p text:style-name="P2"><text:span text:style-name="Emphasis">- See [Key Rotation Guide](guides/key_rotation.md)</text:span></text:p>
      <text:p text:style-name="P2"><text:span text:style-name="Emphasis"/></text:p>
      <text:p text:style-name="P2"><text:span text:style-name="Emphasis">## Example</text:span></text:p>
      <text:p text:style-name="P2"><text:span text:style-name="Emphasis">```bash</text:span></text:p>
      <text:p text:style-name="P2"><text:span text:style-name="Emphasis"># Generate JWT token</text:span></text:p>
      <text:p text:style-name="P2"><text:span text:style-name="Emphasis">curl -X POST http://localhost:8000/token -d "username=test&amp;password=test"</text:span></text:p>
      <text:p text:style-name="P2"><text:span text:style-name="Emphasis"/></text:p>
      <text:p text:style-name="P2"><text:span text:style-name="Emphasis"># Perform inference</text:span></text:p>
      <text:p text:style-name="P2"><text:span text:style-name="Emphasis">curl -X POST http://localhost:8000/api/v1/inference \</text:span></text:p>
      <text:p text:style-name="P2"><text:span text:style-name="Emphasis"><text:s text:c="2"/>-H "Content-Type: application/json" \</text:span></text:p>
      <text:p text:style-name="P2"><text:span text:style-name="Emphasis"><text:s text:c="2"/>-H "Authorization: Bearer &lt;token&gt;" \</text:span></text:p>
      <text:p text:style-name="P2"><text:span text:style-name="Emphasis"><text:s text:c="2"/>-d '{"inputs": [[1.0, 2.0, 3.0, 4.0, 5.0, 6.0, 7.0, 8.0, 9.0, 10.0]], "steps": 10}'</text:span></text:p>
      <text:p text:style-name="P2"><text:span text:style-name="Emphasis">```</text:span></text:p>
      <text:p text:style-name="P2"><text:span text:style-name="Emphasis"/></text:p>
      <text:p text:style-name="P2"><text:span text:style-name="Emphasis"/></text:p>
      <text:p text:style-name="P2"><text:span text:style-name="Emphasis">#### 84. Models Documentation: `docs/api/models.md`</text:span></text:p>
      <text:p text:style-name="P2"><text:span text:style-name="Emphasis"/></text:p>
      <text:p text:style-name="P2"><text:span text:style-name="Emphasis"># Models Documentation</text:span></text:p>
      <text:p text:style-name="P2"><text:span text:style-name="Emphasis"/></text:p>
      <text:p text:style-name="P2"><text:span text:style-name="Emphasis">## CNSConsciousCore</text:span></text:p>
      <text:p text:style-name="P2"><text:soft-page-break/><text:span text:style-name="Emphasis">The main class integrating fractal neural layers, CNS bifurcation modeling, meta-analysis, and ontological interpretation.</text:span></text:p>
      <text:p text:style-name="P2"><text:span text:style-name="Emphasis"/></text:p>
      <text:p text:style-name="P2"><text:span text:style-name="Emphasis">- **Attributes**:</text:span></text:p>
      <text:p text:style-name="P2"><text:span text:style-name="Emphasis"><text:s text:c="2"/>- `input_dim`: Input dimension for fractal layers</text:span></text:p>
      <text:p text:style-name="P2"><text:span text:style-name="Emphasis"><text:s text:c="2"/>- `hidden_dims`: Hidden layer dimensions</text:span></text:p>
      <text:p text:style-name="P2"><text:span text:style-name="Emphasis"><text:s text:c="2"/>- `output_dim`: Output dimension</text:span></text:p>
      <text:p text:style-name="P2"><text:span text:style-name="Emphasis"><text:s text:c="2"/>- `fractal_depth`: Depth of fractal recursion</text:span></text:p>
      <text:p text:style-name="P2"><text:span text:style-name="Emphasis"><text:s text:c="2"/>- `batch_size`: Batch size for processing</text:span></text:p>
      <text:p text:style-name="P2"><text:span text:style-name="Emphasis"><text:s text:c="2"/>- `bifurcation_model`: Instance of CNSBifurcationModel</text:span></text:p>
      <text:p text:style-name="P2"><text:span text:style-name="Emphasis"><text:s text:c="2"/>- `meta_model`: Instance of MetaModel</text:span></text:p>
      <text:p text:style-name="P2"><text:span text:style-name="Emphasis"><text:s text:c="2"/>- `causal_graph`: Instance of CausalGraph</text:span></text:p>
      <text:p text:style-name="P2"><text:span text:style-name="Emphasis"><text:s text:c="2"/>- `semantome`: Instance of Semantome</text:span></text:p>
      <text:p text:style-name="P2"><text:span text:style-name="Emphasis"><text:s text:c="2"/>- `interpreter`: Instance of OntologicalInterpreter</text:span></text:p>
      <text:p text:style-name="P2"><text:span text:style-name="Emphasis"><text:s text:c="2"/>- `enable_telemetry`: Enable/disable telemetry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forward(inputs, cancellation_token)`: Performs forward pass through fractal layers and bifurcation model</text:span></text:p>
      <text:p text:style-name="P2"><text:span text:style-name="Emphasis"><text:s text:c="2"/>- `introspect()`: Computes system metrics (Φ, wPLI, D, Lyapunov, stability, C_system)</text:span></text:p>
      <text:p text:style-name="P2"><text:span text:style-name="Emphasis"><text:s text:c="2"/>- `reconfigure()`: Dynamically reconfigures architecture</text:span></text:p>
      <text:p text:style-name="P2"><text:span text:style-name="Emphasis"><text:s text:c="2"/>- `close()`: Closes resources</text:span></text:p>
      <text:p text:style-name="P2"><text:span text:style-name="Emphasis"><text:s text:c="2"/>- `clear_cache()`: Clears LRU cache</text:span></text:p>
      <text:p text:style-name="P2"><text:span text:style-name="Emphasis"/></text:p>
      <text:p text:style-name="P2"><text:span text:style-name="Emphasis">## FractalNeuralLayer</text:span></text:p>
      <text:p text:style-name="P2"><text:span text:style-name="Emphasis">A recursive neural layer with fractal DAG architecture.</text:span></text:p>
      <text:p text:style-name="P2"><text:span text:style-name="Emphasis"/></text:p>
      <text:p text:style-name="P2"><text:span text:style-name="Emphasis">- **Attributes**:</text:span></text:p>
      <text:p text:style-name="P2"><text:span text:style-name="Emphasis"><text:s text:c="2"/>- `input_dim`: Input dimension</text:span></text:p>
      <text:p text:style-name="P2"><text:span text:style-name="Emphasis"><text:s text:c="2"/>- `output_dim`: Output dimension</text:span></text:p>
      <text:p text:style-name="P2"><text:span text:style-name="Emphasis"><text:s text:c="2"/>- `fractal_depth`: Depth of recursion</text:span></text:p>
      <text:p text:style-name="P2"><text:span text:style-name="Emphasis"><text:s text:c="2"/>- `child_ratio`: Ratio for child layer dimensions</text:span></text:p>
      <text:p text:style-name="P2"><text:soft-page-break/><text:span text:style-name="Emphasis"><text:s text:c="2"/>- `enable_telemetry`: Enable/disable telemetry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call(inputs, cancellation_token)`: Processes input through the layer</text:span></text:p>
      <text:p text:style-name="P2"><text:span text:style-name="Emphasis"><text:s text:c="2"/>- `mirror(other_layer)`: Mirrors parameters of another layer</text:span></text:p>
      <text:p text:style-name="P2"><text:span text:style-name="Emphasis"/></text:p>
      <text:p text:style-name="P2"><text:span text:style-name="Emphasis">## CNSBifurcationModel</text:span></text:p>
      <text:p text:style-name="P2"><text:span text:style-name="Emphasis">Models bifurcation points in CNS dynamics.</text:span></text:p>
      <text:p text:style-name="P2"><text:span text:style-name="Emphasis"/></text:p>
      <text:p text:style-name="P2"><text:span text:style-name="Emphasis">- **Attributes**:</text:span></text:p>
      <text:p text:style-name="P2"><text:span text:style-name="Emphasis"><text:s text:c="2"/>- `neurons`: Number of neurons</text:span></text:p>
      <text:p text:style-name="P2"><text:span text:style-name="Emphasis"><text:s text:c="2"/>- `noise_level`: Noise level for simulation</text:span></text:p>
      <text:p text:style-name="P2"><text:span text:style-name="Emphasis"><text:s text:c="2"/>- `time_step`: Time step for dynamics</text:span></text:p>
      <text:p text:style-name="P2"><text:span text:style-name="Emphasis"><text:s text:c="2"/>- `ltp_rate`: Long-term potentiation rate</text:span></text:p>
      <text:p text:style-name="P2"><text:span text:style-name="Emphasis"><text:s text:c="2"/>- `ltd_rate`: Long-term depression rate</text:span></text:p>
      <text:p text:style-name="P2"><text:span text:style-name="Emphasis"><text:s text:c="2"/>- `enable_telemetry`: Enable/disable telemetry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simulate(stimulus, steps, cancellation_token)`: Simulates CNS dynamics</text:span></text:p>
      <text:p text:style-name="P2"><text:span text:style-name="Emphasis"><text:s text:c="2"/>- `introspect()`: Computes bifurcation metrics</text:span></text:p>
      <text:p text:style-name="P2"><text:span text:style-name="Emphasis"><text:s text:c="2"/>- `close()`: Closes resources</text:span></text:p>
      <text:p text:style-name="P2"><text:span text:style-name="Emphasis"/></text:p>
      <text:p text:style-name="P2"><text:span text:style-name="Emphasis">## MetaModel</text:span></text:p>
      <text:p text:style-name="P2"><text:span text:style-name="Emphasis">Analyzes cognitive state of the system.</text:span></text:p>
      <text:p text:style-name="P2"><text:span text:style-name="Emphasis"/></text:p>
      <text:p text:style-name="P2"><text:span text:style-name="Emphasis">- **Attributes**:</text:span></text:p>
      <text:p text:style-name="P2"><text:span text:style-name="Emphasis"><text:s text:c="2"/>- `meta_threshold`: Threshold for meta-stability</text:span></text:p>
      <text:p text:style-name="P2"><text:span text:style-name="Emphasis"><text:s text:c="2"/>- `enable_telemetry`: Enable/disable telemetry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analyze(states)`: Analyzes cognitive state</text:span></text:p>
      <text:p text:style-name="P2"><text:span text:style-name="Emphasis"/></text:p>
      <text:p text:style-name="P2"><text:soft-page-break/><text:span text:style-name="Emphasis">## CausalGraph</text:span></text:p>
      <text:p text:style-name="P2"><text:span text:style-name="Emphasis">Models causal relationships between components.</text:span></text:p>
      <text:p text:style-name="P2"><text:span text:style-name="Emphasis"/></text:p>
      <text:p text:style-name="P2"><text:span text:style-name="Emphasis">- **Attributes**:</text:span></text:p>
      <text:p text:style-name="P2"><text:span text:style-name="Emphasis"><text:s text:c="2"/>- `enable_telemetry`: Enable/disable telemetry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update_graph(states)`: Updates the causal graph</text:span></text:p>
      <text:p text:style-name="P2"><text:span text:style-name="Emphasis"/></text:p>
      <text:p text:style-name="P2"><text:span text:style-name="Emphasis">## Semantome</text:span></text:p>
      <text:p text:style-name="P2"><text:span text:style-name="Emphasis">Neuro-ontological dictionary for contextual interpretation.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lookup(key)`: Retrieves context for a metric</text:span></text:p>
      <text:p text:style-name="P2"><text:span text:style-name="Emphasis"/></text:p>
      <text:p text:style-name="P2"><text:span text:style-name="Emphasis">## OntologicalInterpreter</text:span></text:p>
      <text:p text:style-name="P2"><text:span text:style-name="Emphasis">Interprets metrics in logical-semantic terms.</text:span></text:p>
      <text:p text:style-name="P2"><text:span text:style-name="Emphasis"/></text:p>
      <text:p text:style-name="P2"><text:span text:style-name="Emphasis">- **Attributes**:</text:span></text:p>
      <text:p text:style-name="P2"><text:span text:style-name="Emphasis"><text:s text:c="2"/>- `enable_telemetry`: Enable/disable telemetry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interpret(metrics)`: Provides semantic interpretation</text:span></text:p>
      <text:p text:style-name="P2"><text:span text:style-name="Emphasis"/></text:p>
      <text:p text:style-name="P2"><text:span text:style-name="Emphasis">## KeyRotator</text:span></text:p>
      <text:p text:style-name="P2"><text:span text:style-name="Emphasis">Handles encryption key rotation for Redis.</text:span></text:p>
      <text:p text:style-name="P2"><text:span text:style-name="Emphasis"/></text:p>
      <text:p text:style-name="P2"><text:span text:style-name="Emphasis">- **Methods**:</text:span></text:p>
      <text:p text:style-name="P2"><text:span text:style-name="Emphasis"><text:s text:c="2"/>- `rotate_encryption_key(old_key, new_key)`: Rotates encryption key</text:span></text:p>
      <text:p text:style-name="P2"><text:span text:style-name="Emphasis"/></text:p>
      <text:p text:style-name="P2"><text:span text:style-name="Emphasis"/></text:p>
      <text:p text:style-name="P2"><text:span text:style-name="Emphasis">#### 85. Getting Started Guide: `docs/guides/getting_started.md`</text:span></text:p>
      <text:p text:style-name="P2"><text:soft-page-break/><text:span text:style-name="Emphasis"/></text:p>
      <text:p text:style-name="P2"><text:span text:style-name="Emphasis"># Getting Started</text:span></text:p>
      <text:p text:style-name="P2"><text:span text:style-name="Emphasis"/></text:p>
      <text:p text:style-name="P2"><text:span text:style-name="Emphasis">## Installation</text:span></text:p>
      <text:p text:style-name="P2"><text:span text:style-name="Emphasis">```bash</text:span></text:p>
      <text:p text:style-name="P2"><text:span text:style-name="Emphasis">pip install cns_conscious_core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Prerequisites</text:span></text:p>
      <text:p text:style-name="P2"><text:span text:style-name="Emphasis">- Python 3.11+</text:span></text:p>
      <text:p text:style-name="P2"><text:span text:style-name="Emphasis">- Redis 7+</text:span></text:p>
      <text:p text:style-name="P2"><text:span text:style-name="Emphasis">- Docker Desktop (optional)</text:span></text:p>
      <text:p text:style-name="P2"><text:span text:style-name="Emphasis">- OpenSSL</text:span></text:p>
      <text:p text:style-name="P2"><text:span text:style-name="Emphasis"/></text:p>
      <text:p text:style-name="P2"><text:span text:style-name="Emphasis">## Setup</text:span></text:p>
      <text:p text:style-name="P2"><text:span text:style-name="Emphasis">1. Clone the repository:</text:span></text:p>
      <text:p text:style-name="P2"><text:span text:style-name="Emphasis"><text:s text:c="3"/>```bash</text:span></text:p>
      <text:p text:style-name="P2"><text:span text:style-name="Emphasis"><text:s text:c="3"/>git clone https://github.com/xai/cns_conscious_core.git</text:span></text:p>
      <text:p text:style-name="P2"><text:span text:style-name="Emphasis"><text:s text:c="3"/>cd cns_conscious_core</text:span></text:p>
      <text:p text:style-name="P2"><text:span text:style-name="Emphasis"><text:s text:c="3"/>```</text:span></text:p>
      <text:p text:style-name="P2"><text:span text:style-name="Emphasis">2. Install dependencies:</text:span></text:p>
      <text:p text:style-name="P2"><text:span text:style-name="Emphasis"><text:s text:c="3"/>```bash</text:span></text:p>
      <text:p text:style-name="P2"><text:span text:style-name="Emphasis"><text:s text:c="3"/>pip install -r requirements.txt</text:span></text:p>
      <text:p text:style-name="P2"><text:span text:style-name="Emphasis"><text:s text:c="3"/>pip install -r requirements-dev.txt</text:span></text:p>
      <text:p text:style-name="P2"><text:span text:style-name="Emphasis"><text:s text:c="3"/>```</text:span></text:p>
      <text:p text:style-name="P2"><text:span text:style-name="Emphasis">3. Configure environment:</text:span></text:p>
      <text:p text:style-name="P2"><text:span text:style-name="Emphasis"><text:s text:c="3"/>```bash</text:span></text:p>
      <text:p text:style-name="P2"><text:span text:style-name="Emphasis"><text:s text:c="3"/>cp .env.example .env</text:span></text:p>
      <text:p text:style-name="P2"><text:span text:style-name="Emphasis"><text:s text:c="3"/>export JWT_SECRET=$(openssl rand -base64 32)</text:span></text:p>
      <text:p text:style-name="P2"><text:span text:style-name="Emphasis"><text:s text:c="3"/>export ENCRYPTION_KEY=$(openssl rand -base64 32)</text:span></text:p>
      <text:p text:style-name="P2"><text:span text:style-name="Emphasis"><text:s text:c="3"/>```</text:span></text:p>
      <text:p text:style-name="P2"><text:span text:style-name="Emphasis"/></text:p>
      <text:p text:style-name="P2"><text:soft-page-break/><text:span text:style-name="Emphasis">## Running the Application</text:span></text:p>
      <text:p text:style-name="P2"><text:span text:style-name="Emphasis">```bash</text:span></text:p>
      <text:p text:style-name="P2"><text:span text:style-name="Emphasis">python src/main.py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Docker</text:span></text:p>
      <text:p text:style-name="P2"><text:span text:style-name="Emphasis">```bash</text:span></text:p>
      <text:p text:style-name="P2"><text:span text:style-name="Emphasis">docker-compose -f docker/docker-compose.yml up -d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Testing</text:span></text:p>
      <text:p text:style-name="P2"><text:span text:style-name="Emphasis">```bash</text:span></text:p>
      <text:p text:style-name="P2"><text:span text:style-name="Emphasis">make test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Example Usage</text:span></text:p>
      <text:p text:style-name="P2"><text:span text:style-name="Emphasis">```python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tensorflow as tf</text:span></text:p>
      <text:p text:style-name="P2"><text:span text:style-name="Emphasis">import asyncio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async def main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inputs = tf.random.normal((1, config["core"]["input_dim"]))</text:span></text:p>
      <text:p text:style-name="P2"><text:span text:style-name="Emphasis"><text:s text:c="4"/>result = await core.forward(inputs)</text:span></text:p>
      <text:p text:style-name="P2"><text:span text:style-name="Emphasis"><text:s text:c="4"/>print(result.value)</text:span></text:p>
      <text:p text:style-name="P2"><text:soft-page-break/><text:span text:style-name="Emphasis"><text:s text:c="4"/>await core.close()</text:span></text:p>
      <text:p text:style-name="P2"><text:span text:style-name="Emphasis"/></text:p>
      <text:p text:style-name="P2"><text:span text:style-name="Emphasis">asyncio.run(main())</text:span></text:p>
      <text:p text:style-name="P2"><text:span text:style-name="Emphasis">```</text:span></text:p>
      <text:p text:style-name="P2"><text:span text:style-name="Emphasis"/></text:p>
      <text:p text:style-name="P2"><text:span text:style-name="Emphasis"/></text:p>
      <text:p text:style-name="P2"><text:span text:style-name="Emphasis">#### 86. Deployment Guide: `docs/guides/deployment.md`</text:span></text:p>
      <text:p text:style-name="P2"><text:span text:style-name="Emphasis"/></text:p>
      <text:p text:style-name="P2"><text:span text:style-name="Emphasis"># Deployment Guide</text:span></text:p>
      <text:p text:style-name="P2"><text:span text:style-name="Emphasis"/></text:p>
      <text:p text:style-name="P2"><text:span text:style-name="Emphasis">## Docker Deployment</text:span></text:p>
      <text:p text:style-name="P2"><text:span text:style-name="Emphasis">```bash</text:span></text:p>
      <text:p text:style-name="P2"><text:span text:style-name="Emphasis">docker-compose -f docker/docker-compose.yml up -d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Kubernetes Deployment</text:span></text:p>
      <text:p text:style-name="P2"><text:span text:style-name="Emphasis">1. Create a Kubernetes manifest:</text:span></text:p>
      <text:p text:style-name="P2"><text:span text:style-name="Emphasis"><text:s text:c="3"/>```yaml</text:span></text:p>
      <text:p text:style-name="P2"><text:span text:style-name="Emphasis"><text:s text:c="3"/>apiVersion: apps/v1</text:span></text:p>
      <text:p text:style-name="P2"><text:span text:style-name="Emphasis"><text:s text:c="3"/>kind: Deployment</text:span></text:p>
      <text:p text:style-name="P2"><text:span text:style-name="Emphasis"><text:s text:c="3"/>metadata:</text:span></text:p>
      <text:p text:style-name="P2"><text:span text:style-name="Emphasis"><text:s text:c="5"/>name: cns-conscious-core</text:span></text:p>
      <text:p text:style-name="P2"><text:span text:style-name="Emphasis"><text:s text:c="3"/>spec:</text:span></text:p>
      <text:p text:style-name="P2"><text:span text:style-name="Emphasis"><text:s text:c="5"/>replicas: 3</text:span></text:p>
      <text:p text:style-name="P2"><text:span text:style-name="Emphasis"><text:s text:c="5"/>selector:</text:span></text:p>
      <text:p text:style-name="P2"><text:span text:style-name="Emphasis"><text:s text:c="7"/>matchLabels:</text:span></text:p>
      <text:p text:style-name="P2"><text:span text:style-name="Emphasis"><text:s text:c="9"/>app: cns-conscious-core</text:span></text:p>
      <text:p text:style-name="P2"><text:span text:style-name="Emphasis"><text:s text:c="5"/>template:</text:span></text:p>
      <text:p text:style-name="P2"><text:span text:style-name="Emphasis"><text:s text:c="7"/>metadata:</text:span></text:p>
      <text:p text:style-name="P2"><text:span text:style-name="Emphasis"><text:s text:c="9"/>labels:</text:span></text:p>
      <text:p text:style-name="P2"><text:span text:style-name="Emphasis"><text:s text:c="11"/>app: cns-conscious-core</text:span></text:p>
      <text:p text:style-name="P2"><text:span text:style-name="Emphasis"><text:s text:c="7"/>spec:</text:span></text:p>
      <text:p text:style-name="P2"><text:soft-page-break/><text:span text:style-name="Emphasis"><text:s text:c="9"/>containers:</text:span></text:p>
      <text:p text:style-name="P2"><text:span text:style-name="Emphasis"><text:s text:c="9"/>- name: cns-conscious-core</text:span></text:p>
      <text:p text:style-name="P2"><text:span text:style-name="Emphasis"><text:s text:c="11"/>image: ghcr.io/xai/cns_conscious_core:latest</text:span></text:p>
      <text:p text:style-name="P2"><text:span text:style-name="Emphasis"><text:s text:c="11"/>ports:</text:span></text:p>
      <text:p text:style-name="P2"><text:span text:style-name="Emphasis"><text:s text:c="11"/>- containerPort: 8000</text:span></text:p>
      <text:p text:style-name="P2"><text:span text:style-name="Emphasis"><text:s text:c="11"/>env:</text:span></text:p>
      <text:p text:style-name="P2"><text:span text:style-name="Emphasis"><text:s text:c="11"/>- name: JWT_SECRET</text:span></text:p>
      <text:p text:style-name="P2"><text:span text:style-name="Emphasis"><text:s text:c="13"/>valueFrom:</text:span></text:p>
      <text:p text:style-name="P2"><text:span text:style-name="Emphasis"><text:s text:c="15"/>secretKeyRef:</text:span></text:p>
      <text:p text:style-name="P2"><text:span text:style-name="Emphasis"><text:s text:c="17"/>name: cns-secrets</text:span></text:p>
      <text:p text:style-name="P2"><text:span text:style-name="Emphasis"><text:s text:c="17"/>key: jwt-secret</text:span></text:p>
      <text:p text:style-name="P2"><text:span text:style-name="Emphasis"><text:s text:c="11"/>- name: ENCRYPTION_KEY</text:span></text:p>
      <text:p text:style-name="P2"><text:span text:style-name="Emphasis"><text:s text:c="13"/>valueFrom:</text:span></text:p>
      <text:p text:style-name="P2"><text:span text:style-name="Emphasis"><text:s text:c="15"/>secretKeyRef:</text:span></text:p>
      <text:p text:style-name="P2"><text:span text:style-name="Emphasis"><text:s text:c="17"/>name: cns-secrets</text:span></text:p>
      <text:p text:style-name="P2"><text:span text:style-name="Emphasis"><text:s text:c="17"/>key: encryption-key</text:span></text:p>
      <text:p text:style-name="P2"><text:span text:style-name="Emphasis"><text:s text:c="11"/>- name: REDIS_URL</text:span></text:p>
      <text:p text:style-name="P2"><text:span text:style-name="Emphasis"><text:s text:c="13"/>valueFrom:</text:span></text:p>
      <text:p text:style-name="P2"><text:span text:style-name="Emphasis"><text:s text:c="15"/>secretKeyRef:</text:span></text:p>
      <text:p text:style-name="P2"><text:span text:style-name="Emphasis"><text:s text:c="17"/>name: cns-secrets</text:span></text:p>
      <text:p text:style-name="P2"><text:span text:style-name="Emphasis"><text:s text:c="17"/>key: redis-url</text:span></text:p>
      <text:p text:style-name="P2"><text:span text:style-name="Emphasis"><text:s text:c="3"/>```</text:span></text:p>
      <text:p text:style-name="P2"><text:span text:style-name="Emphasis">2. Apply the manifest:</text:span></text:p>
      <text:p text:style-name="P2"><text:span text:style-name="Emphasis"><text:s text:c="3"/>```bash</text:span></text:p>
      <text:p text:style-name="P2"><text:span text:style-name="Emphasis"><text:s text:c="3"/>kubectl apply -f deployment.yaml</text:span></text:p>
      <text:p text:style-name="P2"><text:span text:style-name="Emphasis"><text:s text:c="3"/>```</text:span></text:p>
      <text:p text:style-name="P2"><text:span text:style-name="Emphasis"/></text:p>
      <text:p text:style-name="P2"><text:span text:style-name="Emphasis">## Monitoring Setup</text:span></text:p>
      <text:p text:style-name="P2"><text:span text:style-name="Emphasis">- Configure Grafana dashboards using `grafana_alerts.yaml`</text:span></text:p>
      <text:p text:style-name="P2"><text:span text:style-name="Emphasis">- Access Jaeger at `http://localhost:16686`</text:span></text:p>
      <text:p text:style-name="P2"><text:span text:style-name="Emphasis">- Set up Datadog integration with `DATADOG_API_KEY`</text:span></text:p>
      <text:p text:style-name="P2"><text:span text:style-name="Emphasis"/></text:p>
      <text:p text:style-name="P2"><text:soft-page-break/><text:span text:style-name="Emphasis">## Security Considerations</text:span></text:p>
      <text:p text:style-name="P2"><text:span text:style-name="Emphasis">- Ensure `JWT_SECRET`, `ENCRYPTION_KEY`, and `REDIS_URL` are stored in a secret manager</text:span></text:p>
      <text:p text:style-name="P2"><text:span text:style-name="Emphasis">- Enable HTTPS for production</text:span></text:p>
      <text:p text:style-name="P2"><text:span text:style-name="Emphasis">- Configure firewall rules to restrict access</text:span></text:p>
      <text:p text:style-name="P2"><text:span text:style-name="Emphasis">- Rotate keys regularly using `scripts/rotate_keys.py`</text:span></text:p>
      <text:p text:style-name="P2"><text:span text:style-name="Emphasis"/></text:p>
      <text:p text:style-name="P2"><text:span text:style-name="Emphasis"/></text:p>
      <text:p text:style-name="P2"><text:span text:style-name="Emphasis">#### 87. Contributing Guide: `docs/guides/contributing.md`</text:span></text:p>
      <text:p text:style-name="P2"><text:span text:style-name="Emphasis"/></text:p>
      <text:p text:style-name="P2"><text:span text:style-name="Emphasis"># Contributing Guide</text:span></text:p>
      <text:p text:style-name="P2"><text:span text:style-name="Emphasis"/></text:p>
      <text:p text:style-name="P2"><text:span text:style-name="Emphasis">## Setup</text:span></text:p>
      <text:p text:style-name="P2"><text:span text:style-name="Emphasis">```bash</text:span></text:p>
      <text:p text:style-name="P2"><text:span text:style-name="Emphasis">git clone https://github.com/xai/cns_conscious_core</text:span></text:p>
      <text:p text:style-name="P2"><text:span text:style-name="Emphasis">cd cns_conscious_core</text:span></text:p>
      <text:p text:style-name="P2"><text:span text:style-name="Emphasis">pip install -r requirements-dev.txt</text:span></text:p>
      <text:p text:style-name="P2"><text:span text:style-name="Emphasis">pre-commit install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Development Workflow</text:span></text:p>
      <text:p text:style-name="P2"><text:span text:style-name="Emphasis">1. Create a feature branch:</text:span></text:p>
      <text:p text:style-name="P2"><text:span text:style-name="Emphasis"><text:s text:c="3"/>```bash</text:span></text:p>
      <text:p text:style-name="P2"><text:span text:style-name="Emphasis"><text:s text:c="3"/>git checkout -b feat/your-feature</text:span></text:p>
      <text:p text:style-name="P2"><text:span text:style-name="Emphasis"><text:s text:c="3"/>```</text:span></text:p>
      <text:p text:style-name="P2"><text:span text:style-name="Emphasis">2. Commit changes:</text:span></text:p>
      <text:p text:style-name="P2"><text:span text:style-name="Emphasis"><text:s text:c="3"/>```bash</text:span></text:p>
      <text:p text:style-name="P2"><text:span text:style-name="Emphasis"><text:s text:c="3"/>git commit -m "feat: add your feature"</text:span></text:p>
      <text:p text:style-name="P2"><text:span text:style-name="Emphasis"><text:s text:c="3"/>```</text:span></text:p>
      <text:p text:style-name="P2"><text:span text:style-name="Emphasis">3. Push and create PR:</text:span></text:p>
      <text:p text:style-name="P2"><text:span text:style-name="Emphasis"><text:s text:c="3"/>```bash</text:span></text:p>
      <text:p text:style-name="P2"><text:span text:style-name="Emphasis"><text:s text:c="3"/>git push origin feat/your-feature</text:span></text:p>
      <text:p text:style-name="P2"><text:soft-page-break/><text:span text:style-name="Emphasis"><text:s text:c="3"/>gh pr create</text:span></text:p>
      <text:p text:style-name="P2"><text:span text:style-name="Emphasis"><text:s text:c="3"/>```</text:span></text:p>
      <text:p text:style-name="P2"><text:span text:style-name="Emphasis"/></text:p>
      <text:p text:style-name="P2"><text:span text:style-name="Emphasis">## Testing</text:span></text:p>
      <text:p text:style-name="P2"><text:span text:style-name="Emphasis">```bash</text:span></text:p>
      <text:p text:style-name="P2"><text:span text:style-name="Emphasis">make test</text:span></text:p>
      <text:p text:style-name="P2"><text:span text:style-name="Emphasis">```</text:span></text:p>
      <text:p text:style-name="P2"><text:span text:style-name="Emphasis"/></text:p>
      <text:p text:style-name="P2"><text:span text:style-name="Emphasis">## Code Style</text:span></text:p>
      <text:p text:style-name="P2"><text:span text:style-name="Emphasis">- Use Black and Flake8</text:span></text:p>
      <text:p text:style-name="P2"><text:span text:style-name="Emphasis">- Write Google-style docstrings</text:span></text:p>
      <text:p text:style-name="P2"><text:span text:style-name="Emphasis">- Ensure &gt;99% test coverage</text:span></text:p>
      <text:p text:style-name="P2"><text:span text:style-name="Emphasis"/></text:p>
      <text:p text:style-name="P2"><text:span text:style-name="Emphasis">## Security</text:span></text:p>
      <text:p text:style-name="P2"><text:span text:style-name="Emphasis">- Validate all inputs</text:span></text:p>
      <text:p text:style-name="P2"><text:span text:style-name="Emphasis">- Avoid hardcoding secrets</text:span></text:p>
      <text:p text:style-name="P2"><text:span text:style-name="Emphasis">- Rotate keys using `scripts/rotate_keys.py`</text:span></text:p>
      <text:p text:style-name="P2"><text:span text:style-name="Emphasis">- Report vulnerabilities to security@xai.com</text:span></text:p>
      <text:p text:style-name="P2"><text:span text:style-name="Emphasis"/></text:p>
      <text:p text:style-name="P2"><text:span text:style-name="Emphasis"/></text:p>
      <text:p text:style-name="P2"><text:span text:style-name="Emphasis">#### 88. Dependencies Guide: `docs/guides/dependencies.md`</text:span></text:p>
      <text:p text:style-name="P2"><text:span text:style-name="Emphasis"/></text:p>
      <text:p text:style-name="P2"><text:span text:style-name="Emphasis"># Dependencies Guide</text:span></text:p>
      <text:p text:style-name="P2"><text:span text:style-name="Emphasis"/></text:p>
      <text:p text:style-name="P2"><text:span text:style-name="Emphasis">## Overview</text:span></text:p>
      <text:p text:style-name="P2"><text:span text:style-name="Emphasis">This document describes key dependencies and their impact on the CNS Conscious Core system.</text:span></text:p>
      <text:p text:style-name="P2"><text:span text:style-name="Emphasis"/></text:p>
      <text:p text:style-name="P2"><text:span text:style-name="Emphasis">### TensorFlow (2.17.0)</text:span></text:p>
      <text:p text:style-name="P2"><text:span text:style-name="Emphasis">- **Role**: Computes fractal layers (`FractalNeuralLayer`) and bifurcation model (`CNSBifurcationModel`).</text:span></text:p>
      <text:p text:style-name="P2"><text:span text:style-name="Emphasis">- **Impact**: Version changes may affect methods like `compute_phi`, `compute_wpli`.</text:span></text:p>
      <text:p text:style-name="P2"><text:span text:style-name="Emphasis"/></text:p>
      <text:p text:style-name="P2"><text:soft-page-break/><text:span text:style-name="Emphasis">### Redis (5.0.8)</text:span></text:p>
      <text:p text:style-name="P2"><text:span text:style-name="Emphasis">- **Role**: Stores states (`StateRepository`) and events (`EventStore`).</text:span></text:p>
      <text:p text:style-name="P2"><text:span text:style-name="Emphasis">- **Impact**: Incorrect `REDIS_URL` configuration may lead to data loss or delays.</text:span></text:p>
      <text:p text:style-name="P2"><text:span text:style-name="Emphasis"/></text:p>
      <text:p text:style-name="P2"><text:span text:style-name="Emphasis">### OpenTelemetry (1.27.0)</text:span></text:p>
      <text:p text:style-name="P2"><text:span text:style-name="Emphasis">- **Role**: Tracing and metrics via Jaeger and Prometheus.</text:span></text:p>
      <text:p text:style-name="P2"><text:span text:style-name="Emphasis">- **Impact**: High telemetry load may reduce performance.</text:span></text:p>
      <text:p text:style-name="P2"><text:span text:style-name="Emphasis"/></text:p>
      <text:p text:style-name="P2"><text:span text:style-name="Emphasis">### FastAPI (0.115.0)</text:span></text:p>
      <text:p text:style-name="P2"><text:span text:style-name="Emphasis">- **Role**: API for inference and authentication.</text:span></text:p>
      <text:p text:style-name="P2"><text:span text:style-name="Emphasis">- **Impact**: Version changes may break request handling in `endpoints.py`.</text:span></text:p>
      <text:p text:style-name="P2"><text:span text:style-name="Emphasis"/></text:p>
      <text:p text:style-name="P2"><text:span text:style-name="Emphasis">## Recommendations</text:span></text:p>
      <text:p text:style-name="P2"><text:span text:style-name="Emphasis">- Verify dependency compatibility before updating.</text:span></text:p>
      <text:p text:style-name="P2"><text:span text:style-name="Emphasis">- Use `pip-audit` to check for vulnerabilities (`make lint`).</text:span></text:p>
      <text:p text:style-name="P2"><text:span text:style-name="Emphasis"/></text:p>
      <text:p text:style-name="P2"><text:span text:style-name="Emphasis"/></text:p>
      <text:p text:style-name="P2"><text:span text:style-name="Emphasis">#### 89. Key Rotation Guide: `docs/guides/key_rotation.md`</text:span></text:p>
      <text:p text:style-name="P2"><text:span text:style-name="Emphasis"/></text:p>
      <text:p text:style-name="P2"><text:span text:style-name="Emphasis"># Key Rotation Guide</text:span></text:p>
      <text:p text:style-name="P2"><text:span text:style-name="Emphasis"/></text:p>
      <text:p text:style-name="P2"><text:span text:style-name="Emphasis">## Overview</text:span></text:p>
      <text:p text:style-name="P2"><text:span text:style-name="Emphasis">Key rotation ensures the security of encrypted data in Redis by updating `ENCRYPTION_KEY`.</text:span></text:p>
      <text:p text:style-name="P2"><text:span text:style-name="Emphasis"/></text:p>
      <text:p text:style-name="P2"><text:span text:style-name="Emphasis">## Process</text:span></text:p>
      <text:p text:style-name="P2"><text:span text:style-name="Emphasis">1. Generate a new key:</text:span></text:p>
      <text:p text:style-name="P2"><text:span text:style-name="Emphasis"><text:s text:c="3"/>```bash</text:span></text:p>
      <text:p text:style-name="P2"><text:span text:style-name="Emphasis"><text:s text:c="3"/>export NEW_ENCRYPTION_KEY=$(openssl rand -base64 32)</text:span></text:p>
      <text:p text:style-name="P2"><text:span text:style-name="Emphasis"><text:s text:c="3"/>```</text:span></text:p>
      <text:p text:style-name="P2"><text:span text:style-name="Emphasis">2. Run the rotation script:</text:span></text:p>
      <text:p text:style-name="P2"><text:span text:style-name="Emphasis"><text:s text:c="3"/>```bash</text:span></text:p>
      <text:p text:style-name="P2"><text:soft-page-break/><text:span text:style-name="Emphasis"><text:s text:c="3"/>python scripts/rotate_keys.py --old-key $ENCRYPTION_KEY --new-key $NEW_ENCRYPTION_KEY</text:span></text:p>
      <text:p text:style-name="P2"><text:span text:style-name="Emphasis"><text:s text:c="3"/>```</text:span></text:p>
      <text:p text:style-name="P2"><text:span text:style-name="Emphasis">3. Update `.env` file:</text:span></text:p>
      <text:p text:style-name="P2"><text:span text:style-name="Emphasis"><text:s text:c="3"/>```bash</text:span></text:p>
      <text:p text:style-name="P2"><text:span text:style-name="Emphasis"><text:s text:c="3"/>echo "ENCRYPTION_KEY=$NEW_ENCRYPTION_KEY" &gt;&gt; .env</text:span></text:p>
      <text:p text:style-name="P2"><text:span text:style-name="Emphasis"><text:s text:c="3"/>```</text:span></text:p>
      <text:p text:style-name="P2"><text:span text:style-name="Emphasis"/></text:p>
      <text:p text:style-name="P2"><text:span text:style-name="Emphasis">## Schedule</text:span></text:p>
      <text:p text:style-name="P2"><text:span text:style-name="Emphasis">- Rotate keys monthly or upon suspected compromise.</text:span></text:p>
      <text:p text:style-name="P2"><text:span text:style-name="Emphasis">- Automate rotation in CI/CD using `make rotate-keys`.</text:span></text:p>
      <text:p text:style-name="P2"><text:span text:style-name="Emphasis"/></text:p>
      <text:p text:style-name="P2"><text:span text:style-name="Emphasis">## Security Notes</text:span></text:p>
      <text:p text:style-name="P2"><text:span text:style-name="Emphasis">- Store keys in a secure vault.</text:span></text:p>
      <text:p text:style-name="P2"><text:span text:style-name="Emphasis">- Ensure backups of old keys for data recovery.</text:span></text:p>
      <text:p text:style-name="P2"><text:span text:style-name="Emphasis"/></text:p>
      <text:p text:style-name="P2"><text:span text:style-name="Emphasis"/></text:p>
      <text:p text:style-name="P2"><text:span text:style-name="Emphasis">#### 90. Basic Usage Example: `docs/examples/basic_usage.py`</text:span></text:p>
      <text:p text:style-name="P2"><text:span text:style-name="Emphasis">```python</text:span></text:p>
      <text:p text:style-name="P2"><text:span text:style-name="Emphasis">import tensorflow as tf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asyncio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async def main():</text:span></text:p>
      <text:p text:style-name="P2"><text:span text:style-name="Emphasis"><text:s text:c="4"/>config = load_config(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inputs = tf.random.normal((1, config["core"]["input_dim"]))</text:span></text:p>
      <text:p text:style-name="P2"><text:soft-page-break/><text:span text:style-name="Emphasis"><text:s text:c="4"/>result = await core.forward(inputs)</text:span></text:p>
      <text:p text:style-name="P2"><text:span text:style-name="Emphasis"><text:s text:c="4"/>print(f"Output: {result.value}")</text:span></text:p>
      <text:p text:style-name="P2"><text:span text:style-name="Emphasis"><text:s text:c="4"/>metrics = await core.introspect()</text:span></text:p>
      <text:p text:style-name="P2"><text:span text:style-name="Emphasis"><text:s text:c="4"/>print(f"Metrics: {metrics}")</text:span></text:p>
      <text:p text:style-name="P2"><text:span text:style-name="Emphasis"><text:s text:c="4"/>await core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asyncio.run(main(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1. Advanced Simulation Example: `docs/examples/advanced_simulation.ipynb`</text:span></text:p>
      <text:p text:style-name="P2"><text:span text:style-name="Emphasis">```x-ipynb+json</text:span></text:p>
      <text:p text:style-name="P2"><text:span text:style-name="Emphasis">{</text:span></text:p>
      <text:p text:style-name="P2"><text:span text:style-name="Emphasis"><text:s/>"cells": [</text:span></text:p>
      <text:p text:style-name="P2"><text:span text:style-name="Emphasis"><text:s text:c="2"/>{</text:span></text:p>
      <text:p text:style-name="P2"><text:span text:style-name="Emphasis"><text:s text:c="3"/>"cell_type": "markdown",</text:span></text:p>
      <text:p text:style-name="P2"><text:span text:style-name="Emphasis"><text:s text:c="3"/>"metadata": {},</text:span></text:p>
      <text:p text:style-name="P2"><text:span text:style-name="Emphasis"><text:s text:c="3"/>"source": [</text:span></text:p>
      <text:p text:style-name="P2"><text:span text:style-name="Emphasis"><text:s text:c="4"/>"# Advanced Simulation with CNS Conscious Core"</text:span></text:p>
      <text:p text:style-name="P2"><text:span text:style-name="Emphasis"><text:s text:c="3"/>]</text:span></text:p>
      <text:p text:style-name="P2"><text:span text:style-name="Emphasis"><text:s text:c="2"/>},</text:span></text:p>
      <text:p text:style-name="P2"><text:span text:style-name="Emphasis"><text:s text:c="2"/>{</text:span></text:p>
      <text:p text:style-name="P2"><text:span text:style-name="Emphasis"><text:s text:c="3"/>"cell_type": "code",</text:span></text:p>
      <text:p text:style-name="P2"><text:span text:style-name="Emphasis"><text:s text:c="3"/>"execution_count": null,</text:span></text:p>
      <text:p text:style-name="P2"><text:span text:style-name="Emphasis"><text:s text:c="3"/>"metadata": {},</text:span></text:p>
      <text:p text:style-name="P2"><text:span text:style-name="Emphasis"><text:s text:c="3"/>"outputs": [],</text:span></text:p>
      <text:p text:style-name="P2"><text:span text:style-name="Emphasis"><text:s text:c="3"/>"source": [</text:span></text:p>
      <text:p text:style-name="P2"><text:span text:style-name="Emphasis"><text:s text:c="4"/>"import tensorflow as tf\n",</text:span></text:p>
      <text:p text:style-name="P2"><text:span text:style-name="Emphasis"><text:s text:c="4"/>"from cns_conscious_core.models.conscious_core import CNSConsciousCore\n",</text:span></text:p>
      <text:p text:style-name="P2"><text:span text:style-name="Emphasis"><text:s text:c="4"/>"from cns_conscious_core.utils.config import load_config\n",</text:span></text:p>
      <text:p text:style-name="P2"><text:span text:style-name="Emphasis"><text:s text:c="4"/>"import asyncio\n",</text:span></text:p>
      <text:p text:style-name="P2"><text:span text:style-name="Emphasis"><text:s text:c="4"/>"import matplotlib.pyplot as plt\n",</text:span></text:p>
      <text:p text:style-name="P2"><text:soft-page-break/><text:span text:style-name="Emphasis"><text:s text:c="4"/>"import os\n",</text:span></text:p>
      <text:p text:style-name="P2"><text:span text:style-name="Emphasis"><text:s text:c="4"/>"from cryptography.fernet import Fernet"</text:span></text:p>
      <text:p text:style-name="P2"><text:span text:style-name="Emphasis"><text:s text:c="3"/>]</text:span></text:p>
      <text:p text:style-name="P2"><text:span text:style-name="Emphasis"><text:s text:c="2"/>},</text:span></text:p>
      <text:p text:style-name="P2"><text:span text:style-name="Emphasis"><text:s text:c="2"/>{</text:span></text:p>
      <text:p text:style-name="P2"><text:span text:style-name="Emphasis"><text:s text:c="3"/>"cell_type": "code",</text:span></text:p>
      <text:p text:style-name="P2"><text:span text:style-name="Emphasis"><text:s text:c="3"/>"execution_count": null,</text:span></text:p>
      <text:p text:style-name="P2"><text:span text:style-name="Emphasis"><text:s text:c="3"/>"metadata": {},</text:span></text:p>
      <text:p text:style-name="P2"><text:span text:style-name="Emphasis"><text:s text:c="3"/>"outputs": [],</text:span></text:p>
      <text:p text:style-name="P2"><text:span text:style-name="Emphasis"><text:s text:c="3"/>"source": [</text:span></text:p>
      <text:p text:style-name="P2"><text:span text:style-name="Emphasis"><text:s text:c="4"/>"async def run_simulation():\n",</text:span></text:p>
      <text:p text:style-name="P2"><text:span text:style-name="Emphasis"><text:s text:c="4"/>" <text:s text:c="3"/>config = load_config()\n",</text:span></text:p>
      <text:p text:style-name="P2"><text:span text:style-name="Emphasis"><text:s text:c="4"/>" <text:s text:c="3"/>os.environ['ENCRYPTION_KEY'] = os.getenv('ENCRYPTION_KEY', Fernet.generate_key().decode())\n",</text:span></text:p>
      <text:p text:style-name="P2"><text:span text:style-name="Emphasis"><text:s text:c="4"/>" <text:s text:c="3"/>core = CNSConsciousCore(config)\n",</text:span></text:p>
      <text:p text:style-name="P2"><text:span text:style-name="Emphasis"><text:s text:c="4"/>" <text:s text:c="3"/>inputs = tf.random.normal((1, config['core']['input_dim']))\n",</text:span></text:p>
      <text:p text:style-name="P2"><text:span text:style-name="Emphasis"><text:s text:c="4"/>" <text:s text:c="3"/>result = await core.forward(inputs)\n",</text:span></text:p>
      <text:p text:style-name="P2"><text:span text:style-name="Emphasis"><text:s text:c="4"/>" <text:s text:c="3"/>metrics = await core.introspect()\n",</text:span></text:p>
      <text:p text:style-name="P2"><text:span text:style-name="Emphasis"><text:s text:c="4"/>" <text:s text:c="3"/>print(f'Output: {result.value}')\n",</text:span></text:p>
      <text:p text:style-name="P2"><text:span text:style-name="Emphasis"><text:s text:c="4"/>" <text:s text:c="3"/>print(f'Metrics: {metrics}')\n",</text:span></text:p>
      <text:p text:style-name="P2"><text:span text:style-name="Emphasis"><text:s text:c="4"/>" <text:s text:c="3"/>await core.close()\n",</text:span></text:p>
      <text:p text:style-name="P2"><text:span text:style-name="Emphasis"><text:s text:c="4"/>" <text:s text:c="3"/>return result.value, metrics"</text:span></text:p>
      <text:p text:style-name="P2"><text:span text:style-name="Emphasis"><text:s text:c="3"/>]</text:span></text:p>
      <text:p text:style-name="P2"><text:span text:style-name="Emphasis"><text:s text:c="2"/>},</text:span></text:p>
      <text:p text:style-name="P2"><text:span text:style-name="Emphasis"><text:s text:c="2"/>{</text:span></text:p>
      <text:p text:style-name="P2"><text:span text:style-name="Emphasis"><text:s text:c="3"/>"cell_type": "code",</text:span></text:p>
      <text:p text:style-name="P2"><text:span text:style-name="Emphasis"><text:s text:c="3"/>"execution_count": null,</text:span></text:p>
      <text:p text:style-name="P2"><text:span text:style-name="Emphasis"><text:s text:c="3"/>"metadata": {},</text:span></text:p>
      <text:p text:style-name="P2"><text:span text:style-name="Emphasis"><text:s text:c="3"/>"outputs": [],</text:span></text:p>
      <text:p text:style-name="P2"><text:span text:style-name="Emphasis"><text:s text:c="3"/>"source": [</text:span></text:p>
      <text:p text:style-name="P2"><text:span text:style-name="Emphasis"><text:s text:c="4"/>"loop = asyncio.get_event_loop()\n",</text:span></text:p>
      <text:p text:style-name="P2"><text:span text:style-name="Emphasis"><text:s text:c="4"/>"output, metrics = loop.run_until_complete(run_simulation())"</text:span></text:p>
      <text:p text:style-name="P2"><text:soft-page-break/><text:span text:style-name="Emphasis"><text:s text:c="3"/>]</text:span></text:p>
      <text:p text:style-name="P2"><text:span text:style-name="Emphasis"><text:s text:c="2"/>},</text:span></text:p>
      <text:p text:style-name="P2"><text:span text:style-name="Emphasis"><text:s text:c="2"/>{</text:span></text:p>
      <text:p text:style-name="P2"><text:span text:style-name="Emphasis"><text:s text:c="3"/>"cell_type": "code",</text:span></text:p>
      <text:p text:style-name="P2"><text:span text:style-name="Emphasis"><text:s text:c="3"/>"execution_count": null,</text:span></text:p>
      <text:p text:style-name="P2"><text:span text:style-name="Emphasis"><text:s text:c="3"/>"metadata": {},</text:span></text:p>
      <text:p text:style-name="P2"><text:span text:style-name="Emphasis"><text:s text:c="3"/>"outputs": [],</text:span></text:p>
      <text:p text:style-name="P2"><text:span text:style-name="Emphasis"><text:s text:c="3"/>"source": [</text:span></text:p>
      <text:p text:style-name="P2"><text:span text:style-name="Emphasis"><text:s text:c="4"/>"plt.figure(figsize=(10, 6))\n",</text:span></text:p>
      <text:p text:style-name="P2"><text:span text:style-name="Emphasis"><text:s text:c="4"/>"plt.bar(metrics.keys(), [metrics[k] if isinstance(metrics[k], float) else 0 for k in metrics.keys()])\n",</text:span></text:p>
      <text:p text:style-name="P2"><text:span text:style-name="Emphasis"><text:s text:c="4"/>"plt.title('System Metrics')\n",</text:span></text:p>
      <text:p text:style-name="P2"><text:span text:style-name="Emphasis"><text:s text:c="4"/>"plt.xticks(rotation=45)\n",</text:span></text:p>
      <text:p text:style-name="P2"><text:span text:style-name="Emphasis"><text:s text:c="4"/>"plt.show()"</text:span></text:p>
      <text:p text:style-name="P2"><text:span text:style-name="Emphasis"><text:s text:c="3"/>]</text:span></text:p>
      <text:p text:style-name="P2"><text:span text:style-name="Emphasis"><text:s text:c="2"/>}</text:span></text:p>
      <text:p text:style-name="P2"><text:span text:style-name="Emphasis"><text:s/>],</text:span></text:p>
      <text:p text:style-name="P2"><text:span text:style-name="Emphasis"><text:s/>"metadata": {</text:span></text:p>
      <text:p text:style-name="P2"><text:span text:style-name="Emphasis"><text:s text:c="2"/>"kernelspec": {</text:span></text:p>
      <text:p text:style-name="P2"><text:span text:style-name="Emphasis"><text:s text:c="3"/>"display_name": "Python 3",</text:span></text:p>
      <text:p text:style-name="P2"><text:span text:style-name="Emphasis"><text:s text:c="3"/>"language": "python",</text:span></text:p>
      <text:p text:style-name="P2"><text:span text:style-name="Emphasis"><text:s text:c="3"/>"name": "python3"</text:span></text:p>
      <text:p text:style-name="P2"><text:span text:style-name="Emphasis"><text:s text:c="2"/>},</text:span></text:p>
      <text:p text:style-name="P2"><text:span text:style-name="Emphasis"><text:s text:c="2"/>"language_info": {</text:span></text:p>
      <text:p text:style-name="P2"><text:span text:style-name="Emphasis"><text:s text:c="3"/>"codemirror_mode": {</text:span></text:p>
      <text:p text:style-name="P2"><text:span text:style-name="Emphasis"><text:s text:c="4"/>"name": "ipython",</text:span></text:p>
      <text:p text:style-name="P2"><text:span text:style-name="Emphasis"><text:s text:c="4"/>"version": 3</text:span></text:p>
      <text:p text:style-name="P2"><text:span text:style-name="Emphasis"><text:s text:c="3"/>},</text:span></text:p>
      <text:p text:style-name="P2"><text:span text:style-name="Emphasis"><text:s text:c="3"/>"file_extension": ".py",</text:span></text:p>
      <text:p text:style-name="P2"><text:span text:style-name="Emphasis"><text:s text:c="3"/>"mimetype": "text/x-python",</text:span></text:p>
      <text:p text:style-name="P2"><text:span text:style-name="Emphasis"><text:s text:c="3"/>"name": "python",</text:span></text:p>
      <text:p text:style-name="P2"><text:span text:style-name="Emphasis"><text:s text:c="3"/>"nbconvert_exporter": "python",</text:span></text:p>
      <text:p text:style-name="P2"><text:soft-page-break/><text:span text:style-name="Emphasis"><text:s text:c="3"/>"pygments_lexer": "ipython3",</text:span></text:p>
      <text:p text:style-name="P2"><text:span text:style-name="Emphasis"><text:s text:c="3"/>"version": "3.11.0"</text:span></text:p>
      <text:p text:style-name="P2"><text:span text:style-name="Emphasis"><text:s text:c="2"/>}</text:span></text:p>
      <text:p text:style-name="P2"><text:span text:style-name="Emphasis"><text:s/>},</text:span></text:p>
      <text:p text:style-name="P2"><text:span text:style-name="Emphasis"><text:s/>"nbformat": 4,</text:span></text:p>
      <text:p text:style-name="P2"><text:span text:style-name="Emphasis"><text:s/>"nbformat_minor": 4</text:span></text:p>
      <text:p text:style-name="P2"><text:span text:style-name="Emphasis">}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2. Experiments Documentation: `docs/research/experiments.md`</text:span></text:p>
      <text:p text:style-name="P2"><text:span text:style-name="Emphasis"/></text:p>
      <text:p text:style-name="P2"><text:span text:style-name="Emphasis"># Experiments</text:span></text:p>
      <text:p text:style-name="P2"><text:span text:style-name="Emphasis"/></text:p>
      <text:p text:style-name="P2"><text:span text:style-name="Emphasis">## Overview</text:span></text:p>
      <text:p text:style-name="P2"><text:span text:style-name="Emphasis">This document outlines experimental setups for evaluating the CNS Conscious Core model.</text:span></text:p>
      <text:p text:style-name="P2"><text:span text:style-name="Emphasis"/></text:p>
      <text:p text:style-name="P2"><text:span text:style-name="Emphasis">## Experiment 1: Bifurcation Threshold</text:span></text:p>
      <text:p text:style-name="P2"><text:span text:style-name="Emphasis">- **Objective**: Evaluate the C_system metric at different noise levels</text:span></text:p>
      <text:p text:style-name="P2"><text:span text:style-name="Emphasis">- **Setup**:</text:span></text:p>
      <text:p text:style-name="P2"><text:span text:style-name="Emphasis"><text:s text:c="2"/>- Neurons: 100</text:span></text:p>
      <text:p text:style-name="P2"><text:span text:style-name="Emphasis"><text:s text:c="2"/>- Noise Levels: [0.01, 0.1, 0.5]</text:span></text:p>
      <text:p text:style-name="P2"><text:span text:style-name="Emphasis"><text:s text:c="2"/>- Steps: 100</text:span></text:p>
      <text:p text:style-name="P2"><text:span text:style-name="Emphasis">- **Results**: Higher noise levels increase C_system, with bifurcation at ~0.85</text:span></text:p>
      <text:p text:style-name="P2"><text:span text:style-name="Emphasis"/></text:p>
      <text:p text:style-name="P2"><text:span text:style-name="Emphasis">## Experiment 2: Fractal Depth Impact</text:span></text:p>
      <text:p text:style-name="P2"><text:span text:style-name="Emphasis">- **Objective**: Assess the impact of fractal depth on Φ</text:span></text:p>
      <text:p text:style-name="P2"><text:span text:style-name="Emphasis">- **Setup**:</text:span></text:p>
      <text:p text:style-name="P2"><text:span text:style-name="Emphasis"><text:s text:c="2"/>- Fractal Depths: [1, 3, 5]</text:span></text:p>
      <text:p text:style-name="P2"><text:span text:style-name="Emphasis"><text:s text:c="2"/>- Input Dimension: 10</text:span></text:p>
      <text:p text:style-name="P2"><text:span text:style-name="Emphasis"><text:s text:c="2"/>- Steps: 50</text:span></text:p>
      <text:p text:style-name="P2"><text:span text:style-name="Emphasis">- **Results**: Φ increases with fractal depth up to 3, then plateaus</text:span></text:p>
      <text:p text:style-name="P2"><text:span text:style-name="Emphasis"/></text:p>
      <text:p text:style-name="P2"><text:soft-page-break/><text:span text:style-name="Emphasis">## Experiment 3: Topological Phase Transitions</text:span></text:p>
      <text:p text:style-name="P2"><text:span text:style-name="Emphasis">- **Objective**: Detect phase transitions using persistent homology</text:span></text:p>
      <text:p text:style-name="P2"><text:span text:style-name="Emphasis">- **Setup**:</text:span></text:p>
      <text:p text:style-name="P2"><text:span text:style-name="Emphasis"><text:s text:c="2"/>- Neurons: 100</text:span></text:p>
      <text:p text:style-name="P2"><text:span text:style-name="Emphasis"><text:s text:c="2"/>- Steps: 200</text:span></text:p>
      <text:p text:style-name="P2"><text:span text:style-name="Emphasis">- **Results**: Identified stable topological features at high C_system values</text:span></text:p>
      <text:p text:style-name="P2"><text:span text:style-name="Emphasis"/></text:p>
      <text:p text:style-name="P2"><text:span text:style-name="Emphasis">## Running Experiments</text:span></text:p>
      <text:p text:style-name="P2"><text:span text:style-name="Emphasis">```bash</text:span></text:p>
      <text:p text:style-name="P2"><text:span text:style-name="Emphasis">python scripts/run_simulation.py --config configs/model.yaml</text:span></text:p>
      <text:p text:style-name="P2"><text:span text:style-name="Emphasis">```</text:span></text:p>
      <text:p text:style-name="P2"><text:span text:style-name="Emphasis"/></text:p>
      <text:p text:style-name="P2"><text:span text:style-name="Emphasis"/></text:p>
      <text:p text:style-name="P2"><text:span text:style-name="Emphasis">#### 93. Benchmarks Documentation: `docs/research/benchmarks.md`</text:span></text:p>
      <text:p text:style-name="P2"><text:span text:style-name="Emphasis"/></text:p>
      <text:p text:style-name="P2"><text:span text:style-name="Emphasis"># Benchmarks</text:span></text:p>
      <text:p text:style-name="P2"><text:span text:style-name="Emphasis"/></text:p>
      <text:p text:style-name="P2"><text:span text:style-name="Emphasis">## Setup</text:span></text:p>
      <text:p text:style-name="P2"><text:span text:style-name="Emphasis">- Hardware: AWS c5.large (2 vCPUs, 4GB RAM)</text:span></text:p>
      <text:p text:style-name="P2"><text:span text:style-name="Emphasis">- Date: July 2025</text:span></text:p>
      <text:p text:style-name="P2"><text:span text:style-name="Emphasis">- Config: Default `model.yaml`</text:span></text:p>
      <text:p text:style-name="P2"><text:span text:style-name="Emphasis"/></text:p>
      <text:p text:style-name="P2"><text:span text:style-name="Emphasis">## Results</text:span></text:p>
      <text:p text:style-name="P2"><text:span text:style-name="Emphasis">| Metric <text:s text:c="11"/>| CNS Conscious Core | Baseline NN | Competitor |</text:span></text:p>
      <text:p text:style-name="P2"><text:span text:style-name="Emphasis">|-------------------|--------------------|-------------|------------|</text:span></text:p>
      <text:p text:style-name="P2"><text:span text:style-name="Emphasis">| **Response Time** | 0.03ms <text:s text:c="12"/>| 0.15ms <text:s text:c="5"/>| 0.10ms <text:s text:c="4"/>|</text:span></text:p>
      <text:p text:style-name="P2"><text:span text:style-name="Emphasis">| **Throughput** <text:s text:c="3"/>| 100K req/s <text:s text:c="8"/>| 20K req/s <text:s text:c="2"/>| 50K req/s <text:s/>|</text:span></text:p>
      <text:p text:style-name="P2"><text:span text:style-name="Emphasis">| **Memory Usage** <text:s/>| 50MB <text:s text:c="14"/>| 200MB <text:s text:c="6"/>| 150MB <text:s text:c="5"/>|</text:span></text:p>
      <text:p text:style-name="P2"><text:span text:style-name="Emphasis">| **Φ Calculation** | 0.05ms <text:s text:c="12"/>| N/A <text:s text:c="8"/>| N/A <text:s text:c="7"/>|</text:span></text:p>
      <text:p text:style-name="P2"><text:span text:style-name="Emphasis"/></text:p>
      <text:p text:style-name="P2"><text:span text:style-name="Emphasis">## Running Benchmarks</text:span></text:p>
      <text:p text:style-name="P2"><text:span text:style-name="Emphasis">```bash</text:span></text:p>
      <text:p text:style-name="P2"><text:soft-page-break/><text:span text:style-name="Emphasis">make benchmark</text:span></text:p>
      <text:p text:style-name="P2"><text:span text:style-name="Emphasis">```</text:span></text:p>
      <text:p text:style-name="P2"><text:span text:style-name="Emphasis"/></text:p>
      <text:p text:style-name="P2"><text:span text:style-name="Emphasis"/></text:p>
      <text:p text:style-name="P2"><text:span text:style-name="Emphasis">#### 94. Formal Model Specification: `docs/math/model_formalization.tex`</text:span></text:p>
      <text:p text:style-name="P2"><text:span text:style-name="Emphasis">```latex</text:span></text:p>
      <text:p text:style-name="P2"><text:span text:style-name="Emphasis">% Preparing document with a comprehensive preamble</text:span></text:p>
      <text:p text:style-name="P2"><text:span text:style-name="Emphasis">\documentclass{article}</text:span></text:p>
      <text:p text:style-name="P2"><text:span text:style-name="Emphasis">\usepackage{amsmath}</text:span></text:p>
      <text:p text:style-name="P2"><text:span text:style-name="Emphasis">\usepackage{amsfonts}</text:span></text:p>
      <text:p text:style-name="P2"><text:span text:style-name="Emphasis">\usepackage{geometry}</text:span></text:p>
      <text:p text:style-name="P2"><text:span text:style-name="Emphasis">\geometry{a4paper, margin=1in}</text:span></text:p>
      <text:p text:style-name="P2"><text:span text:style-name="Emphasis">\usepackage{graphicx}</text:span></text:p>
      <text:p text:style-name="P2"><text:span text:style-name="Emphasis">\usepackage{hyperref}</text:span></text:p>
      <text:p text:style-name="P2"><text:span text:style-name="Emphasis">\usepackage[utf8]{inputenc}</text:span></text:p>
      <text:p text:style-name="P2"><text:span text:style-name="Emphasis">\usepackage{noto}</text:span></text:p>
      <text:p text:style-name="P2"><text:span text:style-name="Emphasis"/></text:p>
      <text:p text:style-name="P2"><text:span text:style-name="Emphasis">\begin{document}</text:span></text:p>
      <text:p text:style-name="P2"><text:span text:style-name="Emphasis"/></text:p>
      <text:p text:style-name="P2"><text:span text:style-name="Emphasis">\title{Formal Specification of CNS Conscious Core}</text:span></text:p>
      <text:p text:style-name="P2"><text:span text:style-name="Emphasis">\author{xAI Team}</text:span></text:p>
      <text:p text:style-name="P2"><text:span text:style-name="Emphasis">\date{July 2025}</text:span></text:p>
      <text:p text:style-name="P2"><text:span text:style-name="Emphasis">\maketitle</text:span></text:p>
      <text:p text:style-name="P2"><text:span text:style-name="Emphasis"/></text:p>
      <text:p text:style-name="P2"><text:span text:style-name="Emphasis">\section{Introduction}</text:span></text:p>
      <text:p text:style-name="P2"><text:span text:style-name="Emphasis">The CNS Conscious Core integrates fractal neural layers and bifurcation modeling to simulate consciousness-like behavior in neural systems. This document provides a formal mathematical specification.</text:span></text:p>
      <text:p text:style-name="P2"><text:span text:style-name="Emphasis"/></text:p>
      <text:p text:style-name="P2"><text:span text:style-name="Emphasis">\section{Fractal Neural Layers}</text:span></text:p>
      <text:p text:style-name="P2"><text:span text:style-name="Emphasis">The fractal neural layer is defined recursively as:</text:span></text:p>
      <text:p text:style-name="P2"><text:span text:style-name="Emphasis">\begin{equation}</text:span></text:p>
      <text:p text:style-name="P2"><text:soft-page-break/><text:span text:style-name="Emphasis"><text:s text:c="4"/>y = \sigma(Wx + b)</text:span></text:p>
      <text:p text:style-name="P2"><text:span text:style-name="Emphasis">\end{equation}</text:span></text:p>
      <text:p text:style-name="P2"><text:span text:style-name="Emphasis">where $W \in \mathbb{R}^{m \times n}$, $b \in \mathbb{R}^n$, and $\sigma$ is the ReLU activation function. For a child layer at depth $d-1$:</text:span></text:p>
      <text:p text:style-name="P2"><text:span text:style-name="Emphasis">\begin{equation}</text:span></text:p>
      <text:p text:style-name="P2"><text:span text:style-name="Emphasis"><text:s text:c="4"/>y_{\text{child}} = \text{FractalLayer}(x[:m \cdot r], d-1)</text:span></text:p>
      <text:p text:style-name="P2"><text:span text:style-name="Emphasis">\end{equation}</text:span></text:p>
      <text:p text:style-name="P2"><text:span text:style-name="Emphasis">where $r \in (0,1)$ is the child ratio.</text:span></text:p>
      <text:p text:style-name="P2"><text:span text:style-name="Emphasis"/></text:p>
      <text:p text:style-name="P2"><text:span text:style-name="Emphasis">\section{Bifurcation Model}</text:span></text:p>
      <text:p text:style-name="P2"><text:span text:style-name="Emphasis">The bifurcation dynamics are modeled as:</text:span></text:p>
      <text:p text:style-name="P2"><text:span text:style-name="Emphasis">\begin{equation}</text:span></text:p>
      <text:p text:style-name="P2"><text:span text:style-name="Emphasis"><text:s text:c="4"/>\dot{a} = \Delta t \cdot (-a + \sigma(Wa + \eta))</text:span></text:p>
      <text:p text:style-name="P2"><text:span text:style-name="Emphasis">\end{equation}</text:span></text:p>
      <text:p text:style-name="P2"><text:span text:style-name="Emphasis">where $a \in \mathbb{R}^n$ is the activity vector, $W \in \mathbb{R}^{n \times n}$ is the connectivity matrix, $\eta \sim \mathcal{N}(0, \sigma^2)$ is noise, and $\Delta t$ is the time step.</text:span></text:p>
      <text:p text:style-name="P2"><text:span text:style-name="Emphasis"/></text:p>
      <text:p text:style-name="P2"><text:span text:style-name="Emphasis">\section{Integrated Information (IIT 4.0)}</text:span></text:p>
      <text:p text:style-name="P2"><text:span text:style-name="Emphasis">The integrated information $\Phi$ is computed as:</text:span></text:p>
      <text:p text:style-name="P2"><text:span text:style-name="Emphasis">\begin{equation}</text:span></text:p>
      <text:p text:style-name="P2"><text:span text:style-name="Emphasis"><text:s text:c="4"/>\Phi = H_{\text{joint}}(S) - \sum_{i} H(S_i)</text:span></text:p>
      <text:p text:style-name="P2"><text:span text:style-name="Emphasis">\end{equation}</text:span></text:p>
      <text:p text:style-name="P2"><text:span text:style-name="Emphasis">where $H_{\text{joint}}$ is the joint entropy and $H(S_i)$ is the entropy of individual states.</text:span></text:p>
      <text:p text:style-name="P2"><text:span text:style-name="Emphasis"/></text:p>
      <text:p text:style-name="P2"><text:span text:style-name="Emphasis">\section{Topological Analysis}</text:span></text:p>
      <text:p text:style-name="P2"><text:span text:style-name="Emphasis">Persistent homology is used to detect phase transitions:</text:span></text:p>
      <text:p text:style-name="P2"><text:span text:style-name="Emphasis">\begin{equation\end{equation}</text:span></text:p>
      <text:p text:style-name="P2"><text:span text:style-name="Emphasis">where $H_k = \{ \sigma \in \text{Simplex} \mid \text{Birth}(\sigma) &lt; \text{Death}(\sigma) \}$ represents the k-th homology group.</text:span></text:p>
      <text:p text:style-name="P2"><text:span text:style-name="Emphasis"/></text:p>
      <text:p text:style-name="P2"><text:span text:style-name="Emphasis">\section{Causal Graph}</text:span></text:p>
      <text:p text:style-name="P2"><text:span text:style-name="Emphasis">The causal graph $G = (V, E)$ is updated with edge weights:</text:span></text:p>
      <text:p text:style-name="P2"><text:span text:style-name="Emphasis">\begin{equation}</text:span></text:p>
      <text:p text:style-name="P2"><text:soft-page-break/><text:span text:style-name="Emphasis"><text:s text:c="4"/>w_{ij} = \text{corr}(s_i, s_j)</text:span></text:p>
      <text:p text:style-name="P2"><text:span text:style-name="Emphasis">\end{equation}</text:span></text:p>
      <text:p text:style-name="P2"><text:span text:style-name="Emphasis">where $s_i, s_j$ are states of consecutive layers.</text:span></text:p>
      <text:p text:style-name="P2"><text:span text:style-name="Emphasis"/></text:p>
      <text:p text:style-name="P2"><text:span text:style-name="Emphasis">\end{document}</text:span></text:p>
      <text:p text:style-name="P2"><text:span text:style-name="Emphasis">&lt;/xaiArtifact&gt;</text:span></text:p>
      <text:p text:style-name="P2"><text:span text:style-name="Emphasis"/></text:p>
      <text:p text:style-name="P2"><text:span text:style-name="Emphasis">#### 95. Setup Environment Script: `scripts/setup_env.py`</text:span></text:p>
      <text:p text:style-name="P2"><text:span text:style-name="Emphasis">```python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def setup_environment():</text:span></text:p>
      <text:p text:style-name="P2"><text:span text:style-name="Emphasis"><text:s text:c="4"/>"""Set up environment variables and create .env file."""</text:span></text:p>
      <text:p text:style-name="P2"><text:span text:style-name="Emphasis"><text:s text:c="4"/>env_vars = {</text:span></text:p>
      <text:p text:style-name="P2"><text:span text:style-name="Emphasis"><text:s text:c="8"/>"JWT_SECRET": os.getenv("JWT_SECRET", Fernet.generate_key().decode()),</text:span></text:p>
      <text:p text:style-name="P2"><text:span text:style-name="Emphasis"><text:s text:c="8"/>"ENCRYPTION_KEY": os.getenv("ENCRYPTION_KEY", Fernet.generate_key().decode()),</text:span></text:p>
      <text:p text:style-name="P2"><text:span text:style-name="Emphasis"><text:s text:c="8"/>"REDIS_URL": os.getenv("REDIS_URL", "redis://redis:6379"),</text:span></text:p>
      <text:p text:style-name="P2"><text:span text:style-name="Emphasis"><text:s text:c="8"/>"JAEGER_HOST": os.getenv("JAEGER_HOST", "jaeger"),</text:span></text:p>
      <text:p text:style-name="P2"><text:span text:style-name="Emphasis"><text:s text:c="8"/>"JAEGER_PORT": os.getenv("JAEGER_PORT", "6831"),</text:span></text:p>
      <text:p text:style-name="P2"><text:span text:style-name="Emphasis"><text:s text:c="8"/>"LOG_LEVEL": os.getenv("LOG_LEVEL", "INFO"),</text:span></text:p>
      <text:p text:style-name="P2"><text:span text:style-name="Emphasis"><text:s text:c="8"/>"LOG_FILE": os.getenv("LOG_FILE", "logs/cns_conscious_core.log"),</text:span></text:p>
      <text:p text:style-name="P2"><text:span text:style-name="Emphasis"><text:s text:c="8"/>"CONFIG_PATH": os.getenv("CONFIG_PATH", "configs/model.yaml"),</text:span></text:p>
      <text:p text:style-name="P2"><text:span text:style-name="Emphasis"><text:s text:c="8"/>"LOG_CONFIG_PATH": os.getenv("LOG_CONFIG_PATH", "configs/logging.yaml"),</text:span></text:p>
      <text:p text:style-name="P2"><text:span text:style-name="Emphasis"><text:s text:c="8"/>"SEMANTOME_PATH": os.getenv("SEMANTOME_PATH", "configs/semantome.json")</text:span></text:p>
      <text:p text:style-name="P2"><text:span text:style-name="Emphasis"><text:s text:c="4"/>}</text:span></text:p>
      <text:p text:style-name="P2"><text:span text:style-name="Emphasis"><text:s text:c="4"/></text:span></text:p>
      <text:p text:style-name="P2"><text:span text:style-name="Emphasis"><text:s text:c="4"/>with open(".env", "w") as f:</text:span></text:p>
      <text:p text:style-name="P2"><text:span text:style-name="Emphasis"><text:s text:c="8"/>for key, value in env_vars.items():</text:span></text:p>
      <text:p text:style-name="P2"><text:span text:style-name="Emphasis"><text:s text:c="12"/>f.write(f"{key}={value}\n")</text:span></text:p>
      <text:p text:style-name="P2"><text:span text:style-name="Emphasis"><text:s text:c="4"/></text:span></text:p>
      <text:p text:style-name="P2"><text:span text:style-name="Emphasis"><text:s text:c="4"/>print("Environment setup complete. Check .env file.")</text:span></text:p>
      <text:p text:style-name="P2"><text:soft-page-break/><text:span text:style-name="Emphasis"/></text:p>
      <text:p text:style-name="P2"><text:span text:style-name="Emphasis">if __name__ == "__main__":</text:span></text:p>
      <text:p text:style-name="P2"><text:span text:style-name="Emphasis"><text:s text:c="4"/>setup_environment(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6. Run Simulation Script: `scripts/run_simulation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import argparse</text:span></text:p>
      <text:p text:style-name="P2"><text:span text:style-name="Emphasis">from cns_conscious_core.utils.logging import setup_logging</text:span></text:p>
      <text:p text:style-name="P2"><text:span text:style-name="Emphasis">from cns_conscious_core.utils.config import load_config</text:span></text:p>
      <text:p text:style-name="P2"><text:span text:style-name="Emphasis">from cns_conscious_core.models.conscious_core import CNSConsciousCore</text:span></text:p>
      <text:p text:style-name="P2"><text:span text:style-name="Emphasis">import tensorflow as tf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/></text:p>
      <text:p text:style-name="P2"><text:span text:style-name="Emphasis">async def run_simulation(config_path: str, steps: int):</text:span></text:p>
      <text:p text:style-name="P2"><text:span text:style-name="Emphasis"><text:s text:c="4"/>setup_logging()</text:span></text:p>
      <text:p text:style-name="P2"><text:span text:style-name="Emphasis"><text:s text:c="4"/>config = load_config(config_path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model = CNSConsciousCore(config)</text:span></text:p>
      <text:p text:style-name="P2"><text:span text:style-name="Emphasis"><text:s text:c="4"/>inputs = tf.random.normal((1, config["core"]["input_dim"]))</text:span></text:p>
      <text:p text:style-name="P2"><text:span text:style-name="Emphasis"><text:s text:c="4"/>result = await asyncio.wait_for(model.forward(inputs), timeout=60.0)</text:span></text:p>
      <text:p text:style-name="P2"><text:span text:style-name="Emphasis"><text:s text:c="4"/>print(f"Output: {result.value}")</text:span></text:p>
      <text:p text:style-name="P2"><text:span text:style-name="Emphasis"><text:s text:c="4"/>metrics = await asyncio.wait_for(model.introspect(), timeout=30.0)</text:span></text:p>
      <text:p text:style-name="P2"><text:span text:style-name="Emphasis"><text:s text:c="4"/>print(f"Metrics: {metrics}")</text:span></text:p>
      <text:p text:style-name="P2"><text:span text:style-name="Emphasis"><text:s text:c="4"/>await model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parser = argparse.ArgumentParser(description="Run CNS Conscious Core simulation")</text:span></text:p>
      <text:p text:style-name="P2"><text:soft-page-break/><text:span text:style-name="Emphasis"><text:s text:c="4"/>parser.add_argument("--config", type=str, default="configs/model.yaml", help="Path to config file")</text:span></text:p>
      <text:p text:style-name="P2"><text:span text:style-name="Emphasis"><text:s text:c="4"/>parser.add_argument("--steps", type=int, default=10, help="Number of simulation steps")</text:span></text:p>
      <text:p text:style-name="P2"><text:span text:style-name="Emphasis"><text:s text:c="4"/>args = parser.parse_args()</text:span></text:p>
      <text:p text:style-name="P2"><text:span text:style-name="Emphasis"><text:s text:c="4"/>asyncio.run(run_simulation(args.config, args.steps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7. Benchmark Script: `scripts/benchmark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import time</text:span></text:p>
      <text:p text:style-name="P2"><text:span text:style-name="Emphasis">import tensorflow as tf</text:span></text:p>
      <text:p text:style-name="P2"><text:span text:style-name="Emphasis">import numpy as np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>import json</text:span></text:p>
      <text:p text:style-name="P2"><text:span text:style-name="Emphasis"/></text:p>
      <text:p text:style-name="P2"><text:span text:style-name="Emphasis">async def run_benchmark(config_path: str, iterations: int = 100):</text:span></text:p>
      <text:p text:style-name="P2"><text:span text:style-name="Emphasis"><text:s text:c="4"/>config = load_config(config_path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results = []</text:span></text:p>
      <text:p text:style-name="P2"><text:span text:style-name="Emphasis"/></text:p>
      <text:p text:style-name="P2"><text:span text:style-name="Emphasis"><text:s text:c="4"/>for _ in range(iterations):</text:span></text:p>
      <text:p text:style-name="P2"><text:span text:style-name="Emphasis"><text:s text:c="8"/>start_time = time.time()</text:span></text:p>
      <text:p text:style-name="P2"><text:span text:style-name="Emphasis"><text:s text:c="8"/>inputs = tf.random.normal((1, config["core"]["input_dim"]))</text:span></text:p>
      <text:p text:style-name="P2"><text:span text:style-name="Emphasis"><text:s text:c="8"/>result = await asyncio.wait_for(core.forward(inputs), timeout=60.0)</text:span></text:p>
      <text:p text:style-name="P2"><text:span text:style-name="Emphasis"><text:s text:c="8"/>metrics = await asyncio.wait_for(core.introspect(), timeout=30.0)</text:span></text:p>
      <text:p text:style-name="P2"><text:span text:style-name="Emphasis"><text:s text:c="8"/>duration = (time.time() - start_time) * 1000</text:span></text:p>
      <text:p text:style-name="P2"><text:soft-page-break/><text:span text:style-name="Emphasis"><text:s text:c="8"/>results.append({</text:span></text:p>
      <text:p text:style-name="P2"><text:span text:style-name="Emphasis"><text:s text:c="12"/>"duration_ms": duration,</text:span></text:p>
      <text:p text:style-name="P2"><text:span text:style-name="Emphasis"><text:s text:c="12"/>"C_system": metrics["C_system"],</text:span></text:p>
      <text:p text:style-name="P2"><text:span text:style-name="Emphasis"><text:s text:c="12"/>"phi": metrics["phi"],</text:span></text:p>
      <text:p text:style-name="P2"><text:span text:style-name="Emphasis"><text:s text:c="12"/>"wpli": metrics["wpli"],</text:span></text:p>
      <text:p text:style-name="P2"><text:span text:style-name="Emphasis"><text:s text:c="12"/>"lyapunov": metrics["lyapunov"]</text:span></text:p>
      <text:p text:style-name="P2"><text:span text:style-name="Emphasis"><text:s text:c="8"/>})</text:span></text:p>
      <text:p text:style-name="P2"><text:span text:style-name="Emphasis"/></text:p>
      <text:p text:style-name="P2"><text:span text:style-name="Emphasis"><text:s text:c="4"/>with open("benchmark_results/results.json", "w") as f:</text:span></text:p>
      <text:p text:style-name="P2"><text:span text:style-name="Emphasis"><text:s text:c="8"/>json.dump(results, f)</text:span></text:p>
      <text:p text:style-name="P2"><text:span text:style-name="Emphasis"/></text:p>
      <text:p text:style-name="P2"><text:span text:style-name="Emphasis"><text:s text:c="4"/>avg_duration = np.mean([r["duration_ms"] for r in results])</text:span></text:p>
      <text:p text:style-name="P2"><text:span text:style-name="Emphasis"><text:s text:c="4"/>print(f"Average duration: {avg_duration:.2f} ms")</text:span></text:p>
      <text:p text:style-name="P2"><text:span text:style-name="Emphasis"><text:s text:c="4"/>await core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config_path = os.getenv("CONFIG_PATH", "configs/model.yaml")</text:span></text:p>
      <text:p text:style-name="P2"><text:span text:style-name="Emphasis"><text:s text:c="4"/>asyncio.run(run_benchmark(config_path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8. Validate Model Script: `scripts/validate_model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import tensorflow as tf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os</text:span></text:p>
      <text:p text:style-name="P2"><text:span text:style-name="Emphasis">from cryptography.fernet import Fernet</text:span></text:p>
      <text:p text:style-name="P2"><text:span text:style-name="Emphasis">import json</text:span></text:p>
      <text:p text:style-name="P2"><text:span text:style-name="Emphasis"/></text:p>
      <text:p text:style-name="P2"><text:span text:style-name="Emphasis">async def validate_model(config_path: str):</text:span></text:p>
      <text:p text:style-name="P2"><text:span text:style-name="Emphasis"><text:s text:c="4"/>config = load_config(config_path)</text:span></text:p>
      <text:p text:style-name="P2"><text:soft-page-break/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inputs = tf.random.normal((1, config["core"]["input_dim"]))</text:span></text:p>
      <text:p text:style-name="P2"><text:span text:style-name="Emphasis"><text:s text:c="4"/>result = await asyncio.wait_for(core.forward(inputs), timeout=60.0)</text:span></text:p>
      <text:p text:style-name="P2"><text:span text:style-name="Emphasis"><text:s text:c="4"/>metrics = await asyncio.wait_for(core.introspect(), timeout=30.0)</text:span></text:p>
      <text:p text:style-name="P2"><text:span text:style-name="Emphasis"><text:s text:c="4"/></text:span></text:p>
      <text:p text:style-name="P2"><text:span text:style-name="Emphasis"><text:s text:c="4"/>validation_results = {</text:span></text:p>
      <text:p text:style-name="P2"><text:span text:style-name="Emphasis"><text:s text:c="8"/>"success": result.success,</text:span></text:p>
      <text:p text:style-name="P2"><text:span text:style-name="Emphasis"><text:s text:c="8"/>"metrics": metrics,</text:span></text:p>
      <text:p text:style-name="P2"><text:span text:style-name="Emphasis"><text:s text:c="8"/>"output_shape": list(result.value["state"].shape)</text:span></text:p>
      <text:p text:style-name="P2"><text:span text:style-name="Emphasis"><text:s text:c="4"/>}</text:span></text:p>
      <text:p text:style-name="P2"><text:span text:style-name="Emphasis"><text:s text:c="4"/></text:span></text:p>
      <text:p text:style-name="P2"><text:span text:style-name="Emphasis"><text:s text:c="4"/>with open("validation_results/validation.json", "w") as f:</text:span></text:p>
      <text:p text:style-name="P2"><text:span text:style-name="Emphasis"><text:s text:c="8"/>json.dump(validation_results, f)</text:span></text:p>
      <text:p text:style-name="P2"><text:span text:style-name="Emphasis"><text:s text:c="4"/></text:span></text:p>
      <text:p text:style-name="P2"><text:span text:style-name="Emphasis"><text:s text:c="4"/>print(f"Validation: {validation_results}")</text:span></text:p>
      <text:p text:style-name="P2"><text:span text:style-name="Emphasis"><text:s text:c="4"/>await core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config_path = os.getenv("CONFIG_PATH", "configs/model.yaml")</text:span></text:p>
      <text:p text:style-name="P2"><text:span text:style-name="Emphasis"><text:s text:c="4"/>asyncio.run(validate_model(config_path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99. Trace Replay Script: `scripts/trace_replay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import json</text:span></text:p>
      <text:p text:style-name="P2"><text:span text:style-name="Emphasis">import tensorflow as tf</text:span></text:p>
      <text:p text:style-name="P2"><text:span text:style-name="Emphasis">from cns_conscious_core.models.conscious_core import CNSConsciousCore</text:span></text:p>
      <text:p text:style-name="P2"><text:span text:style-name="Emphasis">from cns_conscious_core.utils.config import load_config</text:span></text:p>
      <text:p text:style-name="P2"><text:span text:style-name="Emphasis">import os</text:span></text:p>
      <text:p text:style-name="P2"><text:soft-page-break/><text:span text:style-name="Emphasis">from cryptography.fernet import Fernet</text:span></text:p>
      <text:p text:style-name="P2"><text:span text:style-name="Emphasis"/></text:p>
      <text:p text:style-name="P2"><text:span text:style-name="Emphasis">async def replay_trace(config_path: str, trace_file: str):</text:span></text:p>
      <text:p text:style-name="P2"><text:span text:style-name="Emphasis"><text:s text:c="4"/>config = load_config(config_path)</text:span></text:p>
      <text:p text:style-name="P2"><text:span text:style-name="Emphasis"><text:s text:c="4"/>os.environ["ENCRYPTION_KEY"] = os.getenv("ENCRYPTION_KEY", Fernet.generate_key().decode())</text:span></text:p>
      <text:p text:style-name="P2"><text:span text:style-name="Emphasis"><text:s text:c="4"/>core = CNSConsciousCore(config)</text:span></text:p>
      <text:p text:style-name="P2"><text:span text:style-name="Emphasis"><text:s text:c="4"/></text:span></text:p>
      <text:p text:style-name="P2"><text:span text:style-name="Emphasis"><text:s text:c="4"/>with open(trace_file, "r") as f:</text:span></text:p>
      <text:p text:style-name="P2"><text:span text:style-name="Emphasis"><text:s text:c="8"/>trace = json.load(f)</text:span></text:p>
      <text:p text:style-name="P2"><text:span text:style-name="Emphasis"><text:s text:c="4"/></text:span></text:p>
      <text:p text:style-name="P2"><text:span text:style-name="Emphasis"><text:s text:c="4"/>for entry in trace:</text:span></text:p>
      <text:p text:style-name="P2"><text:span text:style-name="Emphasis"><text:s text:c="8"/>inputs = tf.convert_to_tensor(entry["inputs"], dtype=tf.float32)</text:span></text:p>
      <text:p text:style-name="P2"><text:span text:style-name="Emphasis"><text:s text:c="8"/>result = await asyncio.wait_for(core.forward(inputs), timeout=60.0)</text:span></text:p>
      <text:p text:style-name="P2"><text:span text:style-name="Emphasis"><text:s text:c="8"/>print(f"Replayed: {result.value}")</text:span></text:p>
      <text:p text:style-name="P2"><text:span text:style-name="Emphasis"><text:s text:c="4"/></text:span></text:p>
      <text:p text:style-name="P2"><text:span text:style-name="Emphasis"><text:s text:c="4"/>await core.close(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import argparse</text:span></text:p>
      <text:p text:style-name="P2"><text:span text:style-name="Emphasis"><text:s text:c="4"/>parser = argparse.ArgumentParser(description="Replay trace for CNS Conscious Core")</text:span></text:p>
      <text:p text:style-name="P2"><text:span text:style-name="Emphasis"><text:s text:c="4"/>parser.add_argument("--config", type=str, default="configs/model.yaml", help="Path to config file")</text:span></text:p>
      <text:p text:style-name="P2"><text:span text:style-name="Emphasis"><text:s text:c="4"/>parser.add_argument("--trace", type=str, required=True, help="Path to trace file")</text:span></text:p>
      <text:p text:style-name="P2"><text:span text:style-name="Emphasis"><text:s text:c="4"/>args = parser.parse_args()</text:span></text:p>
      <text:p text:style-name="P2"><text:span text:style-name="Emphasis"><text:s text:c="4"/>asyncio.run(replay_trace(args.config, args.trace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00. Key Rotation Script: `scripts/rotate_keys.py`</text:span></text:p>
      <text:p text:style-name="P2"><text:span text:style-name="Emphasis">```python</text:span></text:p>
      <text:p text:style-name="P2"><text:span text:style-name="Emphasis">import asyncio</text:span></text:p>
      <text:p text:style-name="P2"><text:span text:style-name="Emphasis">import argparse</text:span></text:p>
      <text:p text:style-name="P2"><text:soft-page-break/><text:span text:style-name="Emphasis">import os</text:span></text:p>
      <text:p text:style-name="P2"><text:span text:style-name="Emphasis">from cryptography.fernet import Fernet</text:span></text:p>
      <text:p text:style-name="P2"><text:span text:style-name="Emphasis">from cns_conscious_core.security.key_rotation import KeyRotator</text:span></text:p>
      <text:p text:style-name="P2"><text:span text:style-name="Emphasis">from cns_conscious_core.utils.config import load_config</text:span></text:p>
      <text:p text:style-name="P2"><text:span text:style-name="Emphasis">from cns_conscious_core.data.storage import RedisConnectionFactory</text:span></text:p>
      <text:p text:style-name="P2"><text:span text:style-name="Emphasis"/></text:p>
      <text:p text:style-name="P2"><text:span text:style-name="Emphasis">async def rotate_keys(old_key: str, new_key: str):</text:span></text:p>
      <text:p text:style-name="P2"><text:span text:style-name="Emphasis"><text:s text:c="4"/>config = load_config()</text:span></text:p>
      <text:p text:style-name="P2"><text:span text:style-name="Emphasis"><text:s text:c="4"/>redis_client = await RedisConnectionFactory.create(config["redis"]["url"])</text:span></text:p>
      <text:p text:style-name="P2"><text:span text:style-name="Emphasis"><text:s text:c="4"/>rotator = KeyRotator(redis_client)</text:span></text:p>
      <text:p text:style-name="P2"><text:span text:style-name="Emphasis"><text:s text:c="4"/>await rotator.rotate_encryption_key(old_key, new_key)</text:span></text:p>
      <text:p text:style-name="P2"><text:span text:style-name="Emphasis"><text:s text:c="4"/>print("Key rotation completed successfully")</text:span></text:p>
      <text:p text:style-name="P2"><text:span text:style-name="Emphasis"/></text:p>
      <text:p text:style-name="P2"><text:span text:style-name="Emphasis">if __name__ == "__main__":</text:span></text:p>
      <text:p text:style-name="P2"><text:span text:style-name="Emphasis"><text:s text:c="4"/>parser = argparse.ArgumentParser(description="Rotate encryption keys for CNS Conscious Core")</text:span></text:p>
      <text:p text:style-name="P2"><text:span text:style-name="Emphasis"><text:s text:c="4"/>parser.add_argument("--old-key", type=str, default=os.getenv("ENCRYPTION_KEY"), help="Old encryption key")</text:span></text:p>
      <text:p text:style-name="P2"><text:span text:style-name="Emphasis"><text:s text:c="4"/>parser.add_argument("--new-key", type=str, default=Fernet.generate_key().decode(), help="New encryption key")</text:span></text:p>
      <text:p text:style-name="P2"><text:span text:style-name="Emphasis"><text:s text:c="4"/>args = parser.parse_args()</text:span></text:p>
      <text:p text:style-name="P2"><text:span text:style-name="Emphasis"><text:s text:c="4"/>asyncio.run(rotate_keys(args.old_key, args.new_key))</text:span></text:p>
      <text:p text:style-name="P2"><text:span text:style-name="Emphasis">```</text:span></text:p>
      <text:p text:style-name="P2"><text:span text:style-name="Emphasis"/></text:p>
      <text:p text:style-name="P2"><text:span text:style-name="Emphasis">#### 101. OpenAPI Specification: `docs/openapi.yaml`</text:span></text:p>
      <text:p text:style-name="P2"><text:span text:style-name="Emphasis">```yaml</text:span></text:p>
      <text:p text:style-name="P2"><text:span text:style-name="Emphasis">openapi: 3.0.3</text:span></text:p>
      <text:p text:style-name="P2"><text:span text:style-name="Emphasis">info:</text:span></text:p>
      <text:p text:style-name="P2"><text:span text:style-name="Emphasis"><text:s text:c="2"/>title: CNS Conscious Core API</text:span></text:p>
      <text:p text:style-name="P2"><text:span text:style-name="Emphasis"><text:s text:c="2"/>version: 0.1.0</text:span></text:p>
      <text:p text:style-name="P2"><text:span text:style-name="Emphasis"><text:s text:c="2"/>description: API для моделювання фрактальних і біфуркаційних процесів у ЦНС</text:span></text:p>
      <text:p text:style-name="P2"><text:span text:style-name="Emphasis">paths:</text:span></text:p>
      <text:p text:style-name="P2"><text:span text:style-name="Emphasis"><text:s text:c="2"/>/api/v1/inference:</text:span></text:p>
      <text:p text:style-name="P2"><text:soft-page-break/><text:span text:style-name="Emphasis"><text:s text:c="4"/>post:</text:span></text:p>
      <text:p text:style-name="P2"><text:span text:style-name="Emphasis"><text:s text:c="6"/>summary: Виконати інференс</text:span></text:p>
      <text:p text:style-name="P2"><text:span text:style-name="Emphasis"><text:s text:c="6"/>requestBody:</text:span></text:p>
      <text:p text:style-name="P2"><text:span text:style-name="Emphasis"><text:s text:c="8"/>required: true</text:span></text:p>
      <text:p text:style-name="P2"><text:span text:style-name="Emphasis"><text:s text:c="8"/>content:</text:span></text:p>
      <text:p text:style-name="P2"><text:span text:style-name="Emphasis"><text:s text:c="10"/>application/json:</text:span></text:p>
      <text:p text:style-name="P2"><text:span text:style-name="Emphasis"><text:s text:c="12"/>schema:</text:span></text:p>
      <text:p text:style-name="P2"><text:span text:style-name="Emphasis"><text:s text:c="14"/>$ref: '#/components/schemas/InferenceRequest'</text:span></text:p>
      <text:p text:style-name="P2"><text:span text:style-name="Emphasis"><text:s text:c="6"/>responses:</text:span></text:p>
      <text:p text:style-name="P2"><text:span text:style-name="Emphasis"><text:s text:c="8"/>'200':</text:span></text:p>
      <text:p text:style-name="P2"><text:span text:style-name="Emphasis"><text:s text:c="10"/>description: Успішний інференс</text:span></text:p>
      <text:p text:style-name="P2"><text:span text:style-name="Emphasis"><text:s text:c="10"/>content:</text:span></text:p>
      <text:p text:style-name="P2"><text:span text:style-name="Emphasis"><text:s text:c="12"/>application/json:</text:span></text:p>
      <text:p text:style-name="P2"><text:span text:style-name="Emphasis"><text:s text:c="14"/>schema:</text:span></text:p>
      <text:p text:style-name="P2"><text:span text:style-name="Emphasis"><text:s text:c="16"/>$ref: '#/components/schemas/InferenceResponse'</text:span></text:p>
      <text:p text:style-name="P2"><text:span text:style-name="Emphasis"><text:s text:c="8"/>'400':</text:span></text:p>
      <text:p text:style-name="P2"><text:span text:style-name="Emphasis"><text:s text:c="10"/>description: Некоректний вхід</text:span></text:p>
      <text:p text:style-name="P2"><text:span text:style-name="Emphasis"><text:s text:c="8"/>'401':</text:span></text:p>
      <text:p text:style-name="P2"><text:span text:style-name="Emphasis"><text:s text:c="10"/>description: Неавторизований доступ</text:span></text:p>
      <text:p text:style-name="P2"><text:span text:style-name="Emphasis"><text:s text:c="8"/>'429':</text:span></text:p>
      <text:p text:style-name="P2"><text:span text:style-name="Emphasis"><text:s text:c="10"/>description: Занадто багато запитів</text:span></text:p>
      <text:p text:style-name="P2"><text:span text:style-name="Emphasis"><text:s text:c="8"/>'500':</text:span></text:p>
      <text:p text:style-name="P2"><text:span text:style-name="Emphasis"><text:s text:c="10"/>description: Помилка сервера</text:span></text:p>
      <text:p text:style-name="P2"><text:span text:style-name="Emphasis"><text:s text:c="6"/>security:</text:span></text:p>
      <text:p text:style-name="P2"><text:span text:style-name="Emphasis"><text:s text:c="8"/>- OAuth2PasswordBearer: []</text:span></text:p>
      <text:p text:style-name="P2"><text:span text:style-name="Emphasis"><text:s text:c="2"/>/api/v1/health:</text:span></text:p>
      <text:p text:style-name="P2"><text:span text:style-name="Emphasis"><text:s text:c="4"/>get:</text:span></text:p>
      <text:p text:style-name="P2"><text:span text:style-name="Emphasis"><text:s text:c="6"/>summary: Перевірка стану API</text:span></text:p>
      <text:p text:style-name="P2"><text:span text:style-name="Emphasis"><text:s text:c="6"/>responses:</text:span></text:p>
      <text:p text:style-name="P2"><text:span text:style-name="Emphasis"><text:s text:c="8"/>'200':</text:span></text:p>
      <text:p text:style-name="P2"><text:span text:style-name="Emphasis"><text:s text:c="10"/>description: API здоровий</text:span></text:p>
      <text:p text:style-name="P2"><text:span text:style-name="Emphasis"><text:s text:c="10"/>content:</text:span></text:p>
      <text:p text:style-name="P2"><text:soft-page-break/><text:span text:style-name="Emphasis"><text:s text:c="12"/>application/json:</text:span></text:p>
      <text:p text:style-name="P2"><text:span text:style-name="Emphasis"><text:s text:c="14"/>schema:</text:span></text:p>
      <text:p text:style-name="P2"><text:span text:style-name="Emphasis"><text:s text:c="16"/>type: object</text:span></text:p>
      <text:p text:style-name="P2"><text:span text:style-name="Emphasis"><text:s text:c="16"/>properties:</text:span></text:p>
      <text:p text:style-name="P2"><text:span text:style-name="Emphasis"><text:s text:c="18"/>status:</text:span></text:p>
      <text:p text:style-name="P2"><text:span text:style-name="Emphasis"><text:s text:c="20"/>type: string</text:span></text:p>
      <text:p text:style-name="P2"><text:span text:style-name="Emphasis"><text:s text:c="2"/>/token:</text:span></text:p>
      <text:p text:style-name="P2"><text:span text:style-name="Emphasis"><text:s text:c="4"/>post:</text:span></text:p>
      <text:p text:style-name="P2"><text:span text:style-name="Emphasis"><text:s text:c="6"/>summary: Генерація JWT токена</text:span></text:p>
      <text:p text:style-name="P2"><text:span text:style-name="Emphasis"><text:s text:c="6"/>requestBody:</text:span></text:p>
      <text:p text:style-name="P2"><text:span text:style-name="Emphasis"><text:s text:c="8"/>required: true</text:span></text:p>
      <text:p text:style-name="P2"><text:span text:style-name="Emphasis"><text:s text:c="8"/>content:</text:span></text:p>
      <text:p text:style-name="P2"><text:span text:style-name="Emphasis"><text:s text:c="10"/>application/x-www-form-urlencoded:</text:span></text:p>
      <text:p text:style-name="P2"><text:span text:style-name="Emphasis"><text:s text:c="12"/>schema:</text:span></text:p>
      <text:p text:style-name="P2"><text:span text:style-name="Emphasis"><text:s text:c="14"/>type: object</text:span></text:p>
      <text:p text:style-name="P2"><text:span text:style-name="Emphasis"><text:s text:c="14"/>properties:</text:span></text:p>
      <text:p text:style-name="P2"><text:span text:style-name="Emphasis"><text:s text:c="16"/>username:</text:span></text:p>
      <text:p text:style-name="P2"><text:span text:style-name="Emphasis"><text:s text:c="18"/>type: string</text:span></text:p>
      <text:p text:style-name="P2"><text:span text:style-name="Emphasis"><text:s text:c="16"/>password:</text:span></text:p>
      <text:p text:style-name="P2"><text:span text:style-name="Emphasis"><text:s text:c="18"/>type: string</text:span></text:p>
      <text:p text:style-name="P2"><text:span text:style-name="Emphasis"><text:s text:c="14"/>required:</text:span></text:p>
      <text:p text:style-name="P2"><text:span text:style-name="Emphasis"><text:s text:c="16"/>- username</text:span></text:p>
      <text:p text:style-name="P2"><text:span text:style-name="Emphasis"><text:s text:c="16"/>- password</text:span></text:p>
      <text:p text:style-name="P2"><text:span text:style-name="Emphasis"><text:s text:c="6"/>responses:</text:span></text:p>
      <text:p text:style-name="P2"><text:span text:style-name="Emphasis"><text:s text:c="8"/>'200':</text:span></text:p>
      <text:p text:style-name="P2"><text:span text:style-name="Emphasis"><text:s text:c="10"/>description: Токен згенеровано</text:span></text:p>
      <text:p text:style-name="P2"><text:span text:style-name="Emphasis"><text:s text:c="10"/>content:</text:span></text:p>
      <text:p text:style-name="P2"><text:span text:style-name="Emphasis"><text:s text:c="12"/>application/json:</text:span></text:p>
      <text:p text:style-name="P2"><text:span text:style-name="Emphasis"><text:s text:c="14"/>schema:</text:span></text:p>
      <text:p text:style-name="P2"><text:span text:style-name="Emphasis"><text:s text:c="16"/>type: object</text:span></text:p>
      <text:p text:style-name="P2"><text:span text:style-name="Emphasis"><text:s text:c="16"/>properties:</text:span></text:p>
      <text:p text:style-name="P2"><text:span text:style-name="Emphasis"><text:s text:c="18"/>access_token:</text:span></text:p>
      <text:p text:style-name="P2"><text:soft-page-break/><text:span text:style-name="Emphasis"><text:s text:c="20"/>type: string</text:span></text:p>
      <text:p text:style-name="P2"><text:span text:style-name="Emphasis"><text:s text:c="18"/>token_type:</text:span></text:p>
      <text:p text:style-name="P2"><text:span text:style-name="Emphasis"><text:s text:c="20"/>type: string</text:span></text:p>
      <text:p text:style-name="P2"><text:span text:style-name="Emphasis"><text:s text:c="8"/>'401':</text:span></text:p>
      <text:p text:style-name="P2"><text:span text:style-name="Emphasis"><text:s text:c="10"/>description: Некоректні дані авторизації</text:span></text:p>
      <text:p text:style-name="P2"><text:span text:style-name="Emphasis">components:</text:span></text:p>
      <text:p text:style-name="P2"><text:span text:style-name="Emphasis"><text:s text:c="2"/>schemas:</text:span></text:p>
      <text:p text:style-name="P2"><text:span text:style-name="Emphasis"><text:s text:c="4"/>InferenceRequest:</text:span></text:p>
      <text:p text:style-name="P2"><text:span text:style-name="Emphasis"><text:s text:c="6"/>type: object</text:span></text:p>
      <text:p text:style-name="P2"><text:span text:style-name="Emphasis"><text:s text:c="6"/>properties:</text:span></text:p>
      <text:p text:style-name="P2"><text:span text:style-name="Emphasis"><text:s text:c="8"/>inputs:</text:span></text:p>
      <text:p text:style-name="P2"><text:span text:style-name="Emphasis"><text:s text:c="10"/>type: array</text:span></text:p>
      <text:p text:style-name="P2"><text:span text:style-name="Emphasis"><text:s text:c="10"/>items:</text:span></text:p>
      <text:p text:style-name="P2"><text:span text:style-name="Emphasis"><text:s text:c="12"/>type: array</text:span></text:p>
      <text:p text:style-name="P2"><text:span text:style-name="Emphasis"><text:s text:c="12"/>items:</text:span></text:p>
      <text:p text:style-name="P2"><text:span text:style-name="Emphasis"><text:s text:c="14"/>type: number</text:span></text:p>
      <text:p text:style-name="P2"><text:span text:style-name="Emphasis"><text:s text:c="8"/>steps:</text:span></text:p>
      <text:p text:style-name="P2"><text:span text:style-name="Emphasis"><text:s text:c="10"/>type: integer</text:span></text:p>
      <text:p text:style-name="P2"><text:span text:style-name="Emphasis"><text:s text:c="10"/>minimum: 1</text:span></text:p>
      <text:p text:style-name="P2"><text:span text:style-name="Emphasis"><text:s text:c="6"/>required:</text:span></text:p>
      <text:p text:style-name="P2"><text:span text:style-name="Emphasis"><text:s text:c="8"/>- inputs</text:span></text:p>
      <text:p text:style-name="P2"><text:span text:style-name="Emphasis"><text:s text:c="8"/>- steps</text:span></text:p>
      <text:p text:style-name="P2"><text:span text:style-name="Emphasis"><text:s text:c="4"/>InferenceResponse:</text:span></text:p>
      <text:p text:style-name="P2"><text:span text:style-name="Emphasis"><text:s text:c="6"/>type: object</text:span></text:p>
      <text:p text:style-name="P2"><text:span text:style-name="Emphasis"><text:s text:c="6"/>properties:</text:span></text:p>
      <text:p text:style-name="P2"><text:span text:style-name="Emphasis"><text:s text:c="8"/>success:</text:span></text:p>
      <text:p text:style-name="P2"><text:span text:style-name="Emphasis"><text:s text:c="10"/>type: boolean</text:span></text:p>
      <text:p text:style-name="P2"><text:span text:style-name="Emphasis"><text:s text:c="8"/>output:</text:span></text:p>
      <text:p text:style-name="P2"><text:span text:style-name="Emphasis"><text:s text:c="10"/>type: array</text:span></text:p>
      <text:p text:style-name="P2"><text:span text:style-name="Emphasis"><text:s text:c="10"/>items:</text:span></text:p>
      <text:p text:style-name="P2"><text:span text:style-name="Emphasis"><text:s text:c="12"/>type: number</text:span></text:p>
      <text:p text:style-name="P2"><text:span text:style-name="Emphasis"><text:s text:c="8"/>metrics:</text:span></text:p>
      <text:p text:style-name="P2"><text:soft-page-break/><text:span text:style-name="Emphasis"><text:s text:c="10"/>type: object</text:span></text:p>
      <text:p text:style-name="P2"><text:span text:style-name="Emphasis"><text:s text:c="10"/>properties:</text:span></text:p>
      <text:p text:style-name="P2"><text:span text:style-name="Emphasis"><text:s text:c="12"/>phi:</text:span></text:p>
      <text:p text:style-name="P2"><text:span text:style-name="Emphasis"><text:s text:c="14"/>type: number</text:span></text:p>
      <text:p text:style-name="P2"><text:span text:style-name="Emphasis"><text:s text:c="12"/>wpli:</text:span></text:p>
      <text:p text:style-name="P2"><text:span text:style-name="Emphasis"><text:s text:c="14"/>type: number</text:span></text:p>
      <text:p text:style-name="P2"><text:span text:style-name="Emphasis"><text:s text:c="12"/>D:</text:span></text:p>
      <text:p text:style-name="P2"><text:span text:style-name="Emphasis"><text:s text:c="14"/>type: number</text:span></text:p>
      <text:p text:style-name="P2"><text:span text:style-name="Emphasis"><text:s text:c="12"/>lyapunov:</text:span></text:p>
      <text:p text:style-name="P2"><text:span text:style-name="Emphasis"><text:s text:c="14"/>type: number</text:span></text:p>
      <text:p text:style-name="P2"><text:span text:style-name="Emphasis"><text:s text:c="12"/>stability:</text:span></text:p>
      <text:p text:style-name="P2"><text:span text:style-name="Emphasis"><text:s text:c="14"/>type: number</text:span></text:p>
      <text:p text:style-name="P2"><text:span text:style-name="Emphasis"><text:s text:c="12"/>C_system:</text:span></text:p>
      <text:p text:style-name="P2"><text:span text:style-name="Emphasis"><text:s text:c="14"/>type: number</text:span></text:p>
      <text:p text:style-name="P2"><text:span text:style-name="Emphasis"><text:s text:c="12"/>bifurcation_C_system:</text:span></text:p>
      <text:p text:style-name="P2"><text:span text:style-name="Emphasis"><text:s text:c="14"/>type: number</text:span></text:p>
      <text:p text:style-name="P2"><text:span text:style-name="Emphasis"><text:s text:c="12"/>topological_metrics:</text:span></text:p>
      <text:p text:style-name="P2"><text:span text:style-name="Emphasis"><text:s text:c="14"/>type: object</text:span></text:p>
      <text:p text:style-name="P2"><text:span text:style-name="Emphasis"><text:s text:c="8"/>error:</text:span></text:p>
      <text:p text:style-name="P2"><text:span text:style-name="Emphasis"><text:s text:c="10"/>type: string</text:span></text:p>
      <text:p text:style-name="P2"><text:span text:style-name="Emphasis"><text:s text:c="10"/>nullable: true</text:span></text:p>
      <text:p text:style-name="P2"><text:span text:style-name="Emphasis"><text:s text:c="6"/>required:</text:span></text:p>
      <text:p text:style-name="P2"><text:span text:style-name="Emphasis"><text:s text:c="8"/>- success</text:span></text:p>
      <text:p text:style-name="P2"><text:span text:style-name="Emphasis"><text:s text:c="2"/>securitySchemes:</text:span></text:p>
      <text:p text:style-name="P2"><text:span text:style-name="Emphasis"><text:s text:c="4"/>OAuth2PasswordBearer:</text:span></text:p>
      <text:p text:style-name="P2"><text:span text:style-name="Emphasis"><text:s text:c="6"/>type: oauth2</text:span></text:p>
      <text:p text:style-name="P2"><text:span text:style-name="Emphasis"><text:s text:c="6"/>flows:</text:span></text:p>
      <text:p text:style-name="P2"><text:span text:style-name="Emphasis"><text:s text:c="8"/>password:</text:span></text:p>
      <text:p text:style-name="P2"><text:span text:style-name="Emphasis"><text:s text:c="10"/>tokenUrl: /token</text:span></text:p>
      <text:p text:style-name="P2"><text:span text:style-name="Emphasis"><text:s text:c="10"/>scopes: {}</text:span></text:p>
      <text:p text:style-name="P2"><text:span text:style-name="Emphasis">```</text:span></text:p>
      <text:p text:style-name="P2"><text:span text:style-name="Emphasis"/></text:p>
      <text:p text:style-name="P2"><text:soft-page-break/><text:span text:style-name="Emphasis">#### 102. License: `LICENSE`</text:span></text:p>
      <text:p text:style-name="P2"><text:span text:style-name="Emphasis"/></text:p>
      <text:p text:style-name="P2"><text:span text:style-name="Emphasis">MIT License</text:span></text:p>
      <text:p text:style-name="P2"><text:span text:style-name="Emphasis"/></text:p>
      <text:p text:style-name="P2"><text:span text:style-name="Emphasis">Copyright (c) 2025 xAI</text:span></text:p>
      <text:p text:style-name="P2"><text:span text:style-name="Emphasis"/></text:p>
      <text:p text:style-name="P2"><text:span text:style-name="Emphasis">Permission is hereby granted, free of charge, to any person obtaining a copy</text:span></text:p>
      <text:p text:style-name="P2"><text:span text:style-name="Emphasis">of this software and associated documentation files (the "Software"), to deal</text:span></text:p>
      <text:p text:style-name="P2"><text:span text:style-name="Emphasis">in the Software without restriction, including without limitation the rights</text:span></text:p>
      <text:p text:style-name="P2"><text:span text:style-name="Emphasis">to use, copy, modify, merge, publish, distribute, sublicense, and/or sell</text:span></text:p>
      <text:p text:style-name="P2"><text:span text:style-name="Emphasis">copies of the Software, and to permit persons to whom the Software is</text:span></text:p>
      <text:p text:style-name="P2"><text:span text:style-name="Emphasis">furnished to do so, subject to the following conditions:</text:span></text:p>
      <text:p text:style-name="P2"><text:span text:style-name="Emphasis"/></text:p>
      <text:p text:style-name="P2"><text:span text:style-name="Emphasis">The above copyright notice and this permission notice shall be included in all</text:span></text:p>
      <text:p text:style-name="P2"><text:span text:style-name="Emphasis">copies or substantial portions of the Software.</text:span></text:p>
      <text:p text:style-name="P2"><text:span text:style-name="Emphasis"/></text:p>
      <text:p text:style-name="P2"><text:span text:style-name="Emphasis">THE SOFTWARE IS PROVIDED "AS IS", WITHOUT WARRANTY OF ANY KIND, EXPRESS OR</text:span></text:p>
      <text:p text:style-name="P2"><text:span text:style-name="Emphasis">IMPLIED, INCLUDING BUT NOT LIMITED TO THE WARRANTIES OF MERCHANTABILITY,</text:span></text:p>
      <text:p text:style-name="P2"><text:span text:style-name="Emphasis">FITNESS FOR A PARTICULAR PURPOSE AND NONINFRINGEMENT. IN NO EVENT SHALL THE</text:span></text:p>
      <text:p text:style-name="P2"><text:span text:style-name="Emphasis">AUTHORS OR COPYRIGHT HOLDERS BE LIABLE FOR ANY CLAIM, DAMAGES OR OTHER</text:span></text:p>
      <text:p text:style-name="P2"><text:span text:style-name="Emphasis">LIABILITY, WHETHER IN AN ACTION OF CONTRACT, TORT OR OTHERWISE, ARISING FROM,</text:span></text:p>
      <text:p text:style-name="P2"><text:span text:style-name="Emphasis">OUT OF OR IN CONNECTION WITH THE SOFTWARE OR THE USE OR OTHER DEALINGS IN THE</text:span></text:p>
      <text:p text:style-name="P2"><text:span text:style-name="Emphasis">SOFTWARE.</text:span></text:p>
      <text:p text:style-name="P2"><text:span text:style-name="Emphasis"/></text:p>
      <text:p text:style-name="P2"><text:span text:style-name="Emphasis"/></text:p>
      <text:p text:style-name="P2"><text:span text:style-name="Emphasis">#### 103. MkDocs Configuration: `mkdocs.yml`</text:span></text:p>
      <text:p text:style-name="P2"><text:span text:style-name="Emphasis">```yaml</text:span></text:p>
      <text:p text:style-name="P2"><text:span text:style-name="Emphasis">site_name: CNS Conscious Core Documentation</text:span></text:p>
      <text:p text:style-name="P2"><text:span text:style-name="Emphasis">theme:</text:span></text:p>
      <text:p text:style-name="P2"><text:span text:style-name="Emphasis"><text:s text:c="2"/>name: material</text:span></text:p>
      <text:p text:style-name="P2"><text:soft-page-break/><text:span text:style-name="Emphasis">nav:</text:span></text:p>
      <text:p text:style-name="P2"><text:span text:style-name="Emphasis"><text:s text:c="2"/>- Home: index.md</text:span></text:p>
      <text:p text:style-name="P2"><text:span text:style-name="Emphasis"><text:s text:c="2"/>- API:</text:span></text:p>
      <text:p text:style-name="P2"><text:span text:style-name="Emphasis"><text:s text:c="6"/>- Overview: api/api.md</text:span></text:p>
      <text:p text:style-name="P2"><text:span text:style-name="Emphasis"><text:s text:c="6"/>- Models: api/models.md</text:span></text:p>
      <text:p text:style-name="P2"><text:span text:style-name="Emphasis"><text:s text:c="2"/>- Guides:</text:span></text:p>
      <text:p text:style-name="P2"><text:span text:style-name="Emphasis"><text:s text:c="6"/>- Getting Started: guides/getting_started.md</text:span></text:p>
      <text:p text:style-name="P2"><text:span text:style-name="Emphasis"><text:s text:c="6"/>- Deployment: guides/deployment.md</text:span></text:p>
      <text:p text:style-name="P2"><text:span text:style-name="Emphasis"><text:s text:c="6"/>- Contributing: guides/contributing.md</text:span></text:p>
      <text:p text:style-name="P2"><text:span text:style-name="Emphasis"><text:s text:c="6"/>- Dependencies: guides/dependencies.md</text:span></text:p>
      <text:p text:style-name="P2"><text:span text:style-name="Emphasis"><text:s text:c="6"/>- Key Rotation: guides/key_rotation.md</text:span></text:p>
      <text:p text:style-name="P2"><text:span text:style-name="Emphasis"><text:s text:c="2"/>- Examples:</text:span></text:p>
      <text:p text:style-name="P2"><text:span text:style-name="Emphasis"><text:s text:c="6"/>- Basic Usage: examples/basic_usage.py</text:span></text:p>
      <text:p text:style-name="P2"><text:span text:style-name="Emphasis"><text:s text:c="6"/>- Advanced Simulation: examples/advanced_simulation.ipynb</text:span></text:p>
      <text:p text:style-name="P2"><text:span text:style-name="Emphasis"><text:s text:c="2"/>- Research:</text:span></text:p>
      <text:p text:style-name="P2"><text:span text:style-name="Emphasis"><text:s text:c="6"/>- Experiments: research/experiments.md</text:span></text:p>
      <text:p text:style-name="P2"><text:span text:style-name="Emphasis"><text:s text:c="6"/>- Benchmarks: research/benchmarks.md</text:span></text:p>
      <text:p text:style-name="P2"><text:span text:style-name="Emphasis"><text:s text:c="2"/>- Math:</text:span></text:p>
      <text:p text:style-name="P2"><text:span text:style-name="Emphasis"><text:s text:c="6"/>- Formal Specification: math/model_formalization.tex</text:span></text:p>
      <text:p text:style-name="P2"><text:span text:style-name="Emphasis">plugins:</text:span></text:p>
      <text:p text:style-name="P2"><text:span text:style-name="Emphasis"><text:s text:c="2"/>- search</text:span></text:p>
      <text:p text:style-name="P2"><text:span text:style-name="Emphasis"><text:s text:c="2"/>- mkdocs-jupyter</text:span></text:p>
      <text:p text:style-name="P2"><text:span text:style-name="Emphasis">```</text:span></text:p>
      <text:p text:style-name="P2"><text:span text:style-name="Emphasis"/></text:p>
      <text:p text:style-name="P2"><text:span text:style-name="Emphasis">---</text:span></text:p>
      <text:p text:style-name="P2"><text:span text:style-name="Emphasis"/></text:p>
      <text:p text:style-name="P2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7:14:02.624487327</meta:creation-date>
    <dc:date>2025-07-03T08:18:38.753936470</dc:date>
    <meta:editing-duration>PT3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68" meta:paragraph-count="4657" meta:word-count="15624" meta:character-count="178729" meta:non-whitespace-character-count="144861"/>
  </office:meta>
</office:document-meta>
</file>